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071in"/>
    </style:style>
    <style:style style:name="co2" style:family="table-column">
      <style:table-column-properties fo:break-before="auto" style:column-width="1.9154in"/>
    </style:style>
    <style:style style:name="co3" style:family="table-column">
      <style:table-column-properties fo:break-before="auto" style:column-width="4.0228in"/>
    </style:style>
    <style:style style:name="co4" style:family="table-column">
      <style:table-column-properties fo:break-before="auto" style:column-width="6.8382in"/>
    </style:style>
    <style:style style:name="co5" style:family="table-column">
      <style:table-column-properties fo:break-before="auto" style:column-width="1.286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9in" fo:break-before="auto" style:use-optimal-row-height="true"/>
    </style:style>
    <style:style style:name="ro3" style:family="table-row">
      <style:table-row-properties style:row-height="3.1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csvfile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* 30 events from upcoming calendar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endar Name</text:p>
          </table:table-cell>
          <table:table-cell table:style-name="ce2" office:value-type="string" calcext:value-type="string">
            <text:p>Start Time</text:p>
          </table:table-cell>
          <table:table-cell table:style-name="ce2" office:value-type="string" calcext:value-type="string">
            <text:p>End Time</text:p>
          </table:table-cell>
          <table:table-cell table:style-name="ce2" office:value-type="string" calcext:value-type="string">
            <text:p>Subjects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Description</text:p>
          </table:table-cell>
          <table:table-cell table:style-name="ce2"/>
        </table:table-row>
        <table:table-row table:style-name="ro1">
          <table:table-cell office:value-type="string" calcext:value-type="string">
            <text:p>Bachelor 1 of four-year program: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2021-01-11</text:p>
          </table:table-cell>
          <table:table-cell table:style-name="ce3" office:value-type="string" calcext:value-type="string">
            <text:p>2021-04-17</text:p>
          </table:table-cell>
          <table:table-cell office:value-type="string" calcext:value-type="string">
            <text:p>B0 English Stage 02</text:p>
          </table:table-cell>
          <table:table-cell office:value-type="string" calcext:value-type="string">
            <text:p>Trường Đại học Khoa học và Công nghệ Hà Nội, 18 Hoàng Quốc Việt, Nghĩa Đô, Cầu Giấy, Hà Nội, Vietnam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08:00:00+07:00</text:p>
          </table:table-cell>
          <table:table-cell office:value-type="string" calcext:value-type="string">
            <text:p>2021-03-29T10:00:00+07:00</text:p>
          </table:table-cell>
          <table:table-cell office:value-type="string" calcext:value-type="string">
            <text:p>[B02] PET PREPARATION - DUONG BUI</text:p>
          </table:table-cell>
          <table:table-cell office:value-type="string" calcext:value-type="string">
            <text:p>A21-6-Classroom 614 (50), Online-10-FLC-Elearning27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08:00:00+07:00</text:p>
          </table:table-cell>
          <table:table-cell office:value-type="string" calcext:value-type="string">
            <text:p>2021-03-29T10:00:00+07:00</text:p>
          </table:table-cell>
          <table:table-cell office:value-type="string" calcext:value-type="string">
            <text:p>[B01] NEW TOTAL ENGLISH - SON NGUYEN</text:p>
          </table:table-cell>
          <table:table-cell office:value-type="string" calcext:value-type="string">
            <text:p>A21-6-Classroom 612 (40), Online-10-FLC-Elearning21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08:30:00+07:00</text:p>
          </table:table-cell>
          <table:table-cell office:value-type="string" calcext:value-type="string">
            <text:p>2021-03-29T11:30:00+07:00</text:p>
          </table:table-cell>
          <table:table-cell office:value-type="string" calcext:value-type="string">
            <text:p>[B03] INFORMATICS</text:p>
          </table:table-cell>
          <table:table-cell office:value-type="string" calcext:value-type="string">
            <text:p>A21-6-Classroom 601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08:30:00+07:00</text:p>
          </table:table-cell>
          <table:table-cell office:value-type="string" calcext:value-type="string">
            <text:p>2021-03-29T11:30:00+07:00</text:p>
          </table:table-cell>
          <table:table-cell office:value-type="string" calcext:value-type="string">
            <text:p>[B04] PHYSICS - Dr. Le Thi Ly</text:p>
          </table:table-cell>
          <table:table-cell office:value-type="string" calcext:value-type="string">
            <text:p>A21-6-Classroom 602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0:15:00+07:00</text:p>
          </table:table-cell>
          <table:table-cell office:value-type="string" calcext:value-type="string">
            <text:p>2021-03-29T12:15:00+07:00</text:p>
          </table:table-cell>
          <table:table-cell office:value-type="string" calcext:value-type="string">
            <text:p>[B01] PET PREPARATION - DUONG BUI</text:p>
          </table:table-cell>
          <table:table-cell office:value-type="string" calcext:value-type="string">
            <text:p>A21-6-Classroom 612 (40), Online-10-FLC-Elearning21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0:15:00+07:00</text:p>
          </table:table-cell>
          <table:table-cell office:value-type="string" calcext:value-type="string">
            <text:p>2021-03-29T12:15:00+07:00</text:p>
          </table:table-cell>
          <table:table-cell office:value-type="string" calcext:value-type="string">
            <text:p>[B02] NEW TOTAL ENGLISH - SON NGUYEN</text:p>
          </table:table-cell>
          <table:table-cell office:value-type="string" calcext:value-type="string">
            <text:p>A21-6-Classroom 614 (50), Online-10-FLC-Elearning27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3:00:00+07:00</text:p>
          </table:table-cell>
          <table:table-cell office:value-type="string" calcext:value-type="string">
            <text:p>2021-03-29T15:00:00+07:00</text:p>
          </table:table-cell>
          <table:table-cell office:value-type="string" calcext:value-type="string">
            <text:p>[B03] NEW TOTAL ENGLISH - THUY VU</text:p>
          </table:table-cell>
          <table:table-cell office:value-type="string" calcext:value-type="string">
            <text:p>A21-6-Classroom 612 (40), Online-10-FLC-Elearning28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3:00:00+07:00</text:p>
          </table:table-cell>
          <table:table-cell office:value-type="string" calcext:value-type="string">
            <text:p>2021-03-29T15:00:00+07:00</text:p>
          </table:table-cell>
          <table:table-cell office:value-type="string" calcext:value-type="string">
            <text:p>[B04] PET PREPARATION - TRANG DINH</text:p>
          </table:table-cell>
          <table:table-cell office:value-type="string" calcext:value-type="string">
            <text:p>A21-6-Classroom 614 (50), Online-10-FLC-Elearning29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3:30:00+07:00</text:p>
          </table:table-cell>
          <table:table-cell office:value-type="string" calcext:value-type="string">
            <text:p>2021-03-29T16:30:00+07:00</text:p>
          </table:table-cell>
          <table:table-cell office:value-type="string" calcext:value-type="string">
            <text:p>[B01] INFORMATICS</text:p>
          </table:table-cell>
          <table:table-cell office:value-type="string" calcext:value-type="string">
            <text:p>A21-6-Classroom 601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3:30:00+07:00</text:p>
          </table:table-cell>
          <table:table-cell office:value-type="string" calcext:value-type="string">
            <text:p>2021-03-29T16:30:00+07:00</text:p>
          </table:table-cell>
          <table:table-cell office:value-type="string" calcext:value-type="string">
            <text:p>[B02] PHYSICS - Dr. Le Thi Ly</text:p>
          </table:table-cell>
          <table:table-cell office:value-type="string" calcext:value-type="string">
            <text:p>A21-6-Classroom 602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5:15:00+07:00</text:p>
          </table:table-cell>
          <table:table-cell office:value-type="string" calcext:value-type="string">
            <text:p>2021-03-29T17:15:00+07:00</text:p>
          </table:table-cell>
          <table:table-cell office:value-type="string" calcext:value-type="string">
            <text:p>[B03] PET PREPARATION - TRANG DINH</text:p>
          </table:table-cell>
          <table:table-cell office:value-type="string" calcext:value-type="string">
            <text:p>A21-6-Classroom 612 (40), Online-10-FLC-Elearning28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5:15:00+07:00</text:p>
          </table:table-cell>
          <table:table-cell office:value-type="string" calcext:value-type="string">
            <text:p>2021-03-29T17:15:00+07:00</text:p>
          </table:table-cell>
          <table:table-cell office:value-type="string" calcext:value-type="string">
            <text:p>[B04] NEW TOTAL ENGLISH - THUY VU</text:p>
          </table:table-cell>
          <table:table-cell office:value-type="string" calcext:value-type="string">
            <text:p>A21-6-Classroom 614 (50), Online-10-FLC-Elearning29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8:00:00+07:00</text:p>
          </table:table-cell>
          <table:table-cell office:value-type="string" calcext:value-type="string">
            <text:p>2021-03-30T10:00:00+07:00</text:p>
          </table:table-cell>
          <table:table-cell office:value-type="string" calcext:value-type="string">
            <text:p>[B01] VOCABULARY - THUY VU</text:p>
          </table:table-cell>
          <table:table-cell office:value-type="string" calcext:value-type="string">
            <text:p>A21-6-Classroom 612 (40), Online-10-FLC-Elearning21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8:00:00+07:00</text:p>
          </table:table-cell>
          <table:table-cell office:value-type="string" calcext:value-type="string">
            <text:p>2021-03-30T10:00:00+07:00</text:p>
          </table:table-cell>
          <table:table-cell office:value-type="string" calcext:value-type="string">
            <text:p>[B02] PET PREPARATION - YEN VU</text:p>
          </table:table-cell>
          <table:table-cell office:value-type="string" calcext:value-type="string">
            <text:p>A21-6-Classroom 614 (50), Online-10-FLC-Elearning27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8:30:00+07:00</text:p>
          </table:table-cell>
          <table:table-cell office:value-type="string" calcext:value-type="string">
            <text:p>2021-03-30T11:30:00+07:00</text:p>
          </table:table-cell>
          <table:table-cell office:value-type="string" calcext:value-type="string">
            <text:p>[B03] CHEMISTRY</text:p>
          </table:table-cell>
          <table:table-cell office:value-type="string" calcext:value-type="string">
            <text:p>A21-6-Classroom 602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8:30:00+07:00</text:p>
          </table:table-cell>
          <table:table-cell office:value-type="string" calcext:value-type="string">
            <text:p>2021-03-30T11:30:00+07:00</text:p>
          </table:table-cell>
          <table:table-cell office:value-type="string" calcext:value-type="string">
            <text:p>[B04] BIOLOGY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0:15:00+07:00</text:p>
          </table:table-cell>
          <table:table-cell office:value-type="string" calcext:value-type="string">
            <text:p>2021-03-30T12:15:00+07:00</text:p>
          </table:table-cell>
          <table:table-cell office:value-type="string" calcext:value-type="string">
            <text:p>[B02] VOCABULARY - THUY VU</text:p>
          </table:table-cell>
          <table:table-cell office:value-type="string" calcext:value-type="string">
            <text:p>A21-6-Classroom 614 (50), Online-10-FLC-Elearning27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0:15:00+07:00</text:p>
          </table:table-cell>
          <table:table-cell office:value-type="string" calcext:value-type="string">
            <text:p>2021-03-30T12:15:00+07:00</text:p>
          </table:table-cell>
          <table:table-cell office:value-type="string" calcext:value-type="string">
            <text:p>[B01] PET PREPARATION - YEN VU</text:p>
          </table:table-cell>
          <table:table-cell office:value-type="string" calcext:value-type="string">
            <text:p>A21-6-Classroom 612 (40), Online-10-FLC-Elearning21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3:00:00+07:00</text:p>
          </table:table-cell>
          <table:table-cell office:value-type="string" calcext:value-type="string">
            <text:p>2021-03-30T15:00:00+07:00</text:p>
          </table:table-cell>
          <table:table-cell office:value-type="string" calcext:value-type="string">
            <text:p>[B04] VOCABULARY - MAI PHAM</text:p>
          </table:table-cell>
          <table:table-cell office:value-type="string" calcext:value-type="string">
            <text:p>A21-6-Classroom 614 (50), Online-10-FLC-Elearning29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3:00:00+07:00</text:p>
          </table:table-cell>
          <table:table-cell office:value-type="string" calcext:value-type="string">
            <text:p>2021-03-30T15:00:00+07:00</text:p>
          </table:table-cell>
          <table:table-cell office:value-type="string" calcext:value-type="string">
            <text:p>[B03] GRAMMAR AND PARAGRAPH WRITING L - SON NGUYEN</text:p>
          </table:table-cell>
          <table:table-cell office:value-type="string" calcext:value-type="string">
            <text:p>A21-6-Classroom 612 (40), Online-10-FLC-Elearning28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3:30:00+07:00</text:p>
          </table:table-cell>
          <table:table-cell office:value-type="string" calcext:value-type="string">
            <text:p>2021-03-30T16:30:00+07:00</text:p>
          </table:table-cell>
          <table:table-cell office:value-type="string" calcext:value-type="string">
            <text:p>[B02] BIOLOGY</text:p>
          </table:table-cell>
          <table:table-cell office:value-type="string" calcext:value-type="string">
            <text:p>A21-6-Classroom 602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3:30:00+07:00</text:p>
          </table:table-cell>
          <table:table-cell office:value-type="string" calcext:value-type="string">
            <text:p>2021-03-30T16:30:00+07:00</text:p>
          </table:table-cell>
          <table:table-cell office:value-type="string" calcext:value-type="string">
            <text:p>[B01] CHEMISTRY</text:p>
          </table:table-cell>
          <table:table-cell office:value-type="string" calcext:value-type="string">
            <text:p>A21-6-Classroom 601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5:15:00+07:00</text:p>
          </table:table-cell>
          <table:table-cell office:value-type="string" calcext:value-type="string">
            <text:p>2021-03-30T17:15:00+07:00</text:p>
          </table:table-cell>
          <table:table-cell office:value-type="string" calcext:value-type="string">
            <text:p>[B03] VOCABULARY - MAI PHAM</text:p>
          </table:table-cell>
          <table:table-cell office:value-type="string" calcext:value-type="string">
            <text:p>A21-6-Classroom 612 (40), Online-10-FLC-Elearning28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5:15:00+07:00</text:p>
          </table:table-cell>
          <table:table-cell office:value-type="string" calcext:value-type="string">
            <text:p>2021-03-30T17:15:00+07:00</text:p>
          </table:table-cell>
          <table:table-cell office:value-type="string" calcext:value-type="string">
            <text:p>[B04] GRAMMAR AND PARAGRAPH WRITING L - SON NGUYEN</text:p>
          </table:table-cell>
          <table:table-cell office:value-type="string" calcext:value-type="string">
            <text:p>A21-6-Classroom 614 (50), Online-10-FLC-Elearning29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8:00:00+07:00</text:p>
          </table:table-cell>
          <table:table-cell office:value-type="string" calcext:value-type="string">
            <text:p>2021-03-31T10:00:00+07:00</text:p>
          </table:table-cell>
          <table:table-cell office:value-type="string" calcext:value-type="string">
            <text:p>[B01] GRAMMAR AND PARAGRAPH WRITING H - THAO NGUYEN</text:p>
          </table:table-cell>
          <table:table-cell office:value-type="string" calcext:value-type="string">
            <text:p>A21-6-Classroom 605 (70), Online-10-FLC-Elearning21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8:00:00+07:00</text:p>
          </table:table-cell>
          <table:table-cell office:value-type="string" calcext:value-type="string">
            <text:p>2021-03-31T10:00:00+07:00</text:p>
          </table:table-cell>
          <table:table-cell office:value-type="string" calcext:value-type="string">
            <text:p>[B02] NEW TOTAL ENGLISH - DUONG BUI</text:p>
          </table:table-cell>
          <table:table-cell office:value-type="string" calcext:value-type="string">
            <text:p>A21-8-Classroom 801 (70), Online-10-FLC-Elearning27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8:30:00+07:00</text:p>
          </table:table-cell>
          <table:table-cell office:value-type="string" calcext:value-type="string">
            <text:p>2021-03-31T11:30:00+07:00</text:p>
          </table:table-cell>
          <table:table-cell office:value-type="string" calcext:value-type="string">
            <text:p>[B03] PHYSICS - Dr. Le Thi Ly</text:p>
          </table:table-cell>
          <table:table-cell office:value-type="string" calcext:value-type="string">
            <text:p>A21-6-Classroom 601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8:30:00+07:00</text:p>
          </table:table-cell>
          <table:table-cell office:value-type="string" calcext:value-type="string">
            <text:p>2021-03-31T11:30:00+07:00</text:p>
          </table:table-cell>
          <table:table-cell office:value-type="string" calcext:value-type="string">
            <text:p>[B04] INFORMATICS</text:p>
          </table:table-cell>
          <table:table-cell office:value-type="string" calcext:value-type="string">
            <text:p>A21-6-Classroom 602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0:15:00+07:00</text:p>
          </table:table-cell>
          <table:table-cell office:value-type="string" calcext:value-type="string">
            <text:p>2021-03-31T12:15:00+07:00</text:p>
          </table:table-cell>
          <table:table-cell office:value-type="string" calcext:value-type="string">
            <text:p>[B01] NEW TOTAL ENGLISH - DUONG BUI</text:p>
          </table:table-cell>
          <table:table-cell office:value-type="string" calcext:value-type="string">
            <text:p>A21-6-Classroom 605 (70), Online-10-FLC-Elearning21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1 of three-year program: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2021-03-29</text:p>
          </table:table-cell>
          <table:table-cell table:style-name="ce3" office:value-type="string" calcext:value-type="string">
            <text:p>2021-03-30</text:p>
          </table:table-cell>
          <table:table-cell office:value-type="string" calcext:value-type="string">
            <text:p>Semester I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b&gt;Click&amp;nbsp;&lt;a href="https://moodle.usth.edu.vn/mod/forum/discuss.php?d=802#p1008"&gt;here&lt;/a&gt;&amp;nbsp;to view the meeting ID and pass code corresponding with each Zoom account&lt;/b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08:00:00+07:00</text:p>
          </table:table-cell>
          <table:table-cell office:value-type="string" calcext:value-type="string">
            <text:p>2021-03-29T10:00:00+07:00</text:p>
          </table:table-cell>
          <table:table-cell office:value-type="string" calcext:value-type="string">
            <text:p>M Tutor Calculus II - TRAN Nam Trung</text:p>
          </table:table-cell>
          <table:table-cell office:value-type="string" calcext:value-type="string">
            <text:p>A21-8-Classroom 801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08:30:00+07:00</text:p>
          </table:table-cell>
          <table:table-cell office:value-type="string" calcext:value-type="string">
            <text:p>2021-03-29T11:15:00+07:00</text:p>
          </table:table-cell>
          <table:table-cell office:value-type="string" calcext:value-type="string">
            <text:p>D2.EGH Organic chemistry - Prof. NGUYEN Van Hung</text:p>
          </table:table-cell>
          <table:table-cell office:value-type="string" calcext:value-type="string">
            <text:p>A21-8-Auditorium (33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08:30:00+07:00</text:p>
          </table:table-cell>
          <table:table-cell office:value-type="string" calcext:value-type="string">
            <text:p>2021-03-29T10:00:00+07:00</text:p>
          </table:table-cell>
          <table:table-cell office:value-type="string" calcext:value-type="string">
            <text:p>A2.C3 Practical Programming - TONG Si Son</text:p>
          </table:table-cell>
          <table:table-cell office:value-type="string" calcext:value-type="string">
            <text:p>A21-5-Computer Room 502 (21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0:00:00+07:00</text:p>
          </table:table-cell>
          <table:table-cell office:value-type="string" calcext:value-type="string">
            <text:p>2021-03-29T12:00:00+07:00</text:p>
          </table:table-cell>
          <table:table-cell office:value-type="string" calcext:value-type="string">
            <text:p>C Tutor Calculus II - Dr. LUONG Thai Hung</text:p>
          </table:table-cell>
          <table:table-cell office:value-type="string" calcext:value-type="string">
            <text:p>A22-7-Classroom 702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0:00:00+07:00</text:p>
          </table:table-cell>
          <table:table-cell office:value-type="string" calcext:value-type="string">
            <text:p>2021-03-29T12:00:00+07:00</text:p>
          </table:table-cell>
          <table:table-cell office:value-type="string" calcext:value-type="string">
            <text:p>A Tutor Calculus II - Dr. DO Hoang Son</text:p>
          </table:table-cell>
          <table:table-cell office:value-type="string" calcext:value-type="string">
            <text:p>A21-6-Classroom 603 (4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0:00:00+07:00</text:p>
          </table:table-cell>
          <table:table-cell office:value-type="string" calcext:value-type="string">
            <text:p>2021-03-29T12:00:00+07:00</text:p>
          </table:table-cell>
          <table:table-cell office:value-type="string" calcext:value-type="string">
            <text:p>B Tutor Calculus II - TRAN Nam Trung</text:p>
          </table:table-cell>
          <table:table-cell office:value-type="string" calcext:value-type="string">
            <text:p>A21-8-Classroom 801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0:15:00+07:00</text:p>
          </table:table-cell>
          <table:table-cell office:value-type="string" calcext:value-type="string">
            <text:p>2021-03-29T11:45:00+07:00</text:p>
          </table:table-cell>
          <table:table-cell office:value-type="string" calcext:value-type="string">
            <text:p>M1 Practical Programming - TONG Si Son</text:p>
          </table:table-cell>
          <table:table-cell office:value-type="string" calcext:value-type="string">
            <text:p>A21-5-Computer Room 504 (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3:00:00+07:00</text:p>
          </table:table-cell>
          <table:table-cell office:value-type="string" calcext:value-type="string">
            <text:p>2021-03-29T15:00:00+07:00</text:p>
          </table:table-cell>
          <table:table-cell office:value-type="string" calcext:value-type="string">
            <text:p>ABCM Genetics - Dr. NGUYEN Thy Ngoc</text:p>
          </table:table-cell>
          <table:table-cell office:value-type="string" calcext:value-type="string">
            <text:p>A21-8-Auditorium (33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5:15:00+07:00</text:p>
          </table:table-cell>
          <table:table-cell office:value-type="string" calcext:value-type="string">
            <text:p>2021-03-29T17:15:00+07:00</text:p>
          </table:table-cell>
          <table:table-cell office:value-type="string" calcext:value-type="string">
            <text:p>DEGH Genetics - Dr. NGUYEN Thy Ngoc</text:p>
          </table:table-cell>
          <table:table-cell office:value-type="string" calcext:value-type="string">
            <text:p>A21-8-Auditorium (33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5:15:00+07:00</text:p>
          </table:table-cell>
          <table:table-cell office:value-type="string" calcext:value-type="string">
            <text:p>2021-03-29T16:45:00+07:00</text:p>
          </table:table-cell>
          <table:table-cell office:value-type="string" calcext:value-type="string">
            <text:p>C2.M2 Practical Programming - PHAN Anh Tuan</text:p>
          </table:table-cell>
          <table:table-cell office:value-type="string" calcext:value-type="string">
            <text:p>A21-5-Computer Room 503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8:00:00+07:00</text:p>
          </table:table-cell>
          <table:table-cell office:value-type="string" calcext:value-type="string">
            <text:p>2021-03-30T12:00:00+07:00</text:p>
          </table:table-cell>
          <table:table-cell office:value-type="string" calcext:value-type="string">
            <text:p>H3.M2 Practical Physics - A21-Lab 20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0:00:00+07:00</text:p>
          </table:table-cell>
          <table:table-cell office:value-type="string" calcext:value-type="string">
            <text:p>2021-03-30T12:00:00+07:00</text:p>
          </table:table-cell>
          <table:table-cell office:value-type="string" calcext:value-type="string">
            <text:p>ABC.D1.M1.M3 Discrete Mathematics - Dr. NGUYEN Hoang Thach</text:p>
          </table:table-cell>
          <table:table-cell office:value-type="string" calcext:value-type="string">
            <text:p>A21-8-Auditorium (33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4:00:00+07:00</text:p>
          </table:table-cell>
          <table:table-cell office:value-type="string" calcext:value-type="string">
            <text:p>2021-03-30T16:00:00+07:00</text:p>
          </table:table-cell>
          <table:table-cell office:value-type="string" calcext:value-type="string">
            <text:p>Final exam - General chemistry I (details in description box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8:30:00+07:00</text:p>
          </table:table-cell>
          <table:table-cell office:value-type="string" calcext:value-type="string">
            <text:p>2021-03-31T11:30:00+07:00</text:p>
          </table:table-cell>
          <table:table-cell office:value-type="string" calcext:value-type="string">
            <text:p>DEGH Basic programming</text:p>
          </table:table-cell>
          <table:table-cell office:value-type="string" calcext:value-type="string">
            <text:p>A21-8-Auditorium (33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3:00:00+07:00</text:p>
          </table:table-cell>
          <table:table-cell office:value-type="string" calcext:value-type="string">
            <text:p>2021-03-31T17:00:00+07:00</text:p>
          </table:table-cell>
          <table:table-cell office:value-type="string" calcext:value-type="string">
            <text:p>D1 Practical Physics - A21-Lab 20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3:00:00+07:00</text:p>
          </table:table-cell>
          <table:table-cell office:value-type="string" calcext:value-type="string">
            <text:p>2021-03-31T16:00:00+07:00</text:p>
          </table:table-cell>
          <table:table-cell office:value-type="string" calcext:value-type="string">
            <text:p>ABCM Computer Architecture - Assos.Prof. PHAM Thanh Giang</text:p>
          </table:table-cell>
          <table:table-cell office:value-type="string" calcext:value-type="string">
            <text:p>A21-8-Auditorium (33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3:30:00+07:00</text:p>
          </table:table-cell>
          <table:table-cell office:value-type="string" calcext:value-type="string">
            <text:p>2021-03-31T16:30:00+07:00</text:p>
          </table:table-cell>
          <table:table-cell office:value-type="string" calcext:value-type="string">
            <text:p>E Tutor Organic chemistry - NGUYEN Xuan Nhiem</text:p>
          </table:table-cell>
          <table:table-cell office:value-type="string" calcext:value-type="string">
            <text:p>A28-15-Classroom 1502 (4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08:00:00+07:00</text:p>
          </table:table-cell>
          <table:table-cell office:value-type="string" calcext:value-type="string">
            <text:p>2021-04-01T10:00:00+07:00</text:p>
          </table:table-cell>
          <table:table-cell office:value-type="string" calcext:value-type="string">
            <text:p>C Tutor Discrete Mathematics - NGUYEN T Van Hang</text:p>
          </table:table-cell>
          <table:table-cell office:value-type="string" calcext:value-type="string">
            <text:p>A21-8-Classroom 801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08:30:00+07:00</text:p>
          </table:table-cell>
          <table:table-cell office:value-type="string" calcext:value-type="string">
            <text:p>2021-04-01T11:15:00+07:00</text:p>
          </table:table-cell>
          <table:table-cell office:value-type="string" calcext:value-type="string">
            <text:p>D2.EGH Organic chemistry - Prof. NGUYEN Van Hung</text:p>
          </table:table-cell>
          <table:table-cell office:value-type="string" calcext:value-type="string">
            <text:p>A21-8-Auditorium (33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0:00:00+07:00</text:p>
          </table:table-cell>
          <table:table-cell office:value-type="string" calcext:value-type="string">
            <text:p>2021-04-01T12:00:00+07:00</text:p>
          </table:table-cell>
          <table:table-cell office:value-type="string" calcext:value-type="string">
            <text:p>M1.M3 Tutor Discrete Mathematics - NGUYEN T Van Hang</text:p>
          </table:table-cell>
          <table:table-cell office:value-type="string" calcext:value-type="string">
            <text:p>A21-6-Classroom 602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3:00:00+07:00</text:p>
          </table:table-cell>
          <table:table-cell office:value-type="string" calcext:value-type="string">
            <text:p>2021-04-01T17:00:00+07:00</text:p>
          </table:table-cell>
          <table:table-cell office:value-type="string" calcext:value-type="string">
            <text:p>E1 Practical Physics - A21-Lab 20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3:30:00+07:00</text:p>
          </table:table-cell>
          <table:table-cell office:value-type="string" calcext:value-type="string">
            <text:p>2021-04-01T16:30:00+07:00</text:p>
          </table:table-cell>
          <table:table-cell office:value-type="string" calcext:value-type="string">
            <text:p>D2.H2.H3 Tutor Organic chemistry - NGUYEN Xuan Nhiem</text:p>
          </table:table-cell>
          <table:table-cell office:value-type="string" calcext:value-type="string">
            <text:p>A23-1-Auditorium 1 Floor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3:30:00+07:00</text:p>
          </table:table-cell>
          <table:table-cell office:value-type="string" calcext:value-type="string">
            <text:p>2021-04-01T15:00:00+07:00</text:p>
          </table:table-cell>
          <table:table-cell office:value-type="string" calcext:value-type="string">
            <text:p>D1 Practical Programming - HOANG Duc Thuong</text:p>
          </table:table-cell>
          <table:table-cell office:value-type="string" calcext:value-type="string">
            <text:p>A21-5-Computer Room 502 (21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3:30:00+07:00</text:p>
          </table:table-cell>
          <table:table-cell office:value-type="string" calcext:value-type="string">
            <text:p>2021-04-01T16:30:00+07:00</text:p>
          </table:table-cell>
          <table:table-cell office:value-type="string" calcext:value-type="string">
            <text:p>ABCM Basic programming</text:p>
          </table:table-cell>
          <table:table-cell office:value-type="string" calcext:value-type="string">
            <text:p>A21-8-Auditorium (33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3:30:00+07:00</text:p>
          </table:table-cell>
          <table:table-cell office:value-type="string" calcext:value-type="string">
            <text:p>2021-04-01T15:00:00+07:00</text:p>
          </table:table-cell>
          <table:table-cell office:value-type="string" calcext:value-type="string">
            <text:p>D2.E2 Practical Programming - TONG Si Son</text:p>
          </table:table-cell>
          <table:table-cell office:value-type="string" calcext:value-type="string">
            <text:p>A21-5-Computer Room 504 (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5:15:00+07:00</text:p>
          </table:table-cell>
          <table:table-cell office:value-type="string" calcext:value-type="string">
            <text:p>2021-04-01T16:45:00+07:00</text:p>
          </table:table-cell>
          <table:table-cell office:value-type="string" calcext:value-type="string">
            <text:p>G1 Practical Programming - HOANG Duc Thuong</text:p>
          </table:table-cell>
          <table:table-cell office:value-type="string" calcext:value-type="string">
            <text:p>A21-5-Computer Room 504 (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5:15:00+07:00</text:p>
          </table:table-cell>
          <table:table-cell office:value-type="string" calcext:value-type="string">
            <text:p>2021-04-01T16:45:00+07:00</text:p>
          </table:table-cell>
          <table:table-cell office:value-type="string" calcext:value-type="string">
            <text:p>G2.H1 Practical Programming - NGUYEN Chi Cuong</text:p>
          </table:table-cell>
          <table:table-cell office:value-type="string" calcext:value-type="string">
            <text:p>A21-5-Computer Room 502 (21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8:00:00+07:00</text:p>
          </table:table-cell>
          <table:table-cell office:value-type="string" calcext:value-type="string">
            <text:p>2021-04-02T10:00:00+07:00</text:p>
          </table:table-cell>
          <table:table-cell office:value-type="string" calcext:value-type="string">
            <text:p>A Tutor Discrete Mathematics - PHONG T Thu Huyen</text:p>
          </table:table-cell>
          <table:table-cell office:value-type="string" calcext:value-type="string">
            <text:p>A21-6-Classroom 614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8:30:00+07:00</text:p>
          </table:table-cell>
          <table:table-cell office:value-type="string" calcext:value-type="string">
            <text:p>2021-04-02T10:00:00+07:00</text:p>
          </table:table-cell>
          <table:table-cell office:value-type="string" calcext:value-type="string">
            <text:p>B2.M3 Practical Programming - PHAN Anh Tuan</text:p>
          </table:table-cell>
          <table:table-cell office:value-type="string" calcext:value-type="string">
            <text:p>A21-5-Computer Room 502 (21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2 – BIO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9:00:00+07:00</text:p>
          </table:table-cell>
          <table:table-cell office:value-type="string" calcext:value-type="string">
            <text:p>2021-03-29T12:00:00+07:00</text:p>
          </table:table-cell>
          <table:table-cell office:value-type="string" calcext:value-type="string">
            <text:p>Plant Genetics and Breedings - Dr. Nguyễn Văn Phượng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pmj-kwzt-mq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3:30:00+07:00</text:p>
          </table:table-cell>
          <table:table-cell office:value-type="string" calcext:value-type="string">
            <text:p>2021-03-29T16:30:00+07:00</text:p>
          </table:table-cell>
          <table:table-cell office:value-type="string" calcext:value-type="string">
            <text:p>French 2.2- 1502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3:30:00+07:00</text:p>
          </table:table-cell>
          <table:table-cell office:value-type="string" calcext:value-type="string">
            <text:p>2021-03-30T16:30:00+07:00</text:p>
          </table:table-cell>
          <table:table-cell office:value-type="string" calcext:value-type="string">
            <text:p>Virology - Dr. Nguyễn Thị Thường</text:p>
          </table:table-cell>
          <table:table-cell office:value-type="string" calcext:value-type="string">
            <text:p>A23-1-Auditorium 1 Floor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9:00:00+07:00</text:p>
          </table:table-cell>
          <table:table-cell office:value-type="string" calcext:value-type="string">
            <text:p>2021-03-31T12:00:00+07:00</text:p>
          </table:table-cell>
          <table:table-cell office:value-type="string" calcext:value-type="string">
            <text:p>Plant Genetics and Breedings - Dr. Nguyễn Văn Phượng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pmj-kwzt-mq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09:00:00+07:00</text:p>
          </table:table-cell>
          <table:table-cell office:value-type="string" calcext:value-type="string">
            <text:p>2021-04-01T12:00:00+07:00</text:p>
          </table:table-cell>
          <table:table-cell office:value-type="string" calcext:value-type="string">
            <text:p>Bioinformatic - Dr. Trần Thị Thanh Tâm-605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3:30:00+07:00</text:p>
          </table:table-cell>
          <table:table-cell office:value-type="string" calcext:value-type="string">
            <text:p>2021-04-01T16:30:00+07:00</text:p>
          </table:table-cell>
          <table:table-cell office:value-type="string" calcext:value-type="string">
            <text:p>French 2.2- 1502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9:00:00+07:00</text:p>
          </table:table-cell>
          <table:table-cell office:value-type="string" calcext:value-type="string">
            <text:p>2021-04-02T12:00:00+07:00</text:p>
          </table:table-cell>
          <table:table-cell office:value-type="string" calcext:value-type="string">
            <text:p>Plant Genetics and Breedings - Dr. Nguyễn Văn Phượng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pmj-kwzt-mq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13:30:00+07:00</text:p>
          </table:table-cell>
          <table:table-cell office:value-type="string" calcext:value-type="string">
            <text:p>2021-04-03T16:30:00+07:00</text:p>
          </table:table-cell>
          <table:table-cell office:value-type="string" calcext:value-type="string">
            <text:p>Intellectual Property Management -Assoc. Prof. Lê Thị Thu Hiền- A30 Hall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09:00:00+07:00</text:p>
          </table:table-cell>
          <table:table-cell office:value-type="string" calcext:value-type="string">
            <text:p>2021-04-05T12:00:00+07:00</text:p>
          </table:table-cell>
          <table:table-cell office:value-type="string" calcext:value-type="string">
            <text:p>Plant Genetics and Breedings - Dr. Nguyễn Văn Phượng</text:p>
          </table:table-cell>
          <table:table-cell office:value-type="string" calcext:value-type="string">
            <text:p>A21-7-Classroom 712 (25)</text:p>
          </table:table-cell>
          <table:table-cell office:value-type="string" calcext:value-type="string">
            <text:p>pmj-kwzt-mq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3:30:00+07:00</text:p>
          </table:table-cell>
          <table:table-cell office:value-type="string" calcext:value-type="string">
            <text:p>2021-04-05T16:30:00+07:00</text:p>
          </table:table-cell>
          <table:table-cell office:value-type="string" calcext:value-type="string">
            <text:p>French 2.2- 1502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09:00:00+07:00</text:p>
          </table:table-cell>
          <table:table-cell office:value-type="string" calcext:value-type="string">
            <text:p>2021-04-06T12:00:00+07:00</text:p>
          </table:table-cell>
          <table:table-cell office:value-type="string" calcext:value-type="string">
            <text:p>Bioinformatic - Dr. Trần Thị Thanh Tâm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13:30:00+07:00</text:p>
          </table:table-cell>
          <table:table-cell office:value-type="string" calcext:value-type="string">
            <text:p>2021-04-06T16:30:00+07:00</text:p>
          </table:table-cell>
          <table:table-cell office:value-type="string" calcext:value-type="string">
            <text:p>Virology - Dr. Nguyễn Thị Thường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09:00:00+07:00</text:p>
          </table:table-cell>
          <table:table-cell office:value-type="string" calcext:value-type="string">
            <text:p>2021-04-07T12:00:00+07:00</text:p>
          </table:table-cell>
          <table:table-cell office:value-type="string" calcext:value-type="string">
            <text:p>Final exam - Fundamental and applied Microbiology - Dr. TTM Hương</text:p>
          </table:table-cell>
          <table:table-cell office:value-type="string" calcext:value-type="string">
            <text:p>A21-6-Classroom 603 (4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08:30:00+07:00</text:p>
          </table:table-cell>
          <table:table-cell office:value-type="string" calcext:value-type="string">
            <text:p>2021-04-08T11:30:00+07:00</text:p>
          </table:table-cell>
          <table:table-cell office:value-type="string" calcext:value-type="string">
            <text:p>Online course - Bioinformatic - Prof. Chi Ying Hua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13:30:00+07:00</text:p>
          </table:table-cell>
          <table:table-cell office:value-type="string" calcext:value-type="string">
            <text:p>2021-04-08T16:30:00+07:00</text:p>
          </table:table-cell>
          <table:table-cell office:value-type="string" calcext:value-type="string">
            <text:p>French 2.2- 1502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4:00:00+07:00</text:p>
          </table:table-cell>
          <table:table-cell office:value-type="string" calcext:value-type="string">
            <text:p>2021-04-09T17:00:00+07:00</text:p>
          </table:table-cell>
          <table:table-cell office:value-type="string" calcext:value-type="string">
            <text:p>Bioinformatic - Dr. Trần Thị Thanh Tâm-801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13:30:00+07:00</text:p>
          </table:table-cell>
          <table:table-cell office:value-type="string" calcext:value-type="string">
            <text:p>2021-04-10T16:30:00+07:00</text:p>
          </table:table-cell>
          <table:table-cell office:value-type="string" calcext:value-type="string">
            <text:p>Intellectual Property Management -Assoc. Prof. Lê Thị Thu Hiền- A30 Hall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09:00:00+07:00</text:p>
          </table:table-cell>
          <table:table-cell office:value-type="string" calcext:value-type="string">
            <text:p>2021-04-12T10:15:00+07:00</text:p>
          </table:table-cell>
          <table:table-cell office:value-type="string" calcext:value-type="string">
            <text:p>Retake Basic and Advanced Molecular Biology 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3:30:00+07:00</text:p>
          </table:table-cell>
          <table:table-cell office:value-type="string" calcext:value-type="string">
            <text:p>2021-04-12T16:30:00+07:00</text:p>
          </table:table-cell>
          <table:table-cell office:value-type="string" calcext:value-type="string">
            <text:p>French 2.2- 1502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08:30:00+07:00</text:p>
          </table:table-cell>
          <table:table-cell office:value-type="string" calcext:value-type="string">
            <text:p>2021-04-13T11:30:00+07:00</text:p>
          </table:table-cell>
          <table:table-cell office:value-type="string" calcext:value-type="string">
            <text:p>Animal Cell Biotechnology - Dr. Nguyễn Thị Hồng Minh</text:p>
          </table:table-cell>
          <table:table-cell office:value-type="string" calcext:value-type="string">
            <text:p>A21-8-Classroom 801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13:30:00+07:00</text:p>
          </table:table-cell>
          <table:table-cell office:value-type="string" calcext:value-type="string">
            <text:p>2021-04-13T16:30:00+07:00</text:p>
          </table:table-cell>
          <table:table-cell office:value-type="string" calcext:value-type="string">
            <text:p>Virology - Dr. Nguyễn Thị Thường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08:30:00+07:00</text:p>
          </table:table-cell>
          <table:table-cell office:value-type="string" calcext:value-type="string">
            <text:p>2021-04-14T11:30:00+07:00</text:p>
          </table:table-cell>
          <table:table-cell office:value-type="string" calcext:value-type="string">
            <text:p>Online course - Bioinformatic - Prof. Chi Ying Hua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14:00:00+07:00</text:p>
          </table:table-cell>
          <table:table-cell office:value-type="string" calcext:value-type="string">
            <text:p>2021-04-14T17:00:00+07:00</text:p>
          </table:table-cell>
          <table:table-cell office:value-type="string" calcext:value-type="string">
            <text:p>Final exam - Intellectual Property Management - A30 Hall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08:30:00+07:00</text:p>
          </table:table-cell>
          <table:table-cell office:value-type="string" calcext:value-type="string">
            <text:p>2021-04-15T11:30:00+07:00</text:p>
          </table:table-cell>
          <table:table-cell office:value-type="string" calcext:value-type="string">
            <text:p>Online course - Bioinformatic - Prof. Chi Ying Hua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13:30:00+07:00</text:p>
          </table:table-cell>
          <table:table-cell office:value-type="string" calcext:value-type="string">
            <text:p>2021-04-15T16:30:00+07:00</text:p>
          </table:table-cell>
          <table:table-cell office:value-type="string" calcext:value-type="string">
            <text:p>French 2.2- 1502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6T09:00:00+07:00</text:p>
          </table:table-cell>
          <table:table-cell office:value-type="string" calcext:value-type="string">
            <text:p>2021-04-16T12:00:00+07:00</text:p>
          </table:table-cell>
          <table:table-cell office:value-type="string" calcext:value-type="string">
            <text:p>Bioinformatic - Dr. Trần Thị Thanh Tâm-801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9T08:30:00+07:00</text:p>
          </table:table-cell>
          <table:table-cell office:value-type="string" calcext:value-type="string">
            <text:p>2021-04-19T11:30:00+07:00</text:p>
          </table:table-cell>
          <table:table-cell office:value-type="string" calcext:value-type="string">
            <text:p>Online course - Bioinformatic - Prof. Chi Ying Hua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9T13:30:00+07:00</text:p>
          </table:table-cell>
          <table:table-cell office:value-type="string" calcext:value-type="string">
            <text:p>2021-04-19T16:30:00+07:00</text:p>
          </table:table-cell>
          <table:table-cell office:value-type="string" calcext:value-type="string">
            <text:p>French 2.2- 1502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0T13:30:00+07:00</text:p>
          </table:table-cell>
          <table:table-cell office:value-type="string" calcext:value-type="string">
            <text:p>2021-04-20T16:30:00+07:00</text:p>
          </table:table-cell>
          <table:table-cell office:value-type="string" calcext:value-type="string">
            <text:p>Virology - Dr. Nguyễn Thị Thường</text:p>
          </table:table-cell>
          <table:table-cell office:value-type="string" calcext:value-type="string">
            <text:p>A23-1-Auditorium 1 Floor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2T08:30:00+07:00</text:p>
          </table:table-cell>
          <table:table-cell office:value-type="string" calcext:value-type="string">
            <text:p>2021-04-22T11:30:00+07:00</text:p>
          </table:table-cell>
          <table:table-cell office:value-type="string" calcext:value-type="string">
            <text:p>Online course - Bioinformatic - Prof. Chi Ying Hua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3 – BIO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8:00:00+07:00</text:p>
          </table:table-cell>
          <table:table-cell office:value-type="string" calcext:value-type="string">
            <text:p>2021-03-29T17:00:00+07:00</text:p>
          </table:table-cell>
          <table:table-cell office:value-type="string" calcext:value-type="string">
            <text:p>Practical - Introduction to Stem Cell <text:s/>- Dr. Nguyễn Thị Hồng Minh-401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8:00:00+07:00</text:p>
          </table:table-cell>
          <table:table-cell office:value-type="string" calcext:value-type="string">
            <text:p>2021-03-30T17:00:00+07:00</text:p>
          </table:table-cell>
          <table:table-cell office:value-type="string" calcext:value-type="string">
            <text:p>Practical -Medicial chemistry- Dr. Nguyễn Quang Huy- G1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8:00:00+07:00</text:p>
          </table:table-cell>
          <table:table-cell office:value-type="string" calcext:value-type="string">
            <text:p>2021-03-31T12:00:00+07:00</text:p>
          </table:table-cell>
          <table:table-cell office:value-type="string" calcext:value-type="string">
            <text:p>Practical -Medicial chemistry- Dr. Nguyễn Quang Huy- G1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3:30:00+07:00</text:p>
          </table:table-cell>
          <table:table-cell office:value-type="string" calcext:value-type="string">
            <text:p>2021-03-31T15:30:00+07:00</text:p>
          </table:table-cell>
          <table:table-cell office:value-type="string" calcext:value-type="string">
            <text:p>Basics on Phytomedicine and Natural Product Drugs - Dr. Lê Hồng Luyế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09:00:00+07:00</text:p>
          </table:table-cell>
          <table:table-cell office:value-type="string" calcext:value-type="string">
            <text:p>2021-04-01T11:00:00+07:00</text:p>
          </table:table-cell>
          <table:table-cell office:value-type="string" calcext:value-type="string">
            <text:p>Final exam - Medicial chemistry 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4:00:00+07:00</text:p>
          </table:table-cell>
          <table:table-cell office:value-type="string" calcext:value-type="string">
            <text:p>2021-04-01T17:00:00+07:00</text:p>
          </table:table-cell>
          <table:table-cell office:value-type="string" calcext:value-type="string">
            <text:p>Online course -Advanced Biochemistry - Prof. Trugnan Germai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8:30:00+07:00</text:p>
          </table:table-cell>
          <table:table-cell office:value-type="string" calcext:value-type="string">
            <text:p>2021-04-02T11:30:00+07:00</text:p>
          </table:table-cell>
          <table:table-cell office:value-type="string" calcext:value-type="string">
            <text:p>Introduction to Stem Cell - Dr. Nguyễn Thị Hồng Minh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14:00:00+07:00</text:p>
          </table:table-cell>
          <table:table-cell office:value-type="string" calcext:value-type="string">
            <text:p>2021-04-02T17:00:00+07:00</text:p>
          </table:table-cell>
          <table:table-cell office:value-type="string" calcext:value-type="string">
            <text:p>Online course-Advanced Biochemistry - Prof. Trugnan Germai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09:00:00+07:00</text:p>
          </table:table-cell>
          <table:table-cell office:value-type="string" calcext:value-type="string">
            <text:p>2021-04-05T11:00:00+07:00</text:p>
          </table:table-cell>
          <table:table-cell office:value-type="string" calcext:value-type="string">
            <text:p>Final exam - Introduction to Stem Cell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4:00:00+07:00</text:p>
          </table:table-cell>
          <table:table-cell office:value-type="string" calcext:value-type="string">
            <text:p>2021-04-05T17:00:00+07:00</text:p>
          </table:table-cell>
          <table:table-cell office:value-type="string" calcext:value-type="string">
            <text:p>Online course-Advanced Biochemistry - Prof. Trugnan Germai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08:00:00+07:00</text:p>
          </table:table-cell>
          <table:table-cell office:value-type="string" calcext:value-type="string">
            <text:p>2021-04-06T17:00:00+07:00</text:p>
          </table:table-cell>
          <table:table-cell office:value-type="string" calcext:value-type="string">
            <text:p>Practical -Medicial chemistry- Dr. Nguyễn Quang Huy- G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08:00:00+07:00</text:p>
          </table:table-cell>
          <table:table-cell office:value-type="string" calcext:value-type="string">
            <text:p>2021-04-07T12:00:00+07:00</text:p>
          </table:table-cell>
          <table:table-cell office:value-type="string" calcext:value-type="string">
            <text:p>Practical -Medicial chemistry- Dr. Nguyễn Quang Huy- G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4:00:00+07:00</text:p>
          </table:table-cell>
          <table:table-cell office:value-type="string" calcext:value-type="string">
            <text:p>2021-04-07T17:00:00+07:00</text:p>
          </table:table-cell>
          <table:table-cell office:value-type="string" calcext:value-type="string">
            <text:p>Online course-Advanced Biochemistry - Prof. Trugnan Germai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09:00:00+07:00</text:p>
          </table:table-cell>
          <table:table-cell office:value-type="string" calcext:value-type="string">
            <text:p>2021-04-08T12:00:00+07:00</text:p>
          </table:table-cell>
          <table:table-cell office:value-type="string" calcext:value-type="string">
            <text:p>Tutorial - Advanced Biochemistry - Dr. Nguyễn Phương Nga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14:00:00+07:00</text:p>
          </table:table-cell>
          <table:table-cell office:value-type="string" calcext:value-type="string">
            <text:p>2021-04-08T16:00:00+07:00</text:p>
          </table:table-cell>
          <table:table-cell office:value-type="string" calcext:value-type="string">
            <text:p>Final exam - Protein Engineering</text:p>
          </table:table-cell>
          <table:table-cell office:value-type="string" calcext:value-type="string">
            <text:p>A21-8-Classroom 801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09:00:00+07:00</text:p>
          </table:table-cell>
          <table:table-cell office:value-type="string" calcext:value-type="string">
            <text:p>2021-04-09T12:00:00+07:00</text:p>
          </table:table-cell>
          <table:table-cell office:value-type="string" calcext:value-type="string">
            <text:p>Tutorial - Advanced Biochemistry - Dr. Nguyễn Phương Nga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4:00:00+07:00</text:p>
          </table:table-cell>
          <table:table-cell office:value-type="string" calcext:value-type="string">
            <text:p>2021-04-09T17:00:00+07:00</text:p>
          </table:table-cell>
          <table:table-cell office:value-type="string" calcext:value-type="string">
            <text:p>Online course-Advanced Biochemistry - Prof. Trugnan Germai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4:00:00+07:00</text:p>
          </table:table-cell>
          <table:table-cell office:value-type="string" calcext:value-type="string">
            <text:p>2021-04-12T17:00:00+07:00</text:p>
          </table:table-cell>
          <table:table-cell office:value-type="string" calcext:value-type="string">
            <text:p>Online course-Advanced Biochemistry - Prof. Trugnan Germai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09:00:00+07:00</text:p>
          </table:table-cell>
          <table:table-cell office:value-type="string" calcext:value-type="string">
            <text:p>2021-04-13T12:00:00+07:00</text:p>
          </table:table-cell>
          <table:table-cell office:value-type="string" calcext:value-type="string">
            <text:p>Tutorial - Advanced Biochemistry - Dr. Nguyễn Phương Nga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14:00:00+07:00</text:p>
          </table:table-cell>
          <table:table-cell office:value-type="string" calcext:value-type="string">
            <text:p>2021-04-14T17:00:00+07:00</text:p>
          </table:table-cell>
          <table:table-cell office:value-type="string" calcext:value-type="string">
            <text:p>Online course-Advanced Biochemistry - Prof. Trugnan Germai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09:00:00+07:00</text:p>
          </table:table-cell>
          <table:table-cell office:value-type="string" calcext:value-type="string">
            <text:p>2021-04-15T12:00:00+07:00</text:p>
          </table:table-cell>
          <table:table-cell office:value-type="string" calcext:value-type="string">
            <text:p>Tutorial - Advanced Biochemistry - Dr. Nguyễn Phương Nga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6T14:00:00+07:00</text:p>
          </table:table-cell>
          <table:table-cell office:value-type="string" calcext:value-type="string">
            <text:p>2021-04-16T17:00:00+07:00</text:p>
          </table:table-cell>
          <table:table-cell office:value-type="string" calcext:value-type="string">
            <text:p>Online course-Advanced Biochemistry - Prof. Trugnan Germai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9T14:00:00+07:00</text:p>
          </table:table-cell>
          <table:table-cell office:value-type="string" calcext:value-type="string">
            <text:p>2021-04-19T17:00:00+07:00</text:p>
          </table:table-cell>
          <table:table-cell office:value-type="string" calcext:value-type="string">
            <text:p>Online course-Advanced Biochemistry - Prof. Trugnan Germai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1T14:00:00+07:00</text:p>
          </table:table-cell>
          <table:table-cell office:value-type="string" calcext:value-type="string">
            <text:p>2021-04-21T17:00:00+07:00</text:p>
          </table:table-cell>
          <table:table-cell office:value-type="string" calcext:value-type="string">
            <text:p>Online course-Advanced Biochemistry - Prof. Trugnan Germai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3T14:00:00+07:00</text:p>
          </table:table-cell>
          <table:table-cell office:value-type="string" calcext:value-type="string">
            <text:p>2021-04-23T17:00:00+07:00</text:p>
          </table:table-cell>
          <table:table-cell office:value-type="string" calcext:value-type="string">
            <text:p>Online course-Advanced Biochemistry - Prof. Trugnan Germai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4-30</text:p>
          </table:table-cell>
          <table:table-cell table:style-name="ce3" office:value-type="string" calcext:value-type="string">
            <text:p>2021-05-04</text:p>
          </table:table-cell>
          <table:table-cell office:value-type="string" calcext:value-type="string">
            <text:p>Public holiday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2 – NANO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8:00:00+07:00</text:p>
          </table:table-cell>
          <table:table-cell office:value-type="string" calcext:value-type="string">
            <text:p>2021-03-29T10:00:00+07:00</text:p>
          </table:table-cell>
          <table:table-cell office:value-type="string" calcext:value-type="string">
            <text:p>Physicochemistry of <text:s/>Interfaces - Dr. Vu Thi Thu - 802 USTH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3:30:00+07:00</text:p>
          </table:table-cell>
          <table:table-cell office:value-type="string" calcext:value-type="string">
            <text:p>2021-03-29T15:30:00+07:00</text:p>
          </table:table-cell>
          <table:table-cell office:value-type="string" calcext:value-type="string">
            <text:p>Fundamentals of Materials Science - Dr. Hoang Thi Hong Cam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8:30:00+07:00</text:p>
          </table:table-cell>
          <table:table-cell office:value-type="string" calcext:value-type="string">
            <text:p>2021-03-30T11:30:00+07:00</text:p>
          </table:table-cell>
          <table:table-cell office:value-type="string" calcext:value-type="string">
            <text:p>FR 2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4:00:00+07:00</text:p>
          </table:table-cell>
          <table:table-cell office:value-type="string" calcext:value-type="string">
            <text:p>2021-03-30T17:00:00+07:00</text:p>
          </table:table-cell>
          <table:table-cell office:value-type="string" calcext:value-type="string">
            <text:p>Introduction of micro-nano technology - Dr. Pham Van Nhat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8:00:00+07:00</text:p>
          </table:table-cell>
          <table:table-cell office:value-type="string" calcext:value-type="string">
            <text:p>2021-03-31T10:00:00+07:00</text:p>
          </table:table-cell>
          <table:table-cell office:value-type="string" calcext:value-type="string">
            <text:p>Physicochemistry of <text:s/>Interfaces - Dr. Vu Thi Thu - 802 USTH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0:15:00+07:00</text:p>
          </table:table-cell>
          <table:table-cell office:value-type="string" calcext:value-type="string">
            <text:p>2021-03-31T12:15:00+07:00</text:p>
          </table:table-cell>
          <table:table-cell office:value-type="string" calcext:value-type="string">
            <text:p>Semiconductor - Dr. Nguyen Thi Thanh Ngan - 802 UST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3:00:00+07:00</text:p>
          </table:table-cell>
          <table:table-cell office:value-type="string" calcext:value-type="string">
            <text:p>2021-03-31T17:00:00+07:00</text:p>
          </table:table-cell>
          <table:table-cell office:value-type="string" calcext:value-type="string">
            <text:p>Labwork - Introduction of micro-nano technology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09:00:00+07:00</text:p>
          </table:table-cell>
          <table:table-cell office:value-type="string" calcext:value-type="string">
            <text:p>2021-04-01T12:00:00+07:00</text:p>
          </table:table-cell>
          <table:table-cell office:value-type="string" calcext:value-type="string">
            <text:p>Magnetism and Magnetic Materials - Dr. Nguyen Luong Lam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3:30:00+07:00</text:p>
          </table:table-cell>
          <table:table-cell office:value-type="string" calcext:value-type="string">
            <text:p>2021-04-01T15:30:00+07:00</text:p>
          </table:table-cell>
          <table:table-cell office:value-type="string" calcext:value-type="string">
            <text:p>Fundamentals of Materials Science - Dr. Hoang Thi Hong Cam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8:00:00+07:00</text:p>
          </table:table-cell>
          <table:table-cell office:value-type="string" calcext:value-type="string">
            <text:p>2021-04-02T10:00:00+07:00</text:p>
          </table:table-cell>
          <table:table-cell office:value-type="string" calcext:value-type="string">
            <text:p>Physicochemistry of <text:s/>Interfaces - Dr. Vu Thi Thu - 802 USTH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13:30:00+07:00</text:p>
          </table:table-cell>
          <table:table-cell office:value-type="string" calcext:value-type="string">
            <text:p>2021-04-02T16:30:00+07:00</text:p>
          </table:table-cell>
          <table:table-cell office:value-type="string" calcext:value-type="string">
            <text:p>FR 2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08:30:00+07:00</text:p>
          </table:table-cell>
          <table:table-cell office:value-type="string" calcext:value-type="string">
            <text:p>2021-04-03T11:30:00+07:00</text:p>
          </table:table-cell>
          <table:table-cell office:value-type="string" calcext:value-type="string">
            <text:p>Materials Design and Simulation - Dr. Thai Minh Qua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13:30:00+07:00</text:p>
          </table:table-cell>
          <table:table-cell office:value-type="string" calcext:value-type="string">
            <text:p>2021-04-03T16:30:00+07:00</text:p>
          </table:table-cell>
          <table:table-cell office:value-type="string" calcext:value-type="string">
            <text:p>Intellectual Property Management 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08:00:00+07:00</text:p>
          </table:table-cell>
          <table:table-cell office:value-type="string" calcext:value-type="string">
            <text:p>2021-04-05T10:00:00+07:00</text:p>
          </table:table-cell>
          <table:table-cell office:value-type="string" calcext:value-type="string">
            <text:p>Physicochemistry of <text:s/>Interfaces - Dr. Vu Thi Thu - 802 USTH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0:15:00+07:00</text:p>
          </table:table-cell>
          <table:table-cell office:value-type="string" calcext:value-type="string">
            <text:p>2021-04-05T12:15:00+07:00</text:p>
          </table:table-cell>
          <table:table-cell office:value-type="string" calcext:value-type="string">
            <text:p>Semiconductor - Dr. Nguyen Thi Thanh Ngan - 802 UST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3:30:00+07:00</text:p>
          </table:table-cell>
          <table:table-cell office:value-type="string" calcext:value-type="string">
            <text:p>2021-04-05T15:30:00+07:00</text:p>
          </table:table-cell>
          <table:table-cell office:value-type="string" calcext:value-type="string">
            <text:p>Fundamentals of Materials Science - Dr. Hoang Thi Hong Cam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08:30:00+07:00</text:p>
          </table:table-cell>
          <table:table-cell office:value-type="string" calcext:value-type="string">
            <text:p>2021-04-06T11:30:00+07:00</text:p>
          </table:table-cell>
          <table:table-cell office:value-type="string" calcext:value-type="string">
            <text:p>FR 2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13:00:00+07:00</text:p>
          </table:table-cell>
          <table:table-cell office:value-type="string" calcext:value-type="string">
            <text:p>2021-04-06T17:00:00+07:00</text:p>
          </table:table-cell>
          <table:table-cell office:value-type="string" calcext:value-type="string">
            <text:p>Labwork - Introduction of micro-nano technology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08:00:00+07:00</text:p>
          </table:table-cell>
          <table:table-cell office:value-type="string" calcext:value-type="string">
            <text:p>2021-04-07T10:00:00+07:00</text:p>
          </table:table-cell>
          <table:table-cell office:value-type="string" calcext:value-type="string">
            <text:p>Physicochemistry of <text:s/>Interfaces - Dr. Vu Thi Thu - 802 USTH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0:15:00+07:00</text:p>
          </table:table-cell>
          <table:table-cell office:value-type="string" calcext:value-type="string">
            <text:p>2021-04-07T12:15:00+07:00</text:p>
          </table:table-cell>
          <table:table-cell office:value-type="string" calcext:value-type="string">
            <text:p>Semiconductor - Dr. Nguyen Thi Thanh Ngan - 802 UST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3:00:00+07:00</text:p>
          </table:table-cell>
          <table:table-cell office:value-type="string" calcext:value-type="string">
            <text:p>2021-04-07T17:00:00+07:00</text:p>
          </table:table-cell>
          <table:table-cell office:value-type="string" calcext:value-type="string">
            <text:p>Labwork - Introduction of micro-nano technology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09:00:00+07:00</text:p>
          </table:table-cell>
          <table:table-cell office:value-type="string" calcext:value-type="string">
            <text:p>2021-04-08T12:00:00+07:00</text:p>
          </table:table-cell>
          <table:table-cell office:value-type="string" calcext:value-type="string">
            <text:p>Magnetism and Magnetic Materials - Dr. Nguyen Luong Lam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13:30:00+07:00</text:p>
          </table:table-cell>
          <table:table-cell office:value-type="string" calcext:value-type="string">
            <text:p>2021-04-08T15:30:00+07:00</text:p>
          </table:table-cell>
          <table:table-cell office:value-type="string" calcext:value-type="string">
            <text:p>Fundamentals of Materials Science - Dr. Hoang Thi Hong Cam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08:00:00+07:00</text:p>
          </table:table-cell>
          <table:table-cell office:value-type="string" calcext:value-type="string">
            <text:p>2021-04-09T10:00:00+07:00</text:p>
          </table:table-cell>
          <table:table-cell office:value-type="string" calcext:value-type="string">
            <text:p>Physicochemistry of <text:s/>Interfaces - Dr. Vu Thi Thu - 802 USTH - backup class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0:15:00+07:00</text:p>
          </table:table-cell>
          <table:table-cell office:value-type="string" calcext:value-type="string">
            <text:p>2021-04-09T12:15:00+07:00</text:p>
          </table:table-cell>
          <table:table-cell office:value-type="string" calcext:value-type="string">
            <text:p>Semiconductor - Dr. Nguyen Thi Thanh Ngan - 802 UST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3:30:00+07:00</text:p>
          </table:table-cell>
          <table:table-cell office:value-type="string" calcext:value-type="string">
            <text:p>2021-04-09T16:30:00+07:00</text:p>
          </table:table-cell>
          <table:table-cell office:value-type="string" calcext:value-type="string">
            <text:p>FR 2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08:30:00+07:00</text:p>
          </table:table-cell>
          <table:table-cell office:value-type="string" calcext:value-type="string">
            <text:p>2021-04-10T11:30:00+07:00</text:p>
          </table:table-cell>
          <table:table-cell office:value-type="string" calcext:value-type="string">
            <text:p>Materials Design and Simulation - Dr. Thai Minh Qua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13:30:00+07:00</text:p>
          </table:table-cell>
          <table:table-cell office:value-type="string" calcext:value-type="string">
            <text:p>2021-04-10T16:30:00+07:00</text:p>
          </table:table-cell>
          <table:table-cell office:value-type="string" calcext:value-type="string">
            <text:p>Intellectual Property Management 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08:00:00+07:00</text:p>
          </table:table-cell>
          <table:table-cell office:value-type="string" calcext:value-type="string">
            <text:p>2021-04-12T10:00:00+07:00</text:p>
          </table:table-cell>
          <table:table-cell office:value-type="string" calcext:value-type="string">
            <text:p>Physicochemistry of <text:s/>Interfaces - Dr. Vu Thi Thu - 802 USTH - backup class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0:15:00+07:00</text:p>
          </table:table-cell>
          <table:table-cell office:value-type="string" calcext:value-type="string">
            <text:p>2021-04-12T12:15:00+07:00</text:p>
          </table:table-cell>
          <table:table-cell office:value-type="string" calcext:value-type="string">
            <text:p>Semiconductor - Dr. Nguyen Thi Thanh Ngan - 802 UST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3 – NANO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 upcoming events found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2 – ICT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8:30:00+07:00</text:p>
          </table:table-cell>
          <table:table-cell office:value-type="string" calcext:value-type="string">
            <text:p>2021-03-29T11:30:00+07:00</text:p>
          </table:table-cell>
          <table:table-cell office:value-type="string" calcext:value-type="string">
            <text:p>FRENCH 2.1 - Class 2.2 CS+ICT (R1504/A28)- Class 2.3 ICT (R1506/A28) Class 2.4 ICT (R1502 /A28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3:30:00+07:00</text:p>
          </table:table-cell>
          <table:table-cell office:value-type="string" calcext:value-type="string">
            <text:p>2021-03-29T16:30:00+07:00</text:p>
          </table:table-cell>
          <table:table-cell office:value-type="string" calcext:value-type="string">
            <text:p>Advanced Programming with Python-Dr Tran Giang Son</text:p>
          </table:table-cell>
          <table:table-cell office:value-type="string" calcext:value-type="string">
            <text:p>A30-1-Auditorium (1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8:30:00+07:00</text:p>
          </table:table-cell>
          <table:table-cell office:value-type="string" calcext:value-type="string">
            <text:p>2021-03-30T11:30:00+07:00</text:p>
          </table:table-cell>
          <table:table-cell office:value-type="string" calcext:value-type="string">
            <text:p>Analysis &amp;Algebraic Structures-Labwork-Dr Doan Nhat Quang</text:p>
          </table:table-cell>
          <table:table-cell office:value-type="string" calcext:value-type="string">
            <text:p>A21-6-Classroom 603 (40), A30-1-Auditorium (1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3:30:00+07:00</text:p>
          </table:table-cell>
          <table:table-cell office:value-type="string" calcext:value-type="string">
            <text:p>2021-03-30T16:30:00+07:00</text:p>
          </table:table-cell>
          <table:table-cell office:value-type="string" calcext:value-type="string">
            <text:p>Intellectual Property Management- Pr. Lê Thị Thu Hiề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8:30:00+07:00</text:p>
          </table:table-cell>
          <table:table-cell office:value-type="string" calcext:value-type="string">
            <text:p>2021-03-31T11:30:00+07:00</text:p>
          </table:table-cell>
          <table:table-cell office:value-type="string" calcext:value-type="string">
            <text:p>LABWORK-G1-Advanced Programming with Python -Dr Tran Giang Son - A21/605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3:30:00+07:00</text:p>
          </table:table-cell>
          <table:table-cell office:value-type="string" calcext:value-type="string">
            <text:p>2021-03-31T16:30:00+07:00</text:p>
          </table:table-cell>
          <table:table-cell office:value-type="string" calcext:value-type="string">
            <text:p>Digital signal processing-A30 Hall- Dr Tran Hoàng Tùng</text:p>
          </table:table-cell>
          <table:table-cell office:value-type="string" calcext:value-type="string">
            <text:p>A30-1-Auditorium (1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08:30:00+07:00</text:p>
          </table:table-cell>
          <table:table-cell office:value-type="string" calcext:value-type="string">
            <text:p>2021-04-01T11:30:00+07:00</text:p>
          </table:table-cell>
          <table:table-cell office:value-type="string" calcext:value-type="string">
            <text:p>Analysis &amp;Algebraic Structures-Dr Doan Nhat Quang</text:p>
          </table:table-cell>
          <table:table-cell office:value-type="string" calcext:value-type="string">
            <text:p>A30-1-Auditorium (1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8:30:00+07:00</text:p>
          </table:table-cell>
          <table:table-cell office:value-type="string" calcext:value-type="string">
            <text:p>2021-04-02T11:30:00+07:00</text:p>
          </table:table-cell>
          <table:table-cell office:value-type="string" calcext:value-type="string">
            <text:p>FRENCH 2.1 - Class 2.2 CS+ICT (R1504/A28)- Class 2.3 ICT (R1506/A28) Class 2.4 ICT (R1502 /A28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08:30:00+07:00</text:p>
          </table:table-cell>
          <table:table-cell office:value-type="string" calcext:value-type="string">
            <text:p>2021-04-05T11:30:00+07:00</text:p>
          </table:table-cell>
          <table:table-cell office:value-type="string" calcext:value-type="string">
            <text:p>FRENCH 2.1 - Class 2.2 CS+ICT (R1504/A28)- Class 2.3 ICT (R1506/A28) Class 2.4 ICT (R1502 /A28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3:30:00+07:00</text:p>
          </table:table-cell>
          <table:table-cell office:value-type="string" calcext:value-type="string">
            <text:p>2021-04-05T16:30:00+07:00</text:p>
          </table:table-cell>
          <table:table-cell office:value-type="string" calcext:value-type="string">
            <text:p>Labwork-G2-Advanced Programming with Python -Dr Tran Giang Son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08:30:00+07:00</text:p>
          </table:table-cell>
          <table:table-cell office:value-type="string" calcext:value-type="string">
            <text:p>2021-04-06T11:30:00+07:00</text:p>
          </table:table-cell>
          <table:table-cell office:value-type="string" calcext:value-type="string">
            <text:p>Digital signal processing-A30 Hall- Dr Tran Hoàng Tùng</text:p>
          </table:table-cell>
          <table:table-cell office:value-type="string" calcext:value-type="string">
            <text:p>A30-1-Auditorium (120), 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13:30:00+07:00</text:p>
          </table:table-cell>
          <table:table-cell office:value-type="string" calcext:value-type="string">
            <text:p>2021-04-06T16:30:00+07:00</text:p>
          </table:table-cell>
          <table:table-cell office:value-type="string" calcext:value-type="string">
            <text:p>Intellectual Property Management- Pr. Lê Thị Thu Hiền - Auditorium/A30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08:30:00+07:00</text:p>
          </table:table-cell>
          <table:table-cell office:value-type="string" calcext:value-type="string">
            <text:p>2021-04-07T11:30:00+07:00</text:p>
          </table:table-cell>
          <table:table-cell office:value-type="string" calcext:value-type="string">
            <text:p>Labwork-G2-Advanced Programming with Python -Dr Tran Giang Son - A21/R503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3:30:00+07:00</text:p>
          </table:table-cell>
          <table:table-cell office:value-type="string" calcext:value-type="string">
            <text:p>2021-04-07T16:30:00+07:00</text:p>
          </table:table-cell>
          <table:table-cell office:value-type="string" calcext:value-type="string">
            <text:p>Analysis &amp;Algebraic Structures-Labwork-Dr Doan Nhat Quang</text:p>
          </table:table-cell>
          <table:table-cell office:value-type="string" calcext:value-type="string">
            <text:p>A21-6-Classroom 603 (40), A30-1-Auditorium (1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08:30:00+07:00</text:p>
          </table:table-cell>
          <table:table-cell office:value-type="string" calcext:value-type="string">
            <text:p>2021-04-08T11:30:00+07:00</text:p>
          </table:table-cell>
          <table:table-cell office:value-type="string" calcext:value-type="string">
            <text:p>Digital signal processing-A30 Hall- Dr Tran Hoàng Tùng</text:p>
          </table:table-cell>
          <table:table-cell office:value-type="string" calcext:value-type="string">
            <text:p>A30-1-Auditorium (120), 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13:30:00+07:00</text:p>
          </table:table-cell>
          <table:table-cell office:value-type="string" calcext:value-type="string">
            <text:p>2021-04-08T16:30:00+07:00</text:p>
          </table:table-cell>
          <table:table-cell office:value-type="string" calcext:value-type="string">
            <text:p>Advanced Programming with Python -Dr Tran Giang Son - A30/Auditorium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08:30:00+07:00</text:p>
          </table:table-cell>
          <table:table-cell office:value-type="string" calcext:value-type="string">
            <text:p>2021-04-09T11:30:00+07:00</text:p>
          </table:table-cell>
          <table:table-cell office:value-type="string" calcext:value-type="string">
            <text:p>FRENCH 2.1 - Class 2.2 CS+ICT (R1504/A28)- Class 2.3 ICT (R1506/A28) Class 2.4 ICT (R1502 /A28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3:30:00+07:00</text:p>
          </table:table-cell>
          <table:table-cell office:value-type="string" calcext:value-type="string">
            <text:p>2021-04-09T16:30:00+07:00</text:p>
          </table:table-cell>
          <table:table-cell office:value-type="string" calcext:value-type="string">
            <text:p>Analysis &amp;Algebraic Structures-Dr Doan Nhat Quang</text:p>
          </table:table-cell>
          <table:table-cell office:value-type="string" calcext:value-type="string">
            <text:p>A30-1-Auditorium (120), A21-6-Classroom 602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08:30:00+07:00</text:p>
          </table:table-cell>
          <table:table-cell office:value-type="string" calcext:value-type="string">
            <text:p>2021-04-12T11:30:00+07:00</text:p>
          </table:table-cell>
          <table:table-cell office:value-type="string" calcext:value-type="string">
            <text:p>FRENCH 2.1 - Class 2.2 CS+ICT (R1504/A28)- Class 2.3 ICT (R1506/A28) Class 2.4 ICT (R1502 /A28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3:30:00+07:00</text:p>
          </table:table-cell>
          <table:table-cell office:value-type="string" calcext:value-type="string">
            <text:p>2021-04-12T16:30:00+07:00</text:p>
          </table:table-cell>
          <table:table-cell office:value-type="string" calcext:value-type="string">
            <text:p>Advanced Programming with Python -Labwork-Dr Tran Giang Son - A30/Auditorium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08:30:00+07:00</text:p>
          </table:table-cell>
          <table:table-cell office:value-type="string" calcext:value-type="string">
            <text:p>2021-04-13T11:30:00+07:00</text:p>
          </table:table-cell>
          <table:table-cell office:value-type="string" calcext:value-type="string">
            <text:p>Analysis &amp;Algebraic Structures-Labwork-Dr Doan Nhat Quang</text:p>
          </table:table-cell>
          <table:table-cell office:value-type="string" calcext:value-type="string">
            <text:p>A30-1-Auditorium (120), A21-6-Classroom 603 (4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08:30:00+07:00</text:p>
          </table:table-cell>
          <table:table-cell office:value-type="string" calcext:value-type="string">
            <text:p>2021-04-14T11:30:00+07:00</text:p>
          </table:table-cell>
          <table:table-cell office:value-type="string" calcext:value-type="string">
            <text:p>Advanced Programming with Python -Dr Tran Giang Son</text:p>
          </table:table-cell>
          <table:table-cell office:value-type="string" calcext:value-type="string">
            <text:p>A30-1-Auditorium (1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13:30:00+07:00</text:p>
          </table:table-cell>
          <table:table-cell office:value-type="string" calcext:value-type="string">
            <text:p>2021-04-14T16:30:00+07:00</text:p>
          </table:table-cell>
          <table:table-cell office:value-type="string" calcext:value-type="string">
            <text:p>Final Exam-Intellectual Property Management- Pr. Lê Thị Thu Hiề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08:30:00+07:00</text:p>
          </table:table-cell>
          <table:table-cell office:value-type="string" calcext:value-type="string">
            <text:p>2021-04-15T11:30:00+07:00</text:p>
          </table:table-cell>
          <table:table-cell office:value-type="string" calcext:value-type="string">
            <text:p>Digital signal processing-A30 Hall- Dr Tran Hoàng Tùng</text:p>
          </table:table-cell>
          <table:table-cell office:value-type="string" calcext:value-type="string">
            <text:p>A21-6-Classroom 602 (50), A30-1-Auditorium (1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6T08:30:00+07:00</text:p>
          </table:table-cell>
          <table:table-cell office:value-type="string" calcext:value-type="string">
            <text:p>2021-04-16T11:30:00+07:00</text:p>
          </table:table-cell>
          <table:table-cell office:value-type="string" calcext:value-type="string">
            <text:p>FRENCH 2.1 - Class 2.2 CS+ICT (R1504/A28)- Class 2.3 ICT (R1506/A28) Class 2.4 ICT (R1502 /A28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6T13:30:00+07:00</text:p>
          </table:table-cell>
          <table:table-cell office:value-type="string" calcext:value-type="string">
            <text:p>2021-04-16T16:30:00+07:00</text:p>
          </table:table-cell>
          <table:table-cell office:value-type="string" calcext:value-type="string">
            <text:p>Analysis &amp;Algebraic Structures-Dr Doan Nhat Quang</text:p>
          </table:table-cell>
          <table:table-cell office:value-type="string" calcext:value-type="string">
            <text:p>A21-8-Classroom 801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9T08:30:00+07:00</text:p>
          </table:table-cell>
          <table:table-cell office:value-type="string" calcext:value-type="string">
            <text:p>2021-04-19T11:30:00+07:00</text:p>
          </table:table-cell>
          <table:table-cell office:value-type="string" calcext:value-type="string">
            <text:p>FRENCH 2.1 - Class 2.2 CS+ICT (R1504/A28)- Class 2.3 ICT (R1506/A28) Class 2.4 ICT (R1502 /A28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9T13:30:00+07:00</text:p>
          </table:table-cell>
          <table:table-cell office:value-type="string" calcext:value-type="string">
            <text:p>2021-04-19T16:30:00+07:00</text:p>
          </table:table-cell>
          <table:table-cell office:value-type="string" calcext:value-type="string">
            <text:p>Advanced Programming with Python -Dr Tran Giang Son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0T08:30:00+07:00</text:p>
          </table:table-cell>
          <table:table-cell office:value-type="string" calcext:value-type="string">
            <text:p>2021-04-20T11:30:00+07:00</text:p>
          </table:table-cell>
          <table:table-cell office:value-type="string" calcext:value-type="string">
            <text:p>Analysis &amp;Algebraic Structures-Dr Doan Nhat Quang</text:p>
          </table:table-cell>
          <table:table-cell office:value-type="string" calcext:value-type="string">
            <text:p>A21-6-Classroom 605 (70), A21-8-Classroom 801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1T13:30:00+07:00</text:p>
          </table:table-cell>
          <table:table-cell office:value-type="string" calcext:value-type="string">
            <text:p>2021-04-21T16:30:00+07:00</text:p>
          </table:table-cell>
          <table:table-cell office:value-type="string" calcext:value-type="string">
            <text:p>Digital signal processing-A30 Hall- Dr Tran Hoàng Tùng</text:p>
          </table:table-cell>
          <table:table-cell office:value-type="string" calcext:value-type="string">
            <text:p>A30-1-Auditorium (1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3 – ICT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8:30:00+07:00</text:p>
          </table:table-cell>
          <table:table-cell office:value-type="string" calcext:value-type="string">
            <text:p>2021-03-29T17:30:00+07:00</text:p>
          </table:table-cell>
          <table:table-cell office:value-type="string" calcext:value-type="string">
            <text:p>PRESENTATION - Computer Graphics - Dr. Nguyen Hoang Ha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9:00:00+07:00</text:p>
          </table:table-cell>
          <table:table-cell office:value-type="string" calcext:value-type="string">
            <text:p>2021-03-30T11:00:00+07:00</text:p>
          </table:table-cell>
          <table:table-cell office:value-type="string" calcext:value-type="string">
            <text:p>FINAL EXAM-Distributed Systems - Dr. Tran Giang Son</text:p>
          </table:table-cell>
          <table:table-cell office:value-type="string" calcext:value-type="string">
            <text:p>2H-8-Hội trường Tầng 8 - 2H (1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3:30:00+07:00</text:p>
          </table:table-cell>
          <table:table-cell office:value-type="string" calcext:value-type="string">
            <text:p>2021-03-30T16:30:00+07:00</text:p>
          </table:table-cell>
          <table:table-cell office:value-type="string" calcext:value-type="string">
            <text:p>Network simulation- Dr Nguyen Minh Huong - 8th floor/Auditorium/2H</text:p>
          </table:table-cell>
          <table:table-cell office:value-type="string" calcext:value-type="string">
            <text:p>A21-6-Classroom 603 (4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3:30:00+07:00</text:p>
          </table:table-cell>
          <table:table-cell office:value-type="string" calcext:value-type="string">
            <text:p>2021-03-31T15:30:00+07:00</text:p>
          </table:table-cell>
          <table:table-cell office:value-type="string" calcext:value-type="string">
            <text:p>Network simulation-R602- Dr Nguyen Minh Huo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3:30:00+07:00</text:p>
          </table:table-cell>
          <table:table-cell office:value-type="string" calcext:value-type="string">
            <text:p>2021-04-01T16:30:00+07:00</text:p>
          </table:table-cell>
          <table:table-cell office:value-type="string" calcext:value-type="string">
            <text:p>FINAL EXAM-MachineLearning II - Dr. Doan Nhat Quang</text:p>
          </table:table-cell>
          <table:table-cell office:value-type="string" calcext:value-type="string">
            <text:p>A30-1-Auditorium (1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13:00:00+07:00</text:p>
          </table:table-cell>
          <table:table-cell office:value-type="string" calcext:value-type="string">
            <text:p>2021-04-02T15:00:00+07:00</text:p>
          </table:table-cell>
          <table:table-cell office:value-type="string" calcext:value-type="string">
            <text:p>Network simulation- LabworkGrp1-R614-Dr Nguyen Minh Huong</text:p>
          </table:table-cell>
          <table:table-cell office:value-type="string" calcext:value-type="string">
            <text:p>A21-6-Classroom 614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15:00:00+07:00</text:p>
          </table:table-cell>
          <table:table-cell office:value-type="string" calcext:value-type="string">
            <text:p>2021-04-02T17:00:00+07:00</text:p>
          </table:table-cell>
          <table:table-cell office:value-type="string" calcext:value-type="string">
            <text:p>Network simulation- LabworkGrp1-Dr Nguyen Minh Huong - R612/A21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13:30:00+07:00</text:p>
          </table:table-cell>
          <table:table-cell office:value-type="string" calcext:value-type="string">
            <text:p>2021-04-03T17:00:00+07:00</text:p>
          </table:table-cell>
          <table:table-cell office:value-type="string" calcext:value-type="string">
            <text:p>B3-ICT- (Course review &amp; Final exam) Natural Language Processing - Dr PQNhatMinh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08:30:00+07:00</text:p>
          </table:table-cell>
          <table:table-cell office:value-type="string" calcext:value-type="string">
            <text:p>2021-04-12T11:30:00+07:00</text:p>
          </table:table-cell>
          <table:table-cell office:value-type="string" calcext:value-type="string">
            <text:p>FINAL EXAM xxx-R605/USTH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2 – SA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9:00:00+07:00</text:p>
          </table:table-cell>
          <table:table-cell office:value-type="string" calcext:value-type="string">
            <text:p>2021-03-29T12:00:00+07:00</text:p>
          </table:table-cell>
          <table:table-cell office:value-type="string" calcext:value-type="string">
            <text:p>Electronics - Dr. Duong Quang Ha</text:p>
          </table:table-cell>
          <table:table-cell office:value-type="string" calcext:value-type="string">
            <text:p>A23-1-Auditorium 1 Floor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3:30:00+07:00</text:p>
          </table:table-cell>
          <table:table-cell office:value-type="string" calcext:value-type="string">
            <text:p>2021-03-29T16:30:00+07:00</text:p>
          </table:table-cell>
          <table:table-cell office:value-type="string" calcext:value-type="string">
            <text:p>French 2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9:00:00+07:00</text:p>
          </table:table-cell>
          <table:table-cell office:value-type="string" calcext:value-type="string">
            <text:p>2021-03-30T12:00:00+07:00</text:p>
          </table:table-cell>
          <table:table-cell office:value-type="string" calcext:value-type="string">
            <text:p>Quantum Mechanics - Assoc.Prof. Nguyen Tran Thuat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3:30:00+07:00</text:p>
          </table:table-cell>
          <table:table-cell office:value-type="string" calcext:value-type="string">
            <text:p>2021-03-30T16:30:00+07:00</text:p>
          </table:table-cell>
          <table:table-cell office:value-type="string" calcext:value-type="string">
            <text:p>Intellectual Property Management - Assoc.Prof. Le Thi Thu Hien</text:p>
          </table:table-cell>
          <table:table-cell office:value-type="string" calcext:value-type="string">
            <text:p>A30 Hall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9:00:00+07:00</text:p>
          </table:table-cell>
          <table:table-cell office:value-type="string" calcext:value-type="string">
            <text:p>2021-03-31T12:00:00+07:00</text:p>
          </table:table-cell>
          <table:table-cell office:value-type="string" calcext:value-type="string">
            <text:p>Solar system and celestial mechanics - Dr. Phan Thanh Hien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4:00:00+07:00</text:p>
          </table:table-cell>
          <table:table-cell office:value-type="string" calcext:value-type="string">
            <text:p>2021-03-31T17:00:00+07:00</text:p>
          </table:table-cell>
          <table:table-cell office:value-type="string" calcext:value-type="string">
            <text:p>Electronics - Dr. Duong Quang Ha</text:p>
          </table:table-cell>
          <table:table-cell office:value-type="string" calcext:value-type="string">
            <text:p>A23-1-Auditorium 1 Floor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09:00:00+07:00</text:p>
          </table:table-cell>
          <table:table-cell office:value-type="string" calcext:value-type="string">
            <text:p>2021-04-01T12:00:00+07:00</text:p>
          </table:table-cell>
          <table:table-cell office:value-type="string" calcext:value-type="string">
            <text:p>Introduction to Earth System - Assoc.Prof. Ngo Duc Thanh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3:30:00+07:00</text:p>
          </table:table-cell>
          <table:table-cell office:value-type="string" calcext:value-type="string">
            <text:p>2021-04-01T16:30:00+07:00</text:p>
          </table:table-cell>
          <table:table-cell office:value-type="string" calcext:value-type="string">
            <text:p>French 2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9:00:00+07:00</text:p>
          </table:table-cell>
          <table:table-cell office:value-type="string" calcext:value-type="string">
            <text:p>2021-04-02T12:00:00+07:00</text:p>
          </table:table-cell>
          <table:table-cell office:value-type="string" calcext:value-type="string">
            <text:p>Electronics - Dr. Duong Quang Ha</text:p>
          </table:table-cell>
          <table:table-cell office:value-type="string" calcext:value-type="string">
            <text:p>A23-1-Auditorium 1 Floor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14:00:00+07:00</text:p>
          </table:table-cell>
          <table:table-cell office:value-type="string" calcext:value-type="string">
            <text:p>2021-04-02T16:00:00+07:00</text:p>
          </table:table-cell>
          <table:table-cell office:value-type="string" calcext:value-type="string">
            <text:p>Final exam: Product design I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18:00:00+07:00</text:p>
          </table:table-cell>
          <table:table-cell office:value-type="string" calcext:value-type="string">
            <text:p>2021-04-02T21:00:00+07:00</text:p>
          </table:table-cell>
          <table:table-cell office:value-type="string" calcext:value-type="string">
            <text:p>Solar system and celestial mechanics - Dr. Phan Thanh Hien</text:p>
          </table:table-cell>
          <table:table-cell office:value-type="string" calcext:value-type="string">
            <text:p>A21-7-Classroom 706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09:00:00+07:00</text:p>
          </table:table-cell>
          <table:table-cell office:value-type="string" calcext:value-type="string">
            <text:p>2021-04-05T12:00:00+07:00</text:p>
          </table:table-cell>
          <table:table-cell office:value-type="string" calcext:value-type="string">
            <text:p>Data analysis and visualisation - Dr. Hoang Duc Thuong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3:30:00+07:00</text:p>
          </table:table-cell>
          <table:table-cell office:value-type="string" calcext:value-type="string">
            <text:p>2021-04-05T16:30:00+07:00</text:p>
          </table:table-cell>
          <table:table-cell office:value-type="string" calcext:value-type="string">
            <text:p>French 2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09:00:00+07:00</text:p>
          </table:table-cell>
          <table:table-cell office:value-type="string" calcext:value-type="string">
            <text:p>2021-04-06T12:00:00+07:00</text:p>
          </table:table-cell>
          <table:table-cell office:value-type="string" calcext:value-type="string">
            <text:p>Quantum Mechanics - Assoc.Prof. Nguyen Tran Thuat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4:30:00+07:00</text:p>
          </table:table-cell>
          <table:table-cell office:value-type="string" calcext:value-type="string">
            <text:p>2021-04-07T17:30:00+07:00</text:p>
          </table:table-cell>
          <table:table-cell office:value-type="string" calcext:value-type="string">
            <text:p>Electronics - Dr. Duong Quang Ha</text:p>
          </table:table-cell>
          <table:table-cell office:value-type="string" calcext:value-type="string">
            <text:p>A23-1-Auditorium 1 Floor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09:00:00+07:00</text:p>
          </table:table-cell>
          <table:table-cell office:value-type="string" calcext:value-type="string">
            <text:p>2021-04-08T12:00:00+07:00</text:p>
          </table:table-cell>
          <table:table-cell office:value-type="string" calcext:value-type="string">
            <text:p>Introduction to Earth System - Assoc.Prof. Ngo Duc Thanh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13:30:00+07:00</text:p>
          </table:table-cell>
          <table:table-cell office:value-type="string" calcext:value-type="string">
            <text:p>2021-04-08T16:30:00+07:00</text:p>
          </table:table-cell>
          <table:table-cell office:value-type="string" calcext:value-type="string">
            <text:p>French 2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4:00:00+07:00</text:p>
          </table:table-cell>
          <table:table-cell office:value-type="string" calcext:value-type="string">
            <text:p>2021-04-09T17:00:00+07:00</text:p>
          </table:table-cell>
          <table:table-cell office:value-type="string" calcext:value-type="string">
            <text:p>Data analysis and visualisation - Dr. Hoang Duc Thuong</text:p>
          </table:table-cell>
          <table:table-cell office:value-type="string" calcext:value-type="string">
            <text:p>A21-7-Classroom 706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09:00:00+07:00</text:p>
          </table:table-cell>
          <table:table-cell office:value-type="string" calcext:value-type="string">
            <text:p>2021-04-12T12:00:00+07:00</text:p>
          </table:table-cell>
          <table:table-cell office:value-type="string" calcext:value-type="string">
            <text:p>Data analysis and visualisation - Dr. Hoang Duc Thuong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3:30:00+07:00</text:p>
          </table:table-cell>
          <table:table-cell office:value-type="string" calcext:value-type="string">
            <text:p>2021-04-12T16:30:00+07:00</text:p>
          </table:table-cell>
          <table:table-cell office:value-type="string" calcext:value-type="string">
            <text:p>French 2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09:00:00+07:00</text:p>
          </table:table-cell>
          <table:table-cell office:value-type="string" calcext:value-type="string">
            <text:p>2021-04-13T12:00:00+07:00</text:p>
          </table:table-cell>
          <table:table-cell office:value-type="string" calcext:value-type="string">
            <text:p>Quantum Mechanics - Assoc.Prof. Nguyen Tran Thuat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09:00:00+07:00</text:p>
          </table:table-cell>
          <table:table-cell office:value-type="string" calcext:value-type="string">
            <text:p>2021-04-14T12:00:00+07:00</text:p>
          </table:table-cell>
          <table:table-cell office:value-type="string" calcext:value-type="string">
            <text:p>Electronics - Dr. Duong Quang Ha</text:p>
          </table:table-cell>
          <table:table-cell office:value-type="string" calcext:value-type="string">
            <text:p>A23-1-Auditorium 1 Floor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15:00:00+07:00</text:p>
          </table:table-cell>
          <table:table-cell office:value-type="string" calcext:value-type="string">
            <text:p>2021-04-14T16:30:00+07:00</text:p>
          </table:table-cell>
          <table:table-cell office:value-type="string" calcext:value-type="string">
            <text:p>Final exam: Intellectual Property Management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09:00:00+07:00</text:p>
          </table:table-cell>
          <table:table-cell office:value-type="string" calcext:value-type="string">
            <text:p>2021-04-15T12:00:00+07:00</text:p>
          </table:table-cell>
          <table:table-cell office:value-type="string" calcext:value-type="string">
            <text:p>Introduction to Earth System - Assoc.Prof. Ngo Duc Thanh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13:30:00+07:00</text:p>
          </table:table-cell>
          <table:table-cell office:value-type="string" calcext:value-type="string">
            <text:p>2021-04-15T16:30:00+07:00</text:p>
          </table:table-cell>
          <table:table-cell office:value-type="string" calcext:value-type="string">
            <text:p>French 2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6T09:00:00+07:00</text:p>
          </table:table-cell>
          <table:table-cell office:value-type="string" calcext:value-type="string">
            <text:p>2021-04-16T11:00:00+07:00</text:p>
          </table:table-cell>
          <table:table-cell office:value-type="string" calcext:value-type="string">
            <text:p>Final Exam: Solar system and celestial mechanics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6T14:00:00+07:00</text:p>
          </table:table-cell>
          <table:table-cell office:value-type="string" calcext:value-type="string">
            <text:p>2021-04-16T17:00:00+07:00</text:p>
          </table:table-cell>
          <table:table-cell office:value-type="string" calcext:value-type="string">
            <text:p>Data analysis and visualisation - Dr. Hoang Duc Thuong</text:p>
          </table:table-cell>
          <table:table-cell office:value-type="string" calcext:value-type="string">
            <text:p>A21-7-Classroom 706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9T09:00:00+07:00</text:p>
          </table:table-cell>
          <table:table-cell office:value-type="string" calcext:value-type="string">
            <text:p>2021-04-19T12:00:00+07:00</text:p>
          </table:table-cell>
          <table:table-cell office:value-type="string" calcext:value-type="string">
            <text:p>Data analysis and visualisation - Dr. Hoang Duc Thuong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9T13:30:00+07:00</text:p>
          </table:table-cell>
          <table:table-cell office:value-type="string" calcext:value-type="string">
            <text:p>2021-04-19T16:30:00+07:00</text:p>
          </table:table-cell>
          <table:table-cell office:value-type="string" calcext:value-type="string">
            <text:p>French 2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0T09:00:00+07:00</text:p>
          </table:table-cell>
          <table:table-cell office:value-type="string" calcext:value-type="string">
            <text:p>2021-04-20T12:00:00+07:00</text:p>
          </table:table-cell>
          <table:table-cell office:value-type="string" calcext:value-type="string">
            <text:p>Quantum Mechanics - Assoc.Prof. Nguyen Tran Thuat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3 - SA: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2021-04-21</text:p>
          </table:table-cell>
          <table:table-cell table:style-name="ce3" office:value-type="string" calcext:value-type="string">
            <text:p>2021-04-22</text:p>
          </table:table-cell>
          <table:table-cell office:value-type="string" calcext:value-type="string">
            <text:p>King Hung holiday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4-30</text:p>
          </table:table-cell>
          <table:table-cell table:style-name="ce3" office:value-type="string" calcext:value-type="string">
            <text:p>2021-05-01</text:p>
          </table:table-cell>
          <table:table-cell office:value-type="string" calcext:value-type="string">
            <text:p>Liberation day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5-03</text:p>
          </table:table-cell>
          <table:table-cell table:style-name="ce3" office:value-type="string" calcext:value-type="string">
            <text:p>2021-05-04</text:p>
          </table:table-cell>
          <table:table-cell office:value-type="string" calcext:value-type="string">
            <text:p>Labor day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2 – ENERGY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9:00:00+07:00</text:p>
          </table:table-cell>
          <table:table-cell office:value-type="string" calcext:value-type="string">
            <text:p>2021-03-29T12:00:00+07:00</text:p>
          </table:table-cell>
          <table:table-cell office:value-type="string" calcext:value-type="string">
            <text:p>Electronics - Hall 1st F/A23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3:30:00+07:00</text:p>
          </table:table-cell>
          <table:table-cell office:value-type="string" calcext:value-type="string">
            <text:p>2021-03-29T16:30:00+07:00</text:p>
          </table:table-cell>
          <table:table-cell office:value-type="string" calcext:value-type="string">
            <text:p>FR 2.2</text:p>
          </table:table-cell>
          <table:table-cell office:value-type="string" calcext:value-type="string">
            <text:p>R1506, Bldg. A28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8:30:00+07:00</text:p>
          </table:table-cell>
          <table:table-cell office:value-type="string" calcext:value-type="string">
            <text:p>2021-03-30T11:30:00+07:00</text:p>
          </table:table-cell>
          <table:table-cell office:value-type="string" calcext:value-type="string">
            <text:p>Electrochemistry</text:p>
          </table:table-cell>
          <table:table-cell office:value-type="string" calcext:value-type="string">
            <text:p>A21-7-Classroom 710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4:00:00+07:00</text:p>
          </table:table-cell>
          <table:table-cell office:value-type="string" calcext:value-type="string">
            <text:p>2021-03-30T17:00:00+07:00</text:p>
          </table:table-cell>
          <table:table-cell office:value-type="string" calcext:value-type="string">
            <text:p>Final exam Heat and mass transfer</text:p>
          </table:table-cell>
          <table:table-cell office:value-type="string" calcext:value-type="string">
            <text:p>A21-7-Classroom 708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4:00:00+07:00</text:p>
          </table:table-cell>
          <table:table-cell office:value-type="string" calcext:value-type="string">
            <text:p>2021-03-31T17:00:00+07:00</text:p>
          </table:table-cell>
          <table:table-cell office:value-type="string" calcext:value-type="string">
            <text:p>Electronics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3:30:00+07:00</text:p>
          </table:table-cell>
          <table:table-cell office:value-type="string" calcext:value-type="string">
            <text:p>2021-04-01T16:30:00+07:00</text:p>
          </table:table-cell>
          <table:table-cell office:value-type="string" calcext:value-type="string">
            <text:p>FR 2.2</text:p>
          </table:table-cell>
          <table:table-cell office:value-type="string" calcext:value-type="string">
            <text:p>R1506, Bldg. A28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9:00:00+07:00</text:p>
          </table:table-cell>
          <table:table-cell office:value-type="string" calcext:value-type="string">
            <text:p>2021-04-02T12:00:00+07:00</text:p>
          </table:table-cell>
          <table:table-cell office:value-type="string" calcext:value-type="string">
            <text:p>Electronics - Hall 1st F/A23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13:30:00+07:00</text:p>
          </table:table-cell>
          <table:table-cell office:value-type="string" calcext:value-type="string">
            <text:p>2021-04-03T16:30:00+07:00</text:p>
          </table:table-cell>
          <table:table-cell office:value-type="string" calcext:value-type="string">
            <text:p>A30 Hall Intellectual Property Management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08:30:00+07:00</text:p>
          </table:table-cell>
          <table:table-cell office:value-type="string" calcext:value-type="string">
            <text:p>2021-04-05T11:30:00+07:00</text:p>
          </table:table-cell>
          <table:table-cell office:value-type="string" calcext:value-type="string">
            <text:p>Signal processing</text:p>
          </table:table-cell>
          <table:table-cell office:value-type="string" calcext:value-type="string">
            <text:p>A21-7-Classroom 714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3:30:00+07:00</text:p>
          </table:table-cell>
          <table:table-cell office:value-type="string" calcext:value-type="string">
            <text:p>2021-04-05T16:30:00+07:00</text:p>
          </table:table-cell>
          <table:table-cell office:value-type="string" calcext:value-type="string">
            <text:p>FR 2.2</text:p>
          </table:table-cell>
          <table:table-cell office:value-type="string" calcext:value-type="string">
            <text:p>R1506, Bldg. A28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08:30:00+07:00</text:p>
          </table:table-cell>
          <table:table-cell office:value-type="string" calcext:value-type="string">
            <text:p>2021-04-06T11:30:00+07:00</text:p>
          </table:table-cell>
          <table:table-cell office:value-type="string" calcext:value-type="string">
            <text:p>Sensors and Analytical Devices</text:p>
          </table:table-cell>
          <table:table-cell office:value-type="string" calcext:value-type="string">
            <text:p>A21-7-Classroom 714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13:00:00+07:00</text:p>
          </table:table-cell>
          <table:table-cell office:value-type="string" calcext:value-type="string">
            <text:p>2021-04-06T17:00:00+07:00</text:p>
          </table:table-cell>
          <table:table-cell office:value-type="string" calcext:value-type="string">
            <text:p>Electric transmission and distribution</text:p>
          </table:table-cell>
          <table:table-cell office:value-type="string" calcext:value-type="string">
            <text:p>A21-7-Classroom 714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4:30:00+07:00</text:p>
          </table:table-cell>
          <table:table-cell office:value-type="string" calcext:value-type="string">
            <text:p>2021-04-07T17:30:00+07:00</text:p>
          </table:table-cell>
          <table:table-cell office:value-type="string" calcext:value-type="string">
            <text:p>Electronics - Hall 1st F/A23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08:30:00+07:00</text:p>
          </table:table-cell>
          <table:table-cell office:value-type="string" calcext:value-type="string">
            <text:p>2021-04-08T11:30:00+07:00</text:p>
          </table:table-cell>
          <table:table-cell office:value-type="string" calcext:value-type="string">
            <text:p>Signal Processing</text:p>
          </table:table-cell>
          <table:table-cell office:value-type="string" calcext:value-type="string">
            <text:p>A21-7-Classroom 714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13:30:00+07:00</text:p>
          </table:table-cell>
          <table:table-cell office:value-type="string" calcext:value-type="string">
            <text:p>2021-04-08T16:30:00+07:00</text:p>
          </table:table-cell>
          <table:table-cell office:value-type="string" calcext:value-type="string">
            <text:p>FR 2.2</text:p>
          </table:table-cell>
          <table:table-cell office:value-type="string" calcext:value-type="string">
            <text:p>R1506, Bldg. A28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13:30:00+07:00</text:p>
          </table:table-cell>
          <table:table-cell office:value-type="string" calcext:value-type="string">
            <text:p>2021-04-10T16:30:00+07:00</text:p>
          </table:table-cell>
          <table:table-cell office:value-type="string" calcext:value-type="string">
            <text:p>A30 Hall Intellectual Property Management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08:30:00+07:00</text:p>
          </table:table-cell>
          <table:table-cell office:value-type="string" calcext:value-type="string">
            <text:p>2021-04-12T11:30:00+07:00</text:p>
          </table:table-cell>
          <table:table-cell office:value-type="string" calcext:value-type="string">
            <text:p>Signal processing</text:p>
          </table:table-cell>
          <table:table-cell office:value-type="string" calcext:value-type="string">
            <text:p>A21-7-Classroom 714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3:30:00+07:00</text:p>
          </table:table-cell>
          <table:table-cell office:value-type="string" calcext:value-type="string">
            <text:p>2021-04-12T16:30:00+07:00</text:p>
          </table:table-cell>
          <table:table-cell office:value-type="string" calcext:value-type="string">
            <text:p>FR 2.2</text:p>
          </table:table-cell>
          <table:table-cell office:value-type="string" calcext:value-type="string">
            <text:p>R1506, Bldg. A28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08:30:00+07:00</text:p>
          </table:table-cell>
          <table:table-cell office:value-type="string" calcext:value-type="string">
            <text:p>2021-04-13T11:30:00+07:00</text:p>
          </table:table-cell>
          <table:table-cell office:value-type="string" calcext:value-type="string">
            <text:p>Sensors and Analytical Devices</text:p>
          </table:table-cell>
          <table:table-cell office:value-type="string" calcext:value-type="string">
            <text:p>A21-7-Classroom 714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13:00:00+07:00</text:p>
          </table:table-cell>
          <table:table-cell office:value-type="string" calcext:value-type="string">
            <text:p>2021-04-13T17:00:00+07:00</text:p>
          </table:table-cell>
          <table:table-cell office:value-type="string" calcext:value-type="string">
            <text:p>Electric transmission and distribution</text:p>
          </table:table-cell>
          <table:table-cell office:value-type="string" calcext:value-type="string">
            <text:p>A21-7-Classroom 714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09:00:00+07:00</text:p>
          </table:table-cell>
          <table:table-cell office:value-type="string" calcext:value-type="string">
            <text:p>2021-04-14T12:00:00+07:00</text:p>
          </table:table-cell>
          <table:table-cell office:value-type="string" calcext:value-type="string">
            <text:p>Electronics - Hall 1st F/A23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15:00:00+07:00</text:p>
          </table:table-cell>
          <table:table-cell office:value-type="string" calcext:value-type="string">
            <text:p>2021-04-14T16:30:00+07:00</text:p>
          </table:table-cell>
          <table:table-cell office:value-type="string" calcext:value-type="string">
            <text:p>A30 Hall Final exam Intellectual Property Management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08:30:00+07:00</text:p>
          </table:table-cell>
          <table:table-cell office:value-type="string" calcext:value-type="string">
            <text:p>2021-04-15T11:30:00+07:00</text:p>
          </table:table-cell>
          <table:table-cell office:value-type="string" calcext:value-type="string">
            <text:p>Signal Processing</text:p>
          </table:table-cell>
          <table:table-cell office:value-type="string" calcext:value-type="string">
            <text:p>A21-7-Classroom 714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13:30:00+07:00</text:p>
          </table:table-cell>
          <table:table-cell office:value-type="string" calcext:value-type="string">
            <text:p>2021-04-15T16:30:00+07:00</text:p>
          </table:table-cell>
          <table:table-cell office:value-type="string" calcext:value-type="string">
            <text:p>FR 2.2</text:p>
          </table:table-cell>
          <table:table-cell office:value-type="string" calcext:value-type="string">
            <text:p>R1506, Bldg. A28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6T13:30:00+07:00</text:p>
          </table:table-cell>
          <table:table-cell office:value-type="string" calcext:value-type="string">
            <text:p>2021-04-16T16:30:00+07:00</text:p>
          </table:table-cell>
          <table:table-cell office:value-type="string" calcext:value-type="string">
            <text:p>Final exam - Electrochemistry</text:p>
          </table:table-cell>
          <table:table-cell office:value-type="string" calcext:value-type="string">
            <text:p>A21-7-Classroom 710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9T08:30:00+07:00</text:p>
          </table:table-cell>
          <table:table-cell office:value-type="string" calcext:value-type="string">
            <text:p>2021-04-19T11:30:00+07:00</text:p>
          </table:table-cell>
          <table:table-cell office:value-type="string" calcext:value-type="string">
            <text:p>Signal processing</text:p>
          </table:table-cell>
          <table:table-cell office:value-type="string" calcext:value-type="string">
            <text:p>A21-7-Classroom 714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9T13:30:00+07:00</text:p>
          </table:table-cell>
          <table:table-cell office:value-type="string" calcext:value-type="string">
            <text:p>2021-04-19T16:30:00+07:00</text:p>
          </table:table-cell>
          <table:table-cell office:value-type="string" calcext:value-type="string">
            <text:p>FR 2.2</text:p>
          </table:table-cell>
          <table:table-cell office:value-type="string" calcext:value-type="string">
            <text:p>R1506, Bldg. A28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0T08:30:00+07:00</text:p>
          </table:table-cell>
          <table:table-cell office:value-type="string" calcext:value-type="string">
            <text:p>2021-04-20T11:30:00+07:00</text:p>
          </table:table-cell>
          <table:table-cell office:value-type="string" calcext:value-type="string">
            <text:p>Sensors and Analytical Devices</text:p>
          </table:table-cell>
          <table:table-cell office:value-type="string" calcext:value-type="string">
            <text:p>A21-7-Classroom 714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0T13:00:00+07:00</text:p>
          </table:table-cell>
          <table:table-cell office:value-type="string" calcext:value-type="string">
            <text:p>2021-04-20T17:00:00+07:00</text:p>
          </table:table-cell>
          <table:table-cell office:value-type="string" calcext:value-type="string">
            <text:p>Electric transmission and distribution</text:p>
          </table:table-cell>
          <table:table-cell office:value-type="string" calcext:value-type="string">
            <text:p>A21-7-Classroom 714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2T08:30:00+07:00</text:p>
          </table:table-cell>
          <table:table-cell office:value-type="string" calcext:value-type="string">
            <text:p>2021-04-22T11:30:00+07:00</text:p>
          </table:table-cell>
          <table:table-cell office:value-type="string" calcext:value-type="string">
            <text:p>Signal Processing</text:p>
          </table:table-cell>
          <table:table-cell office:value-type="string" calcext:value-type="string">
            <text:p>A21-7-Classroom 714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3 - ENERGY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7:00:00+07:00</text:p>
          </table:table-cell>
          <table:table-cell office:value-type="string" calcext:value-type="string">
            <text:p>2021-03-29T12:00:00+07:00</text:p>
          </table:table-cell>
          <table:table-cell office:value-type="string" calcext:value-type="string">
            <text:p>Smart grid technology</text:p>
          </table:table-cell>
          <table:table-cell office:value-type="string" calcext:value-type="string">
            <text:p>A21-7-Classroom 706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9:00:00+07:00</text:p>
          </table:table-cell>
          <table:table-cell office:value-type="string" calcext:value-type="string">
            <text:p>2021-03-31T11:00:00+07:00</text:p>
          </table:table-cell>
          <table:table-cell office:value-type="string" calcext:value-type="string">
            <text:p>Final exam Hydro electric</text:p>
          </table:table-cell>
          <table:table-cell office:value-type="string" calcext:value-type="string">
            <text:p>A21-7-Classroom 714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4:00:00+07:00</text:p>
          </table:table-cell>
          <table:table-cell office:value-type="string" calcext:value-type="string">
            <text:p>2021-03-31T16:00:00+07:00</text:p>
          </table:table-cell>
          <table:table-cell office:value-type="string" calcext:value-type="string">
            <text:p>Final exam Smart grid technology</text:p>
          </table:table-cell>
          <table:table-cell office:value-type="string" calcext:value-type="string">
            <text:p>A21-7-Classroom 708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2-MST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13:30:00+07:00</text:p>
          </table:table-cell>
          <table:table-cell office:value-type="string" calcext:value-type="string">
            <text:p>2021-03-29T16:30:00+07:00</text:p>
          </table:table-cell>
          <table:table-cell office:value-type="string" calcext:value-type="string">
            <text:p>French 2.2 - 1504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3:30:00+07:00</text:p>
          </table:table-cell>
          <table:table-cell office:value-type="string" calcext:value-type="string">
            <text:p>2021-03-30T16:30:00+07:00</text:p>
          </table:table-cell>
          <table:table-cell office:value-type="string" calcext:value-type="string">
            <text:p>Virology - Dr. Nguyễn Thị Thường</text:p>
          </table:table-cell>
          <table:table-cell office:value-type="string" calcext:value-type="string">
            <text:p>A23-1-Auditorium 1 Floor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9:00:00+07:00</text:p>
          </table:table-cell>
          <table:table-cell office:value-type="string" calcext:value-type="string">
            <text:p>2021-03-31T12:00:00+07:00</text:p>
          </table:table-cell>
          <table:table-cell office:value-type="string" calcext:value-type="string">
            <text:p>Human genetic and diseases - Dr. Nguyễn Thùy Dương</text:p>
          </table:table-cell>
          <table:table-cell office:value-type="string" calcext:value-type="string">
            <text:p>A21-7-Classroom 715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4:00:00+07:00</text:p>
          </table:table-cell>
          <table:table-cell office:value-type="string" calcext:value-type="string">
            <text:p>2021-03-31T17:00:00+07:00</text:p>
          </table:table-cell>
          <table:table-cell office:value-type="string" calcext:value-type="string">
            <text:p>Online course - Hematology- Prof. Marine Devine</text:p>
          </table:table-cell>
          <table:table-cell office:value-type="string" calcext:value-type="string">
            <text:p>A21-7-Classroom 71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09:00:00+07:00</text:p>
          </table:table-cell>
          <table:table-cell office:value-type="string" calcext:value-type="string">
            <text:p>2021-04-01T12:00:00+07:00</text:p>
          </table:table-cell>
          <table:table-cell office:value-type="string" calcext:value-type="string">
            <text:p>Bioinformatic - Dr. Trần Thị Thanh Tâm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3:30:00+07:00</text:p>
          </table:table-cell>
          <table:table-cell office:value-type="string" calcext:value-type="string">
            <text:p>2021-04-01T16:30:00+07:00</text:p>
          </table:table-cell>
          <table:table-cell office:value-type="string" calcext:value-type="string">
            <text:p>French 2.2 - 1504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9:00:00+07:00</text:p>
          </table:table-cell>
          <table:table-cell office:value-type="string" calcext:value-type="string">
            <text:p>2021-04-02T12:00:00+07:00</text:p>
          </table:table-cell>
          <table:table-cell office:value-type="string" calcext:value-type="string">
            <text:p>Human genetic and diseases - Dr. Nguyễn Thùy Dương</text:p>
          </table:table-cell>
          <table:table-cell office:value-type="string" calcext:value-type="string">
            <text:p>A21-7-Classroom 715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13:30:00+07:00</text:p>
          </table:table-cell>
          <table:table-cell office:value-type="string" calcext:value-type="string">
            <text:p>2021-04-03T16:30:00+07:00</text:p>
          </table:table-cell>
          <table:table-cell office:value-type="string" calcext:value-type="string">
            <text:p>Intellectual Property Management -Assoc. Prof. Lê Thị Thu Hiền- A30 Hall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3:30:00+07:00</text:p>
          </table:table-cell>
          <table:table-cell office:value-type="string" calcext:value-type="string">
            <text:p>2021-04-05T16:30:00+07:00</text:p>
          </table:table-cell>
          <table:table-cell office:value-type="string" calcext:value-type="string">
            <text:p>French 2.2 - 1504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09:00:00+07:00</text:p>
          </table:table-cell>
          <table:table-cell office:value-type="string" calcext:value-type="string">
            <text:p>2021-04-06T12:00:00+07:00</text:p>
          </table:table-cell>
          <table:table-cell office:value-type="string" calcext:value-type="string">
            <text:p>Bioinformatic - Dr. Trần Thị Thanh Tâm-60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13:30:00+07:00</text:p>
          </table:table-cell>
          <table:table-cell office:value-type="string" calcext:value-type="string">
            <text:p>2021-04-06T16:30:00+07:00</text:p>
          </table:table-cell>
          <table:table-cell office:value-type="string" calcext:value-type="string">
            <text:p>Virology - Dr. Nguyễn Thị Thường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09:00:00+07:00</text:p>
          </table:table-cell>
          <table:table-cell office:value-type="string" calcext:value-type="string">
            <text:p>2021-04-07T12:00:00+07:00</text:p>
          </table:table-cell>
          <table:table-cell office:value-type="string" calcext:value-type="string">
            <text:p>Human genetic and diseases - Dr. Nguyễn Thùy Dương</text:p>
          </table:table-cell>
          <table:table-cell office:value-type="string" calcext:value-type="string">
            <text:p>A21-7-Classroom 715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4:00:00+07:00</text:p>
          </table:table-cell>
          <table:table-cell office:value-type="string" calcext:value-type="string">
            <text:p>2021-04-07T17:00:00+07:00</text:p>
          </table:table-cell>
          <table:table-cell office:value-type="string" calcext:value-type="string">
            <text:p>Online course - Hematology- Prof. Marine Devine</text:p>
          </table:table-cell>
          <table:table-cell office:value-type="string" calcext:value-type="string">
            <text:p>A21-7-Classroom 715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08:30:00+07:00</text:p>
          </table:table-cell>
          <table:table-cell office:value-type="string" calcext:value-type="string">
            <text:p>2021-04-08T11:30:00+07:00</text:p>
          </table:table-cell>
          <table:table-cell office:value-type="string" calcext:value-type="string">
            <text:p>Online course - Bioinformatic - Prof. Chi Ying Hua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13:30:00+07:00</text:p>
          </table:table-cell>
          <table:table-cell office:value-type="string" calcext:value-type="string">
            <text:p>2021-04-08T16:30:00+07:00</text:p>
          </table:table-cell>
          <table:table-cell office:value-type="string" calcext:value-type="string">
            <text:p>French 2.2 - 1504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09:00:00+07:00</text:p>
          </table:table-cell>
          <table:table-cell office:value-type="string" calcext:value-type="string">
            <text:p>2021-04-09T12:00:00+07:00</text:p>
          </table:table-cell>
          <table:table-cell office:value-type="string" calcext:value-type="string">
            <text:p>Human genetic and diseases - Dr. Nguyễn Thùy Dương</text:p>
          </table:table-cell>
          <table:table-cell office:value-type="string" calcext:value-type="string">
            <text:p>A21-7-Classroom 715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4:00:00+07:00</text:p>
          </table:table-cell>
          <table:table-cell office:value-type="string" calcext:value-type="string">
            <text:p>2021-04-09T17:00:00+07:00</text:p>
          </table:table-cell>
          <table:table-cell office:value-type="string" calcext:value-type="string">
            <text:p>Bioinformatic - Dr. Trần Thị Thanh Tâm</text:p>
          </table:table-cell>
          <table:table-cell office:value-type="string" calcext:value-type="string">
            <text:p>A21-8-Classroom 801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13:30:00+07:00</text:p>
          </table:table-cell>
          <table:table-cell office:value-type="string" calcext:value-type="string">
            <text:p>2021-04-10T16:30:00+07:00</text:p>
          </table:table-cell>
          <table:table-cell office:value-type="string" calcext:value-type="string">
            <text:p>Intellectual Property Management -Assoc. Prof. Lê Thị Thu Hiền- A30 Hall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09:00:00+07:00</text:p>
          </table:table-cell>
          <table:table-cell office:value-type="string" calcext:value-type="string">
            <text:p>2021-04-12T10:15:00+07:00</text:p>
          </table:table-cell>
          <table:table-cell office:value-type="string" calcext:value-type="string">
            <text:p>Retake Basic and Advanced Molecular Biology 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3:30:00+07:00</text:p>
          </table:table-cell>
          <table:table-cell office:value-type="string" calcext:value-type="string">
            <text:p>2021-04-12T16:30:00+07:00</text:p>
          </table:table-cell>
          <table:table-cell office:value-type="string" calcext:value-type="string">
            <text:p>French 2.2 - 1504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08:30:00+07:00</text:p>
          </table:table-cell>
          <table:table-cell office:value-type="string" calcext:value-type="string">
            <text:p>2021-04-13T11:30:00+07:00</text:p>
          </table:table-cell>
          <table:table-cell office:value-type="string" calcext:value-type="string">
            <text:p>Animal Cell Biotechnology - Dr. Nguyễn Thị Hồng Minh</text:p>
          </table:table-cell>
          <table:table-cell office:value-type="string" calcext:value-type="string">
            <text:p>A21-8-Classroom 801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13:30:00+07:00</text:p>
          </table:table-cell>
          <table:table-cell office:value-type="string" calcext:value-type="string">
            <text:p>2021-04-13T16:30:00+07:00</text:p>
          </table:table-cell>
          <table:table-cell office:value-type="string" calcext:value-type="string">
            <text:p>Virology - Dr. Nguyễn Thị Thường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08:30:00+07:00</text:p>
          </table:table-cell>
          <table:table-cell office:value-type="string" calcext:value-type="string">
            <text:p>2021-04-14T11:30:00+07:00</text:p>
          </table:table-cell>
          <table:table-cell office:value-type="string" calcext:value-type="string">
            <text:p>Online course - Bioinformatic - Prof. Chi Ying Hua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14:00:00+07:00</text:p>
          </table:table-cell>
          <table:table-cell office:value-type="string" calcext:value-type="string">
            <text:p>2021-04-14T17:00:00+07:00</text:p>
          </table:table-cell>
          <table:table-cell office:value-type="string" calcext:value-type="string">
            <text:p>Final exam - Intellectual Property Management - A30 Hall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08:30:00+07:00</text:p>
          </table:table-cell>
          <table:table-cell office:value-type="string" calcext:value-type="string">
            <text:p>2021-04-15T11:30:00+07:00</text:p>
          </table:table-cell>
          <table:table-cell office:value-type="string" calcext:value-type="string">
            <text:p>Online course - Bioinformatic - Prof. Chi Ying Hua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13:30:00+07:00</text:p>
          </table:table-cell>
          <table:table-cell office:value-type="string" calcext:value-type="string">
            <text:p>2021-04-15T16:30:00+07:00</text:p>
          </table:table-cell>
          <table:table-cell office:value-type="string" calcext:value-type="string">
            <text:p>French 2.2 - 1504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6T09:00:00+07:00</text:p>
          </table:table-cell>
          <table:table-cell office:value-type="string" calcext:value-type="string">
            <text:p>2021-04-16T12:00:00+07:00</text:p>
          </table:table-cell>
          <table:table-cell office:value-type="string" calcext:value-type="string">
            <text:p>Bioinformatic - Dr. Trần Thị Thanh Tâm</text:p>
          </table:table-cell>
          <table:table-cell office:value-type="string" calcext:value-type="string">
            <text:p>A21-8-Classroom 801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9T08:30:00+07:00</text:p>
          </table:table-cell>
          <table:table-cell office:value-type="string" calcext:value-type="string">
            <text:p>2021-04-19T11:30:00+07:00</text:p>
          </table:table-cell>
          <table:table-cell office:value-type="string" calcext:value-type="string">
            <text:p>Online course - Bioinformatic - Prof. Chi Ying Hua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9T13:30:00+07:00</text:p>
          </table:table-cell>
          <table:table-cell office:value-type="string" calcext:value-type="string">
            <text:p>2021-04-19T16:30:00+07:00</text:p>
          </table:table-cell>
          <table:table-cell office:value-type="string" calcext:value-type="string">
            <text:p>French 2.2 - 1504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0T09:00:00+07:00</text:p>
          </table:table-cell>
          <table:table-cell office:value-type="string" calcext:value-type="string">
            <text:p>2021-04-20T11:00:00+07:00</text:p>
          </table:table-cell>
          <table:table-cell office:value-type="string" calcext:value-type="string">
            <text:p>Final exam - Advanced Cell Biology</text:p>
          </table:table-cell>
          <table:table-cell office:value-type="string" calcext:value-type="string">
            <text:p>A21-6-Classroom 603 (4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3-MST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8:00:00+07:00</text:p>
          </table:table-cell>
          <table:table-cell office:value-type="string" calcext:value-type="string">
            <text:p>2021-03-29T17:00:00+07:00</text:p>
          </table:table-cell>
          <table:table-cell office:value-type="string" calcext:value-type="string">
            <text:p>Practical - Introduction to Stem Cell <text:s/>- Dr. Nguyễn Thị Hồng Minh-401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8:30:00+07:00</text:p>
          </table:table-cell>
          <table:table-cell office:value-type="string" calcext:value-type="string">
            <text:p>2021-03-30T11:30:00+07:00</text:p>
          </table:table-cell>
          <table:table-cell office:value-type="string" calcext:value-type="string">
            <text:p>Artificial Intelligence and Deep Learning in Medicine - Dr. Trần Giang Sơn</text:p>
          </table:table-cell>
          <table:table-cell office:value-type="string" calcext:value-type="string">
            <text:p>A21-7-Classroom 71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3:30:00+07:00</text:p>
          </table:table-cell>
          <table:table-cell office:value-type="string" calcext:value-type="string">
            <text:p>2021-03-30T16:30:00+07:00</text:p>
          </table:table-cell>
          <table:table-cell office:value-type="string" calcext:value-type="string">
            <text:p>Artificial Intelligence and Machine Learning - Dr. Nguyễn Cẩm Linh</text:p>
          </table:table-cell>
          <table:table-cell office:value-type="string" calcext:value-type="string">
            <text:p>A21-7-Classroom 710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8:00:00+07:00</text:p>
          </table:table-cell>
          <table:table-cell office:value-type="string" calcext:value-type="string">
            <text:p>2021-03-31T17:00:00+07:00</text:p>
          </table:table-cell>
          <table:table-cell office:value-type="string" calcext:value-type="string">
            <text:p>Practical -Biomem Technology - Dr. Phạm Văn Nhất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08:30:00+07:00</text:p>
          </table:table-cell>
          <table:table-cell office:value-type="string" calcext:value-type="string">
            <text:p>2021-04-01T11:30:00+07:00</text:p>
          </table:table-cell>
          <table:table-cell office:value-type="string" calcext:value-type="string">
            <text:p>Artificial Intelligence and Deep Learning in Medicine - Dr. Trần Giang Sơn</text:p>
          </table:table-cell>
          <table:table-cell office:value-type="string" calcext:value-type="string">
            <text:p>A21-7-Classroom 71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3:30:00+07:00</text:p>
          </table:table-cell>
          <table:table-cell office:value-type="string" calcext:value-type="string">
            <text:p>2021-04-01T16:30:00+07:00</text:p>
          </table:table-cell>
          <table:table-cell office:value-type="string" calcext:value-type="string">
            <text:p>Artificial Intelligence and Machine Learning- Dr. Nguyễn Cẩm Lin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8:00:00+07:00</text:p>
          </table:table-cell>
          <table:table-cell office:value-type="string" calcext:value-type="string">
            <text:p>2021-04-02T17:00:00+07:00</text:p>
          </table:table-cell>
          <table:table-cell office:value-type="string" calcext:value-type="string">
            <text:p>Practical -Biomem Technology - Dr. Phạm Văn Nhất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09:00:00+07:00</text:p>
          </table:table-cell>
          <table:table-cell office:value-type="string" calcext:value-type="string">
            <text:p>2021-04-05T11:00:00+07:00</text:p>
          </table:table-cell>
          <table:table-cell office:value-type="string" calcext:value-type="string">
            <text:p>Final exam - Introduction to Stem Cell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08:30:00+07:00</text:p>
          </table:table-cell>
          <table:table-cell office:value-type="string" calcext:value-type="string">
            <text:p>2021-04-06T11:30:00+07:00</text:p>
          </table:table-cell>
          <table:table-cell office:value-type="string" calcext:value-type="string">
            <text:p>Artificial Intelligence and Deep Learning in Medicine - Dr. Trần Giang Sơn</text:p>
          </table:table-cell>
          <table:table-cell office:value-type="string" calcext:value-type="string">
            <text:p>A21-7-Classroom 71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13:30:00+07:00</text:p>
          </table:table-cell>
          <table:table-cell office:value-type="string" calcext:value-type="string">
            <text:p>2021-04-06T16:30:00+07:00</text:p>
          </table:table-cell>
          <table:table-cell office:value-type="string" calcext:value-type="string">
            <text:p>Biomedical Signal Processing and Modelling - Dr. Nguyễn Công Phương</text:p>
          </table:table-cell>
          <table:table-cell office:value-type="string" calcext:value-type="string">
            <text:p>A21-7-Classroom 71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08:30:00+07:00</text:p>
          </table:table-cell>
          <table:table-cell office:value-type="string" calcext:value-type="string">
            <text:p>2021-04-08T11:30:00+07:00</text:p>
          </table:table-cell>
          <table:table-cell office:value-type="string" calcext:value-type="string">
            <text:p>Artificial Intelligence and Deep Learning in Medicine - Dr. Trần Giang Sơn</text:p>
          </table:table-cell>
          <table:table-cell office:value-type="string" calcext:value-type="string">
            <text:p>A21-7-Classroom 71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3:30:00+07:00</text:p>
          </table:table-cell>
          <table:table-cell office:value-type="string" calcext:value-type="string">
            <text:p>2021-04-09T16:30:00+07:00</text:p>
          </table:table-cell>
          <table:table-cell office:value-type="string" calcext:value-type="string">
            <text:p>Biomedical Signal Processing and Modelling - Dr. Nguyễn Công Phươ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08:30:00+07:00</text:p>
          </table:table-cell>
          <table:table-cell office:value-type="string" calcext:value-type="string">
            <text:p>2021-04-13T11:30:00+07:00</text:p>
          </table:table-cell>
          <table:table-cell office:value-type="string" calcext:value-type="string">
            <text:p>Artificial Intelligence and Deep Learning in Medicine - Dr. Trần Giang Sơn</text:p>
          </table:table-cell>
          <table:table-cell office:value-type="string" calcext:value-type="string">
            <text:p>A21-7-Classroom 715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08:30:00+07:00</text:p>
          </table:table-cell>
          <table:table-cell office:value-type="string" calcext:value-type="string">
            <text:p>2021-04-15T11:30:00+07:00</text:p>
          </table:table-cell>
          <table:table-cell office:value-type="string" calcext:value-type="string">
            <text:p>Artificial Intelligence and Deep Learning in Medicine - Dr. Trần Giang Sơn</text:p>
          </table:table-cell>
          <table:table-cell office:value-type="string" calcext:value-type="string">
            <text:p>A21-7-Classroom 715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4-30</text:p>
          </table:table-cell>
          <table:table-cell table:style-name="ce3" office:value-type="string" calcext:value-type="string">
            <text:p>2021-05-04</text:p>
          </table:table-cell>
          <table:table-cell office:value-type="string" calcext:value-type="string">
            <text:p>Public holiday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2-FST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13:30:00+07:00</text:p>
          </table:table-cell>
          <table:table-cell office:value-type="string" calcext:value-type="string">
            <text:p>2021-03-29T16:30:00+07:00</text:p>
          </table:table-cell>
          <table:table-cell office:value-type="string" calcext:value-type="string">
            <text:p>French 2.2 - 1506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9:00:00+07:00</text:p>
          </table:table-cell>
          <table:table-cell office:value-type="string" calcext:value-type="string">
            <text:p>2021-03-30T11:00:00+07:00</text:p>
          </table:table-cell>
          <table:table-cell office:value-type="string" calcext:value-type="string">
            <text:p>Final exam - Food analytical chemistry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3:30:00+07:00</text:p>
          </table:table-cell>
          <table:table-cell office:value-type="string" calcext:value-type="string">
            <text:p>2021-03-30T16:30:00+07:00</text:p>
          </table:table-cell>
          <table:table-cell office:value-type="string" calcext:value-type="string">
            <text:p>Intellectual Property Management -Assoc. Prof. Lê Thị Thu Hiền- A30 Hall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3:30:00+07:00</text:p>
          </table:table-cell>
          <table:table-cell office:value-type="string" calcext:value-type="string">
            <text:p>2021-04-01T16:30:00+07:00</text:p>
          </table:table-cell>
          <table:table-cell office:value-type="string" calcext:value-type="string">
            <text:p>French 2.2 - 1506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8:30:00+07:00</text:p>
          </table:table-cell>
          <table:table-cell office:value-type="string" calcext:value-type="string">
            <text:p>2021-04-02T11:30:00+07:00</text:p>
          </table:table-cell>
          <table:table-cell office:value-type="string" calcext:value-type="string">
            <text:p>Food chemistry - A/Prof. Nguyễn Tiến Đạt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3:30:00+07:00</text:p>
          </table:table-cell>
          <table:table-cell office:value-type="string" calcext:value-type="string">
            <text:p>2021-04-05T16:30:00+07:00</text:p>
          </table:table-cell>
          <table:table-cell office:value-type="string" calcext:value-type="string">
            <text:p>French 2.2 - 1506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13:30:00+07:00</text:p>
          </table:table-cell>
          <table:table-cell office:value-type="string" calcext:value-type="string">
            <text:p>2021-04-06T16:30:00+07:00</text:p>
          </table:table-cell>
          <table:table-cell office:value-type="string" calcext:value-type="string">
            <text:p>Intellectual Property Management -Assoc. Prof. Lê Thị Thu Hiền- A30 Hall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08:30:00+07:00</text:p>
          </table:table-cell>
          <table:table-cell office:value-type="string" calcext:value-type="string">
            <text:p>2021-04-07T11:30:00+07:00</text:p>
          </table:table-cell>
          <table:table-cell office:value-type="string" calcext:value-type="string">
            <text:p>Food chemistry - A/Prof. Nguyễn Tiến Đạt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13:30:00+07:00</text:p>
          </table:table-cell>
          <table:table-cell office:value-type="string" calcext:value-type="string">
            <text:p>2021-04-08T16:30:00+07:00</text:p>
          </table:table-cell>
          <table:table-cell office:value-type="string" calcext:value-type="string">
            <text:p>French 2.2 - 1506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08:30:00+07:00</text:p>
          </table:table-cell>
          <table:table-cell office:value-type="string" calcext:value-type="string">
            <text:p>2021-04-09T11:30:00+07:00</text:p>
          </table:table-cell>
          <table:table-cell office:value-type="string" calcext:value-type="string">
            <text:p>Food chemistry - A/Prof. Nguyễn Tiến Đạt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3:30:00+07:00</text:p>
          </table:table-cell>
          <table:table-cell office:value-type="string" calcext:value-type="string">
            <text:p>2021-04-12T16:30:00+07:00</text:p>
          </table:table-cell>
          <table:table-cell office:value-type="string" calcext:value-type="string">
            <text:p>French 2.2 - 1506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08:30:00+07:00</text:p>
          </table:table-cell>
          <table:table-cell office:value-type="string" calcext:value-type="string">
            <text:p>2021-04-14T11:30:00+07:00</text:p>
          </table:table-cell>
          <table:table-cell office:value-type="string" calcext:value-type="string">
            <text:p>Food chemistry - A/Prof. Nguyễn Tiến Đạt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14:00:00+07:00</text:p>
          </table:table-cell>
          <table:table-cell office:value-type="string" calcext:value-type="string">
            <text:p>2021-04-14T17:00:00+07:00</text:p>
          </table:table-cell>
          <table:table-cell office:value-type="string" calcext:value-type="string">
            <text:p>Final exam - Intellectual Property Management - A30 Hall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13:30:00+07:00</text:p>
          </table:table-cell>
          <table:table-cell office:value-type="string" calcext:value-type="string">
            <text:p>2021-04-15T16:30:00+07:00</text:p>
          </table:table-cell>
          <table:table-cell office:value-type="string" calcext:value-type="string">
            <text:p>French 2.2 - 1506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6T08:30:00+07:00</text:p>
          </table:table-cell>
          <table:table-cell office:value-type="string" calcext:value-type="string">
            <text:p>2021-04-16T11:30:00+07:00</text:p>
          </table:table-cell>
          <table:table-cell office:value-type="string" calcext:value-type="string">
            <text:p>Food chemistry - A/Prof. Nguyễn Tiến Đạt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9T13:30:00+07:00</text:p>
          </table:table-cell>
          <table:table-cell office:value-type="string" calcext:value-type="string">
            <text:p>2021-04-19T16:30:00+07:00</text:p>
          </table:table-cell>
          <table:table-cell office:value-type="string" calcext:value-type="string">
            <text:p>French 2.2 - 1506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1T08:30:00+07:00</text:p>
          </table:table-cell>
          <table:table-cell office:value-type="string" calcext:value-type="string">
            <text:p>2021-04-21T11:30:00+07:00</text:p>
          </table:table-cell>
          <table:table-cell office:value-type="string" calcext:value-type="string">
            <text:p>Food chemistry - A/Prof. Nguyễn Tiến Đạt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2T13:30:00+07:00</text:p>
          </table:table-cell>
          <table:table-cell office:value-type="string" calcext:value-type="string">
            <text:p>2021-04-22T16:30:00+07:00</text:p>
          </table:table-cell>
          <table:table-cell office:value-type="string" calcext:value-type="string">
            <text:p>French 2.2 - 1506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3T08:30:00+07:00</text:p>
          </table:table-cell>
          <table:table-cell office:value-type="string" calcext:value-type="string">
            <text:p>2021-04-23T11:30:00+07:00</text:p>
          </table:table-cell>
          <table:table-cell office:value-type="string" calcext:value-type="string">
            <text:p>Food chemistry - A/Prof. Nguyễn Tiến Đạt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6T13:30:00+07:00</text:p>
          </table:table-cell>
          <table:table-cell office:value-type="string" calcext:value-type="string">
            <text:p>2021-04-26T16:30:00+07:00</text:p>
          </table:table-cell>
          <table:table-cell office:value-type="string" calcext:value-type="string">
            <text:p>French 2.2 - 1506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8T08:30:00+07:00</text:p>
          </table:table-cell>
          <table:table-cell office:value-type="string" calcext:value-type="string">
            <text:p>2021-04-28T11:30:00+07:00</text:p>
          </table:table-cell>
          <table:table-cell office:value-type="string" calcext:value-type="string">
            <text:p>Food chemistry - A/Prof. Nguyễn Tiến Đạt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9T13:30:00+07:00</text:p>
          </table:table-cell>
          <table:table-cell office:value-type="string" calcext:value-type="string">
            <text:p>2021-04-29T16:30:00+07:00</text:p>
          </table:table-cell>
          <table:table-cell office:value-type="string" calcext:value-type="string">
            <text:p>French 2.2 - 1506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4-30</text:p>
          </table:table-cell>
          <table:table-cell table:style-name="ce3" office:value-type="string" calcext:value-type="string">
            <text:p>2021-05-04</text:p>
          </table:table-cell>
          <table:table-cell office:value-type="string" calcext:value-type="string">
            <text:p>Public holiday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30T08:30:00+07:00</text:p>
          </table:table-cell>
          <table:table-cell office:value-type="string" calcext:value-type="string">
            <text:p>2021-04-30T11:30:00+07:00</text:p>
          </table:table-cell>
          <table:table-cell office:value-type="string" calcext:value-type="string">
            <text:p>Food chemistry - A/Prof. Nguyễn Tiến Đạt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5-03T13:30:00+07:00</text:p>
          </table:table-cell>
          <table:table-cell office:value-type="string" calcext:value-type="string">
            <text:p>2021-05-03T16:30:00+07:00</text:p>
          </table:table-cell>
          <table:table-cell office:value-type="string" calcext:value-type="string">
            <text:p>French 2.2 - 1506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5-05T08:30:00+07:00</text:p>
          </table:table-cell>
          <table:table-cell office:value-type="string" calcext:value-type="string">
            <text:p>2021-05-05T11:30:00+07:00</text:p>
          </table:table-cell>
          <table:table-cell office:value-type="string" calcext:value-type="string">
            <text:p>Food chemistry - A/Prof. Nguyễn Tiến Đạt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5-06T13:30:00+07:00</text:p>
          </table:table-cell>
          <table:table-cell office:value-type="string" calcext:value-type="string">
            <text:p>2021-05-06T16:30:00+07:00</text:p>
          </table:table-cell>
          <table:table-cell office:value-type="string" calcext:value-type="string">
            <text:p>French 2.2 - 1506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5-10T13:30:00+07:00</text:p>
          </table:table-cell>
          <table:table-cell office:value-type="string" calcext:value-type="string">
            <text:p>2021-05-10T16:30:00+07:00</text:p>
          </table:table-cell>
          <table:table-cell office:value-type="string" calcext:value-type="string">
            <text:p>French 2.2 - 1506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5-13T13:30:00+07:00</text:p>
          </table:table-cell>
          <table:table-cell office:value-type="string" calcext:value-type="string">
            <text:p>2021-05-13T16:30:00+07:00</text:p>
          </table:table-cell>
          <table:table-cell office:value-type="string" calcext:value-type="string">
            <text:p>French 2.2 - 1506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5-17T13:30:00+07:00</text:p>
          </table:table-cell>
          <table:table-cell office:value-type="string" calcext:value-type="string">
            <text:p>2021-05-17T16:30:00+07:00</text:p>
          </table:table-cell>
          <table:table-cell office:value-type="string" calcext:value-type="string">
            <text:p>French 2.2 - 1506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3-FST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8:30:00+07:00</text:p>
          </table:table-cell>
          <table:table-cell office:value-type="string" calcext:value-type="string">
            <text:p>2021-03-29T11:30:00+07:00</text:p>
          </table:table-cell>
          <table:table-cell office:value-type="string" calcext:value-type="string">
            <text:p>Cancel-Online course - Food Formulation Technology -Dr. Huỳnh Tiến Đạt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4:00:00+07:00</text:p>
          </table:table-cell>
          <table:table-cell office:value-type="string" calcext:value-type="string">
            <text:p>2021-03-31T16:00:00+07:00</text:p>
          </table:table-cell>
          <table:table-cell office:value-type="string" calcext:value-type="string">
            <text:p>Functional Food - Dr. Lê Thanh Hương</text:p>
          </table:table-cell>
          <table:table-cell office:value-type="string" calcext:value-type="string">
            <text:p>A21-7-Classroom 715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08:30:00+07:00</text:p>
          </table:table-cell>
          <table:table-cell office:value-type="string" calcext:value-type="string">
            <text:p>2021-04-01T11:30:00+07:00</text:p>
          </table:table-cell>
          <table:table-cell office:value-type="string" calcext:value-type="string">
            <text:p>Online course - Food Formulation Technology -Dr. Huỳnh Tiến Đạt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09:00:00+07:00</text:p>
          </table:table-cell>
          <table:table-cell office:value-type="string" calcext:value-type="string">
            <text:p>2021-04-03T11:30:00+07:00</text:p>
          </table:table-cell>
          <table:table-cell office:value-type="string" calcext:value-type="string">
            <text:p>Online course - Seafood technology - A.Prof. Nguyễn Văn Min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14:00:00+07:00</text:p>
          </table:table-cell>
          <table:table-cell office:value-type="string" calcext:value-type="string">
            <text:p>2021-04-03T16:30:00+07:00</text:p>
          </table:table-cell>
          <table:table-cell office:value-type="string" calcext:value-type="string">
            <text:p>Online course - Seafood technology - A.Prof. Nguyễn Văn Min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08:30:00+07:00</text:p>
          </table:table-cell>
          <table:table-cell office:value-type="string" calcext:value-type="string">
            <text:p>2021-04-05T11:30:00+07:00</text:p>
          </table:table-cell>
          <table:table-cell office:value-type="string" calcext:value-type="string">
            <text:p>Online course - Food Formulation Technology -Dr. Huỳnh Tiến Đạt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08:30:00+07:00</text:p>
          </table:table-cell>
          <table:table-cell office:value-type="string" calcext:value-type="string">
            <text:p>2021-04-08T11:30:00+07:00</text:p>
          </table:table-cell>
          <table:table-cell office:value-type="string" calcext:value-type="string">
            <text:p>Online course - Food Formulation Technology -Dr. Huỳnh Tiến Đạt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09:00:00+07:00</text:p>
          </table:table-cell>
          <table:table-cell office:value-type="string" calcext:value-type="string">
            <text:p>2021-04-10T11:30:00+07:00</text:p>
          </table:table-cell>
          <table:table-cell office:value-type="string" calcext:value-type="string">
            <text:p>Online course - Seafood technology - A.Prof. Nguyễn Văn Min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14:00:00+07:00</text:p>
          </table:table-cell>
          <table:table-cell office:value-type="string" calcext:value-type="string">
            <text:p>2021-04-10T16:30:00+07:00</text:p>
          </table:table-cell>
          <table:table-cell office:value-type="string" calcext:value-type="string">
            <text:p>Online course - Seafood technology - A.Prof. Nguyễn Văn Min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08:30:00+07:00</text:p>
          </table:table-cell>
          <table:table-cell office:value-type="string" calcext:value-type="string">
            <text:p>2021-04-12T11:30:00+07:00</text:p>
          </table:table-cell>
          <table:table-cell office:value-type="string" calcext:value-type="string">
            <text:p>Technology of tea, cocoa and coffee - Dr. Nguyễn Văn Tặng</text:p>
          </table:table-cell>
          <table:table-cell office:value-type="string" calcext:value-type="string">
            <text:p>A21-7-Classroom 71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3:30:00+07:00</text:p>
          </table:table-cell>
          <table:table-cell office:value-type="string" calcext:value-type="string">
            <text:p>2021-04-12T16:30:00+07:00</text:p>
          </table:table-cell>
          <table:table-cell office:value-type="string" calcext:value-type="string">
            <text:p>Technology of tea, cocoa and coffee - Dr. Nguyễn Văn Tặng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08:30:00+07:00</text:p>
          </table:table-cell>
          <table:table-cell office:value-type="string" calcext:value-type="string">
            <text:p>2021-04-13T11:30:00+07:00</text:p>
          </table:table-cell>
          <table:table-cell office:value-type="string" calcext:value-type="string">
            <text:p>Technology of tea, cocoa and coffee - Dr. Nguyễn Văn Tặng</text:p>
          </table:table-cell>
          <table:table-cell office:value-type="string" calcext:value-type="string">
            <text:p>A21-7-Classroom 71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13:30:00+07:00</text:p>
          </table:table-cell>
          <table:table-cell office:value-type="string" calcext:value-type="string">
            <text:p>2021-04-13T16:30:00+07:00</text:p>
          </table:table-cell>
          <table:table-cell office:value-type="string" calcext:value-type="string">
            <text:p>Technology of tea, cocoa and coffee - Dr. Nguyễn Văn Tặng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08:30:00+07:00</text:p>
          </table:table-cell>
          <table:table-cell office:value-type="string" calcext:value-type="string">
            <text:p>2021-04-14T11:30:00+07:00</text:p>
          </table:table-cell>
          <table:table-cell office:value-type="string" calcext:value-type="string">
            <text:p>Technology of tea, cocoa and coffee - Dr. Nguyễn Văn Tặng</text:p>
          </table:table-cell>
          <table:table-cell office:value-type="string" calcext:value-type="string">
            <text:p>A21-7-Classroom 71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13:30:00+07:00</text:p>
          </table:table-cell>
          <table:table-cell office:value-type="string" calcext:value-type="string">
            <text:p>2021-04-14T16:30:00+07:00</text:p>
          </table:table-cell>
          <table:table-cell office:value-type="string" calcext:value-type="string">
            <text:p>Technology of tea, cocoa and coffee - Dr. Nguyễn Văn Tặng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08:30:00+07:00</text:p>
          </table:table-cell>
          <table:table-cell office:value-type="string" calcext:value-type="string">
            <text:p>2021-04-15T11:30:00+07:00</text:p>
          </table:table-cell>
          <table:table-cell office:value-type="string" calcext:value-type="string">
            <text:p>Technology of tea, cocoa and coffee - Dr. Nguyễn Văn Tặng</text:p>
          </table:table-cell>
          <table:table-cell office:value-type="string" calcext:value-type="string">
            <text:p>A21-7-Classroom 71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13:30:00+07:00</text:p>
          </table:table-cell>
          <table:table-cell office:value-type="string" calcext:value-type="string">
            <text:p>2021-04-15T16:30:00+07:00</text:p>
          </table:table-cell>
          <table:table-cell office:value-type="string" calcext:value-type="string">
            <text:p>Technology of tea, cocoa and coffee - Dr. Nguyễn Văn Tặng</text:p>
          </table:table-cell>
          <table:table-cell office:value-type="string" calcext:value-type="string">
            <text:p>A21-7-Classroom 715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6T08:30:00+07:00</text:p>
          </table:table-cell>
          <table:table-cell office:value-type="string" calcext:value-type="string">
            <text:p>2021-04-16T11:30:00+07:00</text:p>
          </table:table-cell>
          <table:table-cell office:value-type="string" calcext:value-type="string">
            <text:p>Technology of tea, cocoa and coffee - Dr. Nguyễn Văn Tặng</text:p>
          </table:table-cell>
          <table:table-cell office:value-type="string" calcext:value-type="string">
            <text:p>A21-7-Classroom 71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6T13:30:00+07:00</text:p>
          </table:table-cell>
          <table:table-cell office:value-type="string" calcext:value-type="string">
            <text:p>2021-04-16T16:30:00+07:00</text:p>
          </table:table-cell>
          <table:table-cell office:value-type="string" calcext:value-type="string">
            <text:p>Technology of tea, cocoa and coffee - Dr. Nguyễn Văn Tặng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9T08:30:00+07:00</text:p>
          </table:table-cell>
          <table:table-cell office:value-type="string" calcext:value-type="string">
            <text:p>2021-04-19T11:30:00+07:00</text:p>
          </table:table-cell>
          <table:table-cell office:value-type="string" calcext:value-type="string">
            <text:p>Online course - Food Formulation Technology -Dr. Huỳnh Tiến Đạt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2T08:30:00+07:00</text:p>
          </table:table-cell>
          <table:table-cell office:value-type="string" calcext:value-type="string">
            <text:p>2021-04-22T11:30:00+07:00</text:p>
          </table:table-cell>
          <table:table-cell office:value-type="string" calcext:value-type="string">
            <text:p>Online course - Food Formulation Technology -Dr. Huỳnh Tiến Đạt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4-30</text:p>
          </table:table-cell>
          <table:table-cell table:style-name="ce3" office:value-type="string" calcext:value-type="string">
            <text:p>2021-05-04</text:p>
          </table:table-cell>
          <table:table-cell office:value-type="string" calcext:value-type="string">
            <text:p>Public holiday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1 - AE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9:00:00+07:00</text:p>
          </table:table-cell>
          <table:table-cell office:value-type="string" calcext:value-type="string">
            <text:p>2021-03-29T12:00:00+07:00</text:p>
          </table:table-cell>
          <table:table-cell office:value-type="string" calcext:value-type="string">
            <text:p>Electronics - Dr. Phạm Duy An</text:p>
          </table:table-cell>
          <table:table-cell office:value-type="string" calcext:value-type="string">
            <text:p>2A-3-Classroom 318 (40), Online-10-FLC-Elearning28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3:00:00+07:00</text:p>
          </table:table-cell>
          <table:table-cell office:value-type="string" calcext:value-type="string">
            <text:p>2021-03-29T15:00:00+07:00</text:p>
          </table:table-cell>
          <table:table-cell office:value-type="string" calcext:value-type="string">
            <text:p>Tutor Calculus II - Dr. Lương Thái Hưng</text:p>
          </table:table-cell>
          <table:table-cell office:value-type="string" calcext:value-type="string">
            <text:p>A21-6-Classroom 603 (40)</text:p>
          </table:table-cell>
          <table:table-cell office:value-type="string" calcext:value-type="string">
            <text:p>Học tại trường phòng 603 tòa nhà A21/US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5:00:00+07:00</text:p>
          </table:table-cell>
          <table:table-cell office:value-type="string" calcext:value-type="string">
            <text:p>2021-03-29T16:30:00+07:00</text:p>
          </table:table-cell>
          <table:table-cell office:value-type="string" calcext:value-type="string">
            <text:p>Class BAE2_Basic programming</text:p>
          </table:table-cell>
          <table:table-cell office:value-type="string" calcext:value-type="string">
            <text:p>A21-5-Computer Room 504 (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5:00:00+07:00</text:p>
          </table:table-cell>
          <table:table-cell office:value-type="string" calcext:value-type="string">
            <text:p>2021-03-29T16:30:00+07:00</text:p>
          </table:table-cell>
          <table:table-cell office:value-type="string" calcext:value-type="string">
            <text:p>Class BAE1_Practical programming</text:p>
          </table:table-cell>
          <table:table-cell office:value-type="string" calcext:value-type="string">
            <text:p>A21-5-Computer Room 502 (21)</text:p>
          </table:table-cell>
          <table:table-cell office:value-type="string" calcext:value-type="string">
            <text:p>Học tại trường phòng máy tín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9:00:00+07:00</text:p>
          </table:table-cell>
          <table:table-cell office:value-type="string" calcext:value-type="string">
            <text:p>2021-03-30T12:00:00+07:00</text:p>
          </table:table-cell>
          <table:table-cell office:value-type="string" calcext:value-type="string">
            <text:p>Signal and Image processing - Dr. Nguyễn Công Phương</text:p>
          </table:table-cell>
          <table:table-cell office:value-type="string" calcext:value-type="string">
            <text:p>A21-6-Classroom 601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3:30:00+07:00</text:p>
          </table:table-cell>
          <table:table-cell office:value-type="string" calcext:value-type="string">
            <text:p>2021-03-30T16:30:00+07:00</text:p>
          </table:table-cell>
          <table:table-cell office:value-type="string" calcext:value-type="string">
            <text:p>Technical English for Engineering (Ngoc Thao)</text:p>
          </table:table-cell>
          <table:table-cell office:value-type="string" calcext:value-type="string">
            <text:p>2A-3-Classroom 318 (40), Online-10-FLC-Elearning27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9:00:00+07:00</text:p>
          </table:table-cell>
          <table:table-cell office:value-type="string" calcext:value-type="string">
            <text:p>2021-03-31T12:00:00+07:00</text:p>
          </table:table-cell>
          <table:table-cell office:value-type="string" calcext:value-type="string">
            <text:p>Electronics - Dr. Phạm Duy An</text:p>
          </table:table-cell>
          <table:table-cell office:value-type="string" calcext:value-type="string">
            <text:p>2A-3-Classroom 318 (40), Online-10-FLC-Elearning28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4:00:00+07:00</text:p>
          </table:table-cell>
          <table:table-cell office:value-type="string" calcext:value-type="string">
            <text:p>2021-03-31T17:00:00+07:00</text:p>
          </table:table-cell>
          <table:table-cell office:value-type="string" calcext:value-type="string">
            <text:p>Classical optics &amp; wave optics - Mr. Phạm Thế Linh</text:p>
          </table:table-cell>
          <table:table-cell office:value-type="string" calcext:value-type="string">
            <text:p>2A-3-Classroom 318 (4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08:30:00+07:00</text:p>
          </table:table-cell>
          <table:table-cell office:value-type="string" calcext:value-type="string">
            <text:p>2021-04-01T11:30:00+07:00</text:p>
          </table:table-cell>
          <table:table-cell office:value-type="string" calcext:value-type="string">
            <text:p>Technical English for Engineering (Ngoc Thao)</text:p>
          </table:table-cell>
          <table:table-cell office:value-type="string" calcext:value-type="string">
            <text:p>2A-3-Classroom 318 (40), Online-10-FLC-Elearning28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3:30:00+07:00</text:p>
          </table:table-cell>
          <table:table-cell office:value-type="string" calcext:value-type="string">
            <text:p>2021-04-01T16:30:00+07:00</text:p>
          </table:table-cell>
          <table:table-cell office:value-type="string" calcext:value-type="string">
            <text:p>Basic programming </text:p>
          </table:table-cell>
          <table:table-cell office:value-type="string" calcext:value-type="string">
            <text:p>USTH Auditorium (8th Floor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8:30:00+07:00</text:p>
          </table:table-cell>
          <table:table-cell office:value-type="string" calcext:value-type="string">
            <text:p>2021-04-02T11:30:00+07:00</text:p>
          </table:table-cell>
          <table:table-cell office:value-type="string" calcext:value-type="string">
            <text:p>Technical English for Engineering (Ngoc Thao)</text:p>
          </table:table-cell>
          <table:table-cell office:value-type="string" calcext:value-type="string">
            <text:p>2A-3-Classroom 318 (4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08:30:00+07:00</text:p>
          </table:table-cell>
          <table:table-cell office:value-type="string" calcext:value-type="string">
            <text:p>2021-04-03T16:45:00+07:00</text:p>
          </table:table-cell>
          <table:table-cell office:value-type="string" calcext:value-type="string">
            <text:p>Final exam of Introduction to Informatics - tentative</text:p>
          </table:table-cell>
          <table:table-cell office:value-type="string" calcext:value-type="string">
            <text:p>A21-5-Computer Room 504 (20), A21-5-Computer Room 503 (25), A21-5-Computer Room 502 (21)</text:p>
          </table:table-cell>
          <table:table-cell office:value-type="string" calcext:value-type="string">
            <text:p>Click &lt;a href="https://drive.google.com/file/d/1Ra_bUCrIiT9yanKs2r99NyIketBpbebd/view?usp=sharing"&gt;here&lt;/a&gt; to view the room allocation.&lt;br&gt;Clic&lt;u&gt;&lt;/u&gt;k &lt;a href="https://drive.google.com/file/d/1uYhmqLze2QONDO0-Ep3kHun2L4IcWlnl/view?usp=sharing"&gt;here&lt;/a&gt; to find the seating plan of the A21-Auditorium (from HT1 to HT6)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09:00:00+07:00</text:p>
          </table:table-cell>
          <table:table-cell office:value-type="string" calcext:value-type="string">
            <text:p>2021-04-05T12:00:00+07:00</text:p>
          </table:table-cell>
          <table:table-cell office:value-type="string" calcext:value-type="string">
            <text:p>Electronics - Dr. Phạm Duy An</text:p>
          </table:table-cell>
          <table:table-cell office:value-type="string" calcext:value-type="string">
            <text:p>2A-3-Classroom 318 (40), Online-10-FLC-Elearning28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3:00:00+07:00</text:p>
          </table:table-cell>
          <table:table-cell office:value-type="string" calcext:value-type="string">
            <text:p>2021-04-05T15:00:00+07:00</text:p>
          </table:table-cell>
          <table:table-cell office:value-type="string" calcext:value-type="string">
            <text:p>Tutor Calculus II - Dr. Lương Thái Hưng</text:p>
          </table:table-cell>
          <table:table-cell office:value-type="string" calcext:value-type="string">
            <text:p>A21-6-Classroom 603 (40)</text:p>
          </table:table-cell>
          <table:table-cell office:value-type="string" calcext:value-type="string">
            <text:p>Học tại trường phòng 603 tòa nhà A21/US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5:00:00+07:00</text:p>
          </table:table-cell>
          <table:table-cell office:value-type="string" calcext:value-type="string">
            <text:p>2021-04-05T16:30:00+07:00</text:p>
          </table:table-cell>
          <table:table-cell office:value-type="string" calcext:value-type="string">
            <text:p>Class BAE2_Basic programming</text:p>
          </table:table-cell>
          <table:table-cell office:value-type="string" calcext:value-type="string">
            <text:p>A21-5-Computer Room 504 (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5:00:00+07:00</text:p>
          </table:table-cell>
          <table:table-cell office:value-type="string" calcext:value-type="string">
            <text:p>2021-04-05T16:30:00+07:00</text:p>
          </table:table-cell>
          <table:table-cell office:value-type="string" calcext:value-type="string">
            <text:p>Class BAE1_Practical programming</text:p>
          </table:table-cell>
          <table:table-cell office:value-type="string" calcext:value-type="string">
            <text:p>A21-5-Computer Room 502 (21)</text:p>
          </table:table-cell>
          <table:table-cell office:value-type="string" calcext:value-type="string">
            <text:p>Học tại trường phòng máy tín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09:00:00+07:00</text:p>
          </table:table-cell>
          <table:table-cell office:value-type="string" calcext:value-type="string">
            <text:p>2021-04-06T12:00:00+07:00</text:p>
          </table:table-cell>
          <table:table-cell office:value-type="string" calcext:value-type="string">
            <text:p>Signal and Image processing - Dr. Nguyễn Công Phương</text:p>
          </table:table-cell>
          <table:table-cell office:value-type="string" calcext:value-type="string">
            <text:p>A22-7-Classroom 702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13:30:00+07:00</text:p>
          </table:table-cell>
          <table:table-cell office:value-type="string" calcext:value-type="string">
            <text:p>2021-04-06T16:30:00+07:00</text:p>
          </table:table-cell>
          <table:table-cell office:value-type="string" calcext:value-type="string">
            <text:p>Technical English for Engineering (Ngoc Thao)</text:p>
          </table:table-cell>
          <table:table-cell office:value-type="string" calcext:value-type="string">
            <text:p>2A-3-Classroom 318 (40), Online-10-FLC-Elearning27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09:00:00+07:00</text:p>
          </table:table-cell>
          <table:table-cell office:value-type="string" calcext:value-type="string">
            <text:p>2021-04-07T12:00:00+07:00</text:p>
          </table:table-cell>
          <table:table-cell office:value-type="string" calcext:value-type="string">
            <text:p>Electronics - Dr. Phạm Duy An</text:p>
          </table:table-cell>
          <table:table-cell office:value-type="string" calcext:value-type="string">
            <text:p>2A-3-Classroom 318 (40), Online-10-FLC-Elearning28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4:00:00+07:00</text:p>
          </table:table-cell>
          <table:table-cell office:value-type="string" calcext:value-type="string">
            <text:p>2021-04-07T17:00:00+07:00</text:p>
          </table:table-cell>
          <table:table-cell office:value-type="string" calcext:value-type="string">
            <text:p>Classical optics &amp; wave optics - Mr. Phạm Thế Linh</text:p>
          </table:table-cell>
          <table:table-cell office:value-type="string" calcext:value-type="string">
            <text:p>2A-3-Classroom 318 (4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08:30:00+07:00</text:p>
          </table:table-cell>
          <table:table-cell office:value-type="string" calcext:value-type="string">
            <text:p>2021-04-08T11:30:00+07:00</text:p>
          </table:table-cell>
          <table:table-cell office:value-type="string" calcext:value-type="string">
            <text:p>Technical English for Engineering (Ngoc Thao)</text:p>
          </table:table-cell>
          <table:table-cell office:value-type="string" calcext:value-type="string">
            <text:p>2A-3-Classroom 318 (40), Online-10-FLC-Elearning28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13:30:00+07:00</text:p>
          </table:table-cell>
          <table:table-cell office:value-type="string" calcext:value-type="string">
            <text:p>2021-04-08T16:30:00+07:00</text:p>
          </table:table-cell>
          <table:table-cell office:value-type="string" calcext:value-type="string">
            <text:p>Basic programming </text:p>
          </table:table-cell>
          <table:table-cell office:value-type="string" calcext:value-type="string">
            <text:p>USTH Auditorium (8th Floor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09:00:00+07:00</text:p>
          </table:table-cell>
          <table:table-cell office:value-type="string" calcext:value-type="string">
            <text:p>2021-04-09T12:00:00+07:00</text:p>
          </table:table-cell>
          <table:table-cell office:value-type="string" calcext:value-type="string">
            <text:p>Electricity &amp; Electromagnetism II - Dr. Bùi Văn Tuấn</text:p>
          </table:table-cell>
          <table:table-cell office:value-type="string" calcext:value-type="string">
            <text:p>2A-3-Classroom 318 (40), Online-10-Elearning22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3:30:00+07:00</text:p>
          </table:table-cell>
          <table:table-cell office:value-type="string" calcext:value-type="string">
            <text:p>2021-04-09T16:30:00+07:00</text:p>
          </table:table-cell>
          <table:table-cell office:value-type="string" calcext:value-type="string">
            <text:p>Technical English for Engineering (Ngoc Thao)</text:p>
          </table:table-cell>
          <table:table-cell office:value-type="string" calcext:value-type="string">
            <text:p>2A-3-Classroom 318 (40), Online-10-FLC-Elearning28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021-04-10T08:30:00+07:00</text:p>
          </table:table-cell>
          <table:table-cell office:value-type="string" calcext:value-type="string">
            <text:p>2021-04-10T11:30:00+07:00</text:p>
          </table:table-cell>
          <table:table-cell office:value-type="string" calcext:value-type="string">
            <text:p>Calculus II - Prof. Lê Hải Khôi [Make-up class]</text:p>
          </table:table-cell>
          <table:table-cell office:value-type="string" calcext:value-type="string">
            <text:p>USTH Auditorium (8th Floor)</text:p>
          </table:table-cell>
          <table:table-cell office:value-type="string" calcext:value-type="string">
            <text:p>Meeting ID: 847-282-1109 </text:p>
            <text:p>Passcode: 3009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09:00:00+07:00</text:p>
          </table:table-cell>
          <table:table-cell office:value-type="string" calcext:value-type="string">
            <text:p>2021-04-12T12:00:00+07:00</text:p>
          </table:table-cell>
          <table:table-cell office:value-type="string" calcext:value-type="string">
            <text:p>Electronics - Dr. Phạm Duy An</text:p>
          </table:table-cell>
          <table:table-cell office:value-type="string" calcext:value-type="string">
            <text:p>2A-3-Classroom 318 (40), Online-10-FLC-Elearning28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3:00:00+07:00</text:p>
          </table:table-cell>
          <table:table-cell office:value-type="string" calcext:value-type="string">
            <text:p>2021-04-12T15:00:00+07:00</text:p>
          </table:table-cell>
          <table:table-cell office:value-type="string" calcext:value-type="string">
            <text:p>Tutor Calculus II - Dr. Lương Thái Hưng</text:p>
          </table:table-cell>
          <table:table-cell office:value-type="string" calcext:value-type="string">
            <text:p>A21-6-Classroom 603 (40)</text:p>
          </table:table-cell>
          <table:table-cell office:value-type="string" calcext:value-type="string">
            <text:p>Học tại trường phòng 603 tòa nhà A21/US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5:00:00+07:00</text:p>
          </table:table-cell>
          <table:table-cell office:value-type="string" calcext:value-type="string">
            <text:p>2021-04-12T16:30:00+07:00</text:p>
          </table:table-cell>
          <table:table-cell office:value-type="string" calcext:value-type="string">
            <text:p>Class BAE2_Basic programming</text:p>
          </table:table-cell>
          <table:table-cell office:value-type="string" calcext:value-type="string">
            <text:p>A21-5-Computer Room 504 (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5:00:00+07:00</text:p>
          </table:table-cell>
          <table:table-cell office:value-type="string" calcext:value-type="string">
            <text:p>2021-04-12T16:30:00+07:00</text:p>
          </table:table-cell>
          <table:table-cell office:value-type="string" calcext:value-type="string">
            <text:p>Class BAE1_Practical programming</text:p>
          </table:table-cell>
          <table:table-cell office:value-type="string" calcext:value-type="string">
            <text:p>A21-5-Computer Room 502 (21)</text:p>
          </table:table-cell>
          <table:table-cell office:value-type="string" calcext:value-type="string">
            <text:p>Học tại trường phòng máy tín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09:00:00+07:00</text:p>
          </table:table-cell>
          <table:table-cell office:value-type="string" calcext:value-type="string">
            <text:p>2021-04-13T12:00:00+07:00</text:p>
          </table:table-cell>
          <table:table-cell office:value-type="string" calcext:value-type="string">
            <text:p>Signal and Image processing - Dr. Nguyễn Công Phương</text:p>
          </table:table-cell>
          <table:table-cell office:value-type="string" calcext:value-type="string">
            <text:p>A21-6-Classroom 602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2 - AE: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2021-03-29T07:30:00+07:00</text:p>
          </table:table-cell>
          <table:table-cell office:value-type="string" calcext:value-type="string">
            <text:p>2021-03-29T09:30:00+07:00</text:p>
          </table:table-cell>
          <table:table-cell office:value-type="string" calcext:value-type="string">
            <text:p>Thermal systems - Dr. Fernand Vignau/Dr. Nguyễn Văn Tăng</text:p>
          </table:table-cell>
          <table:table-cell office:value-type="string" calcext:value-type="string">
            <text:p>Online-10-Elearning22-Zoom (300)</text:p>
          </table:table-cell>
          <table:table-cell office:value-type="string" calcext:value-type="string">
            <text:p>Zoom USTH is inviting you to a scheduled Zoom meeting.</text:p>
            <text:p>Topic: B2AE: Thermal systems - Dr. Fernand Vignau/Dr. Nguyễn Văn Tăng</text:p>
            <text:p>Time: This is a recurring meeting Meet anytime</text:p>
            <text:p>Join Zoom Meeting</text:p>
            <text:p>https://zoom.us/j/98526094805?pwd=c1BoenBsd3BWUFlMSW9ta1ZFZmZTQT09</text:p>
            <text:p>Meeting ID: 985 2609 4805</text:p>
            <text:p>Passcode: fernand1</text:p>
            <text:p>One tap mobile</text:p>
            <text:p>+13017158592,,98526094805#,,,,*06065438# US (Washington DC)</text:p>
            <text:p>+13126266799,,98526094805#,,,,*06065438# US (Chicago)</text:p>
            <text:p>Dial by your location</text:p>
            <text:p>        +1 301 715 8592 US (Washington DC)</text:p>
            <text:p>        +1 312 626 6799 US (Chicago)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Meeting ID: 985 2609 4805</text:p>
            <text:p>Passcode: 06065438</text:p>
            <text:p>Find your local number: https://zoom.us/u/adqfKsBKi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3:30:00+07:00</text:p>
          </table:table-cell>
          <table:table-cell office:value-type="string" calcext:value-type="string">
            <text:p>2021-03-29T16:30:00+07:00</text:p>
          </table:table-cell>
          <table:table-cell office:value-type="string" calcext:value-type="string">
            <text:p>French skills 2.2 - FLC</text:p>
          </table:table-cell>
          <table:table-cell office:value-type="string" calcext:value-type="string">
            <text:p>A22-7-Classroom 702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3-30T07:30:00+07:00</text:p>
          </table:table-cell>
          <table:table-cell office:value-type="string" calcext:value-type="string">
            <text:p>2021-03-30T09:30:00+07:00</text:p>
          </table:table-cell>
          <table:table-cell office:value-type="string" calcext:value-type="string">
            <text:p>Thermal systems - Dr. Fernand Vignau/Dr. Nguyễn Văn Tăng</text:p>
          </table:table-cell>
          <table:table-cell office:value-type="string" calcext:value-type="string">
            <text:p>via online, Online-10-Elearning22-Zoom (300)</text:p>
          </table:table-cell>
          <table:table-cell office:value-type="string" calcext:value-type="string">
            <text:p>Zoom USTH is inviting you to a scheduled Zoom meeting.</text:p>
            <text:p>Topic: B2AE: Thermal systems - Dr. Fernand Vignau/Dr. Nguyễn Văn Tăng</text:p>
            <text:p>Time: This is a recurring meeting Meet anytime</text:p>
            <text:p>Join Zoom Meeting</text:p>
            <text:p>https://zoom.us/j/98526094805?pwd=c1BoenBsd3BWUFlMSW9ta1ZFZmZTQT09</text:p>
            <text:p>Meeting ID: 985 2609 4805</text:p>
            <text:p>Passcode: fernand1</text:p>
            <text:p>One tap mobile</text:p>
            <text:p>+13017158592,,98526094805#,,,,*06065438# US (Washington DC)</text:p>
            <text:p>+13126266799,,98526094805#,,,,*06065438# US (Chicago)</text:p>
            <text:p>Dial by your location</text:p>
            <text:p>        +1 301 715 8592 US (Washington DC)</text:p>
            <text:p>        +1 312 626 6799 US (Chicago)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Meeting ID: 985 2609 4805</text:p>
            <text:p>Passcode: 06065438</text:p>
            <text:p>Find your local number: https://zoom.us/u/adqfKsBKiw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3-30T13:30:00+07:00</text:p>
          </table:table-cell>
          <table:table-cell office:value-type="string" calcext:value-type="string">
            <text:p>2021-03-30T15:30:00+07:00</text:p>
          </table:table-cell>
          <table:table-cell office:value-type="string" calcext:value-type="string">
            <text:p>Eletronics systems - Dr. Tristan Dubois/Dr. Duong Quang Ha/Dr. Pham Duy An</text:p>
          </table:table-cell>
          <table:table-cell office:value-type="string" calcext:value-type="string">
            <text:p>via zoom online, Online-10-Elearning22-Zoom (300)</text:p>
          </table:table-cell>
          <table:table-cell office:value-type="string" calcext:value-type="string">
            <text:p>Zoom USTH is inviting you to a scheduled Zoom meeting.</text:p>
            <text:p>Topic: B2AE_Electronics systems: Analog systems &amp; Digital systems_Prof. Franck Cazaurang/Dr. Tristan Dubois/Dr. Dương Quang Hà/Dr. Phạm Duy An</text:p>
            <text:p>Time: This is a recurring meeting Meet anytime</text:p>
            <text:p>Join Zoom Meeting</text:p>
            <text:p>https://zoom.us/j/98791811400?pwd=aEVlcHBiTno1OVZTUG9DZ1JiR3VZZz09</text:p>
            <text:p>Meeting ID: 987 9181 1400</text:p>
            <text:p>Passcode: franck</text:p>
            <text:p>One tap mobile</text:p>
            <text:p>+12532158782,,98791811400#,,,,*840530# US (Tacoma)</text:p>
            <text:p>+13017158592,,98791811400#,,,,*840530# US (Washington DC)</text:p>
            <text:p>Dial by your location</text:p>
            <text:p>        +1 253 215 8782 US (Tacoma)</text:p>
            <text:p>        +1 301 715 8592 US (Washington DC)</text:p>
            <text:p>        +1 312 626 6799 US (Chicago)</text:p>
            <text:p>        +1 346 248 7799 US (Houston)</text:p>
            <text:p>        +1 669 900 6833 US (San Jose)</text:p>
            <text:p>        +1 929 205 6099 US (New York)</text:p>
            <text:p>Meeting ID: 987 9181 1400</text:p>
            <text:p>Passcode: 840530</text:p>
            <text:p>Find your local number: https://zoom.us/u/abzjsMTd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8:30:00+07:00</text:p>
          </table:table-cell>
          <table:table-cell office:value-type="string" calcext:value-type="string">
            <text:p>2021-03-31T11:30:00+07:00</text:p>
          </table:table-cell>
          <table:table-cell office:value-type="string" calcext:value-type="string">
            <text:p>French skills 2.2 - FLC </text:p>
          </table:table-cell>
          <table:table-cell office:value-type="string" calcext:value-type="string">
            <text:p>A22-7-Classroom 702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4:00:00+07:00</text:p>
          </table:table-cell>
          <table:table-cell office:value-type="string" calcext:value-type="string">
            <text:p>2021-03-31T17:00:00+07:00</text:p>
          </table:table-cell>
          <table:table-cell office:value-type="string" calcext:value-type="string">
            <text:p>Aircraft documentation - Dr. Nguyễn Văn Tăng</text:p>
          </table:table-cell>
          <table:table-cell office:value-type="string" calcext:value-type="string">
            <text:p>A21-6-Classroom 601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01T07:30:00+07:00</text:p>
          </table:table-cell>
          <table:table-cell office:value-type="string" calcext:value-type="string">
            <text:p>2021-04-01T09:00:00+07:00</text:p>
          </table:table-cell>
          <table:table-cell office:value-type="string" calcext:value-type="string">
            <text:p>Thermal systems - Dr. Fernand Vignau/Dr. Nguyễn Văn Tăng</text:p>
          </table:table-cell>
          <table:table-cell office:value-type="string" calcext:value-type="string">
            <text:p>via online, Online-10-Elearning22-Zoom (300)</text:p>
          </table:table-cell>
          <table:table-cell office:value-type="string" calcext:value-type="string">
            <text:p>Zoom USTH is inviting you to a scheduled Zoom meeting.</text:p>
            <text:p>Topic: B2AE: Thermal systems - Dr. Fernand Vignau/Dr. Nguyễn Văn Tăng</text:p>
            <text:p>Time: This is a recurring meeting Meet anytime</text:p>
            <text:p>Join Zoom Meeting</text:p>
            <text:p>https://zoom.us/j/98526094805?pwd=c1BoenBsd3BWUFlMSW9ta1ZFZmZTQT09</text:p>
            <text:p>Meeting ID: 985 2609 4805</text:p>
            <text:p>Passcode: fernand1</text:p>
            <text:p>One tap mobile</text:p>
            <text:p>+13017158592,,98526094805#,,,,*06065438# US (Washington DC)</text:p>
            <text:p>+13126266799,,98526094805#,,,,*06065438# US (Chicago)</text:p>
            <text:p>Dial by your location</text:p>
            <text:p>        +1 301 715 8592 US (Washington DC)</text:p>
            <text:p>        +1 312 626 6799 US (Chicago)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Meeting ID: 985 2609 4805</text:p>
            <text:p>Passcode: 06065438</text:p>
            <text:p>Find your local number: https://zoom.us/u/adqfKsBKiw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01T13:30:00+07:00</text:p>
          </table:table-cell>
          <table:table-cell office:value-type="string" calcext:value-type="string">
            <text:p>2021-04-01T15:30:00+07:00</text:p>
          </table:table-cell>
          <table:table-cell office:value-type="string" calcext:value-type="string">
            <text:p>Eletronics systems - Dr. Tristan Dubois/Dr. Duong Quang Ha/Dr. Pham Duy An</text:p>
          </table:table-cell>
          <table:table-cell office:value-type="string" calcext:value-type="string">
            <text:p>via zoom online, Online-10-Elearning22-Zoom (300)</text:p>
          </table:table-cell>
          <table:table-cell office:value-type="string" calcext:value-type="string">
            <text:p>Zoom USTH is inviting you to a scheduled Zoom meeting.</text:p>
            <text:p>Topic: B2AE_Electronics systems: Analog systems &amp; Digital systems_Prof. Franck Cazaurang/Dr. Tristan Dubois/Dr. Dương Quang Hà/Dr. Phạm Duy An</text:p>
            <text:p>Time: This is a recurring meeting Meet anytime</text:p>
            <text:p>Join Zoom Meeting</text:p>
            <text:p>https://zoom.us/j/98791811400?pwd=aEVlcHBiTno1OVZTUG9DZ1JiR3VZZz09</text:p>
            <text:p>Meeting ID: 987 9181 1400</text:p>
            <text:p>Passcode: franck</text:p>
            <text:p>One tap mobile</text:p>
            <text:p>+12532158782,,98791811400#,,,,*840530# US (Tacoma)</text:p>
            <text:p>+13017158592,,98791811400#,,,,*840530# US (Washington DC)</text:p>
            <text:p>Dial by your location</text:p>
            <text:p>        +1 253 215 8782 US (Tacoma)</text:p>
            <text:p>        +1 301 715 8592 US (Washington DC)</text:p>
            <text:p>        +1 312 626 6799 US (Chicago)</text:p>
            <text:p>        +1 346 248 7799 US (Houston)</text:p>
            <text:p>        +1 669 900 6833 US (San Jose)</text:p>
            <text:p>        +1 929 205 6099 US (New York)</text:p>
            <text:p>Meeting ID: 987 9181 1400</text:p>
            <text:p>Passcode: 840530</text:p>
            <text:p>Find your local number: https://zoom.us/u/abzjsMTd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8:00:00+07:00</text:p>
          </table:table-cell>
          <table:table-cell office:value-type="string" calcext:value-type="string">
            <text:p>2021-04-02T12:00:00+07:00</text:p>
          </table:table-cell>
          <table:table-cell office:value-type="string" calcext:value-type="string">
            <text:p>Practical group A1: Analog systems/Digital systems - Dr. Phạm Duy An</text:p>
          </table:table-cell>
          <table:table-cell office:value-type="string" calcext:value-type="string">
            <text:p>Phòng lab 210/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13:00:00+07:00</text:p>
          </table:table-cell>
          <table:table-cell office:value-type="string" calcext:value-type="string">
            <text:p>2021-04-02T17:00:00+07:00</text:p>
          </table:table-cell>
          <table:table-cell office:value-type="string" calcext:value-type="string">
            <text:p>Practical group A2: Analog systems/Digital systems - Dr. Phạm Duy An</text:p>
          </table:table-cell>
          <table:table-cell office:value-type="string" calcext:value-type="string">
            <text:p>Lab 210/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13:30:00+07:00</text:p>
          </table:table-cell>
          <table:table-cell office:value-type="string" calcext:value-type="string">
            <text:p>2021-04-03T16:30:00+07:00</text:p>
          </table:table-cell>
          <table:table-cell office:value-type="string" calcext:value-type="string">
            <text:p>Intellectual property management - Assoc. Prof. Le Thi Thu Hien</text:p>
          </table:table-cell>
          <table:table-cell office:value-type="string" calcext:value-type="string">
            <text:p>Hội trường nhà A30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07:30:00+07:00</text:p>
          </table:table-cell>
          <table:table-cell office:value-type="string" calcext:value-type="string">
            <text:p>2021-04-05T09:30:00+07:00</text:p>
          </table:table-cell>
          <table:table-cell office:value-type="string" calcext:value-type="string">
            <text:p>Thermal systems - Dr. Fernand Vignau/Dr. Nguyen Van Tang</text:p>
          </table:table-cell>
          <table:table-cell office:value-type="string" calcext:value-type="string">
            <text:p>Online-10-Elearning22-Zoom (300)</text:p>
          </table:table-cell>
          <table:table-cell office:value-type="string" calcext:value-type="string">
            <text:p>Zoom USTH is inviting you to a scheduled Zoom meeting.&amp;nbsp;&lt;br&gt;Topic: B2AE: Thermal systems - Dr. Fernand Vignau/Dr. Nguyễn Văn Tăng&amp;nbsp;&lt;br&gt;Time: This is a recurring meeting Meet anytime&amp;nbsp;&lt;br&gt;&lt;br&gt;Join Zoom Meeting&lt;a href="https://zoom.us/j/98526094805?pwd=c1BoenBsd3BWUFlMSW9ta1ZFZmZTQT09"&gt;https://zoom.us/j/98526094805?pwd=c1BoenBsd3BWUFlMSW9ta1ZFZmZTQT09&lt;/a&gt;&amp;nbsp;&lt;br&gt;&lt;br&gt;Meeting ID: 985 2609 4805&amp;nbsp;&lt;br&gt;Passcode: fernand1&amp;nbsp;&lt;br&gt;&lt;br&gt;One tap mobile+13017158592,,98526094805#,,,,*06065438# US (Washington DC)+13126266799,,98526094805#,,,,*06065438# US (Chicago)Dial by your location <text:s text:c="7"/>+1 301 715 8592 US (Washington DC) <text:s text:c="7"/>+1 312 626 6799 US (Chicago) <text:s text:c="7"/>+1 346 248 7799 US (Houston) <text:s text:c="7"/>+1 669 900 6833 US (San Jose) <text:s text:c="7"/>+1 929 205 6099 US (New York) <text:s text:c="7"/>+1 253 215 8782 US (Tacoma)Meeting ID: 985 2609 4805&amp;nbsp;&lt;br&gt;Passcode: 06065438&amp;nbsp;&lt;br&gt;&lt;br&gt;Find your local number: &lt;a href="https://zoom.us/u/adqfKsBKiw" id="ow4275" __is_owner="true"&gt;https://zoom.us/u/adqfKsBKiw&lt;/a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3:30:00+07:00</text:p>
          </table:table-cell>
          <table:table-cell office:value-type="string" calcext:value-type="string">
            <text:p>2021-04-05T16:30:00+07:00</text:p>
          </table:table-cell>
          <table:table-cell office:value-type="string" calcext:value-type="string">
            <text:p>French skills 2.2 - FLC</text:p>
          </table:table-cell>
          <table:table-cell office:value-type="string" calcext:value-type="string">
            <text:p>A22-7-Classroom 702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06T07:30:00+07:00</text:p>
          </table:table-cell>
          <table:table-cell office:value-type="string" calcext:value-type="string">
            <text:p>2021-04-06T09:30:00+07:00</text:p>
          </table:table-cell>
          <table:table-cell office:value-type="string" calcext:value-type="string">
            <text:p>Thermal systems - Mr. Eddy Gamyr/Dr. Nguyen Van Tang</text:p>
          </table:table-cell>
          <table:table-cell office:value-type="string" calcext:value-type="string">
            <text:p>Online-10-Elearning22-Zoom (300)</text:p>
          </table:table-cell>
          <table:table-cell office:value-type="string" calcext:value-type="string">
            <text:p>Zoom USTH is inviting you to a scheduled Zoom meeting.</text:p>
            <text:p>Topic: B2AE_Thermal systems _ Mr. Eddy Gamyr/Dr. Nguyen Van Tang</text:p>
            <text:p>Time: This is a recurring meeting Meet anytime</text:p>
            <text:p>Join Zoom Meeting</text:p>
            <text:p>https://zoom.us/j/99919761500?pwd=U2RRUFlUcWdDRDBCcnNNdEJLK1U4UT09</text:p>
            <text:p>Meeting ID: 999 1976 1500</text:p>
            <text:p>Passcode: 011672</text:p>
            <text:p>One tap mobile</text:p>
            <text:p>+16699006833,,99919761500#,,,,*011672# US (San Jose)</text:p>
            <text:p>+19292056099,,99919761500#,,,,*011672# US (New York)</text:p>
            <text:p>Dial by your location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        +1 346 248 7799 US (Houston)</text:p>
            <text:p>Meeting ID: 999 1976 1500</text:p>
            <text:p>Passcode: 011672</text:p>
            <text:p>Find your local number: https://zoom.us/u/adbqp1Zqbl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06T13:30:00+07:00</text:p>
          </table:table-cell>
          <table:table-cell office:value-type="string" calcext:value-type="string">
            <text:p>2021-04-06T15:30:00+07:00</text:p>
          </table:table-cell>
          <table:table-cell office:value-type="string" calcext:value-type="string">
            <text:p>Eletronics systems - Dr. Tristan Dubois/Dr. Duong Quang Ha/Dr. Pham Duy An</text:p>
          </table:table-cell>
          <table:table-cell office:value-type="string" calcext:value-type="string">
            <text:p>via zoom online, Online-10-Elearning22-Zoom (300)</text:p>
          </table:table-cell>
          <table:table-cell office:value-type="string" calcext:value-type="string">
            <text:p>Zoom USTH is inviting you to a scheduled Zoom meeting.</text:p>
            <text:p>Topic: B2AE_Electronics systems: Analog systems &amp; Digital systems_Prof. Franck Cazaurang/Dr. Tristan Dubois/Dr. Dương Quang Hà/Dr. Phạm Duy An</text:p>
            <text:p>Time: This is a recurring meeting Meet anytime</text:p>
            <text:p>Join Zoom Meeting</text:p>
            <text:p>https://zoom.us/j/98791811400?pwd=aEVlcHBiTno1OVZTUG9DZ1JiR3VZZz09</text:p>
            <text:p>Meeting ID: 987 9181 1400</text:p>
            <text:p>Passcode: franck</text:p>
            <text:p>One tap mobile</text:p>
            <text:p>+12532158782,,98791811400#,,,,*840530# US (Tacoma)</text:p>
            <text:p>+13017158592,,98791811400#,,,,*840530# US (Washington DC)</text:p>
            <text:p>Dial by your location</text:p>
            <text:p>        +1 253 215 8782 US (Tacoma)</text:p>
            <text:p>        +1 301 715 8592 US (Washington DC)</text:p>
            <text:p>        +1 312 626 6799 US (Chicago)</text:p>
            <text:p>        +1 346 248 7799 US (Houston)</text:p>
            <text:p>        +1 669 900 6833 US (San Jose)</text:p>
            <text:p>        +1 929 205 6099 US (New York)</text:p>
            <text:p>Meeting ID: 987 9181 1400</text:p>
            <text:p>Passcode: 840530</text:p>
            <text:p>Find your local number: https://zoom.us/u/abzjsMTdlL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07T07:30:00+07:00</text:p>
          </table:table-cell>
          <table:table-cell office:value-type="string" calcext:value-type="string">
            <text:p>2021-04-07T09:30:00+07:00</text:p>
          </table:table-cell>
          <table:table-cell office:value-type="string" calcext:value-type="string">
            <text:p>Thermal systems - Mr. Eddy Gamyr/Dr. Nguyen Van Tang</text:p>
          </table:table-cell>
          <table:table-cell office:value-type="string" calcext:value-type="string">
            <text:p>Online-10-Elearning22-Zoom (300)</text:p>
          </table:table-cell>
          <table:table-cell office:value-type="string" calcext:value-type="string">
            <text:p>Zoom USTH is inviting you to a scheduled Zoom meeting.</text:p>
            <text:p>Topic: B2AE_Thermal systems _ Mr. Eddy Gamyr/Dr. Nguyen Van Tang</text:p>
            <text:p>Time: This is a recurring meeting Meet anytime</text:p>
            <text:p>Join Zoom Meeting</text:p>
            <text:p>https://zoom.us/j/99919761500?pwd=U2RRUFlUcWdDRDBCcnNNdEJLK1U4UT09</text:p>
            <text:p>Meeting ID: 999 1976 1500</text:p>
            <text:p>Passcode: 011672</text:p>
            <text:p>One tap mobile</text:p>
            <text:p>+16699006833,,99919761500#,,,,*011672# US (San Jose)</text:p>
            <text:p>+19292056099,,99919761500#,,,,*011672# US (New York)</text:p>
            <text:p>Dial by your location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        +1 346 248 7799 US (Houston)</text:p>
            <text:p>Meeting ID: 999 1976 1500</text:p>
            <text:p>Passcode: 011672</text:p>
            <text:p>Find your local number: https://zoom.us/u/adbqp1Zqb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4:00:00+07:00</text:p>
          </table:table-cell>
          <table:table-cell office:value-type="string" calcext:value-type="string">
            <text:p>2021-04-07T17:00:00+07:00</text:p>
          </table:table-cell>
          <table:table-cell office:value-type="string" calcext:value-type="string">
            <text:p>Aircraft documentation - Dr. Nguyễn Văn Tăng</text:p>
          </table:table-cell>
          <table:table-cell office:value-type="string" calcext:value-type="string">
            <text:p>A21-6-Classroom 612 (4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08T07:30:00+07:00</text:p>
          </table:table-cell>
          <table:table-cell office:value-type="string" calcext:value-type="string">
            <text:p>2021-04-08T09:00:00+07:00</text:p>
          </table:table-cell>
          <table:table-cell office:value-type="string" calcext:value-type="string">
            <text:p>Thermal systems - Fernand Vignau</text:p>
          </table:table-cell>
          <table:table-cell office:value-type="string" calcext:value-type="string">
            <text:p>Online-10-Elearning22-Zoom (300)</text:p>
          </table:table-cell>
          <table:table-cell office:value-type="string" calcext:value-type="string">
            <text:p>Zoom USTH is inviting you to a scheduled Zoom meeting.</text:p>
            <text:p>Topic: B2AE: Thermal systems - Dr. Fernand Vignau/Dr. Nguyễn Văn Tăng</text:p>
            <text:p>Time: This is a recurring meeting Meet anytime</text:p>
            <text:p>Join Zoom Meeting</text:p>
            <text:p>https://zoom.us/j/98526094805?pwd=c1BoenBsd3BWUFlMSW9ta1ZFZmZTQT09</text:p>
            <text:p>Meeting ID: 985 2609 4805</text:p>
            <text:p>Passcode: fernand1</text:p>
            <text:p>One tap mobile</text:p>
            <text:p>+13017158592,,98526094805#,,,,*06065438# US (Washington DC)</text:p>
            <text:p>+13126266799,,98526094805#,,,,*06065438# US (Chicago)</text:p>
            <text:p>Dial by your location</text:p>
            <text:p>        +1 301 715 8592 US (Washington DC)</text:p>
            <text:p>        +1 312 626 6799 US (Chicago)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Meeting ID: 985 2609 4805</text:p>
            <text:p>Passcode: 06065438</text:p>
            <text:p>Find your local number: https://zoom.us/u/adqfKsBKiw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08T13:30:00+07:00</text:p>
          </table:table-cell>
          <table:table-cell office:value-type="string" calcext:value-type="string">
            <text:p>2021-04-08T15:30:00+07:00</text:p>
          </table:table-cell>
          <table:table-cell office:value-type="string" calcext:value-type="string">
            <text:p>Eletronics systems - Dr. Tristan Dubois/Dr. Duong Quang Ha/Dr. Pham Duy An</text:p>
          </table:table-cell>
          <table:table-cell office:value-type="string" calcext:value-type="string">
            <text:p>via zoom online, Online-10-Elearning22-Zoom (300)</text:p>
          </table:table-cell>
          <table:table-cell office:value-type="string" calcext:value-type="string">
            <text:p>Zoom USTH is inviting you to a scheduled Zoom meeting.</text:p>
            <text:p>Topic: B2AE_Electronics systems: Analog systems &amp; Digital systems_Prof. Franck Cazaurang/Dr. Tristan Dubois/Dr. Dương Quang Hà/Dr. Phạm Duy An</text:p>
            <text:p>Time: This is a recurring meeting Meet anytime</text:p>
            <text:p>Join Zoom Meeting</text:p>
            <text:p>https://zoom.us/j/98791811400?pwd=aEVlcHBiTno1OVZTUG9DZ1JiR3VZZz09</text:p>
            <text:p>Meeting ID: 987 9181 1400</text:p>
            <text:p>Passcode: franck</text:p>
            <text:p>One tap mobile</text:p>
            <text:p>+12532158782,,98791811400#,,,,*840530# US (Tacoma)</text:p>
            <text:p>+13017158592,,98791811400#,,,,*840530# US (Washington DC)</text:p>
            <text:p>Dial by your location</text:p>
            <text:p>        +1 253 215 8782 US (Tacoma)</text:p>
            <text:p>        +1 301 715 8592 US (Washington DC)</text:p>
            <text:p>        +1 312 626 6799 US (Chicago)</text:p>
            <text:p>        +1 346 248 7799 US (Houston)</text:p>
            <text:p>        +1 669 900 6833 US (San Jose)</text:p>
            <text:p>        +1 929 205 6099 US (New York)</text:p>
            <text:p>Meeting ID: 987 9181 1400</text:p>
            <text:p>Passcode: 840530</text:p>
            <text:p>Find your local number: https://zoom.us/u/abzjsMTd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09:00:00+07:00</text:p>
          </table:table-cell>
          <table:table-cell office:value-type="string" calcext:value-type="string">
            <text:p>2021-04-09T11:00:00+07:00</text:p>
          </table:table-cell>
          <table:table-cell office:value-type="string" calcext:value-type="string">
            <text:p>Final exam of Aerodynamics and flight mechanics (tentative)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4:00:00+07:00</text:p>
          </table:table-cell>
          <table:table-cell office:value-type="string" calcext:value-type="string">
            <text:p>2021-04-09T17:00:00+07:00</text:p>
          </table:table-cell>
          <table:table-cell office:value-type="string" calcext:value-type="string">
            <text:p>Aircraft documentation - Dr. Nguyễn Văn Tăng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Làm Final exam luôn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13:30:00+07:00</text:p>
          </table:table-cell>
          <table:table-cell office:value-type="string" calcext:value-type="string">
            <text:p>2021-04-10T16:30:00+07:00</text:p>
          </table:table-cell>
          <table:table-cell office:value-type="string" calcext:value-type="string">
            <text:p>Intellectual property management - Assoc. Prof. Le Thi Thu Hie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ội trường nhà A3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12T13:00:00+07:00</text:p>
          </table:table-cell>
          <table:table-cell office:value-type="string" calcext:value-type="string">
            <text:p>2021-04-12T15:00:00+07:00</text:p>
          </table:table-cell>
          <table:table-cell office:value-type="string" calcext:value-type="string">
            <text:p>Instrument systems - avionics - Troubleshooting - Mr. Franck Cazaurang</text:p>
          </table:table-cell>
          <table:table-cell office:value-type="string" calcext:value-type="string">
            <text:p>Online-10-Elearning22-Zoom (300)</text:p>
          </table:table-cell>
          <table:table-cell office:value-type="string" calcext:value-type="string">
            <text:p>Zoom USTH is inviting you to a scheduled Zoom meeting.</text:p>
            <text:p>Topic: B2AE_Electronics systems: Instrument systems, avionics and troubleshooting_Prof. Franck Cazaurang/Dr. Olivier Devos/Dr. Dương Quang Hà/Dr. Phạm Duy An</text:p>
            <text:p>Time: This is a recurring meeting Meet anytime</text:p>
            <text:p>Join Zoom Meeting</text:p>
            <text:p>https://zoom.us/j/92175283877?pwd=V3hvQ1MwR3Z4VGh6bExxRGUxWEZIdz09</text:p>
            <text:p>Meeting ID: 921 7528 3877</text:p>
            <text:p>Passcode: franck2</text:p>
            <text:p>One tap mobile</text:p>
            <text:p>+13017158592,,92175283877#,,,,*5423714# US (Washington DC)</text:p>
            <text:p>+13126266799,,92175283877#,,,,*5423714# US (Chicago)</text:p>
            <text:p>Dial by your location</text:p>
            <text:p>        +1 301 715 8592 US (Washington DC)</text:p>
            <text:p>        +1 312 626 6799 US (Chicago)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Meeting ID: 921 7528 3877</text:p>
            <text:p>Passcode: 5423714</text:p>
            <text:p>Find your local number: https://zoom.us/u/adoMZ7STY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13T07:30:00+07:00</text:p>
          </table:table-cell>
          <table:table-cell office:value-type="string" calcext:value-type="string">
            <text:p>2021-04-13T09:30:00+07:00</text:p>
          </table:table-cell>
          <table:table-cell office:value-type="string" calcext:value-type="string">
            <text:p>Thermal systems - Mr. Eddy Gamyr/Dr. Nguyen Van Tang</text:p>
          </table:table-cell>
          <table:table-cell office:value-type="string" calcext:value-type="string">
            <text:p>Online-10-Elearning22-Zoom (300)</text:p>
          </table:table-cell>
          <table:table-cell office:value-type="string" calcext:value-type="string">
            <text:p>Zoom USTH is inviting you to a scheduled Zoom meeting.</text:p>
            <text:p>Topic: B2AE_Thermal systems _ Mr. Eddy Gamyr/Dr. Nguyen Van Tang</text:p>
            <text:p>Time: This is a recurring meeting Meet anytime</text:p>
            <text:p>Join Zoom Meeting</text:p>
            <text:p>https://zoom.us/j/99919761500?pwd=U2RRUFlUcWdDRDBCcnNNdEJLK1U4UT09</text:p>
            <text:p>Meeting ID: 999 1976 1500</text:p>
            <text:p>Passcode: 011672</text:p>
            <text:p>One tap mobile</text:p>
            <text:p>+16699006833,,99919761500#,,,,*011672# US (San Jose)</text:p>
            <text:p>+19292056099,,99919761500#,,,,*011672# US (New York)</text:p>
            <text:p>Dial by your location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        +1 346 248 7799 US (Houston)</text:p>
            <text:p>Meeting ID: 999 1976 1500</text:p>
            <text:p>Passcode: 011672</text:p>
            <text:p>Find your local number: https://zoom.us/u/adbqp1Zqb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13:00:00+07:00</text:p>
          </table:table-cell>
          <table:table-cell office:value-type="string" calcext:value-type="string">
            <text:p>2021-04-13T17:00:00+07:00</text:p>
          </table:table-cell>
          <table:table-cell office:value-type="string" calcext:value-type="string">
            <text:p>Practical group A3: Analog/Digital systems - Dr. Phạm Duy An</text:p>
          </table:table-cell>
          <table:table-cell office:value-type="string" calcext:value-type="string">
            <text:p>Lab 210/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14T07:30:00+07:00</text:p>
          </table:table-cell>
          <table:table-cell office:value-type="string" calcext:value-type="string">
            <text:p>2021-04-14T09:30:00+07:00</text:p>
          </table:table-cell>
          <table:table-cell office:value-type="string" calcext:value-type="string">
            <text:p>Thermal systems - Mr. Eddy Gamyr/Dr. Nguyen Van Tang</text:p>
          </table:table-cell>
          <table:table-cell office:value-type="string" calcext:value-type="string">
            <text:p>Online-10-Elearning22-Zoom (300)</text:p>
          </table:table-cell>
          <table:table-cell office:value-type="string" calcext:value-type="string">
            <text:p>Zoom USTH is inviting you to a scheduled Zoom meeting.</text:p>
            <text:p>Topic: B2AE_Thermal systems _ Mr. Eddy Gamyr/Dr. Nguyen Van Tang</text:p>
            <text:p>Time: This is a recurring meeting Meet anytime</text:p>
            <text:p>Join Zoom Meeting</text:p>
            <text:p>https://zoom.us/j/99919761500?pwd=U2RRUFlUcWdDRDBCcnNNdEJLK1U4UT09</text:p>
            <text:p>Meeting ID: 999 1976 1500</text:p>
            <text:p>Passcode: 011672</text:p>
            <text:p>One tap mobile</text:p>
            <text:p>+16699006833,,99919761500#,,,,*011672# US (San Jose)</text:p>
            <text:p>+19292056099,,99919761500#,,,,*011672# US (New York)</text:p>
            <text:p>Dial by your location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        +1 346 248 7799 US (Houston)</text:p>
            <text:p>Meeting ID: 999 1976 1500</text:p>
            <text:p>Passcode: 011672</text:p>
            <text:p>Find your local number: https://zoom.us/u/adbqp1Zqb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14:00:00+07:00</text:p>
          </table:table-cell>
          <table:table-cell office:value-type="string" calcext:value-type="string">
            <text:p>2021-04-14T17:00:00+07:00</text:p>
          </table:table-cell>
          <table:table-cell office:value-type="string" calcext:value-type="string">
            <text:p>Final exam of Intellectual Property Management</text:p>
          </table:table-cell>
          <table:table-cell office:value-type="string" calcext:value-type="string">
            <text:p>Hội trường tòa A30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15T13:00:00+07:00</text:p>
          </table:table-cell>
          <table:table-cell office:value-type="string" calcext:value-type="string">
            <text:p>2021-04-15T15:00:00+07:00</text:p>
          </table:table-cell>
          <table:table-cell office:value-type="string" calcext:value-type="string">
            <text:p>Instrument systems - avionics - Troubleshooting - Mr. Franck Cazaurang</text:p>
          </table:table-cell>
          <table:table-cell office:value-type="string" calcext:value-type="string">
            <text:p>Online-10-Elearning22-Zoom (300)</text:p>
          </table:table-cell>
          <table:table-cell office:value-type="string" calcext:value-type="string">
            <text:p>Zoom USTH is inviting you to a scheduled Zoom meeting.</text:p>
            <text:p>Topic: B2AE_Electronics systems: Instrument systems, avionics and troubleshooting_Prof. Franck Cazaurang/Dr. Olivier Devos/Dr. Dương Quang Hà/Dr. Phạm Duy An</text:p>
            <text:p>Time: This is a recurring meeting Meet anytime</text:p>
            <text:p>Join Zoom Meeting</text:p>
            <text:p>https://zoom.us/j/92175283877?pwd=V3hvQ1MwR3Z4VGh6bExxRGUxWEZIdz09</text:p>
            <text:p>Meeting ID: 921 7528 3877</text:p>
            <text:p>Passcode: franck2</text:p>
            <text:p>One tap mobile</text:p>
            <text:p>+13017158592,,92175283877#,,,,*5423714# US (Washington DC)</text:p>
            <text:p>+13126266799,,92175283877#,,,,*5423714# US (Chicago)</text:p>
            <text:p>Dial by your location</text:p>
            <text:p>        +1 301 715 8592 US (Washington DC)</text:p>
            <text:p>        +1 312 626 6799 US (Chicago)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Meeting ID: 921 7528 3877</text:p>
            <text:p>Passcode: 5423714</text:p>
            <text:p>Find your local number: https://zoom.us/u/adoMZ7STY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16T13:00:00+07:00</text:p>
          </table:table-cell>
          <table:table-cell office:value-type="string" calcext:value-type="string">
            <text:p>2021-04-16T15:00:00+07:00</text:p>
          </table:table-cell>
          <table:table-cell office:value-type="string" calcext:value-type="string">
            <text:p>Instrument systems - avionics - Troubleshooting - Mr. Franck Cazaurang</text:p>
          </table:table-cell>
          <table:table-cell office:value-type="string" calcext:value-type="string">
            <text:p>Online-10-Elearning22-Zoom (300)</text:p>
          </table:table-cell>
          <table:table-cell office:value-type="string" calcext:value-type="string">
            <text:p>Zoom USTH is inviting you to a scheduled Zoom meeting.</text:p>
            <text:p>Topic: B2AE_Electronics systems: Instrument systems, avionics and troubleshooting_Prof. Franck Cazaurang/Dr. Olivier Devos/Dr. Dương Quang Hà/Dr. Phạm Duy An</text:p>
            <text:p>Time: This is a recurring meeting Meet anytime</text:p>
            <text:p>Join Zoom Meeting</text:p>
            <text:p>https://zoom.us/j/92175283877?pwd=V3hvQ1MwR3Z4VGh6bExxRGUxWEZIdz09</text:p>
            <text:p>Meeting ID: 921 7528 3877</text:p>
            <text:p>Passcode: franck2</text:p>
            <text:p>One tap mobile</text:p>
            <text:p>+13017158592,,92175283877#,,,,*5423714# US (Washington DC)</text:p>
            <text:p>+13126266799,,92175283877#,,,,*5423714# US (Chicago)</text:p>
            <text:p>Dial by your location</text:p>
            <text:p>        +1 301 715 8592 US (Washington DC)</text:p>
            <text:p>        +1 312 626 6799 US (Chicago)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Meeting ID: 921 7528 3877</text:p>
            <text:p>Passcode: 5423714</text:p>
            <text:p>Find your local number: https://zoom.us/u/adoMZ7STY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19T13:00:00+07:00</text:p>
          </table:table-cell>
          <table:table-cell office:value-type="string" calcext:value-type="string">
            <text:p>2021-04-19T15:00:00+07:00</text:p>
          </table:table-cell>
          <table:table-cell office:value-type="string" calcext:value-type="string">
            <text:p>Instrument systems - avionics - Troubleshooting - Mr. Franck Cazaurang</text:p>
          </table:table-cell>
          <table:table-cell office:value-type="string" calcext:value-type="string">
            <text:p>Online-10-Elearning22-Zoom (300)</text:p>
          </table:table-cell>
          <table:table-cell office:value-type="string" calcext:value-type="string">
            <text:p>Zoom USTH is inviting you to a scheduled Zoom meeting.</text:p>
            <text:p>Topic: B2AE_Electronics systems: Instrument systems, avionics and troubleshooting_Prof. Franck Cazaurang/Dr. Olivier Devos/Dr. Dương Quang Hà/Dr. Phạm Duy An</text:p>
            <text:p>Time: This is a recurring meeting Meet anytime</text:p>
            <text:p>Join Zoom Meeting</text:p>
            <text:p>https://zoom.us/j/92175283877?pwd=V3hvQ1MwR3Z4VGh6bExxRGUxWEZIdz09</text:p>
            <text:p>Meeting ID: 921 7528 3877</text:p>
            <text:p>Passcode: franck2</text:p>
            <text:p>One tap mobile</text:p>
            <text:p>+13017158592,,92175283877#,,,,*5423714# US (Washington DC)</text:p>
            <text:p>+13126266799,,92175283877#,,,,*5423714# US (Chicago)</text:p>
            <text:p>Dial by your location</text:p>
            <text:p>        +1 301 715 8592 US (Washington DC)</text:p>
            <text:p>        +1 312 626 6799 US (Chicago)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Meeting ID: 921 7528 3877</text:p>
            <text:p>Passcode: 5423714</text:p>
            <text:p>Find your local number: https://zoom.us/u/adoMZ7STY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3 - AE: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2021-03-29T13:30:00+07:00</text:p>
          </table:table-cell>
          <table:table-cell office:value-type="string" calcext:value-type="string">
            <text:p>2021-03-29T16:30:00+07:00</text:p>
          </table:table-cell>
          <table:table-cell office:value-type="string" calcext:value-type="string">
            <text:p>Project Management &amp; Quality assurance/Mr. Brochain</text:p>
          </table:table-cell>
          <table:table-cell office:value-type="string" calcext:value-type="string">
            <text:p>via zoom online, Online-10-Elearning23-Zoom (300)</text:p>
          </table:table-cell>
          <table:table-cell office:value-type="string" calcext:value-type="string">
            <text:p>Zoom USTH is inviting you to a scheduled Zoom meeting.</text:p>
            <text:p>Topic: B3AE_Project Management &amp; Quality assurance_Mr. Brochain</text:p>
            <text:p>Time: This is a recurring meeting Meet anytime</text:p>
            <text:p>Join Zoom Meeting</text:p>
            <text:p>https://zoom.us/j/97104667493?pwd=VFNLS3pUVzltRXBxODVXMkJXbUd2QT09</text:p>
            <text:p>Meeting ID: 971 0466 7493</text:p>
            <text:p>Passcode: 595755</text:p>
            <text:p>One tap mobile</text:p>
            <text:p>+13017158592,,97104667493#,,,,*595755# US (Washington DC)</text:p>
            <text:p>+13126266799,,97104667493#,,,,*595755# US (Chicago)</text:p>
            <text:p>Dial by your location</text:p>
            <text:p>        +1 301 715 8592 US (Washington DC)</text:p>
            <text:p>        +1 312 626 6799 US (Chicago)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Meeting ID: 971 0466 7493</text:p>
            <text:p>Passcode: 595755</text:p>
            <text:p>Find your local number: https://zoom.us/u/adhoIAzeKo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3-30T13:30:00+07:00</text:p>
          </table:table-cell>
          <table:table-cell office:value-type="string" calcext:value-type="string">
            <text:p>2021-03-30T16:30:00+07:00</text:p>
          </table:table-cell>
          <table:table-cell office:value-type="string" calcext:value-type="string">
            <text:p>Project Management &amp; Quality assurance/Mr. Brochain</text:p>
          </table:table-cell>
          <table:table-cell office:value-type="string" calcext:value-type="string">
            <text:p>via zoom online, Online-10-Elearning23-Zoom (300)</text:p>
          </table:table-cell>
          <table:table-cell office:value-type="string" calcext:value-type="string">
            <text:p>Zoom USTH is inviting you to a scheduled Zoom meeting.</text:p>
            <text:p>Topic: B3AE_Project Management &amp; Quality assurance_Mr. Brochain</text:p>
            <text:p>Time: This is a recurring meeting Meet anytime</text:p>
            <text:p>Join Zoom Meeting</text:p>
            <text:p>https://zoom.us/j/97104667493?pwd=VFNLS3pUVzltRXBxODVXMkJXbUd2QT09</text:p>
            <text:p>Meeting ID: 971 0466 7493</text:p>
            <text:p>Passcode: 595755</text:p>
            <text:p>One tap mobile</text:p>
            <text:p>+13017158592,,97104667493#,,,,*595755# US (Washington DC)</text:p>
            <text:p>+13126266799,,97104667493#,,,,*595755# US (Chicago)</text:p>
            <text:p>Dial by your location</text:p>
            <text:p>        +1 301 715 8592 US (Washington DC)</text:p>
            <text:p>        +1 312 626 6799 US (Chicago)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Meeting ID: 971 0466 7493</text:p>
            <text:p>Passcode: 595755</text:p>
            <text:p>Find your local number: https://zoom.us/u/adhoIAzeK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4:30:00+07:00</text:p>
          </table:table-cell>
          <table:table-cell office:value-type="string" calcext:value-type="string">
            <text:p>2021-03-31T16:00:00+07:00</text:p>
          </table:table-cell>
          <table:table-cell office:value-type="string" calcext:value-type="string">
            <text:p>Airlines business Economics - Mr. P.&amp; J CLARK</text:p>
          </table:table-cell>
          <table:table-cell office:value-type="string" calcext:value-type="string">
            <text:p>Online-10-Elearning23-Zoom (300)</text:p>
          </table:table-cell>
          <table:table-cell office:value-type="string" calcext:value-type="string">
            <text:p>&lt;p&gt;Topic: USTH welcome briefing&lt;u&gt;&lt;/u&gt;&lt;u&gt;&lt;/u&gt;&lt;/p&gt;&lt;p&gt;Time: Mar 9, 2021 11:00 AM London&lt;u&gt;&lt;/u&gt;&lt;u&gt;&lt;/u&gt;&lt;/p&gt;&lt;p&gt;&lt;u&gt;&lt;/u&gt;&amp;nbsp;&lt;u&gt;&lt;/u&gt;&lt;/p&gt;&lt;p&gt;Join Zoom Meeting&lt;u&gt;&lt;/u&gt;&lt;u&gt;&lt;/u&gt;&lt;/p&gt;&lt;p&gt;&lt;a href="https://us02web.zoom.us/j/86303338527?pwd=NCtiMVlyMW44RnJJcVVGL1AxbUZJQT09"&gt;https://us02web.zoom.us/j/&lt;u&gt;&lt;/u&gt;86303338527?pwd=&lt;u&gt;&lt;/u&gt;NCtiMVlyMW44RnJJcVVGL1AxbUZJQT&lt;u&gt;&lt;/u&gt;09&lt;/a&gt;&lt;u&gt;&lt;/u&gt;&lt;u&gt;&lt;/u&gt;&lt;/p&gt;&lt;p&gt;&lt;u&gt;&lt;/u&gt;&amp;nbsp;&lt;u&gt;&lt;/u&gt;&lt;/p&gt;&lt;p&gt;Meeting ID: 863 0333 8527&lt;u&gt;&lt;/u&gt;&lt;u&gt;&lt;/u&gt;&lt;/p&gt;&lt;p&gt;Passcode: 754856&lt;/p&gt;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01T14:00:00+07:00</text:p>
          </table:table-cell>
          <table:table-cell office:value-type="string" calcext:value-type="string">
            <text:p>2021-04-01T17:00:00+07:00</text:p>
          </table:table-cell>
          <table:table-cell office:value-type="string" calcext:value-type="string">
            <text:p>Flight operation - Mrs. C. Preli</text:p>
          </table:table-cell>
          <table:table-cell office:value-type="string" calcext:value-type="string">
            <text:p>Online-10-Elearning23-Zoom (300)</text:p>
          </table:table-cell>
          <table:table-cell office:value-type="string" calcext:value-type="string">
            <text:p>Zoom USTH is inviting you to a scheduled Zoom meeting.</text:p>
            <text:p>Topic: B3AE_Flight operation_Mrs. Cécile Preli/Dr. Bùi Văn Tuấn</text:p>
            <text:p>Time: This is a recurring meeting Meet anytime</text:p>
            <text:p>Join Zoom Meeting</text:p>
            <text:p>https://zoom.us/j/91995747687?pwd=cE9OY3gyaUNrcGpiUHZLbnFjaU91Zz09</text:p>
            <text:p>Meeting ID: 919 9574 7687</text:p>
            <text:p>Passcode: 327357</text:p>
            <text:p>One tap mobile</text:p>
            <text:p>+13462487799,,91995747687#,,,,*327357# US (Houston)</text:p>
            <text:p>+16699006833,,91995747687#,,,,*327357# US (San Jose)</text:p>
            <text:p>Dial by your location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Meeting ID: 919 9574 7687</text:p>
            <text:p>Passcode: 327357</text:p>
            <text:p>Find your local number: https://zoom.us/u/abkkzz8Bq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02T14:00:00+07:00</text:p>
          </table:table-cell>
          <table:table-cell office:value-type="string" calcext:value-type="string">
            <text:p>2021-04-02T17:00:00+07:00</text:p>
          </table:table-cell>
          <table:table-cell office:value-type="string" calcext:value-type="string">
            <text:p>Flight operation - Mrs. C. Preli</text:p>
          </table:table-cell>
          <table:table-cell office:value-type="string" calcext:value-type="string">
            <text:p>Online-10-Elearning23-Zoom (300)</text:p>
          </table:table-cell>
          <table:table-cell office:value-type="string" calcext:value-type="string">
            <text:p>Zoom USTH is inviting you to a scheduled Zoom meeting.</text:p>
            <text:p>Topic: B3AE_Flight operation_Mrs. Cécile Preli/Dr. Bùi Văn Tuấn</text:p>
            <text:p>Time: This is a recurring meeting Meet anytime</text:p>
            <text:p>Join Zoom Meeting</text:p>
            <text:p>https://zoom.us/j/91995747687?pwd=cE9OY3gyaUNrcGpiUHZLbnFjaU91Zz09</text:p>
            <text:p>Meeting ID: 919 9574 7687</text:p>
            <text:p>Passcode: 327357</text:p>
            <text:p>One tap mobile</text:p>
            <text:p>+13462487799,,91995747687#,,,,*327357# US (Houston)</text:p>
            <text:p>+16699006833,,91995747687#,,,,*327357# US (San Jose)</text:p>
            <text:p>Dial by your location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Meeting ID: 919 9574 7687</text:p>
            <text:p>Passcode: 327357</text:p>
            <text:p>Find your local number: https://zoom.us/u/abkkzz8Bq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05T14:00:00+07:00</text:p>
          </table:table-cell>
          <table:table-cell office:value-type="string" calcext:value-type="string">
            <text:p>2021-04-05T17:00:00+07:00</text:p>
          </table:table-cell>
          <table:table-cell office:value-type="string" calcext:value-type="string">
            <text:p>Flight operation - Mr. C. Preli</text:p>
          </table:table-cell>
          <table:table-cell office:value-type="string" calcext:value-type="string">
            <text:p>Online-10-Elearning23-Zoom (300)</text:p>
          </table:table-cell>
          <table:table-cell office:value-type="string" calcext:value-type="string">
            <text:p>Zoom USTH is inviting you to a scheduled Zoom meeting.</text:p>
            <text:p>Topic: B3AE_Flight operation_Mrs. Cécile Preli/Dr. Bùi Văn Tuấn</text:p>
            <text:p>Time: This is a recurring meeting Meet anytime</text:p>
            <text:p>Join Zoom Meeting</text:p>
            <text:p>https://zoom.us/j/91995747687?pwd=cE9OY3gyaUNrcGpiUHZLbnFjaU91Zz09</text:p>
            <text:p>Meeting ID: 919 9574 7687</text:p>
            <text:p>Passcode: 327357</text:p>
            <text:p>One tap mobile</text:p>
            <text:p>+13462487799,,91995747687#,,,,*327357# US (Houston)</text:p>
            <text:p>+16699006833,,91995747687#,,,,*327357# US (San Jose)</text:p>
            <text:p>Dial by your location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Meeting ID: 919 9574 7687</text:p>
            <text:p>Passcode: 327357</text:p>
            <text:p>Find your local number: https://zoom.us/u/abkkzz8Bq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06T14:00:00+07:00</text:p>
          </table:table-cell>
          <table:table-cell office:value-type="string" calcext:value-type="string">
            <text:p>2021-04-06T17:00:00+07:00</text:p>
          </table:table-cell>
          <table:table-cell office:value-type="string" calcext:value-type="string">
            <text:p>Flight operation - Mr. C. Preli</text:p>
          </table:table-cell>
          <table:table-cell office:value-type="string" calcext:value-type="string">
            <text:p>Online-10-Elearning23-Zoom (300)</text:p>
          </table:table-cell>
          <table:table-cell office:value-type="string" calcext:value-type="string">
            <text:p>Zoom USTH is inviting you to a scheduled Zoom meeting.</text:p>
            <text:p>Topic: B3AE_Flight operation_Mrs. Cécile Preli/Dr. Bùi Văn Tuấn</text:p>
            <text:p>Time: This is a recurring meeting Meet anytime</text:p>
            <text:p>Join Zoom Meeting</text:p>
            <text:p>https://zoom.us/j/91995747687?pwd=cE9OY3gyaUNrcGpiUHZLbnFjaU91Zz09</text:p>
            <text:p>Meeting ID: 919 9574 7687</text:p>
            <text:p>Passcode: 327357</text:p>
            <text:p>One tap mobile</text:p>
            <text:p>+13462487799,,91995747687#,,,,*327357# US (Houston)</text:p>
            <text:p>+16699006833,,91995747687#,,,,*327357# US (San Jose)</text:p>
            <text:p>Dial by your location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Meeting ID: 919 9574 7687</text:p>
            <text:p>Passcode: 327357</text:p>
            <text:p>Find your local number: https://zoom.us/u/abkkzz8Bq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08T14:00:00+07:00</text:p>
          </table:table-cell>
          <table:table-cell office:value-type="string" calcext:value-type="string">
            <text:p>2021-04-08T17:00:00+07:00</text:p>
          </table:table-cell>
          <table:table-cell office:value-type="string" calcext:value-type="string">
            <text:p>Flight operation - Mrs. C. Preli</text:p>
          </table:table-cell>
          <table:table-cell office:value-type="string" calcext:value-type="string">
            <text:p>Online-10-Elearning23-Zoom (300)</text:p>
          </table:table-cell>
          <table:table-cell office:value-type="string" calcext:value-type="string">
            <text:p>Zoom USTH is inviting you to a scheduled Zoom meeting.</text:p>
            <text:p>Topic: B3AE_Flight operation_Mrs. Cécile Preli/Dr. Bùi Văn Tuấn</text:p>
            <text:p>Time: This is a recurring meeting Meet anytime</text:p>
            <text:p>Join Zoom Meeting</text:p>
            <text:p>https://zoom.us/j/91995747687?pwd=cE9OY3gyaUNrcGpiUHZLbnFjaU91Zz09</text:p>
            <text:p>Meeting ID: 919 9574 7687</text:p>
            <text:p>Passcode: 327357</text:p>
            <text:p>One tap mobile</text:p>
            <text:p>+13462487799,,91995747687#,,,,*327357# US (Houston)</text:p>
            <text:p>+16699006833,,91995747687#,,,,*327357# US (San Jose)</text:p>
            <text:p>Dial by your location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Meeting ID: 919 9574 7687</text:p>
            <text:p>Passcode: 327357</text:p>
            <text:p>Find your local number: https://zoom.us/u/abkkzz8Bq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09T14:00:00+07:00</text:p>
          </table:table-cell>
          <table:table-cell office:value-type="string" calcext:value-type="string">
            <text:p>2021-04-09T17:00:00+07:00</text:p>
          </table:table-cell>
          <table:table-cell office:value-type="string" calcext:value-type="string">
            <text:p>Flight operation - Mr. C. Preli</text:p>
          </table:table-cell>
          <table:table-cell office:value-type="string" calcext:value-type="string">
            <text:p>Online-10-Elearning23-Zoom (300)</text:p>
          </table:table-cell>
          <table:table-cell office:value-type="string" calcext:value-type="string">
            <text:p>Zoom USTH is inviting you to a scheduled Zoom meeting.</text:p>
            <text:p>Topic: B3AE_Flight operation_Mrs. Cécile Preli/Dr. Bùi Văn Tuấn</text:p>
            <text:p>Time: This is a recurring meeting Meet anytime</text:p>
            <text:p>Join Zoom Meeting</text:p>
            <text:p>https://zoom.us/j/91995747687?pwd=cE9OY3gyaUNrcGpiUHZLbnFjaU91Zz09</text:p>
            <text:p>Meeting ID: 919 9574 7687</text:p>
            <text:p>Passcode: 327357</text:p>
            <text:p>One tap mobile</text:p>
            <text:p>+13462487799,,91995747687#,,,,*327357# US (Houston)</text:p>
            <text:p>+16699006833,,91995747687#,,,,*327357# US (San Jose)</text:p>
            <text:p>Dial by your location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Meeting ID: 919 9574 7687</text:p>
            <text:p>Passcode: 327357</text:p>
            <text:p>Find your local number: https://zoom.us/u/abkkzz8Bq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12T14:00:00+07:00</text:p>
          </table:table-cell>
          <table:table-cell office:value-type="string" calcext:value-type="string">
            <text:p>2021-04-12T17:00:00+07:00</text:p>
          </table:table-cell>
          <table:table-cell office:value-type="string" calcext:value-type="string">
            <text:p>Flight operation - Mr. C. Preli</text:p>
          </table:table-cell>
          <table:table-cell office:value-type="string" calcext:value-type="string">
            <text:p>Online-10-Elearning23-Zoom (300)</text:p>
          </table:table-cell>
          <table:table-cell office:value-type="string" calcext:value-type="string">
            <text:p>Zoom USTH is inviting you to a scheduled Zoom meeting.</text:p>
            <text:p>Topic: B3AE_Flight operation_Mrs. Cécile Preli/Dr. Bùi Văn Tuấn</text:p>
            <text:p>Time: This is a recurring meeting Meet anytime</text:p>
            <text:p>Join Zoom Meeting</text:p>
            <text:p>https://zoom.us/j/91995747687?pwd=cE9OY3gyaUNrcGpiUHZLbnFjaU91Zz09</text:p>
            <text:p>Meeting ID: 919 9574 7687</text:p>
            <text:p>Passcode: 327357</text:p>
            <text:p>One tap mobile</text:p>
            <text:p>+13462487799,,91995747687#,,,,*327357# US (Houston)</text:p>
            <text:p>+16699006833,,91995747687#,,,,*327357# US (San Jose)</text:p>
            <text:p>Dial by your location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Meeting ID: 919 9574 7687</text:p>
            <text:p>Passcode: 327357</text:p>
            <text:p>Find your local number: https://zoom.us/u/abkkzz8Bq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13T14:00:00+07:00</text:p>
          </table:table-cell>
          <table:table-cell office:value-type="string" calcext:value-type="string">
            <text:p>2021-04-13T17:00:00+07:00</text:p>
          </table:table-cell>
          <table:table-cell office:value-type="string" calcext:value-type="string">
            <text:p>Flight operation - Mr. C. Preli</text:p>
          </table:table-cell>
          <table:table-cell office:value-type="string" calcext:value-type="string">
            <text:p>Online-10-Elearning23-Zoom (300)</text:p>
          </table:table-cell>
          <table:table-cell office:value-type="string" calcext:value-type="string">
            <text:p>Zoom USTH is inviting you to a scheduled Zoom meeting.</text:p>
            <text:p>Topic: B3AE_Flight operation_Mrs. Cécile Preli/Dr. Bùi Văn Tuấn</text:p>
            <text:p>Time: This is a recurring meeting Meet anytime</text:p>
            <text:p>Join Zoom Meeting</text:p>
            <text:p>https://zoom.us/j/91995747687?pwd=cE9OY3gyaUNrcGpiUHZLbnFjaU91Zz09</text:p>
            <text:p>Meeting ID: 919 9574 7687</text:p>
            <text:p>Passcode: 327357</text:p>
            <text:p>One tap mobile</text:p>
            <text:p>+13462487799,,91995747687#,,,,*327357# US (Houston)</text:p>
            <text:p>+16699006833,,91995747687#,,,,*327357# US (San Jose)</text:p>
            <text:p>Dial by your location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Meeting ID: 919 9574 7687</text:p>
            <text:p>Passcode: 327357</text:p>
            <text:p>Find your local number: https://zoom.us/u/abkkzz8Bq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15T14:00:00+07:00</text:p>
          </table:table-cell>
          <table:table-cell office:value-type="string" calcext:value-type="string">
            <text:p>2021-04-15T17:00:00+07:00</text:p>
          </table:table-cell>
          <table:table-cell office:value-type="string" calcext:value-type="string">
            <text:p>Flight operation - Mr. C. Preli</text:p>
          </table:table-cell>
          <table:table-cell office:value-type="string" calcext:value-type="string">
            <text:p>Online-10-Elearning23-Zoom (300)</text:p>
          </table:table-cell>
          <table:table-cell office:value-type="string" calcext:value-type="string">
            <text:p>Zoom USTH is inviting you to a scheduled Zoom meeting.</text:p>
            <text:p>Topic: B3AE_Flight operation_Mrs. Cécile Preli/Dr. Bùi Văn Tuấn</text:p>
            <text:p>Time: This is a recurring meeting Meet anytime</text:p>
            <text:p>Join Zoom Meeting</text:p>
            <text:p>https://zoom.us/j/91995747687?pwd=cE9OY3gyaUNrcGpiUHZLbnFjaU91Zz09</text:p>
            <text:p>Meeting ID: 919 9574 7687</text:p>
            <text:p>Passcode: 327357</text:p>
            <text:p>One tap mobile</text:p>
            <text:p>+13462487799,,91995747687#,,,,*327357# US (Houston)</text:p>
            <text:p>+16699006833,,91995747687#,,,,*327357# US (San Jose)</text:p>
            <text:p>Dial by your location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Meeting ID: 919 9574 7687</text:p>
            <text:p>Passcode: 327357</text:p>
            <text:p>Find your local number: https://zoom.us/u/abkkzz8Bq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16T14:00:00+07:00</text:p>
          </table:table-cell>
          <table:table-cell office:value-type="string" calcext:value-type="string">
            <text:p>2021-04-16T17:00:00+07:00</text:p>
          </table:table-cell>
          <table:table-cell office:value-type="string" calcext:value-type="string">
            <text:p>Flight operation - Mr. C. Preli</text:p>
          </table:table-cell>
          <table:table-cell office:value-type="string" calcext:value-type="string">
            <text:p>Online-10-Elearning23-Zoom (300)</text:p>
          </table:table-cell>
          <table:table-cell office:value-type="string" calcext:value-type="string">
            <text:p>Zoom USTH is inviting you to a scheduled Zoom meeting.</text:p>
            <text:p>Topic: B3AE_Flight operation_Mrs. Cécile Preli/Dr. Bùi Văn Tuấn</text:p>
            <text:p>Time: This is a recurring meeting Meet anytime</text:p>
            <text:p>Join Zoom Meeting</text:p>
            <text:p>https://zoom.us/j/91995747687?pwd=cE9OY3gyaUNrcGpiUHZLbnFjaU91Zz09</text:p>
            <text:p>Meeting ID: 919 9574 7687</text:p>
            <text:p>Passcode: 327357</text:p>
            <text:p>One tap mobile</text:p>
            <text:p>+13462487799,,91995747687#,,,,*327357# US (Houston)</text:p>
            <text:p>+16699006833,,91995747687#,,,,*327357# US (San Jose)</text:p>
            <text:p>Dial by your location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Meeting ID: 919 9574 7687</text:p>
            <text:p>Passcode: 327357</text:p>
            <text:p>Find your local number: https://zoom.us/u/abkkzz8Bq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19T14:00:00+07:00</text:p>
          </table:table-cell>
          <table:table-cell office:value-type="string" calcext:value-type="string">
            <text:p>2021-04-19T17:00:00+07:00</text:p>
          </table:table-cell>
          <table:table-cell office:value-type="string" calcext:value-type="string">
            <text:p>Flight operation - Mr. C. Preli</text:p>
          </table:table-cell>
          <table:table-cell office:value-type="string" calcext:value-type="string">
            <text:p>Online-10-Elearning23-Zoom (300)</text:p>
          </table:table-cell>
          <table:table-cell office:value-type="string" calcext:value-type="string">
            <text:p>Zoom USTH is inviting you to a scheduled Zoom meeting.</text:p>
            <text:p>Topic: B3AE_Flight operation_Mrs. Cécile Preli/Dr. Bùi Văn Tuấn</text:p>
            <text:p>Time: This is a recurring meeting Meet anytime</text:p>
            <text:p>Join Zoom Meeting</text:p>
            <text:p>https://zoom.us/j/91995747687?pwd=cE9OY3gyaUNrcGpiUHZLbnFjaU91Zz09</text:p>
            <text:p>Meeting ID: 919 9574 7687</text:p>
            <text:p>Passcode: 327357</text:p>
            <text:p>One tap mobile</text:p>
            <text:p>+13462487799,,91995747687#,,,,*327357# US (Houston)</text:p>
            <text:p>+16699006833,,91995747687#,,,,*327357# US (San Jose)</text:p>
            <text:p>Dial by your location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Meeting ID: 919 9574 7687</text:p>
            <text:p>Passcode: 327357</text:p>
            <text:p>Find your local number: https://zoom.us/u/abkkzz8Bq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20T14:00:00+07:00</text:p>
          </table:table-cell>
          <table:table-cell office:value-type="string" calcext:value-type="string">
            <text:p>2021-04-20T17:00:00+07:00</text:p>
          </table:table-cell>
          <table:table-cell office:value-type="string" calcext:value-type="string">
            <text:p>Flight operation - Mr. C. Preli</text:p>
          </table:table-cell>
          <table:table-cell office:value-type="string" calcext:value-type="string">
            <text:p>Online-10-Elearning23-Zoom (300)</text:p>
          </table:table-cell>
          <table:table-cell office:value-type="string" calcext:value-type="string">
            <text:p>Zoom USTH is inviting you to a scheduled Zoom meeting.</text:p>
            <text:p>Topic: B3AE_Flight operation_Mrs. Cécile Preli/Dr. Bùi Văn Tuấn</text:p>
            <text:p>Time: This is a recurring meeting Meet anytime</text:p>
            <text:p>Join Zoom Meeting</text:p>
            <text:p>https://zoom.us/j/91995747687?pwd=cE9OY3gyaUNrcGpiUHZLbnFjaU91Zz09</text:p>
            <text:p>Meeting ID: 919 9574 7687</text:p>
            <text:p>Passcode: 327357</text:p>
            <text:p>One tap mobile</text:p>
            <text:p>+13462487799,,91995747687#,,,,*327357# US (Houston)</text:p>
            <text:p>+16699006833,,91995747687#,,,,*327357# US (San Jose)</text:p>
            <text:p>Dial by your location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Meeting ID: 919 9574 7687</text:p>
            <text:p>Passcode: 327357</text:p>
            <text:p>Find your local number: https://zoom.us/u/abkkzz8Bq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22T14:00:00+07:00</text:p>
          </table:table-cell>
          <table:table-cell office:value-type="string" calcext:value-type="string">
            <text:p>2021-04-22T17:00:00+07:00</text:p>
          </table:table-cell>
          <table:table-cell office:value-type="string" calcext:value-type="string">
            <text:p>Flight operation - Mr. C. Preli</text:p>
          </table:table-cell>
          <table:table-cell office:value-type="string" calcext:value-type="string">
            <text:p>Online-10-Elearning23-Zoom (300)</text:p>
          </table:table-cell>
          <table:table-cell office:value-type="string" calcext:value-type="string">
            <text:p>Zoom USTH is inviting you to a scheduled Zoom meeting.</text:p>
            <text:p>Topic: B3AE_Flight operation_Mrs. Cécile Preli/Dr. Bùi Văn Tuấn</text:p>
            <text:p>Time: This is a recurring meeting Meet anytime</text:p>
            <text:p>Join Zoom Meeting</text:p>
            <text:p>https://zoom.us/j/91995747687?pwd=cE9OY3gyaUNrcGpiUHZLbnFjaU91Zz09</text:p>
            <text:p>Meeting ID: 919 9574 7687</text:p>
            <text:p>Passcode: 327357</text:p>
            <text:p>One tap mobile</text:p>
            <text:p>+13462487799,,91995747687#,,,,*327357# US (Houston)</text:p>
            <text:p>+16699006833,,91995747687#,,,,*327357# US (San Jose)</text:p>
            <text:p>Dial by your location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Meeting ID: 919 9574 7687</text:p>
            <text:p>Passcode: 327357</text:p>
            <text:p>Find your local number: https://zoom.us/u/abkkzz8Bq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6T09:00:00+07:00</text:p>
          </table:table-cell>
          <table:table-cell office:value-type="string" calcext:value-type="string">
            <text:p>2021-04-26T11:00:00+07:00</text:p>
          </table:table-cell>
          <table:table-cell office:value-type="string" calcext:value-type="string">
            <text:p>Final exam of the course Safety &amp; Human factors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8T09:00:00+07:00</text:p>
          </table:table-cell>
          <table:table-cell office:value-type="string" calcext:value-type="string">
            <text:p>2021-04-28T11:00:00+07:00</text:p>
          </table:table-cell>
          <table:table-cell office:value-type="string" calcext:value-type="string">
            <text:p>Final exam of Regulations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5-04</text:p>
          </table:table-cell>
          <table:table-cell table:style-name="ce3" office:value-type="string" calcext:value-type="string">
            <text:p>2021-05-08</text:p>
          </table:table-cell>
          <table:table-cell office:value-type="string" calcext:value-type="string">
            <text:p>Internship B3_Operation engineeri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5-10</text:p>
          </table:table-cell>
          <table:table-cell table:style-name="ce3" office:value-type="string" calcext:value-type="string">
            <text:p>2021-05-15</text:p>
          </table:table-cell>
          <table:table-cell office:value-type="string" calcext:value-type="string">
            <text:p>Internship B3_Operation engineeri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5-17</text:p>
          </table:table-cell>
          <table:table-cell table:style-name="ce3" office:value-type="string" calcext:value-type="string">
            <text:p>2021-05-22</text:p>
          </table:table-cell>
          <table:table-cell office:value-type="string" calcext:value-type="string">
            <text:p>Internship B3_Operation engineeri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5-24</text:p>
          </table:table-cell>
          <table:table-cell table:style-name="ce3" office:value-type="string" calcext:value-type="string">
            <text:p>2021-05-29</text:p>
          </table:table-cell>
          <table:table-cell office:value-type="string" calcext:value-type="string">
            <text:p>Internship B3_Operation engineeri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5-31</text:p>
          </table:table-cell>
          <table:table-cell table:style-name="ce3" office:value-type="string" calcext:value-type="string">
            <text:p>2021-06-05</text:p>
          </table:table-cell>
          <table:table-cell office:value-type="string" calcext:value-type="string">
            <text:p>Internship B3_Operation engineeri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6-07</text:p>
          </table:table-cell>
          <table:table-cell table:style-name="ce3" office:value-type="string" calcext:value-type="string">
            <text:p>2021-06-12</text:p>
          </table:table-cell>
          <table:table-cell office:value-type="string" calcext:value-type="string">
            <text:p>Internship B3_Operation engineeri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6-14</text:p>
          </table:table-cell>
          <table:table-cell table:style-name="ce3" office:value-type="string" calcext:value-type="string">
            <text:p>2021-06-19</text:p>
          </table:table-cell>
          <table:table-cell office:value-type="string" calcext:value-type="string">
            <text:p>Internship B3_Operation engineeri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6-21</text:p>
          </table:table-cell>
          <table:table-cell table:style-name="ce3" office:value-type="string" calcext:value-type="string">
            <text:p>2021-06-26</text:p>
          </table:table-cell>
          <table:table-cell office:value-type="string" calcext:value-type="string">
            <text:p>Internship B3_Operation engineeri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6-28</text:p>
          </table:table-cell>
          <table:table-cell table:style-name="ce3" office:value-type="string" calcext:value-type="string">
            <text:p>2021-07-03</text:p>
          </table:table-cell>
          <table:table-cell office:value-type="string" calcext:value-type="string">
            <text:p>Internship B3_Operation engineeri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7-05</text:p>
          </table:table-cell>
          <table:table-cell table:style-name="ce3" office:value-type="string" calcext:value-type="string">
            <text:p>2021-07-10</text:p>
          </table:table-cell>
          <table:table-cell office:value-type="string" calcext:value-type="string">
            <text:p>Internship B3_Operation engineeri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7-12</text:p>
          </table:table-cell>
          <table:table-cell table:style-name="ce3" office:value-type="string" calcext:value-type="string">
            <text:p>2021-07-17</text:p>
          </table:table-cell>
          <table:table-cell office:value-type="string" calcext:value-type="string">
            <text:p>Internship B3_Operation engineeri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7-19</text:p>
          </table:table-cell>
          <table:table-cell table:style-name="ce3" office:value-type="string" calcext:value-type="string">
            <text:p>2021-07-24</text:p>
          </table:table-cell>
          <table:table-cell office:value-type="string" calcext:value-type="string">
            <text:p>Internship B3_Operation engineeri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3 - CHEM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30T14:00:00+07:00</text:p>
          </table:table-cell>
          <table:table-cell office:value-type="string" calcext:value-type="string">
            <text:p>2021-03-30T16:00:00+07:00</text:p>
          </table:table-cell>
          <table:table-cell office:value-type="string" calcext:value-type="string">
            <text:p>Final exam - Structure Determination </text:p>
          </table:table-cell>
          <table:table-cell office:value-type="string" calcext:value-type="string">
            <text:p>A21-7-Classroom 715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2 - MATH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8:30:00+07:00</text:p>
          </table:table-cell>
          <table:table-cell office:value-type="string" calcext:value-type="string">
            <text:p>2021-03-29T11:30:00+07:00</text:p>
          </table:table-cell>
          <table:table-cell office:value-type="string" calcext:value-type="string">
            <text:p>French </text:p>
          </table:table-cell>
          <table:table-cell office:value-type="string" calcext:value-type="string">
            <text:p>1504 GUST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3:30:00+07:00</text:p>
          </table:table-cell>
          <table:table-cell office:value-type="string" calcext:value-type="string">
            <text:p>2021-03-29T16:30:00+07:00</text:p>
          </table:table-cell>
          <table:table-cell office:value-type="string" calcext:value-type="string">
            <text:p>Advanced Programming with Python - Dr. Tran Giang Son </text:p>
          </table:table-cell>
          <table:table-cell office:value-type="string" calcext:value-type="string">
            <text:p>A30 Auditorium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9:00:00+07:00</text:p>
          </table:table-cell>
          <table:table-cell office:value-type="string" calcext:value-type="string">
            <text:p>2021-03-30T11:00:00+07:00</text:p>
          </table:table-cell>
          <table:table-cell office:value-type="string" calcext:value-type="string">
            <text:p>Statistics - A.Prof. Ho Dang Phuc </text:p>
          </table:table-cell>
          <table:table-cell office:value-type="string" calcext:value-type="string">
            <text:p>Meeting room 5th floor, A5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3:15:00+07:00</text:p>
          </table:table-cell>
          <table:table-cell office:value-type="string" calcext:value-type="string">
            <text:p>2021-03-30T15:15:00+07:00</text:p>
          </table:table-cell>
          <table:table-cell office:value-type="string" calcext:value-type="string">
            <text:p>Mathematical Modeling - A. Prof. Doan Thai Son </text:p>
          </table:table-cell>
          <table:table-cell office:value-type="string" calcext:value-type="string">
            <text:p>Meeting room, 5th floor, A5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5:30:00+07:00</text:p>
          </table:table-cell>
          <table:table-cell office:value-type="string" calcext:value-type="string">
            <text:p>2021-03-30T17:30:00+07:00</text:p>
          </table:table-cell>
          <table:table-cell office:value-type="string" calcext:value-type="string">
            <text:p>Retake Optimization 1 - Dr. Lê Hải Yến </text:p>
          </table:table-cell>
          <table:table-cell office:value-type="string" calcext:value-type="string">
            <text:p>Meeting room, 5th floor, A5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8:30:00+07:00</text:p>
          </table:table-cell>
          <table:table-cell office:value-type="string" calcext:value-type="string">
            <text:p>2021-03-31T11:30:00+07:00</text:p>
          </table:table-cell>
          <table:table-cell office:value-type="string" calcext:value-type="string">
            <text:p>Advanced Programming with Python labwork - Dr. Tran Giang Son </text:p>
          </table:table-cell>
          <table:table-cell office:value-type="string" calcext:value-type="string">
            <text:p>R.605 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3:30:00+07:00</text:p>
          </table:table-cell>
          <table:table-cell office:value-type="string" calcext:value-type="string">
            <text:p>2021-03-31T16:30:00+07:00</text:p>
          </table:table-cell>
          <table:table-cell office:value-type="string" calcext:value-type="string">
            <text:p>Numerical Analysis - Dr. Lương Thái Hưng </text:p>
          </table:table-cell>
          <table:table-cell office:value-type="string" calcext:value-type="string">
            <text:p>Meeting room 5th floor, A5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09:00:00+07:00</text:p>
          </table:table-cell>
          <table:table-cell office:value-type="string" calcext:value-type="string">
            <text:p>2021-04-01T11:00:00+07:00</text:p>
          </table:table-cell>
          <table:table-cell office:value-type="string" calcext:value-type="string">
            <text:p>Statistics - A.Prof. Ho Dang Phuc </text:p>
          </table:table-cell>
          <table:table-cell office:value-type="string" calcext:value-type="string">
            <text:p>Meeting room 5th floor, A5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3:15:00+07:00</text:p>
          </table:table-cell>
          <table:table-cell office:value-type="string" calcext:value-type="string">
            <text:p>2021-04-01T15:15:00+07:00</text:p>
          </table:table-cell>
          <table:table-cell office:value-type="string" calcext:value-type="string">
            <text:p>Mathematical Modeling - A. Prof. Doan Thai Son </text:p>
          </table:table-cell>
          <table:table-cell office:value-type="string" calcext:value-type="string">
            <text:p>Meeting room, 5th floor, A5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5:30:00+07:00</text:p>
          </table:table-cell>
          <table:table-cell office:value-type="string" calcext:value-type="string">
            <text:p>2021-04-01T17:30:00+07:00</text:p>
          </table:table-cell>
          <table:table-cell office:value-type="string" calcext:value-type="string">
            <text:p>Stochastic Processes - Dr. Hoàng Thế Tuấn</text:p>
          </table:table-cell>
          <table:table-cell office:value-type="string" calcext:value-type="string">
            <text:p>Meeting room 5th floor, A5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8:30:00+07:00</text:p>
          </table:table-cell>
          <table:table-cell office:value-type="string" calcext:value-type="string">
            <text:p>2021-04-02T11:30:00+07:00</text:p>
          </table:table-cell>
          <table:table-cell office:value-type="string" calcext:value-type="string">
            <text:p>French </text:p>
          </table:table-cell>
          <table:table-cell office:value-type="string" calcext:value-type="string">
            <text:p>1504 GUST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13:00:00+07:00</text:p>
          </table:table-cell>
          <table:table-cell office:value-type="string" calcext:value-type="string">
            <text:p>2021-04-02T16:00:00+07:00</text:p>
          </table:table-cell>
          <table:table-cell office:value-type="string" calcext:value-type="string">
            <text:p>Optimization II - Dr. Lê Xuân Thanh </text:p>
          </table:table-cell>
          <table:table-cell office:value-type="string" calcext:value-type="string">
            <text:p>Meeting room, 5th floor, A5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09:00:00+07:00</text:p>
          </table:table-cell>
          <table:table-cell office:value-type="string" calcext:value-type="string">
            <text:p>2021-04-03T11:00:00+07:00</text:p>
          </table:table-cell>
          <table:table-cell office:value-type="string" calcext:value-type="string">
            <text:p>Stochastic Processes - Dr. Hoàng Thế Tuấn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13:30:00+07:00</text:p>
          </table:table-cell>
          <table:table-cell office:value-type="string" calcext:value-type="string">
            <text:p>2021-04-03T16:30:00+07:00</text:p>
          </table:table-cell>
          <table:table-cell office:value-type="string" calcext:value-type="string">
            <text:p>Intellectual Property Management - A. Prof. Le Thi Thu Hien</text:p>
          </table:table-cell>
          <table:table-cell table:number-columns-repeated="2" office:value-type="string" calcext:value-type="string">
            <text:p>A30 H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08:30:00+07:00</text:p>
          </table:table-cell>
          <table:table-cell office:value-type="string" calcext:value-type="string">
            <text:p>2021-04-05T11:30:00+07:00</text:p>
          </table:table-cell>
          <table:table-cell office:value-type="string" calcext:value-type="string">
            <text:p>French </text:p>
          </table:table-cell>
          <table:table-cell office:value-type="string" calcext:value-type="string">
            <text:p>1504 GUST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3:30:00+07:00</text:p>
          </table:table-cell>
          <table:table-cell office:value-type="string" calcext:value-type="string">
            <text:p>2021-04-05T16:30:00+07:00</text:p>
          </table:table-cell>
          <table:table-cell office:value-type="string" calcext:value-type="string">
            <text:p>Advanced Programming with Python - Dr. Tran Giang Son </text:p>
          </table:table-cell>
          <table:table-cell office:value-type="string" calcext:value-type="string">
            <text:p>R.605 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09:00:00+07:00</text:p>
          </table:table-cell>
          <table:table-cell office:value-type="string" calcext:value-type="string">
            <text:p>2021-04-06T11:00:00+07:00</text:p>
          </table:table-cell>
          <table:table-cell office:value-type="string" calcext:value-type="string">
            <text:p>Statistics - A.Prof. Ho Dang Phuc </text:p>
          </table:table-cell>
          <table:table-cell office:value-type="string" calcext:value-type="string">
            <text:p>Meeting room 5th floor, A5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13:15:00+07:00</text:p>
          </table:table-cell>
          <table:table-cell office:value-type="string" calcext:value-type="string">
            <text:p>2021-04-06T15:15:00+07:00</text:p>
          </table:table-cell>
          <table:table-cell office:value-type="string" calcext:value-type="string">
            <text:p>Mathematical Modeling - A. Prof. Doan Thai Son </text:p>
          </table:table-cell>
          <table:table-cell office:value-type="string" calcext:value-type="string">
            <text:p>Meeting room, 5th floor, A5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08:30:00+07:00</text:p>
          </table:table-cell>
          <table:table-cell office:value-type="string" calcext:value-type="string">
            <text:p>2021-04-07T11:30:00+07:00</text:p>
          </table:table-cell>
          <table:table-cell office:value-type="string" calcext:value-type="string">
            <text:p>Advanced Programming with Python - Dr. Tran Giang Son </text:p>
          </table:table-cell>
          <table:table-cell office:value-type="string" calcext:value-type="string">
            <text:p>503 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3:30:00+07:00</text:p>
          </table:table-cell>
          <table:table-cell office:value-type="string" calcext:value-type="string">
            <text:p>2021-04-07T16:30:00+07:00</text:p>
          </table:table-cell>
          <table:table-cell office:value-type="string" calcext:value-type="string">
            <text:p>Numerical Analysis - Dr. Lương Thái Hưng </text:p>
          </table:table-cell>
          <table:table-cell office:value-type="string" calcext:value-type="string">
            <text:p>Meeting room 5th floor, A5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09:00:00+07:00</text:p>
          </table:table-cell>
          <table:table-cell office:value-type="string" calcext:value-type="string">
            <text:p>2021-04-08T11:00:00+07:00</text:p>
          </table:table-cell>
          <table:table-cell office:value-type="string" calcext:value-type="string">
            <text:p>Statistics - A.Prof. Ho Dang Phuc </text:p>
          </table:table-cell>
          <table:table-cell office:value-type="string" calcext:value-type="string">
            <text:p>Meeting room 5th floor, A5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13:15:00+07:00</text:p>
          </table:table-cell>
          <table:table-cell office:value-type="string" calcext:value-type="string">
            <text:p>2021-04-08T15:15:00+07:00</text:p>
          </table:table-cell>
          <table:table-cell office:value-type="string" calcext:value-type="string">
            <text:p>Mathematical Modeling - A. Prof. Doan Thai Son </text:p>
          </table:table-cell>
          <table:table-cell office:value-type="string" calcext:value-type="string">
            <text:p>Meeting room, 5th floor, A5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15:30:00+07:00</text:p>
          </table:table-cell>
          <table:table-cell office:value-type="string" calcext:value-type="string">
            <text:p>2021-04-08T17:30:00+07:00</text:p>
          </table:table-cell>
          <table:table-cell office:value-type="string" calcext:value-type="string">
            <text:p>Stochastic Processes - Dr. Hoàng Thế Tuấn</text:p>
          </table:table-cell>
          <table:table-cell office:value-type="string" calcext:value-type="string">
            <text:p>Meeting room 5th floor, A5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08:30:00+07:00</text:p>
          </table:table-cell>
          <table:table-cell office:value-type="string" calcext:value-type="string">
            <text:p>2021-04-09T11:30:00+07:00</text:p>
          </table:table-cell>
          <table:table-cell office:value-type="string" calcext:value-type="string">
            <text:p>French </text:p>
          </table:table-cell>
          <table:table-cell office:value-type="string" calcext:value-type="string">
            <text:p>1504 GUST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3:00:00+07:00</text:p>
          </table:table-cell>
          <table:table-cell office:value-type="string" calcext:value-type="string">
            <text:p>2021-04-09T16:00:00+07:00</text:p>
          </table:table-cell>
          <table:table-cell office:value-type="string" calcext:value-type="string">
            <text:p>Optimization II - Dr. Lê Xuân Thanh </text:p>
          </table:table-cell>
          <table:table-cell office:value-type="string" calcext:value-type="string">
            <text:p>Meeting room, 5th floor, A5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09:00:00+07:00</text:p>
          </table:table-cell>
          <table:table-cell office:value-type="string" calcext:value-type="string">
            <text:p>2021-04-10T11:00:00+07:00</text:p>
          </table:table-cell>
          <table:table-cell office:value-type="string" calcext:value-type="string">
            <text:p>Stochastic Processes - Dr. Hoàng Thế Tuấn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14:00:00+07:00</text:p>
          </table:table-cell>
          <table:table-cell office:value-type="string" calcext:value-type="string">
            <text:p>2021-04-10T17:00:00+07:00</text:p>
          </table:table-cell>
          <table:table-cell office:value-type="string" calcext:value-type="string">
            <text:p>Intellecture Property Management - Dr. Le Thi Thu Hien - USTH Hall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08:30:00+07:00</text:p>
          </table:table-cell>
          <table:table-cell office:value-type="string" calcext:value-type="string">
            <text:p>2021-04-12T11:30:00+07:00</text:p>
          </table:table-cell>
          <table:table-cell office:value-type="string" calcext:value-type="string">
            <text:p>French </text:p>
          </table:table-cell>
          <table:table-cell office:value-type="string" calcext:value-type="string">
            <text:p>1504 GUST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3:30:00+07:00</text:p>
          </table:table-cell>
          <table:table-cell office:value-type="string" calcext:value-type="string">
            <text:p>2021-04-12T16:30:00+07:00</text:p>
          </table:table-cell>
          <table:table-cell office:value-type="string" calcext:value-type="string">
            <text:p>Advanced Programming with Python - Dr. Tran Giang Son </text:p>
          </table:table-cell>
          <table:table-cell office:value-type="string" calcext:value-type="string">
            <text:p>A30 Auditorium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09:00:00+07:00</text:p>
          </table:table-cell>
          <table:table-cell office:value-type="string" calcext:value-type="string">
            <text:p>2021-04-13T11:00:00+07:00</text:p>
          </table:table-cell>
          <table:table-cell office:value-type="string" calcext:value-type="string">
            <text:p>Statistics - A.Prof. Ho Dang Phuc </text:p>
          </table:table-cell>
          <table:table-cell office:value-type="string" calcext:value-type="string">
            <text:p>Meeting room 5th floor, A5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2 - EPE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9:00:00+07:00</text:p>
          </table:table-cell>
          <table:table-cell office:value-type="string" calcext:value-type="string">
            <text:p>2021-03-29T12:00:00+07:00</text:p>
          </table:table-cell>
          <table:table-cell office:value-type="string" calcext:value-type="string">
            <text:p>Electronics - Dr. Duong Quang Ha - Hall 1st F/A23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3:00:00+07:00</text:p>
          </table:table-cell>
          <table:table-cell office:value-type="string" calcext:value-type="string">
            <text:p>2021-03-29T15:30:00+07:00</text:p>
          </table:table-cell>
          <table:table-cell office:value-type="string" calcext:value-type="string">
            <text:p>Integrated Computing - Dr. Nguyen Thi Ngoc</text:p>
          </table:table-cell>
          <table:table-cell office:value-type="string" calcext:value-type="string">
            <text:p>A21-7-Classroom 708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5:45:00+07:00</text:p>
          </table:table-cell>
          <table:table-cell office:value-type="string" calcext:value-type="string">
            <text:p>2021-03-29T17:45:00+07:00</text:p>
          </table:table-cell>
          <table:table-cell office:value-type="string" calcext:value-type="string">
            <text:p>Quantum Optics: an introduction - Dr. Hoang Thi Hong Cam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8:30:00+07:00</text:p>
          </table:table-cell>
          <table:table-cell office:value-type="string" calcext:value-type="string">
            <text:p>2021-03-30T11:30:00+07:00</text:p>
          </table:table-cell>
          <table:table-cell office:value-type="string" calcext:value-type="string">
            <text:p>FR 2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0:15:00+07:00</text:p>
          </table:table-cell>
          <table:table-cell office:value-type="string" calcext:value-type="string">
            <text:p>2021-03-31T12:15:00+07:00</text:p>
          </table:table-cell>
          <table:table-cell office:value-type="string" calcext:value-type="string">
            <text:p>Semiconductors - Dr. Nguyen Thi Thanh Ngan - 802 USTH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4:00:00+07:00</text:p>
          </table:table-cell>
          <table:table-cell office:value-type="string" calcext:value-type="string">
            <text:p>2021-03-31T17:00:00+07:00</text:p>
          </table:table-cell>
          <table:table-cell office:value-type="string" calcext:value-type="string">
            <text:p>Electronics - Dr. Duong Quang Ha - Hall 1st F/A23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3:00:00+07:00</text:p>
          </table:table-cell>
          <table:table-cell office:value-type="string" calcext:value-type="string">
            <text:p>2021-04-01T15:30:00+07:00</text:p>
          </table:table-cell>
          <table:table-cell office:value-type="string" calcext:value-type="string">
            <text:p>Integrated Computing - Dr. Nguyen Thi Ngoc</text:p>
          </table:table-cell>
          <table:table-cell office:value-type="string" calcext:value-type="string">
            <text:p>A21-7-Classroom 706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5:45:00+07:00</text:p>
          </table:table-cell>
          <table:table-cell office:value-type="string" calcext:value-type="string">
            <text:p>2021-04-01T17:45:00+07:00</text:p>
          </table:table-cell>
          <table:table-cell office:value-type="string" calcext:value-type="string">
            <text:p>Quantum Optics: an introduction - Dr. Hoang Thi Hong Cam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9:00:00+07:00</text:p>
          </table:table-cell>
          <table:table-cell office:value-type="string" calcext:value-type="string">
            <text:p>2021-04-02T12:00:00+07:00</text:p>
          </table:table-cell>
          <table:table-cell office:value-type="string" calcext:value-type="string">
            <text:p>Electronics - Dr. Duong Quang Ha - Hall 1st F/A23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13:30:00+07:00</text:p>
          </table:table-cell>
          <table:table-cell office:value-type="string" calcext:value-type="string">
            <text:p>2021-04-02T16:30:00+07:00</text:p>
          </table:table-cell>
          <table:table-cell office:value-type="string" calcext:value-type="string">
            <text:p>FR 2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13:30:00+07:00</text:p>
          </table:table-cell>
          <table:table-cell office:value-type="string" calcext:value-type="string">
            <text:p>2021-04-03T16:30:00+07:00</text:p>
          </table:table-cell>
          <table:table-cell office:value-type="string" calcext:value-type="string">
            <text:p>Intellectual Property Management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0:15:00+07:00</text:p>
          </table:table-cell>
          <table:table-cell office:value-type="string" calcext:value-type="string">
            <text:p>2021-04-05T12:15:00+07:00</text:p>
          </table:table-cell>
          <table:table-cell office:value-type="string" calcext:value-type="string">
            <text:p>Semiconductors - Dr. Nguyen Thi Thanh Ngan - 802 USTH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3:00:00+07:00</text:p>
          </table:table-cell>
          <table:table-cell office:value-type="string" calcext:value-type="string">
            <text:p>2021-04-05T15:30:00+07:00</text:p>
          </table:table-cell>
          <table:table-cell office:value-type="string" calcext:value-type="string">
            <text:p>Integrated Computing - Dr. Nguyen Thi Ngoc</text:p>
          </table:table-cell>
          <table:table-cell office:value-type="string" calcext:value-type="string">
            <text:p>A21-7-Classroom 706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5:45:00+07:00</text:p>
          </table:table-cell>
          <table:table-cell office:value-type="string" calcext:value-type="string">
            <text:p>2021-04-05T17:45:00+07:00</text:p>
          </table:table-cell>
          <table:table-cell office:value-type="string" calcext:value-type="string">
            <text:p>Quantum Optics: an introduction - Dr. Hoang Thi Hong Cam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08:30:00+07:00</text:p>
          </table:table-cell>
          <table:table-cell office:value-type="string" calcext:value-type="string">
            <text:p>2021-04-06T11:30:00+07:00</text:p>
          </table:table-cell>
          <table:table-cell office:value-type="string" calcext:value-type="string">
            <text:p>FR 2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13:30:00+07:00</text:p>
          </table:table-cell>
          <table:table-cell office:value-type="string" calcext:value-type="string">
            <text:p>2021-04-06T16:00:00+07:00</text:p>
          </table:table-cell>
          <table:table-cell office:value-type="string" calcext:value-type="string">
            <text:p>Simulation for Physics - Dr. Doan Tung Anh &amp; Dr. Nguyen The An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0:15:00+07:00</text:p>
          </table:table-cell>
          <table:table-cell office:value-type="string" calcext:value-type="string">
            <text:p>2021-04-07T12:15:00+07:00</text:p>
          </table:table-cell>
          <table:table-cell office:value-type="string" calcext:value-type="string">
            <text:p>Semiconductors - Dr. Nguyen Thi Thanh Ngan - 802 USTH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4:30:00+07:00</text:p>
          </table:table-cell>
          <table:table-cell office:value-type="string" calcext:value-type="string">
            <text:p>2021-04-07T17:30:00+07:00</text:p>
          </table:table-cell>
          <table:table-cell office:value-type="string" calcext:value-type="string">
            <text:p>Electronics - Dr. Duong Quang Ha - Hall 1st F/A23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13:00:00+07:00</text:p>
          </table:table-cell>
          <table:table-cell office:value-type="string" calcext:value-type="string">
            <text:p>2021-04-08T15:30:00+07:00</text:p>
          </table:table-cell>
          <table:table-cell office:value-type="string" calcext:value-type="string">
            <text:p>Integrated Computing - Dr. Nguyen Thi Ngoc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15:45:00+07:00</text:p>
          </table:table-cell>
          <table:table-cell office:value-type="string" calcext:value-type="string">
            <text:p>2021-04-08T17:45:00+07:00</text:p>
          </table:table-cell>
          <table:table-cell office:value-type="string" calcext:value-type="string">
            <text:p>Quantum Optics: an introduction - Dr. Hoang Thi Hong Cam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0:15:00+07:00</text:p>
          </table:table-cell>
          <table:table-cell office:value-type="string" calcext:value-type="string">
            <text:p>2021-04-09T12:15:00+07:00</text:p>
          </table:table-cell>
          <table:table-cell office:value-type="string" calcext:value-type="string">
            <text:p>Semiconductors - Dr. Nguyen Thi Thanh Ngan - 802 USTH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3:30:00+07:00</text:p>
          </table:table-cell>
          <table:table-cell office:value-type="string" calcext:value-type="string">
            <text:p>2021-04-09T16:30:00+07:00</text:p>
          </table:table-cell>
          <table:table-cell office:value-type="string" calcext:value-type="string">
            <text:p>FR 2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13:30:00+07:00</text:p>
          </table:table-cell>
          <table:table-cell office:value-type="string" calcext:value-type="string">
            <text:p>2021-04-10T16:30:00+07:00</text:p>
          </table:table-cell>
          <table:table-cell office:value-type="string" calcext:value-type="string">
            <text:p>Intellectual Property Management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0:15:00+07:00</text:p>
          </table:table-cell>
          <table:table-cell office:value-type="string" calcext:value-type="string">
            <text:p>2021-04-12T12:15:00+07:00</text:p>
          </table:table-cell>
          <table:table-cell office:value-type="string" calcext:value-type="string">
            <text:p>Semiconductors - Dr. Nguyen Thi Thanh Ngan - 802 USTH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3:00:00+07:00</text:p>
          </table:table-cell>
          <table:table-cell office:value-type="string" calcext:value-type="string">
            <text:p>2021-04-12T15:30:00+07:00</text:p>
          </table:table-cell>
          <table:table-cell office:value-type="string" calcext:value-type="string">
            <text:p>Integrated Computing - Dr. Nguyen Thi Ngoc</text:p>
          </table:table-cell>
          <table:table-cell office:value-type="string" calcext:value-type="string">
            <text:p>A21-7-Classroom 708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5:45:00+07:00</text:p>
          </table:table-cell>
          <table:table-cell office:value-type="string" calcext:value-type="string">
            <text:p>2021-04-12T17:45:00+07:00</text:p>
          </table:table-cell>
          <table:table-cell office:value-type="string" calcext:value-type="string">
            <text:p>Quantum Optics: an introduction - Dr. Hoang Thi Hong Cam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08:30:00+07:00</text:p>
          </table:table-cell>
          <table:table-cell office:value-type="string" calcext:value-type="string">
            <text:p>2021-04-13T11:30:00+07:00</text:p>
          </table:table-cell>
          <table:table-cell office:value-type="string" calcext:value-type="string">
            <text:p>FR 2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13:30:00+07:00</text:p>
          </table:table-cell>
          <table:table-cell office:value-type="string" calcext:value-type="string">
            <text:p>2021-04-13T16:00:00+07:00</text:p>
          </table:table-cell>
          <table:table-cell office:value-type="string" calcext:value-type="string">
            <text:p>Simulation for Physics - Dr. Doan Tung Anh &amp; Dr. Nguyen The An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09:00:00+07:00</text:p>
          </table:table-cell>
          <table:table-cell office:value-type="string" calcext:value-type="string">
            <text:p>2021-04-14T12:00:00+07:00</text:p>
          </table:table-cell>
          <table:table-cell office:value-type="string" calcext:value-type="string">
            <text:p>Electronics - Dr. Duong Quang Ha - Hall 1st F/A23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14:00:00+07:00</text:p>
          </table:table-cell>
          <table:table-cell office:value-type="string" calcext:value-type="string">
            <text:p>2021-04-14T17:00:00+07:00</text:p>
          </table:table-cell>
          <table:table-cell office:value-type="string" calcext:value-type="string">
            <text:p>Final exam - Intellectual Property Management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ster 1 Bio/Pharma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14:30:00+07:00</text:p>
          </table:table-cell>
          <table:table-cell office:value-type="string" calcext:value-type="string">
            <text:p>2021-03-29T18:00:00+07:00</text:p>
          </table:table-cell>
          <table:table-cell office:value-type="string" calcext:value-type="string">
            <text:p>Online BP24: Biomedical Biotechnology, Prof. Pascal Cohen</text:p>
          </table:table-cell>
          <table:table-cell office:value-type="string" calcext:value-type="string">
            <text:p>https://univ-lyon1.webex.com/join/pascale.cohen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8:45:00+07:00</text:p>
          </table:table-cell>
          <table:table-cell office:value-type="string" calcext:value-type="string">
            <text:p>2021-03-30T11:45:00+07:00</text:p>
          </table:table-cell>
          <table:table-cell office:value-type="string" calcext:value-type="string">
            <text:p>BP25:General oncology, Dr. Nguyen Trang Huyen</text:p>
          </table:table-cell>
          <table:table-cell office:value-type="string" calcext:value-type="string">
            <text:p>2A-3-Classroom 303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4:00:00+07:00</text:p>
          </table:table-cell>
          <table:table-cell office:value-type="string" calcext:value-type="string">
            <text:p>2021-03-30T18:00:00+07:00</text:p>
          </table:table-cell>
          <table:table-cell office:value-type="string" calcext:value-type="string">
            <text:p>Online BP16: Scientific communication, valorization, Project management : Prof. Eric Gontier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4:00:00+07:00</text:p>
          </table:table-cell>
          <table:table-cell office:value-type="string" calcext:value-type="string">
            <text:p>2021-03-31T18:00:00+07:00</text:p>
          </table:table-cell>
          <table:table-cell office:value-type="string" calcext:value-type="string">
            <text:p>Online BP24: Biomedical Biotechnology, Prof. Pascal Cohen</text:p>
          </table:table-cell>
          <table:table-cell office:value-type="string" calcext:value-type="string">
            <text:p>https://univ-lyon1.webex.com/join/pascale.cohen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4:30:00+07:00</text:p>
          </table:table-cell>
          <table:table-cell office:value-type="string" calcext:value-type="string">
            <text:p>2021-04-01T18:00:00+07:00</text:p>
          </table:table-cell>
          <table:table-cell office:value-type="string" calcext:value-type="string">
            <text:p>Online BP24: Biomedical Biotechnology, Prof. Pascal Cohen</text:p>
          </table:table-cell>
          <table:table-cell office:value-type="string" calcext:value-type="string">
            <text:p>https://univ-lyon1.webex.com/join/pascale.cohen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8:45:00+07:00</text:p>
          </table:table-cell>
          <table:table-cell office:value-type="string" calcext:value-type="string">
            <text:p>2021-04-02T11:45:00+07:00</text:p>
          </table:table-cell>
          <table:table-cell office:value-type="string" calcext:value-type="string">
            <text:p>BP25:General oncology, Dr. Nguyen Trang Huyen</text:p>
          </table:table-cell>
          <table:table-cell office:value-type="string" calcext:value-type="string">
            <text:p>2A-3-Classroom 303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14:00:00+07:00</text:p>
          </table:table-cell>
          <table:table-cell office:value-type="string" calcext:value-type="string">
            <text:p>2021-04-02T18:00:00+07:00</text:p>
          </table:table-cell>
          <table:table-cell office:value-type="string" calcext:value-type="string">
            <text:p>Online BP16: Scientific communication, valorization, Project management : Prof. Eric Gontier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08:30:00+07:00</text:p>
          </table:table-cell>
          <table:table-cell office:value-type="string" calcext:value-type="string">
            <text:p>2021-04-03T11:30:00+07:00</text:p>
          </table:table-cell>
          <table:table-cell office:value-type="string" calcext:value-type="string">
            <text:p>S&amp;T Management</text:p>
          </table:table-cell>
          <table:table-cell office:value-type="string" calcext:value-type="string">
            <text:p>602/A21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13:00:00+07:00</text:p>
          </table:table-cell>
          <table:table-cell office:value-type="string" calcext:value-type="string">
            <text:p>2021-04-03T17:00:00+07:00</text:p>
          </table:table-cell>
          <table:table-cell office:value-type="string" calcext:value-type="string">
            <text:p>Frenc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08:30:00+07:00</text:p>
          </table:table-cell>
          <table:table-cell office:value-type="string" calcext:value-type="string">
            <text:p>2021-04-05T17:30:00+07:00</text:p>
          </table:table-cell>
          <table:table-cell office:value-type="string" calcext:value-type="string">
            <text:p>BP24 Biomedical Biotechnology, Dr. Nguyen Quang</text:p>
          </table:table-cell>
          <table:table-cell office:value-type="string" calcext:value-type="string">
            <text:p>LS Lab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09:00:00+07:00</text:p>
          </table:table-cell>
          <table:table-cell office:value-type="string" calcext:value-type="string">
            <text:p>2021-04-05T12:00:00+07:00</text:p>
          </table:table-cell>
          <table:table-cell office:value-type="string" calcext:value-type="string">
            <text:p>BP20: Medical chemistry and drug design,Dr. <text:s/>Nguyen Kieu Oanh</text:p>
          </table:table-cell>
          <table:table-cell office:value-type="string" calcext:value-type="string">
            <text:p>A21-7-Classroom 708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3:30:00+07:00</text:p>
          </table:table-cell>
          <table:table-cell office:value-type="string" calcext:value-type="string">
            <text:p>2021-04-05T16:30:00+07:00</text:p>
          </table:table-cell>
          <table:table-cell office:value-type="string" calcext:value-type="string">
            <text:p>BP20: Medical chemistry and drug design, Dr. <text:s/>Nguyen Kieu Oanh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08:30:00+07:00</text:p>
          </table:table-cell>
          <table:table-cell office:value-type="string" calcext:value-type="string">
            <text:p>2021-04-06T12:00:00+07:00</text:p>
          </table:table-cell>
          <table:table-cell office:value-type="string" calcext:value-type="string">
            <text:p>BP24 Biomedical Biotechnology, Dr. Nguyen Quang</text:p>
          </table:table-cell>
          <table:table-cell office:value-type="string" calcext:value-type="string">
            <text:p>LS Lab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09:00:00+07:00</text:p>
          </table:table-cell>
          <table:table-cell office:value-type="string" calcext:value-type="string">
            <text:p>2021-04-06T12:00:00+07:00</text:p>
          </table:table-cell>
          <table:table-cell office:value-type="string" calcext:value-type="string">
            <text:p>BP20: Medical chemistry and drug design,Dr. <text:s/>Nguyen Kieu Oanh</text:p>
          </table:table-cell>
          <table:table-cell office:value-type="string" calcext:value-type="string">
            <text:p>A21-7-Classroom 708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13:30:00+07:00</text:p>
          </table:table-cell>
          <table:table-cell office:value-type="string" calcext:value-type="string">
            <text:p>2021-04-06T16:30:00+07:00</text:p>
          </table:table-cell>
          <table:table-cell office:value-type="string" calcext:value-type="string">
            <text:p>BP20: Medical chemistry and drug design, Dr. <text:s/>Nguyen Kieu Oanh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15:00:00+07:00</text:p>
          </table:table-cell>
          <table:table-cell office:value-type="string" calcext:value-type="string">
            <text:p>2021-04-06T18:00:00+07:00</text:p>
          </table:table-cell>
          <table:table-cell office:value-type="string" calcext:value-type="string">
            <text:p>Online BP25:General oncology, Prof. Roger Besanco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09:00:00+07:00</text:p>
          </table:table-cell>
          <table:table-cell office:value-type="string" calcext:value-type="string">
            <text:p>2021-04-07T12:00:00+07:00</text:p>
          </table:table-cell>
          <table:table-cell office:value-type="string" calcext:value-type="string">
            <text:p>BP20: Medical chemistry and drug design,Dr. <text:s/>Nguyen Kieu Oanh</text:p>
          </table:table-cell>
          <table:table-cell office:value-type="string" calcext:value-type="string">
            <text:p>A21-7-Classroom 708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3:30:00+07:00</text:p>
          </table:table-cell>
          <table:table-cell office:value-type="string" calcext:value-type="string">
            <text:p>2021-04-07T16:30:00+07:00</text:p>
          </table:table-cell>
          <table:table-cell office:value-type="string" calcext:value-type="string">
            <text:p>BP20: Medical chemistry and drug design, Dr. <text:s/>Nguyen Kieu Oanh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5:00:00+07:00</text:p>
          </table:table-cell>
          <table:table-cell office:value-type="string" calcext:value-type="string">
            <text:p>2021-04-07T18:00:00+07:00</text:p>
          </table:table-cell>
          <table:table-cell office:value-type="string" calcext:value-type="string">
            <text:p>Online BP25:General oncology, Prof. Pascale Cohen</text:p>
          </table:table-cell>
          <table:table-cell office:value-type="string" calcext:value-type="string">
            <text:p>https://univ-lyon1.webex.com/join/pascale.cohen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08:45:00+07:00</text:p>
          </table:table-cell>
          <table:table-cell office:value-type="string" calcext:value-type="string">
            <text:p>2021-04-08T11:45:00+07:00</text:p>
          </table:table-cell>
          <table:table-cell office:value-type="string" calcext:value-type="string">
            <text:p>BP25:General oncology, Dr. Nguyen Trang Huyen</text:p>
          </table:table-cell>
          <table:table-cell office:value-type="string" calcext:value-type="string">
            <text:p>2A-3-Classroom 303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15:00:00+07:00</text:p>
          </table:table-cell>
          <table:table-cell office:value-type="string" calcext:value-type="string">
            <text:p>2021-04-08T18:00:00+07:00</text:p>
          </table:table-cell>
          <table:table-cell office:value-type="string" calcext:value-type="string">
            <text:p>Online BP25:General oncology, Prof. Pascale Cohen</text:p>
          </table:table-cell>
          <table:table-cell office:value-type="string" calcext:value-type="string">
            <text:p>https://univ-lyon1.webex.com/join/pascale.cohen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08:45:00+07:00</text:p>
          </table:table-cell>
          <table:table-cell office:value-type="string" calcext:value-type="string">
            <text:p>2021-04-09T11:45:00+07:00</text:p>
          </table:table-cell>
          <table:table-cell office:value-type="string" calcext:value-type="string">
            <text:p>Final exam BP10, Prof. Pascal Gantet; BP11, Prof. Thanh Ha</text:p>
          </table:table-cell>
          <table:table-cell office:value-type="string" calcext:value-type="string">
            <text:p>A21-8-Classroom 801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3:45:00+07:00</text:p>
          </table:table-cell>
          <table:table-cell office:value-type="string" calcext:value-type="string">
            <text:p>2021-04-09T16:45:00+07:00</text:p>
          </table:table-cell>
          <table:table-cell office:value-type="string" calcext:value-type="string">
            <text:p>BP25:General oncology, Dr. Nguyen Trang Huyen</text:p>
          </table:table-cell>
          <table:table-cell office:value-type="string" calcext:value-type="string">
            <text:p>2A-3-Classroom 303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4:00:00+07:00</text:p>
          </table:table-cell>
          <table:table-cell office:value-type="string" calcext:value-type="string">
            <text:p>2021-04-09T17:00:00+07:00</text:p>
          </table:table-cell>
          <table:table-cell office:value-type="string" calcext:value-type="string">
            <text:p>BP20: Medical chemistry and drug design, Prof. Marie genevieve Dijoux Franc</text:p>
          </table:table-cell>
          <table:table-cell office:value-type="string" calcext:value-type="string">
            <text:p>Online-10-Elearning11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08:30:00+07:00</text:p>
          </table:table-cell>
          <table:table-cell office:value-type="string" calcext:value-type="string">
            <text:p>2021-04-10T11:30:00+07:00</text:p>
          </table:table-cell>
          <table:table-cell office:value-type="string" calcext:value-type="string">
            <text:p>S&amp;T Management</text:p>
          </table:table-cell>
          <table:table-cell office:value-type="string" calcext:value-type="string">
            <text:p>602/A21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13:00:00+07:00</text:p>
          </table:table-cell>
          <table:table-cell office:value-type="string" calcext:value-type="string">
            <text:p>2021-04-10T17:00:00+07:00</text:p>
          </table:table-cell>
          <table:table-cell office:value-type="string" calcext:value-type="string">
            <text:p>Frenc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1T13:00:00+07:00</text:p>
          </table:table-cell>
          <table:table-cell office:value-type="string" calcext:value-type="string">
            <text:p>2021-04-11T17:00:00+07:00</text:p>
          </table:table-cell>
          <table:table-cell office:value-type="string" calcext:value-type="string">
            <text:p>Frenc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08:45:00+07:00</text:p>
          </table:table-cell>
          <table:table-cell office:value-type="string" calcext:value-type="string">
            <text:p>2021-04-12T11:45:00+07:00</text:p>
          </table:table-cell>
          <table:table-cell office:value-type="string" calcext:value-type="string">
            <text:p>BP25:General oncology, Dr. Nguyen Trang Huyen</text:p>
          </table:table-cell>
          <table:table-cell office:value-type="string" calcext:value-type="string">
            <text:p>2A-3-Classroom 303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09:00:00+07:00</text:p>
          </table:table-cell>
          <table:table-cell office:value-type="string" calcext:value-type="string">
            <text:p>2021-04-12T12:00:00+07:00</text:p>
          </table:table-cell>
          <table:table-cell office:value-type="string" calcext:value-type="string">
            <text:p>BP20: Medical chemistry and drug design,Dr. <text:s/>Nguyen Kieu Oanh</text:p>
          </table:table-cell>
          <table:table-cell office:value-type="string" calcext:value-type="string">
            <text:p>A21-7-Classroom 710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3:30:00+07:00</text:p>
          </table:table-cell>
          <table:table-cell office:value-type="string" calcext:value-type="string">
            <text:p>2021-04-12T16:30:00+07:00</text:p>
          </table:table-cell>
          <table:table-cell office:value-type="string" calcext:value-type="string">
            <text:p>BP20: Medical chemistry and drug design, Dr. <text:s/>Nguyen Kieu Oanh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ster 2 Bio/Pharma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8:00:00+07:00</text:p>
          </table:table-cell>
          <table:table-cell office:value-type="string" calcext:value-type="string">
            <text:p>2021-03-29T12:00:00+07:00</text:p>
          </table:table-cell>
          <table:table-cell office:value-type="string" calcext:value-type="string">
            <text:p>BP308: Expression system and bioreactions, Assoc. Prof. Dr. Phi Quyet Tien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08:45:00+07:00</text:p>
          </table:table-cell>
          <table:table-cell office:value-type="string" calcext:value-type="string">
            <text:p>2021-04-09T10:45:00+07:00</text:p>
          </table:table-cell>
          <table:table-cell office:value-type="string" calcext:value-type="string">
            <text:p>Final exam BP308</text:p>
          </table:table-cell>
          <table:table-cell office:value-type="string" calcext:value-type="string">
            <text:p>A21-Classroom 801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ster 1 Nano/Material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 upcoming events found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ster 2 Nano/Material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 upcoming events found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STER ICT 2019-2021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15T08:00:00+07:00</text:p>
          </table:table-cell>
          <table:table-cell office:value-type="string" calcext:value-type="string">
            <text:p>2021-08-15T09:00:00+07:00</text:p>
          </table:table-cell>
          <table:table-cell office:value-type="string" calcext:value-type="string">
            <text:p>M2-INTERNSHIP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4T08:30:00+07:00</text:p>
          </table:table-cell>
          <table:table-cell office:value-type="string" calcext:value-type="string">
            <text:p>2021-04-04T11:30:00+07:00</text:p>
          </table:table-cell>
          <table:table-cell office:value-type="string" calcext:value-type="string">
            <text:p>M2 EXAM-Advanced Programming for HPC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1T08:30:00+07:00</text:p>
          </table:table-cell>
          <table:table-cell office:value-type="string" calcext:value-type="string">
            <text:p>2021-04-11T11:30:00+07:00</text:p>
          </table:table-cell>
          <table:table-cell office:value-type="string" calcext:value-type="string">
            <text:p>EXAM MI3.02 Cloud and BigData (Daniel Hagimong + Boris Teabe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8T08:30:00+07:00</text:p>
          </table:table-cell>
          <table:table-cell office:value-type="string" calcext:value-type="string">
            <text:p>2021-04-18T11:30:00+07:00</text:p>
          </table:table-cell>
          <table:table-cell office:value-type="string" calcext:value-type="string">
            <text:p>EXAM M2 Mobile programmi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5T08:30:00+07:00</text:p>
          </table:table-cell>
          <table:table-cell office:value-type="string" calcext:value-type="string">
            <text:p>2021-04-25T11:30:00+07:00</text:p>
          </table:table-cell>
          <table:table-cell office:value-type="string" calcext:value-type="string">
            <text:p>Exam Mobile programming - Dr Tran Trung Chuye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STER ICT 2020-2022: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2021-03-28</text:p>
          </table:table-cell>
          <table:table-cell table:style-name="ce3" office:value-type="string" calcext:value-type="string">
            <text:p>2021-04-04</text:p>
          </table:table-cell>
          <table:table-cell office:value-type="string" calcext:value-type="string">
            <text:p>M1-Project for MI2.01 System Architecture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08:30:00+07:00</text:p>
          </table:table-cell>
          <table:table-cell office:value-type="string" calcext:value-type="string">
            <text:p>2021-04-03T11:30:00+07:00</text:p>
          </table:table-cell>
          <table:table-cell office:value-type="string" calcext:value-type="string">
            <text:p>S&amp;T Innovation Management -R612/USTH Dr. Phạm Thị Mỹ Hạn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13:00:00+07:00</text:p>
          </table:table-cell>
          <table:table-cell office:value-type="string" calcext:value-type="string">
            <text:p>2021-04-03T17:00:00+07:00</text:p>
          </table:table-cell>
          <table:table-cell office:value-type="string" calcext:value-type="string">
            <text:p>M1-French M1.01 (R612) M1.02 (R614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4T08:30:00+07:00</text:p>
          </table:table-cell>
          <table:table-cell office:value-type="string" calcext:value-type="string">
            <text:p>2021-04-04T11:30:00+07:00</text:p>
          </table:table-cell>
          <table:table-cell office:value-type="string" calcext:value-type="string">
            <text:p>M1-EXAM- Information System (Nghiêm Thị Phương &amp; Nguyễn Hoàng Hà)</text:p>
          </table:table-cell>
          <table:table-cell office:value-type="string" calcext:value-type="string">
            <text:p>A21-6-Classroom 601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7:30:00+07:00</text:p>
          </table:table-cell>
          <table:table-cell office:value-type="string" calcext:value-type="string">
            <text:p>2021-04-05T21:45:00+07:00</text:p>
          </table:table-cell>
          <table:table-cell office:value-type="string" calcext:value-type="string">
            <text:p>MI2.02 Security for Data and System-Online- Pr Florent Bruguier (Univ de Montpellier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17:30:00+07:00</text:p>
          </table:table-cell>
          <table:table-cell office:value-type="string" calcext:value-type="string">
            <text:p>2021-04-06T21:45:00+07:00</text:p>
          </table:table-cell>
          <table:table-cell office:value-type="string" calcext:value-type="string">
            <text:p>MI2.02 Security for Data and System- Online-Pr Florent Bruguier (Univ de Montpellier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7:30:00+07:00</text:p>
          </table:table-cell>
          <table:table-cell office:value-type="string" calcext:value-type="string">
            <text:p>2021-04-07T21:45:00+07:00</text:p>
          </table:table-cell>
          <table:table-cell office:value-type="string" calcext:value-type="string">
            <text:p>MI2.02 Security for Data and System-Online- Pr Florent Bruguier (Univ de Montpellier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08:30:00+07:00</text:p>
          </table:table-cell>
          <table:table-cell office:value-type="string" calcext:value-type="string">
            <text:p>2021-04-10T11:30:00+07:00</text:p>
          </table:table-cell>
          <table:table-cell office:value-type="string" calcext:value-type="string">
            <text:p>S&amp;T Innovation Management -R612/USTH Dr. Phạm Thị Mỹ Hạn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13:00:00+07:00</text:p>
          </table:table-cell>
          <table:table-cell office:value-type="string" calcext:value-type="string">
            <text:p>2021-04-10T17:00:00+07:00</text:p>
          </table:table-cell>
          <table:table-cell office:value-type="string" calcext:value-type="string">
            <text:p>M1-French M1.01 (R612) M1.02 (R614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1T08:30:00+07:00</text:p>
          </table:table-cell>
          <table:table-cell office:value-type="string" calcext:value-type="string">
            <text:p>2021-04-11T11:30:00+07:00</text:p>
          </table:table-cell>
          <table:table-cell office:value-type="string" calcext:value-type="string">
            <text:p>M1 EXAM - Data Acquision (Emmanuel Clezio-Gilles Despaux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1T13:00:00+07:00</text:p>
          </table:table-cell>
          <table:table-cell office:value-type="string" calcext:value-type="string">
            <text:p>2021-04-11T17:00:00+07:00</text:p>
          </table:table-cell>
          <table:table-cell office:value-type="string" calcext:value-type="string">
            <text:p>M1-French M1.01 (R612) M1.02 (R614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7:30:00+07:00</text:p>
          </table:table-cell>
          <table:table-cell office:value-type="string" calcext:value-type="string">
            <text:p>2021-04-12T21:30:00+07:00</text:p>
          </table:table-cell>
          <table:table-cell office:value-type="string" calcext:value-type="string">
            <text:p>MI2.02 Security for Data and System-Online- Pr Florent Bruguier (Univ de Montpellier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17:30:00+07:00</text:p>
          </table:table-cell>
          <table:table-cell office:value-type="string" calcext:value-type="string">
            <text:p>2021-04-13T21:30:00+07:00</text:p>
          </table:table-cell>
          <table:table-cell office:value-type="string" calcext:value-type="string">
            <text:p>MI2.02 Security for Data and System-Online- Pr Florent Bruguier (Univ de Montpellier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17:30:00+07:00</text:p>
          </table:table-cell>
          <table:table-cell office:value-type="string" calcext:value-type="string">
            <text:p>2021-04-14T21:30:00+07:00</text:p>
          </table:table-cell>
          <table:table-cell office:value-type="string" calcext:value-type="string">
            <text:p>MI2.02 Security for Data and System-Online- Pr Florent Bruguier (Univ de Montpellier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7T08:30:00+07:00</text:p>
          </table:table-cell>
          <table:table-cell office:value-type="string" calcext:value-type="string">
            <text:p>2021-04-17T11:30:00+07:00</text:p>
          </table:table-cell>
          <table:table-cell office:value-type="string" calcext:value-type="string">
            <text:p>S&amp;T Innovation Management -R612/USTH Dr. Phạm Thị Mỹ Hạn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7T13:00:00+07:00</text:p>
          </table:table-cell>
          <table:table-cell office:value-type="string" calcext:value-type="string">
            <text:p>2021-04-17T17:00:00+07:00</text:p>
          </table:table-cell>
          <table:table-cell office:value-type="string" calcext:value-type="string">
            <text:p>M1-French M1.01 (R612) M1.02 (R614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8T08:30:00+07:00</text:p>
          </table:table-cell>
          <table:table-cell office:value-type="string" calcext:value-type="string">
            <text:p>2021-04-18T11:30:00+07:00</text:p>
          </table:table-cell>
          <table:table-cell office:value-type="string" calcext:value-type="string">
            <text:p>EXAM MI1.06 <text:s/>From sensor to user</text:p>
          </table:table-cell>
          <table:table-cell office:value-type="string" calcext:value-type="string">
            <text:p>A21-6-Classroom 603 (4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8T13:00:00+07:00</text:p>
          </table:table-cell>
          <table:table-cell office:value-type="string" calcext:value-type="string">
            <text:p>2021-04-18T17:00:00+07:00</text:p>
          </table:table-cell>
          <table:table-cell office:value-type="string" calcext:value-type="string">
            <text:p>M1-French M1.01 (R612) M1.02 (R614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4T08:30:00+07:00</text:p>
          </table:table-cell>
          <table:table-cell office:value-type="string" calcext:value-type="string">
            <text:p>2021-04-24T11:30:00+07:00</text:p>
          </table:table-cell>
          <table:table-cell office:value-type="string" calcext:value-type="string">
            <text:p>S&amp;T Innovation Management -R612/USTH Dr. Phạm Thị Mỹ Hạn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4T13:00:00+07:00</text:p>
          </table:table-cell>
          <table:table-cell office:value-type="string" calcext:value-type="string">
            <text:p>2021-04-24T17:00:00+07:00</text:p>
          </table:table-cell>
          <table:table-cell office:value-type="string" calcext:value-type="string">
            <text:p>M1-French M1.01 (R612) M1.02 (R614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5T08:30:00+07:00</text:p>
          </table:table-cell>
          <table:table-cell office:value-type="string" calcext:value-type="string">
            <text:p>2021-04-25T11:30:00+07:00</text:p>
          </table:table-cell>
          <table:table-cell office:value-type="string" calcext:value-type="string">
            <text:p>M1-R706-Exam Programming techniques</text:p>
          </table:table-cell>
          <table:table-cell office:value-type="string" calcext:value-type="string">
            <text:p>A21-7-Classroom 706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5T13:00:00+07:00</text:p>
          </table:table-cell>
          <table:table-cell office:value-type="string" calcext:value-type="string">
            <text:p>2021-04-25T17:00:00+07:00</text:p>
          </table:table-cell>
          <table:table-cell office:value-type="string" calcext:value-type="string">
            <text:p>FINAL EXAM/ M1-French M1.01 (R612) M1.02 (R614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6T17:30:00+07:00</text:p>
          </table:table-cell>
          <table:table-cell office:value-type="string" calcext:value-type="string">
            <text:p>2021-04-26T21:45:00+07:00</text:p>
          </table:table-cell>
          <table:table-cell office:value-type="string" calcext:value-type="string">
            <text:p>MI2.02 Security for Data and System-Online- Pr Florent Bruguier (Univ de Montpellier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7T17:30:00+07:00</text:p>
          </table:table-cell>
          <table:table-cell office:value-type="string" calcext:value-type="string">
            <text:p>2021-04-27T21:45:00+07:00</text:p>
          </table:table-cell>
          <table:table-cell office:value-type="string" calcext:value-type="string">
            <text:p>MI2.02 Security for Data and System-Online- Pr Florent Bruguier (Univ de Montpellier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8T17:30:00+07:00</text:p>
          </table:table-cell>
          <table:table-cell office:value-type="string" calcext:value-type="string">
            <text:p>2021-04-28T21:45:00+07:00</text:p>
          </table:table-cell>
          <table:table-cell office:value-type="string" calcext:value-type="string">
            <text:p>MI2.02 Security for Data and System-Online- Pr Florent Bruguier (Univ de Montpellier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9T17:30:00+07:00</text:p>
          </table:table-cell>
          <table:table-cell office:value-type="string" calcext:value-type="string">
            <text:p>2021-04-29T21:45:00+07:00</text:p>
          </table:table-cell>
          <table:table-cell office:value-type="string" calcext:value-type="string">
            <text:p>MI2.02 Security for Data and System-Online- Pr Florent Bruguier (Univ de Montpellier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30T17:30:00+07:00</text:p>
          </table:table-cell>
          <table:table-cell office:value-type="string" calcext:value-type="string">
            <text:p>2021-04-30T21:45:00+07:00</text:p>
          </table:table-cell>
          <table:table-cell office:value-type="string" calcext:value-type="string">
            <text:p>MI2.02 Security for Data and System-Online- Pr Florent Bruguier (Univ de Montpellier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5-01T08:30:00+07:00</text:p>
          </table:table-cell>
          <table:table-cell office:value-type="string" calcext:value-type="string">
            <text:p>2021-05-01T11:30:00+07:00</text:p>
          </table:table-cell>
          <table:table-cell office:value-type="string" calcext:value-type="string">
            <text:p>S&amp;T Innovation Management -R612/USTH Dr. Phạm Thị Mỹ Hạn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5-01T17:30:00+07:00</text:p>
          </table:table-cell>
          <table:table-cell office:value-type="string" calcext:value-type="string">
            <text:p>2021-05-01T21:45:00+07:00</text:p>
          </table:table-cell>
          <table:table-cell office:value-type="string" calcext:value-type="string">
            <text:p>MI2.02 Security for Data and System-Online- Pr Florent Bruguier (Univ de Montpellier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5-03T17:30:00+07:00</text:p>
          </table:table-cell>
          <table:table-cell office:value-type="string" calcext:value-type="string">
            <text:p>2021-05-03T21:45:00+07:00</text:p>
          </table:table-cell>
          <table:table-cell office:value-type="string" calcext:value-type="string">
            <text:p>MI2.03a Advanced modeling techniques -Online-Pr Christine Choppy (Paris 13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STER ICT 2018-2020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 upcoming events found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ster 1 Space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13:30:00+07:00</text:p>
          </table:table-cell>
          <table:table-cell office:value-type="string" calcext:value-type="string">
            <text:p>2021-03-29T17:30:00+07:00</text:p>
          </table:table-cell>
          <table:table-cell office:value-type="string" calcext:value-type="string">
            <text:p><text:s/>Numerical Methods - Stephane Jacquemoud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3:30:00+07:00</text:p>
          </table:table-cell>
          <table:table-cell office:value-type="string" calcext:value-type="string">
            <text:p>2021-03-30T17:30:00+07:00</text:p>
          </table:table-cell>
          <table:table-cell office:value-type="string" calcext:value-type="string">
            <text:p><text:s/>Numerical Methods - Stephane Jacquemoud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3:30:00+07:00</text:p>
          </table:table-cell>
          <table:table-cell office:value-type="string" calcext:value-type="string">
            <text:p>2021-03-31T17:30:00+07:00</text:p>
          </table:table-cell>
          <table:table-cell office:value-type="string" calcext:value-type="string">
            <text:p><text:s/>Numerical Methods - Stephane Jacquemoud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3:30:00+07:00</text:p>
          </table:table-cell>
          <table:table-cell office:value-type="string" calcext:value-type="string">
            <text:p>2021-04-01T17:30:00+07:00</text:p>
          </table:table-cell>
          <table:table-cell office:value-type="string" calcext:value-type="string">
            <text:p><text:s/>Numerical Methods - Stephane Jacquemoud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13:30:00+07:00</text:p>
          </table:table-cell>
          <table:table-cell office:value-type="string" calcext:value-type="string">
            <text:p>2021-04-02T17:30:00+07:00</text:p>
          </table:table-cell>
          <table:table-cell office:value-type="string" calcext:value-type="string">
            <text:p><text:s/>Numerical Methods - Stephane Jacquemoud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08:30:00+07:00</text:p>
          </table:table-cell>
          <table:table-cell office:value-type="string" calcext:value-type="string">
            <text:p>2021-04-03T11:30:00+07:00</text:p>
          </table:table-cell>
          <table:table-cell office:value-type="string" calcext:value-type="string">
            <text:p>Science and Technology Management - Dr. Pham Thi My Hanh</text:p>
          </table:table-cell>
          <table:table-cell office:value-type="string" calcext:value-type="string">
            <text:p>612/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13:00:00+07:00</text:p>
          </table:table-cell>
          <table:table-cell office:value-type="string" calcext:value-type="string">
            <text:p>2021-04-03T17:00:00+07:00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M1 01: 612; M1 02: 614/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13:30:00+07:00</text:p>
          </table:table-cell>
          <table:table-cell office:value-type="string" calcext:value-type="string">
            <text:p>2021-04-06T17:30:00+07:00</text:p>
          </table:table-cell>
          <table:table-cell office:value-type="string" calcext:value-type="string">
            <text:p><text:s/>Numerical Methods - Stephane Jacquemoud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3:30:00+07:00</text:p>
          </table:table-cell>
          <table:table-cell office:value-type="string" calcext:value-type="string">
            <text:p>2021-04-07T17:30:00+07:00</text:p>
          </table:table-cell>
          <table:table-cell office:value-type="string" calcext:value-type="string">
            <text:p><text:s/>Numerical Methods - Stephane Jacquemoud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13:30:00+07:00</text:p>
          </table:table-cell>
          <table:table-cell office:value-type="string" calcext:value-type="string">
            <text:p>2021-04-08T17:30:00+07:00</text:p>
          </table:table-cell>
          <table:table-cell office:value-type="string" calcext:value-type="string">
            <text:p><text:s/>Numerical Methods - Stephane Jacquemoud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08:30:00+07:00</text:p>
          </table:table-cell>
          <table:table-cell office:value-type="string" calcext:value-type="string">
            <text:p>2021-04-10T11:30:00+07:00</text:p>
          </table:table-cell>
          <table:table-cell office:value-type="string" calcext:value-type="string">
            <text:p>Science and Technology Management - Dr. Pham Thi My Hanh</text:p>
          </table:table-cell>
          <table:table-cell office:value-type="string" calcext:value-type="string">
            <text:p>612/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13:00:00+07:00</text:p>
          </table:table-cell>
          <table:table-cell office:value-type="string" calcext:value-type="string">
            <text:p>2021-04-10T17:00:00+07:00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M1 01: 612; M1 02: 614/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1T13:00:00+07:00</text:p>
          </table:table-cell>
          <table:table-cell office:value-type="string" calcext:value-type="string">
            <text:p>2021-04-11T17:00:00+07:00</text:p>
          </table:table-cell>
          <table:table-cell office:value-type="string" calcext:value-type="string">
            <text:p>Frenc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4:00:00+07:00</text:p>
          </table:table-cell>
          <table:table-cell office:value-type="string" calcext:value-type="string">
            <text:p>2021-04-12T16:00:00+07:00</text:p>
          </table:table-cell>
          <table:table-cell office:value-type="string" calcext:value-type="string">
            <text:p>Final exam: <text:s/>Concepts of Image Processing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14:00:00+07:00</text:p>
          </table:table-cell>
          <table:table-cell office:value-type="string" calcext:value-type="string">
            <text:p>2021-04-13T16:00:00+07:00</text:p>
          </table:table-cell>
          <table:table-cell office:value-type="string" calcext:value-type="string">
            <text:p>Final exam: <text:s/>Image Processing applied to remote sensi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14:00:00+07:00</text:p>
          </table:table-cell>
          <table:table-cell office:value-type="string" calcext:value-type="string">
            <text:p>2021-04-15T16:00:00+07:00</text:p>
          </table:table-cell>
          <table:table-cell office:value-type="string" calcext:value-type="string">
            <text:p>Final exam: <text:s/>Earth Observation: Methods and Applications I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6T14:00:00+07:00</text:p>
          </table:table-cell>
          <table:table-cell office:value-type="string" calcext:value-type="string">
            <text:p>2021-04-16T16:00:00+07:00</text:p>
          </table:table-cell>
          <table:table-cell office:value-type="string" calcext:value-type="string">
            <text:p><text:s/>Optical, Infrared and Microwave Imaging Systems - Thierry Koleck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7T08:30:00+07:00</text:p>
          </table:table-cell>
          <table:table-cell office:value-type="string" calcext:value-type="string">
            <text:p>2021-04-17T11:30:00+07:00</text:p>
          </table:table-cell>
          <table:table-cell office:value-type="string" calcext:value-type="string">
            <text:p>Science and Technology Management - Dr. Pham Thi My Hanh</text:p>
          </table:table-cell>
          <table:table-cell office:value-type="string" calcext:value-type="string">
            <text:p>612/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7T13:00:00+07:00</text:p>
          </table:table-cell>
          <table:table-cell office:value-type="string" calcext:value-type="string">
            <text:p>2021-04-17T17:00:00+07:00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M1 01: 612; M1 02: 614/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8T13:00:00+07:00</text:p>
          </table:table-cell>
          <table:table-cell office:value-type="string" calcext:value-type="string">
            <text:p>2021-04-18T17:00:00+07:00</text:p>
          </table:table-cell>
          <table:table-cell office:value-type="string" calcext:value-type="string">
            <text:p>Frenc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9T14:00:00+07:00</text:p>
          </table:table-cell>
          <table:table-cell office:value-type="string" calcext:value-type="string">
            <text:p>2021-04-19T16:00:00+07:00</text:p>
          </table:table-cell>
          <table:table-cell office:value-type="string" calcext:value-type="string">
            <text:p><text:s/>Optical, Infrared and Microwave Imaging Systems - Thierry Koleck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0T14:00:00+07:00</text:p>
          </table:table-cell>
          <table:table-cell office:value-type="string" calcext:value-type="string">
            <text:p>2021-04-20T16:00:00+07:00</text:p>
          </table:table-cell>
          <table:table-cell office:value-type="string" calcext:value-type="string">
            <text:p><text:s/>Optical, Infrared and Microwave Imaging Systems - Thierry Koleck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4-21</text:p>
          </table:table-cell>
          <table:table-cell table:style-name="ce3" office:value-type="string" calcext:value-type="string">
            <text:p>2021-04-22</text:p>
          </table:table-cell>
          <table:table-cell office:value-type="string" calcext:value-type="string">
            <text:p>King Hung holiday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2T14:00:00+07:00</text:p>
          </table:table-cell>
          <table:table-cell office:value-type="string" calcext:value-type="string">
            <text:p>2021-04-22T16:00:00+07:00</text:p>
          </table:table-cell>
          <table:table-cell office:value-type="string" calcext:value-type="string">
            <text:p><text:s/>Optical, Infrared and Microwave Imaging Systems - Thierry Koleck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3T14:00:00+07:00</text:p>
          </table:table-cell>
          <table:table-cell office:value-type="string" calcext:value-type="string">
            <text:p>2021-04-23T16:00:00+07:00</text:p>
          </table:table-cell>
          <table:table-cell office:value-type="string" calcext:value-type="string">
            <text:p><text:s/>Exam: Optical, Infrared and Microwave Imaging Systems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4T08:30:00+07:00</text:p>
          </table:table-cell>
          <table:table-cell office:value-type="string" calcext:value-type="string">
            <text:p>2021-04-24T11:30:00+07:00</text:p>
          </table:table-cell>
          <table:table-cell office:value-type="string" calcext:value-type="string">
            <text:p>Science and Technology Management - Dr. Pham Thi My Hanh</text:p>
          </table:table-cell>
          <table:table-cell office:value-type="string" calcext:value-type="string">
            <text:p>612/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4T13:00:00+07:00</text:p>
          </table:table-cell>
          <table:table-cell office:value-type="string" calcext:value-type="string">
            <text:p>2021-04-24T17:00:00+07:00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M1 01: 612; M1 02: 614/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5T13:00:00+07:00</text:p>
          </table:table-cell>
          <table:table-cell office:value-type="string" calcext:value-type="string">
            <text:p>2021-04-25T17:00:00+07:00</text:p>
          </table:table-cell>
          <table:table-cell office:value-type="string" calcext:value-type="string">
            <text:p>Frenc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6T13:00:00+07:00</text:p>
          </table:table-cell>
          <table:table-cell office:value-type="string" calcext:value-type="string">
            <text:p>2021-04-26T17:00:00+07:00</text:p>
          </table:table-cell>
          <table:table-cell office:value-type="string" calcext:value-type="string">
            <text:p><text:s/>Space Project Management - Laurent Boisnard/Rodolphe Cledassou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7T13:00:00+07:00</text:p>
          </table:table-cell>
          <table:table-cell office:value-type="string" calcext:value-type="string">
            <text:p>2021-04-27T17:00:00+07:00</text:p>
          </table:table-cell>
          <table:table-cell office:value-type="string" calcext:value-type="string">
            <text:p><text:s/>Space Project Management - Laurent Boisnard/Rodolphe Cledassou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ster 2 Space: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2021-04-21</text:p>
          </table:table-cell>
          <table:table-cell table:style-name="ce3" office:value-type="string" calcext:value-type="string">
            <text:p>2021-04-22</text:p>
          </table:table-cell>
          <table:table-cell office:value-type="string" calcext:value-type="string">
            <text:p>King Hung holiday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4-30</text:p>
          </table:table-cell>
          <table:table-cell table:style-name="ce3" office:value-type="string" calcext:value-type="string">
            <text:p>2021-05-01</text:p>
          </table:table-cell>
          <table:table-cell office:value-type="string" calcext:value-type="string">
            <text:p>Liberation day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5-03</text:p>
          </table:table-cell>
          <table:table-cell table:style-name="ce3" office:value-type="string" calcext:value-type="string">
            <text:p>2021-05-04</text:p>
          </table:table-cell>
          <table:table-cell office:value-type="string" calcext:value-type="string">
            <text:p>Labor day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ster 1 Energy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 upcoming events found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ster 2 Energy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 upcoming events found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2 – WEO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8:30:00+07:00</text:p>
          </table:table-cell>
          <table:table-cell office:value-type="string" calcext:value-type="string">
            <text:p>2021-03-29T11:30:00+07:00</text:p>
          </table:table-cell>
          <table:table-cell office:value-type="string" calcext:value-type="string">
            <text:p>WEO2.07/ Environmental Toxicology/ Dr Mai Huong</text:p>
          </table:table-cell>
          <table:table-cell office:value-type="string" calcext:value-type="string">
            <text:p>A21-7-Classroom 708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4:00:00+07:00</text:p>
          </table:table-cell>
          <table:table-cell office:value-type="string" calcext:value-type="string">
            <text:p>2021-03-29T17:00:00+07:00</text:p>
          </table:table-cell>
          <table:table-cell office:value-type="string" calcext:value-type="string">
            <text:p>(Online) WEO2.10/ Soil Science/ Dr Christian Valentin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8:30:00+07:00</text:p>
          </table:table-cell>
          <table:table-cell office:value-type="string" calcext:value-type="string">
            <text:p>2021-03-30T11:30:00+07:00</text:p>
          </table:table-cell>
          <table:table-cell office:value-type="string" calcext:value-type="string">
            <text:p>FR2.2/ French</text:p>
          </table:table-cell>
          <table:table-cell office:value-type="string" calcext:value-type="string">
            <text:p>R1502, A28 Blg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4:00:00+07:00</text:p>
          </table:table-cell>
          <table:table-cell office:value-type="string" calcext:value-type="string">
            <text:p>2021-03-30T17:00:00+07:00</text:p>
          </table:table-cell>
          <table:table-cell office:value-type="string" calcext:value-type="string">
            <text:p>(Online) WEO2.10/ Soil Science/ Dr Christian Valentin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4:00:00+07:00</text:p>
          </table:table-cell>
          <table:table-cell office:value-type="string" calcext:value-type="string">
            <text:p>2021-03-31T17:00:00+07:00</text:p>
          </table:table-cell>
          <table:table-cell office:value-type="string" calcext:value-type="string">
            <text:p>(Online) WEO2.10/ Soil Science/ Dr Christian Valenti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08:30:00+07:00</text:p>
          </table:table-cell>
          <table:table-cell office:value-type="string" calcext:value-type="string">
            <text:p>2021-04-01T11:30:00+07:00</text:p>
          </table:table-cell>
          <table:table-cell office:value-type="string" calcext:value-type="string">
            <text:p>(Practical) WEO2.07/ Environmental Toxicology/ Dr Mai Huong</text:p>
          </table:table-cell>
          <table:table-cell office:value-type="string" calcext:value-type="string">
            <text:p>Lab WEO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4:00:00+07:00</text:p>
          </table:table-cell>
          <table:table-cell office:value-type="string" calcext:value-type="string">
            <text:p>2021-04-01T17:00:00+07:00</text:p>
          </table:table-cell>
          <table:table-cell office:value-type="string" calcext:value-type="string">
            <text:p>(Online) WEO2.10/ Soil Science/ Dr Christian Valentin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9:00:00+07:00</text:p>
          </table:table-cell>
          <table:table-cell office:value-type="string" calcext:value-type="string">
            <text:p>2021-04-02T12:00:00+07:00</text:p>
          </table:table-cell>
          <table:table-cell office:value-type="string" calcext:value-type="string">
            <text:p>WEO2.06/Climate change/ Assoc.Prof. Ngo Duc Thanh</text:p>
          </table:table-cell>
          <table:table-cell office:value-type="string" calcext:value-type="string">
            <text:p>2A-3-Classroom 302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13:30:00+07:00</text:p>
          </table:table-cell>
          <table:table-cell office:value-type="string" calcext:value-type="string">
            <text:p>2021-04-02T16:30:00+07:00</text:p>
          </table:table-cell>
          <table:table-cell office:value-type="string" calcext:value-type="string">
            <text:p>FR2.2/ French</text:p>
          </table:table-cell>
          <table:table-cell office:value-type="string" calcext:value-type="string">
            <text:p>R1502, A28 Blg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17:00:00+07:00</text:p>
          </table:table-cell>
          <table:table-cell office:value-type="string" calcext:value-type="string">
            <text:p>2021-04-02T19:00:00+07:00</text:p>
          </table:table-cell>
          <table:table-cell office:value-type="string" calcext:value-type="string">
            <text:p>(Online) WEO2.10/ Soil Science/ Dr Christian Valentin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13:30:00+07:00</text:p>
          </table:table-cell>
          <table:table-cell office:value-type="string" calcext:value-type="string">
            <text:p>2021-04-03T16:30:00+07:00</text:p>
          </table:table-cell>
          <table:table-cell office:value-type="string" calcext:value-type="string">
            <text:p>Intellectual Property Management</text:p>
          </table:table-cell>
          <table:table-cell office:value-type="string" calcext:value-type="string">
            <text:p>A30 Hall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08:30:00+07:00</text:p>
          </table:table-cell>
          <table:table-cell office:value-type="string" calcext:value-type="string">
            <text:p>2021-04-06T11:30:00+07:00</text:p>
          </table:table-cell>
          <table:table-cell office:value-type="string" calcext:value-type="string">
            <text:p>FR2.2/ French</text:p>
          </table:table-cell>
          <table:table-cell office:value-type="string" calcext:value-type="string">
            <text:p>R1502, A28 Blg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14:00:00+07:00</text:p>
          </table:table-cell>
          <table:table-cell office:value-type="string" calcext:value-type="string">
            <text:p>2021-04-06T17:00:00+07:00</text:p>
          </table:table-cell>
          <table:table-cell office:value-type="string" calcext:value-type="string">
            <text:p>WEO2.13/Atmospheric pollution/ Assoc Prof. Hoang Anh Le</text:p>
          </table:table-cell>
          <table:table-cell office:value-type="string" calcext:value-type="string">
            <text:p>A21-7-Classroom 708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08:30:00+07:00</text:p>
          </table:table-cell>
          <table:table-cell office:value-type="string" calcext:value-type="string">
            <text:p>2021-04-07T15:30:00+07:00</text:p>
          </table:table-cell>
          <table:table-cell office:value-type="string" calcext:value-type="string">
            <text:p>(Practical) WEO2.10/ Soil Science/ Dr Mai Huong</text:p>
          </table:table-cell>
          <table:table-cell office:value-type="string" calcext:value-type="string">
            <text:p>Lab WEO, R405, 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08:30:00+07:00</text:p>
          </table:table-cell>
          <table:table-cell office:value-type="string" calcext:value-type="string">
            <text:p>2021-04-08T11:30:00+07:00</text:p>
          </table:table-cell>
          <table:table-cell office:value-type="string" calcext:value-type="string">
            <text:p>(Practical) WEO2.07/ Environmental Toxicology/ Dr Mai Huong</text:p>
          </table:table-cell>
          <table:table-cell office:value-type="string" calcext:value-type="string">
            <text:p>Lab WEO, Room 405, 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13:30:00+07:00</text:p>
          </table:table-cell>
          <table:table-cell office:value-type="string" calcext:value-type="string">
            <text:p>2021-04-08T17:30:00+07:00</text:p>
          </table:table-cell>
          <table:table-cell office:value-type="string" calcext:value-type="string">
            <text:p>(Practical) WEO2.10/ Soil Science/ Dr Mai Huong</text:p>
          </table:table-cell>
          <table:table-cell office:value-type="string" calcext:value-type="string">
            <text:p>Lab WEO, R405, 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09:00:00+07:00</text:p>
          </table:table-cell>
          <table:table-cell office:value-type="string" calcext:value-type="string">
            <text:p>2021-04-09T12:00:00+07:00</text:p>
          </table:table-cell>
          <table:table-cell office:value-type="string" calcext:value-type="string">
            <text:p>WEO2.06/Climate change/ Assoc.Prof. Ngo Duc Thanh</text:p>
          </table:table-cell>
          <table:table-cell office:value-type="string" calcext:value-type="string">
            <text:p>2A-3-Classroom 302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3:30:00+07:00</text:p>
          </table:table-cell>
          <table:table-cell office:value-type="string" calcext:value-type="string">
            <text:p>2021-04-09T16:30:00+07:00</text:p>
          </table:table-cell>
          <table:table-cell office:value-type="string" calcext:value-type="string">
            <text:p>FR2.2/ French</text:p>
          </table:table-cell>
          <table:table-cell office:value-type="string" calcext:value-type="string">
            <text:p>R1502, A28 Blg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13:30:00+07:00</text:p>
          </table:table-cell>
          <table:table-cell office:value-type="string" calcext:value-type="string">
            <text:p>2021-04-10T16:30:00+07:00</text:p>
          </table:table-cell>
          <table:table-cell office:value-type="string" calcext:value-type="string">
            <text:p>Intellectual Property Management</text:p>
          </table:table-cell>
          <table:table-cell office:value-type="string" calcext:value-type="string">
            <text:p>A30 Hall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08:30:00+07:00</text:p>
          </table:table-cell>
          <table:table-cell office:value-type="string" calcext:value-type="string">
            <text:p>2021-04-12T11:30:00+07:00</text:p>
          </table:table-cell>
          <table:table-cell office:value-type="string" calcext:value-type="string">
            <text:p>WEO2.07/ Environmental Toxicology/ Dr Mai Huong</text:p>
          </table:table-cell>
          <table:table-cell office:value-type="string" calcext:value-type="string">
            <text:p>A21-7-Classroom 708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08:30:00+07:00</text:p>
          </table:table-cell>
          <table:table-cell office:value-type="string" calcext:value-type="string">
            <text:p>2021-04-13T11:30:00+07:00</text:p>
          </table:table-cell>
          <table:table-cell office:value-type="string" calcext:value-type="string">
            <text:p>FR2.2/ French</text:p>
          </table:table-cell>
          <table:table-cell office:value-type="string" calcext:value-type="string">
            <text:p>R1502, A28 Blg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14:00:00+07:00</text:p>
          </table:table-cell>
          <table:table-cell office:value-type="string" calcext:value-type="string">
            <text:p>2021-04-13T17:00:00+07:00</text:p>
          </table:table-cell>
          <table:table-cell office:value-type="string" calcext:value-type="string">
            <text:p>WEO2.13/Atmospheric pollution/ Assoc Prof. Hoang Anh Le</text:p>
          </table:table-cell>
          <table:table-cell office:value-type="string" calcext:value-type="string">
            <text:p>A21-7-Classroom 708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09:00:00+07:00</text:p>
          </table:table-cell>
          <table:table-cell office:value-type="string" calcext:value-type="string">
            <text:p>2021-04-14T12:00:00+07:00</text:p>
          </table:table-cell>
          <table:table-cell office:value-type="string" calcext:value-type="string">
            <text:p>WEO2.06/Climate change/ Assoc.Prof. Ngo Duc Thanh</text:p>
          </table:table-cell>
          <table:table-cell office:value-type="string" calcext:value-type="string">
            <text:p>2A-3-Classroom 302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13:30:00+07:00</text:p>
          </table:table-cell>
          <table:table-cell office:value-type="string" calcext:value-type="string">
            <text:p>2021-04-14T16:30:00+07:00</text:p>
          </table:table-cell>
          <table:table-cell office:value-type="string" calcext:value-type="string">
            <text:p>FINAL EXAM/ Intellectual Property Management</text:p>
          </table:table-cell>
          <table:table-cell office:value-type="string" calcext:value-type="string">
            <text:p>A30 Hall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08:30:00+07:00</text:p>
          </table:table-cell>
          <table:table-cell office:value-type="string" calcext:value-type="string">
            <text:p>2021-04-15T11:30:00+07:00</text:p>
          </table:table-cell>
          <table:table-cell office:value-type="string" calcext:value-type="string">
            <text:p>WEO2.07/ Environmental Toxicology/ Dr Mai Huong</text:p>
          </table:table-cell>
          <table:table-cell office:value-type="string" calcext:value-type="string">
            <text:p>A21-7-Classroom 708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6T09:00:00+07:00</text:p>
          </table:table-cell>
          <table:table-cell office:value-type="string" calcext:value-type="string">
            <text:p>2021-04-16T12:00:00+07:00</text:p>
          </table:table-cell>
          <table:table-cell office:value-type="string" calcext:value-type="string">
            <text:p>WEO2.06/Climate change/ Assoc.Prof. Ngo Duc Thanh</text:p>
          </table:table-cell>
          <table:table-cell office:value-type="string" calcext:value-type="string">
            <text:p>2A-3-Classroom 302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6T15:00:00+07:00</text:p>
          </table:table-cell>
          <table:table-cell office:value-type="string" calcext:value-type="string">
            <text:p>2021-04-16T16:30:00+07:00</text:p>
          </table:table-cell>
          <table:table-cell office:value-type="string" calcext:value-type="string">
            <text:p>FR2.2/ French</text:p>
          </table:table-cell>
          <table:table-cell office:value-type="string" calcext:value-type="string">
            <text:p>R1502, A28 Blg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0T08:30:00+07:00</text:p>
          </table:table-cell>
          <table:table-cell office:value-type="string" calcext:value-type="string">
            <text:p>2021-04-20T11:30:00+07:00</text:p>
          </table:table-cell>
          <table:table-cell office:value-type="string" calcext:value-type="string">
            <text:p>FR2.2/ French</text:p>
          </table:table-cell>
          <table:table-cell office:value-type="string" calcext:value-type="string">
            <text:p>R1502, A28 Blg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0T14:00:00+07:00</text:p>
          </table:table-cell>
          <table:table-cell office:value-type="string" calcext:value-type="string">
            <text:p>2021-04-20T17:00:00+07:00</text:p>
          </table:table-cell>
          <table:table-cell office:value-type="string" calcext:value-type="string">
            <text:p>WEO2.13/Atmospheric pollution/ Assoc Prof. Hoang Anh Le</text:p>
          </table:table-cell>
          <table:table-cell office:value-type="string" calcext:value-type="string">
            <text:p>A21-7-Classroom 710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2T09:00:00+07:00</text:p>
          </table:table-cell>
          <table:table-cell office:value-type="string" calcext:value-type="string">
            <text:p>2021-04-22T12:00:00+07:00</text:p>
          </table:table-cell>
          <table:table-cell office:value-type="string" calcext:value-type="string">
            <text:p>WEO2.13/Atmospheric pollution/ Assoc Prof. Hoang Anh Le</text:p>
          </table:table-cell>
          <table:table-cell office:value-type="string" calcext:value-type="string">
            <text:p>A21-7-Classroom 708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3 – WEO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8:30:00+07:00</text:p>
          </table:table-cell>
          <table:table-cell office:value-type="string" calcext:value-type="string">
            <text:p>2021-03-29T11:30:00+07:00</text:p>
          </table:table-cell>
          <table:table-cell office:value-type="string" calcext:value-type="string">
            <text:p>(PRACTICAL) WEO3.17/ Soil treatment/ Dr Bui Van Hoi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3:30:00+07:00</text:p>
          </table:table-cell>
          <table:table-cell office:value-type="string" calcext:value-type="string">
            <text:p>2021-03-29T17:30:00+07:00</text:p>
          </table:table-cell>
          <table:table-cell office:value-type="string" calcext:value-type="string">
            <text:p>(Online) WEO3.09/ Advanced Oceanography/ Prof Hubert Loisel</text:p>
          </table:table-cell>
          <table:table-cell office:value-type="string" calcext:value-type="string">
            <text:p>2A-3-Classroom 303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9:00:00+07:00</text:p>
          </table:table-cell>
          <table:table-cell office:value-type="string" calcext:value-type="string">
            <text:p>2021-03-30T10:30:00+07:00</text:p>
          </table:table-cell>
          <table:table-cell office:value-type="string" calcext:value-type="string">
            <text:p>RETAKE EXAM/ WEO3.10/ Analytical separation methods/ Dr Vu Cam Tu</text:p>
          </table:table-cell>
          <table:table-cell office:value-type="string" calcext:value-type="string">
            <text:p>A21-7-Classroom 708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3:30:00+07:00</text:p>
          </table:table-cell>
          <table:table-cell office:value-type="string" calcext:value-type="string">
            <text:p>2021-03-30T17:30:00+07:00</text:p>
          </table:table-cell>
          <table:table-cell office:value-type="string" calcext:value-type="string">
            <text:p>(Online) WEO3.09/ Advanced Oceanography/ Prof Hubert Loisel</text:p>
          </table:table-cell>
          <table:table-cell office:value-type="string" calcext:value-type="string">
            <text:p>2A-3-Classroom 303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8:30:00+07:00</text:p>
          </table:table-cell>
          <table:table-cell office:value-type="string" calcext:value-type="string">
            <text:p>2021-03-31T11:30:00+07:00</text:p>
          </table:table-cell>
          <table:table-cell office:value-type="string" calcext:value-type="string">
            <text:p>(PRACTICAL) WEO3.17/ Soil treatment/ Dr Bui Van Hoi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3:30:00+07:00</text:p>
          </table:table-cell>
          <table:table-cell office:value-type="string" calcext:value-type="string">
            <text:p>2021-03-31T17:30:00+07:00</text:p>
          </table:table-cell>
          <table:table-cell office:value-type="string" calcext:value-type="string">
            <text:p>(Online) WEO3.09/ Advanced Oceanography/ Prof Hubert Loisel</text:p>
          </table:table-cell>
          <table:table-cell office:value-type="string" calcext:value-type="string">
            <text:p>2A-3-Classroom 303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07:00:00+07:00</text:p>
          </table:table-cell>
          <table:table-cell office:value-type="string" calcext:value-type="string">
            <text:p>2021-04-01T18:30:00+07:00</text:p>
          </table:table-cell>
          <table:table-cell office:value-type="string" calcext:value-type="string">
            <text:p>Field trip in Hai Phong &amp; Hung Ye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9:00:00+07:00</text:p>
          </table:table-cell>
          <table:table-cell office:value-type="string" calcext:value-type="string">
            <text:p>2021-04-02T11:00:00+07:00</text:p>
          </table:table-cell>
          <table:table-cell office:value-type="string" calcext:value-type="string">
            <text:p>(RETAKE EXAM) WEO3.02/ Data treatment/ Dr Pham Le Anh</text:p>
          </table:table-cell>
          <table:table-cell office:value-type="string" calcext:value-type="string">
            <text:p>A21-7-Classroom 714 (12)</text:p>
          </table:table-cell>
          <table:table-cell office:value-type="string" calcext:value-type="string">
            <text:p>- During the exam, you are not allowed to use laptop or mobile phone but you can use calculator for calculation.- You are also allowed to bring printed copy of the slides or the written summary of the slides (including equations, definitions, etc.) with you during the exam.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2 – WEO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8:30:00+07:00</text:p>
          </table:table-cell>
          <table:table-cell office:value-type="string" calcext:value-type="string">
            <text:p>2021-03-29T11:30:00+07:00</text:p>
          </table:table-cell>
          <table:table-cell office:value-type="string" calcext:value-type="string">
            <text:p>WEO2.07/ Environmental Toxicology/ Dr Mai Huong</text:p>
          </table:table-cell>
          <table:table-cell office:value-type="string" calcext:value-type="string">
            <text:p>A21-7-Classroom 708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4:00:00+07:00</text:p>
          </table:table-cell>
          <table:table-cell office:value-type="string" calcext:value-type="string">
            <text:p>2021-03-29T17:00:00+07:00</text:p>
          </table:table-cell>
          <table:table-cell office:value-type="string" calcext:value-type="string">
            <text:p>(Online) WEO2.10/ Soil Science/ Dr Christian Valentin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8:30:00+07:00</text:p>
          </table:table-cell>
          <table:table-cell office:value-type="string" calcext:value-type="string">
            <text:p>2021-03-30T11:30:00+07:00</text:p>
          </table:table-cell>
          <table:table-cell office:value-type="string" calcext:value-type="string">
            <text:p>FR2.2/ French</text:p>
          </table:table-cell>
          <table:table-cell office:value-type="string" calcext:value-type="string">
            <text:p>R1502, A28 Blg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4:00:00+07:00</text:p>
          </table:table-cell>
          <table:table-cell office:value-type="string" calcext:value-type="string">
            <text:p>2021-03-30T17:00:00+07:00</text:p>
          </table:table-cell>
          <table:table-cell office:value-type="string" calcext:value-type="string">
            <text:p>(Online) WEO2.10/ Soil Science/ Dr Christian Valentin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4:00:00+07:00</text:p>
          </table:table-cell>
          <table:table-cell office:value-type="string" calcext:value-type="string">
            <text:p>2021-03-31T17:00:00+07:00</text:p>
          </table:table-cell>
          <table:table-cell office:value-type="string" calcext:value-type="string">
            <text:p>(Online) WEO2.10/ Soil Science/ Dr Christian Valenti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08:30:00+07:00</text:p>
          </table:table-cell>
          <table:table-cell office:value-type="string" calcext:value-type="string">
            <text:p>2021-04-01T11:30:00+07:00</text:p>
          </table:table-cell>
          <table:table-cell office:value-type="string" calcext:value-type="string">
            <text:p>(Practical) WEO2.07/ Environmental Toxicology/ Dr Mai Huong</text:p>
          </table:table-cell>
          <table:table-cell office:value-type="string" calcext:value-type="string">
            <text:p>Lab WEO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4:00:00+07:00</text:p>
          </table:table-cell>
          <table:table-cell office:value-type="string" calcext:value-type="string">
            <text:p>2021-04-01T17:00:00+07:00</text:p>
          </table:table-cell>
          <table:table-cell office:value-type="string" calcext:value-type="string">
            <text:p>(Online) WEO2.10/ Soil Science/ Dr Christian Valentin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9:00:00+07:00</text:p>
          </table:table-cell>
          <table:table-cell office:value-type="string" calcext:value-type="string">
            <text:p>2021-04-02T12:00:00+07:00</text:p>
          </table:table-cell>
          <table:table-cell office:value-type="string" calcext:value-type="string">
            <text:p>WEO2.06/Climate change/ Assoc.Prof. Ngo Duc Thanh</text:p>
          </table:table-cell>
          <table:table-cell office:value-type="string" calcext:value-type="string">
            <text:p>2A-3-Classroom 302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13:30:00+07:00</text:p>
          </table:table-cell>
          <table:table-cell office:value-type="string" calcext:value-type="string">
            <text:p>2021-04-02T16:30:00+07:00</text:p>
          </table:table-cell>
          <table:table-cell office:value-type="string" calcext:value-type="string">
            <text:p>FR2.2/ French</text:p>
          </table:table-cell>
          <table:table-cell office:value-type="string" calcext:value-type="string">
            <text:p>R1502, A28 Blg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17:00:00+07:00</text:p>
          </table:table-cell>
          <table:table-cell office:value-type="string" calcext:value-type="string">
            <text:p>2021-04-02T19:00:00+07:00</text:p>
          </table:table-cell>
          <table:table-cell office:value-type="string" calcext:value-type="string">
            <text:p>(Online) WEO2.10/ Soil Science/ Dr Christian Valentin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13:30:00+07:00</text:p>
          </table:table-cell>
          <table:table-cell office:value-type="string" calcext:value-type="string">
            <text:p>2021-04-03T16:30:00+07:00</text:p>
          </table:table-cell>
          <table:table-cell office:value-type="string" calcext:value-type="string">
            <text:p>Intellectual Property Management</text:p>
          </table:table-cell>
          <table:table-cell office:value-type="string" calcext:value-type="string">
            <text:p>A30 Hall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08:30:00+07:00</text:p>
          </table:table-cell>
          <table:table-cell office:value-type="string" calcext:value-type="string">
            <text:p>2021-04-06T11:30:00+07:00</text:p>
          </table:table-cell>
          <table:table-cell office:value-type="string" calcext:value-type="string">
            <text:p>FR2.2/ French</text:p>
          </table:table-cell>
          <table:table-cell office:value-type="string" calcext:value-type="string">
            <text:p>R1502, A28 Blg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14:00:00+07:00</text:p>
          </table:table-cell>
          <table:table-cell office:value-type="string" calcext:value-type="string">
            <text:p>2021-04-06T17:00:00+07:00</text:p>
          </table:table-cell>
          <table:table-cell office:value-type="string" calcext:value-type="string">
            <text:p>WEO2.13/Atmospheric pollution/ Assoc Prof. Hoang Anh Le</text:p>
          </table:table-cell>
          <table:table-cell office:value-type="string" calcext:value-type="string">
            <text:p>A21-7-Classroom 708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08:30:00+07:00</text:p>
          </table:table-cell>
          <table:table-cell office:value-type="string" calcext:value-type="string">
            <text:p>2021-04-07T15:30:00+07:00</text:p>
          </table:table-cell>
          <table:table-cell office:value-type="string" calcext:value-type="string">
            <text:p>(Practical) WEO2.10/ Soil Science/ Dr Mai Huong</text:p>
          </table:table-cell>
          <table:table-cell office:value-type="string" calcext:value-type="string">
            <text:p>Lab WEO, R405, 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08:30:00+07:00</text:p>
          </table:table-cell>
          <table:table-cell office:value-type="string" calcext:value-type="string">
            <text:p>2021-04-08T11:30:00+07:00</text:p>
          </table:table-cell>
          <table:table-cell office:value-type="string" calcext:value-type="string">
            <text:p>(Practical) WEO2.07/ Environmental Toxicology/ Dr Mai Huong</text:p>
          </table:table-cell>
          <table:table-cell office:value-type="string" calcext:value-type="string">
            <text:p>Lab WEO, Room 405, 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13:30:00+07:00</text:p>
          </table:table-cell>
          <table:table-cell office:value-type="string" calcext:value-type="string">
            <text:p>2021-04-08T17:30:00+07:00</text:p>
          </table:table-cell>
          <table:table-cell office:value-type="string" calcext:value-type="string">
            <text:p>(Practical) WEO2.10/ Soil Science/ Dr Mai Huong</text:p>
          </table:table-cell>
          <table:table-cell office:value-type="string" calcext:value-type="string">
            <text:p>Lab WEO, R405, 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09:00:00+07:00</text:p>
          </table:table-cell>
          <table:table-cell office:value-type="string" calcext:value-type="string">
            <text:p>2021-04-09T12:00:00+07:00</text:p>
          </table:table-cell>
          <table:table-cell office:value-type="string" calcext:value-type="string">
            <text:p>WEO2.06/Climate change/ Assoc.Prof. Ngo Duc Thanh</text:p>
          </table:table-cell>
          <table:table-cell office:value-type="string" calcext:value-type="string">
            <text:p>2A-3-Classroom 302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3:30:00+07:00</text:p>
          </table:table-cell>
          <table:table-cell office:value-type="string" calcext:value-type="string">
            <text:p>2021-04-09T16:30:00+07:00</text:p>
          </table:table-cell>
          <table:table-cell office:value-type="string" calcext:value-type="string">
            <text:p>FR2.2/ French</text:p>
          </table:table-cell>
          <table:table-cell office:value-type="string" calcext:value-type="string">
            <text:p>R1502, A28 Blg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13:30:00+07:00</text:p>
          </table:table-cell>
          <table:table-cell office:value-type="string" calcext:value-type="string">
            <text:p>2021-04-10T16:30:00+07:00</text:p>
          </table:table-cell>
          <table:table-cell office:value-type="string" calcext:value-type="string">
            <text:p>Intellectual Property Management</text:p>
          </table:table-cell>
          <table:table-cell office:value-type="string" calcext:value-type="string">
            <text:p>A30 Hall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08:30:00+07:00</text:p>
          </table:table-cell>
          <table:table-cell office:value-type="string" calcext:value-type="string">
            <text:p>2021-04-12T11:30:00+07:00</text:p>
          </table:table-cell>
          <table:table-cell office:value-type="string" calcext:value-type="string">
            <text:p>WEO2.07/ Environmental Toxicology/ Dr Mai Huong</text:p>
          </table:table-cell>
          <table:table-cell office:value-type="string" calcext:value-type="string">
            <text:p>A21-7-Classroom 708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08:30:00+07:00</text:p>
          </table:table-cell>
          <table:table-cell office:value-type="string" calcext:value-type="string">
            <text:p>2021-04-13T11:30:00+07:00</text:p>
          </table:table-cell>
          <table:table-cell office:value-type="string" calcext:value-type="string">
            <text:p>FR2.2/ French</text:p>
          </table:table-cell>
          <table:table-cell office:value-type="string" calcext:value-type="string">
            <text:p>R1502, A28 Blg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14:00:00+07:00</text:p>
          </table:table-cell>
          <table:table-cell office:value-type="string" calcext:value-type="string">
            <text:p>2021-04-13T17:00:00+07:00</text:p>
          </table:table-cell>
          <table:table-cell office:value-type="string" calcext:value-type="string">
            <text:p>WEO2.13/Atmospheric pollution/ Assoc Prof. Hoang Anh Le</text:p>
          </table:table-cell>
          <table:table-cell office:value-type="string" calcext:value-type="string">
            <text:p>A21-7-Classroom 708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09:00:00+07:00</text:p>
          </table:table-cell>
          <table:table-cell office:value-type="string" calcext:value-type="string">
            <text:p>2021-04-14T12:00:00+07:00</text:p>
          </table:table-cell>
          <table:table-cell office:value-type="string" calcext:value-type="string">
            <text:p>WEO2.06/Climate change/ Assoc.Prof. Ngo Duc Thanh</text:p>
          </table:table-cell>
          <table:table-cell office:value-type="string" calcext:value-type="string">
            <text:p>2A-3-Classroom 302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13:30:00+07:00</text:p>
          </table:table-cell>
          <table:table-cell office:value-type="string" calcext:value-type="string">
            <text:p>2021-04-14T16:30:00+07:00</text:p>
          </table:table-cell>
          <table:table-cell office:value-type="string" calcext:value-type="string">
            <text:p>FINAL EXAM/ Intellectual Property Management</text:p>
          </table:table-cell>
          <table:table-cell office:value-type="string" calcext:value-type="string">
            <text:p>A30 Hall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08:30:00+07:00</text:p>
          </table:table-cell>
          <table:table-cell office:value-type="string" calcext:value-type="string">
            <text:p>2021-04-15T11:30:00+07:00</text:p>
          </table:table-cell>
          <table:table-cell office:value-type="string" calcext:value-type="string">
            <text:p>WEO2.07/ Environmental Toxicology/ Dr Mai Huong</text:p>
          </table:table-cell>
          <table:table-cell office:value-type="string" calcext:value-type="string">
            <text:p>A21-7-Classroom 708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6T09:00:00+07:00</text:p>
          </table:table-cell>
          <table:table-cell office:value-type="string" calcext:value-type="string">
            <text:p>2021-04-16T12:00:00+07:00</text:p>
          </table:table-cell>
          <table:table-cell office:value-type="string" calcext:value-type="string">
            <text:p>WEO2.06/Climate change/ Assoc.Prof. Ngo Duc Thanh</text:p>
          </table:table-cell>
          <table:table-cell office:value-type="string" calcext:value-type="string">
            <text:p>2A-3-Classroom 302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6T15:00:00+07:00</text:p>
          </table:table-cell>
          <table:table-cell office:value-type="string" calcext:value-type="string">
            <text:p>2021-04-16T16:30:00+07:00</text:p>
          </table:table-cell>
          <table:table-cell office:value-type="string" calcext:value-type="string">
            <text:p>FR2.2/ French</text:p>
          </table:table-cell>
          <table:table-cell office:value-type="string" calcext:value-type="string">
            <text:p>R1502, A28 Blg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0T08:30:00+07:00</text:p>
          </table:table-cell>
          <table:table-cell office:value-type="string" calcext:value-type="string">
            <text:p>2021-04-20T11:30:00+07:00</text:p>
          </table:table-cell>
          <table:table-cell office:value-type="string" calcext:value-type="string">
            <text:p>FR2.2/ French</text:p>
          </table:table-cell>
          <table:table-cell office:value-type="string" calcext:value-type="string">
            <text:p>R1502, A28 Blg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0T14:00:00+07:00</text:p>
          </table:table-cell>
          <table:table-cell office:value-type="string" calcext:value-type="string">
            <text:p>2021-04-20T17:00:00+07:00</text:p>
          </table:table-cell>
          <table:table-cell office:value-type="string" calcext:value-type="string">
            <text:p>WEO2.13/Atmospheric pollution/ Assoc Prof. Hoang Anh Le</text:p>
          </table:table-cell>
          <table:table-cell office:value-type="string" calcext:value-type="string">
            <text:p>A21-7-Classroom 710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2T09:00:00+07:00</text:p>
          </table:table-cell>
          <table:table-cell office:value-type="string" calcext:value-type="string">
            <text:p>2021-04-22T12:00:00+07:00</text:p>
          </table:table-cell>
          <table:table-cell office:value-type="string" calcext:value-type="string">
            <text:p>WEO2.13/Atmospheric pollution/ Assoc Prof. Hoang Anh Le</text:p>
          </table:table-cell>
          <table:table-cell office:value-type="string" calcext:value-type="string">
            <text:p>A21-7-Classroom 708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3 – WEO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8:30:00+07:00</text:p>
          </table:table-cell>
          <table:table-cell office:value-type="string" calcext:value-type="string">
            <text:p>2021-03-29T11:30:00+07:00</text:p>
          </table:table-cell>
          <table:table-cell office:value-type="string" calcext:value-type="string">
            <text:p>(PRACTICAL) WEO3.17/ Soil treatment/ Dr Bui Van Hoi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3:30:00+07:00</text:p>
          </table:table-cell>
          <table:table-cell office:value-type="string" calcext:value-type="string">
            <text:p>2021-03-29T17:30:00+07:00</text:p>
          </table:table-cell>
          <table:table-cell office:value-type="string" calcext:value-type="string">
            <text:p>(Online) WEO3.09/ Advanced Oceanography/ Prof Hubert Loisel</text:p>
          </table:table-cell>
          <table:table-cell office:value-type="string" calcext:value-type="string">
            <text:p>2A-3-Classroom 303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9:00:00+07:00</text:p>
          </table:table-cell>
          <table:table-cell office:value-type="string" calcext:value-type="string">
            <text:p>2021-03-30T10:30:00+07:00</text:p>
          </table:table-cell>
          <table:table-cell office:value-type="string" calcext:value-type="string">
            <text:p>RETAKE EXAM/ WEO3.10/ Analytical separation methods/ Dr Vu Cam Tu</text:p>
          </table:table-cell>
          <table:table-cell office:value-type="string" calcext:value-type="string">
            <text:p>A21-7-Classroom 708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3:30:00+07:00</text:p>
          </table:table-cell>
          <table:table-cell office:value-type="string" calcext:value-type="string">
            <text:p>2021-03-30T17:30:00+07:00</text:p>
          </table:table-cell>
          <table:table-cell office:value-type="string" calcext:value-type="string">
            <text:p>(Online) WEO3.09/ Advanced Oceanography/ Prof Hubert Loisel</text:p>
          </table:table-cell>
          <table:table-cell office:value-type="string" calcext:value-type="string">
            <text:p>2A-3-Classroom 303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8:30:00+07:00</text:p>
          </table:table-cell>
          <table:table-cell office:value-type="string" calcext:value-type="string">
            <text:p>2021-03-31T11:30:00+07:00</text:p>
          </table:table-cell>
          <table:table-cell office:value-type="string" calcext:value-type="string">
            <text:p>(PRACTICAL) WEO3.17/ Soil treatment/ Dr Bui Van Hoi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3:30:00+07:00</text:p>
          </table:table-cell>
          <table:table-cell office:value-type="string" calcext:value-type="string">
            <text:p>2021-03-31T17:30:00+07:00</text:p>
          </table:table-cell>
          <table:table-cell office:value-type="string" calcext:value-type="string">
            <text:p>(Online) WEO3.09/ Advanced Oceanography/ Prof Hubert Loisel</text:p>
          </table:table-cell>
          <table:table-cell office:value-type="string" calcext:value-type="string">
            <text:p>2A-3-Classroom 303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07:00:00+07:00</text:p>
          </table:table-cell>
          <table:table-cell office:value-type="string" calcext:value-type="string">
            <text:p>2021-04-01T18:30:00+07:00</text:p>
          </table:table-cell>
          <table:table-cell office:value-type="string" calcext:value-type="string">
            <text:p>Field trip in Hai Phong &amp; Hung Ye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9:00:00+07:00</text:p>
          </table:table-cell>
          <table:table-cell office:value-type="string" calcext:value-type="string">
            <text:p>2021-04-02T11:00:00+07:00</text:p>
          </table:table-cell>
          <table:table-cell office:value-type="string" calcext:value-type="string">
            <text:p>(RETAKE EXAM) WEO3.02/ Data treatment/ Dr Pham Le Anh</text:p>
          </table:table-cell>
          <table:table-cell office:value-type="string" calcext:value-type="string">
            <text:p>A21-7-Classroom 714 (12)</text:p>
          </table:table-cell>
          <table:table-cell office:value-type="string" calcext:value-type="string">
            <text:p>- During the exam, you are not allowed to use laptop or mobile phone but you can use calculator for calculation.- You are also allowed to bring printed copy of the slides or the written summary of the slides (including equations, definitions, etc.) with you during the exam.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2 – BIO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9:00:00+07:00</text:p>
          </table:table-cell>
          <table:table-cell office:value-type="string" calcext:value-type="string">
            <text:p>2021-03-29T12:00:00+07:00</text:p>
          </table:table-cell>
          <table:table-cell office:value-type="string" calcext:value-type="string">
            <text:p>Plant Genetics and Breedings - Dr. Nguyễn Văn Phượng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pmj-kwzt-mq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3:30:00+07:00</text:p>
          </table:table-cell>
          <table:table-cell office:value-type="string" calcext:value-type="string">
            <text:p>2021-03-29T16:30:00+07:00</text:p>
          </table:table-cell>
          <table:table-cell office:value-type="string" calcext:value-type="string">
            <text:p>French 2.2- 1502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3:30:00+07:00</text:p>
          </table:table-cell>
          <table:table-cell office:value-type="string" calcext:value-type="string">
            <text:p>2021-03-30T16:30:00+07:00</text:p>
          </table:table-cell>
          <table:table-cell office:value-type="string" calcext:value-type="string">
            <text:p>Virology - Dr. Nguyễn Thị Thường</text:p>
          </table:table-cell>
          <table:table-cell office:value-type="string" calcext:value-type="string">
            <text:p>A23-1-Auditorium 1 Floor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9:00:00+07:00</text:p>
          </table:table-cell>
          <table:table-cell office:value-type="string" calcext:value-type="string">
            <text:p>2021-03-31T12:00:00+07:00</text:p>
          </table:table-cell>
          <table:table-cell office:value-type="string" calcext:value-type="string">
            <text:p>Plant Genetics and Breedings - Dr. Nguyễn Văn Phượng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pmj-kwzt-mq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09:00:00+07:00</text:p>
          </table:table-cell>
          <table:table-cell office:value-type="string" calcext:value-type="string">
            <text:p>2021-04-01T12:00:00+07:00</text:p>
          </table:table-cell>
          <table:table-cell office:value-type="string" calcext:value-type="string">
            <text:p>Bioinformatic - Dr. Trần Thị Thanh Tâm-605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3:30:00+07:00</text:p>
          </table:table-cell>
          <table:table-cell office:value-type="string" calcext:value-type="string">
            <text:p>2021-04-01T16:30:00+07:00</text:p>
          </table:table-cell>
          <table:table-cell office:value-type="string" calcext:value-type="string">
            <text:p>French 2.2- 1502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9:00:00+07:00</text:p>
          </table:table-cell>
          <table:table-cell office:value-type="string" calcext:value-type="string">
            <text:p>2021-04-02T12:00:00+07:00</text:p>
          </table:table-cell>
          <table:table-cell office:value-type="string" calcext:value-type="string">
            <text:p>Plant Genetics and Breedings - Dr. Nguyễn Văn Phượng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pmj-kwzt-mq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13:30:00+07:00</text:p>
          </table:table-cell>
          <table:table-cell office:value-type="string" calcext:value-type="string">
            <text:p>2021-04-03T16:30:00+07:00</text:p>
          </table:table-cell>
          <table:table-cell office:value-type="string" calcext:value-type="string">
            <text:p>Intellectual Property Management -Assoc. Prof. Lê Thị Thu Hiền- A30 Hall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09:00:00+07:00</text:p>
          </table:table-cell>
          <table:table-cell office:value-type="string" calcext:value-type="string">
            <text:p>2021-04-05T12:00:00+07:00</text:p>
          </table:table-cell>
          <table:table-cell office:value-type="string" calcext:value-type="string">
            <text:p>Plant Genetics and Breedings - Dr. Nguyễn Văn Phượng</text:p>
          </table:table-cell>
          <table:table-cell office:value-type="string" calcext:value-type="string">
            <text:p>A21-7-Classroom 712 (25)</text:p>
          </table:table-cell>
          <table:table-cell office:value-type="string" calcext:value-type="string">
            <text:p>pmj-kwzt-mq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3:30:00+07:00</text:p>
          </table:table-cell>
          <table:table-cell office:value-type="string" calcext:value-type="string">
            <text:p>2021-04-05T16:30:00+07:00</text:p>
          </table:table-cell>
          <table:table-cell office:value-type="string" calcext:value-type="string">
            <text:p>French 2.2- 1502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09:00:00+07:00</text:p>
          </table:table-cell>
          <table:table-cell office:value-type="string" calcext:value-type="string">
            <text:p>2021-04-06T12:00:00+07:00</text:p>
          </table:table-cell>
          <table:table-cell office:value-type="string" calcext:value-type="string">
            <text:p>Bioinformatic - Dr. Trần Thị Thanh Tâm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13:30:00+07:00</text:p>
          </table:table-cell>
          <table:table-cell office:value-type="string" calcext:value-type="string">
            <text:p>2021-04-06T16:30:00+07:00</text:p>
          </table:table-cell>
          <table:table-cell office:value-type="string" calcext:value-type="string">
            <text:p>Virology - Dr. Nguyễn Thị Thường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09:00:00+07:00</text:p>
          </table:table-cell>
          <table:table-cell office:value-type="string" calcext:value-type="string">
            <text:p>2021-04-07T12:00:00+07:00</text:p>
          </table:table-cell>
          <table:table-cell office:value-type="string" calcext:value-type="string">
            <text:p>Final exam - Fundamental and applied Microbiology - Dr. TTM Hương</text:p>
          </table:table-cell>
          <table:table-cell office:value-type="string" calcext:value-type="string">
            <text:p>A21-6-Classroom 603 (4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08:30:00+07:00</text:p>
          </table:table-cell>
          <table:table-cell office:value-type="string" calcext:value-type="string">
            <text:p>2021-04-08T11:30:00+07:00</text:p>
          </table:table-cell>
          <table:table-cell office:value-type="string" calcext:value-type="string">
            <text:p>Online course - Bioinformatic - Prof. Chi Ying Hua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13:30:00+07:00</text:p>
          </table:table-cell>
          <table:table-cell office:value-type="string" calcext:value-type="string">
            <text:p>2021-04-08T16:30:00+07:00</text:p>
          </table:table-cell>
          <table:table-cell office:value-type="string" calcext:value-type="string">
            <text:p>French 2.2- 1502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4:00:00+07:00</text:p>
          </table:table-cell>
          <table:table-cell office:value-type="string" calcext:value-type="string">
            <text:p>2021-04-09T17:00:00+07:00</text:p>
          </table:table-cell>
          <table:table-cell office:value-type="string" calcext:value-type="string">
            <text:p>Bioinformatic - Dr. Trần Thị Thanh Tâm-801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13:30:00+07:00</text:p>
          </table:table-cell>
          <table:table-cell office:value-type="string" calcext:value-type="string">
            <text:p>2021-04-10T16:30:00+07:00</text:p>
          </table:table-cell>
          <table:table-cell office:value-type="string" calcext:value-type="string">
            <text:p>Intellectual Property Management -Assoc. Prof. Lê Thị Thu Hiền- A30 Hall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09:00:00+07:00</text:p>
          </table:table-cell>
          <table:table-cell office:value-type="string" calcext:value-type="string">
            <text:p>2021-04-12T10:15:00+07:00</text:p>
          </table:table-cell>
          <table:table-cell office:value-type="string" calcext:value-type="string">
            <text:p>Retake Basic and Advanced Molecular Biology 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3:30:00+07:00</text:p>
          </table:table-cell>
          <table:table-cell office:value-type="string" calcext:value-type="string">
            <text:p>2021-04-12T16:30:00+07:00</text:p>
          </table:table-cell>
          <table:table-cell office:value-type="string" calcext:value-type="string">
            <text:p>French 2.2- 1502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08:30:00+07:00</text:p>
          </table:table-cell>
          <table:table-cell office:value-type="string" calcext:value-type="string">
            <text:p>2021-04-13T11:30:00+07:00</text:p>
          </table:table-cell>
          <table:table-cell office:value-type="string" calcext:value-type="string">
            <text:p>Animal Cell Biotechnology - Dr. Nguyễn Thị Hồng Minh</text:p>
          </table:table-cell>
          <table:table-cell office:value-type="string" calcext:value-type="string">
            <text:p>A21-8-Classroom 801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13:30:00+07:00</text:p>
          </table:table-cell>
          <table:table-cell office:value-type="string" calcext:value-type="string">
            <text:p>2021-04-13T16:30:00+07:00</text:p>
          </table:table-cell>
          <table:table-cell office:value-type="string" calcext:value-type="string">
            <text:p>Virology - Dr. Nguyễn Thị Thường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08:30:00+07:00</text:p>
          </table:table-cell>
          <table:table-cell office:value-type="string" calcext:value-type="string">
            <text:p>2021-04-14T11:30:00+07:00</text:p>
          </table:table-cell>
          <table:table-cell office:value-type="string" calcext:value-type="string">
            <text:p>Online course - Bioinformatic - Prof. Chi Ying Hua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14:00:00+07:00</text:p>
          </table:table-cell>
          <table:table-cell office:value-type="string" calcext:value-type="string">
            <text:p>2021-04-14T17:00:00+07:00</text:p>
          </table:table-cell>
          <table:table-cell office:value-type="string" calcext:value-type="string">
            <text:p>Final exam - Intellectual Property Management - A30 Hall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08:30:00+07:00</text:p>
          </table:table-cell>
          <table:table-cell office:value-type="string" calcext:value-type="string">
            <text:p>2021-04-15T11:30:00+07:00</text:p>
          </table:table-cell>
          <table:table-cell office:value-type="string" calcext:value-type="string">
            <text:p>Online course - Bioinformatic - Prof. Chi Ying Hua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13:30:00+07:00</text:p>
          </table:table-cell>
          <table:table-cell office:value-type="string" calcext:value-type="string">
            <text:p>2021-04-15T16:30:00+07:00</text:p>
          </table:table-cell>
          <table:table-cell office:value-type="string" calcext:value-type="string">
            <text:p>French 2.2- 1502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6T09:00:00+07:00</text:p>
          </table:table-cell>
          <table:table-cell office:value-type="string" calcext:value-type="string">
            <text:p>2021-04-16T12:00:00+07:00</text:p>
          </table:table-cell>
          <table:table-cell office:value-type="string" calcext:value-type="string">
            <text:p>Bioinformatic - Dr. Trần Thị Thanh Tâm-801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9T08:30:00+07:00</text:p>
          </table:table-cell>
          <table:table-cell office:value-type="string" calcext:value-type="string">
            <text:p>2021-04-19T11:30:00+07:00</text:p>
          </table:table-cell>
          <table:table-cell office:value-type="string" calcext:value-type="string">
            <text:p>Online course - Bioinformatic - Prof. Chi Ying Hua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9T13:30:00+07:00</text:p>
          </table:table-cell>
          <table:table-cell office:value-type="string" calcext:value-type="string">
            <text:p>2021-04-19T16:30:00+07:00</text:p>
          </table:table-cell>
          <table:table-cell office:value-type="string" calcext:value-type="string">
            <text:p>French 2.2- 1502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0T13:30:00+07:00</text:p>
          </table:table-cell>
          <table:table-cell office:value-type="string" calcext:value-type="string">
            <text:p>2021-04-20T16:30:00+07:00</text:p>
          </table:table-cell>
          <table:table-cell office:value-type="string" calcext:value-type="string">
            <text:p>Virology - Dr. Nguyễn Thị Thường</text:p>
          </table:table-cell>
          <table:table-cell office:value-type="string" calcext:value-type="string">
            <text:p>A23-1-Auditorium 1 Floor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2T08:30:00+07:00</text:p>
          </table:table-cell>
          <table:table-cell office:value-type="string" calcext:value-type="string">
            <text:p>2021-04-22T11:30:00+07:00</text:p>
          </table:table-cell>
          <table:table-cell office:value-type="string" calcext:value-type="string">
            <text:p>Online course - Bioinformatic - Prof. Chi Ying Hua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3 – BIO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8:00:00+07:00</text:p>
          </table:table-cell>
          <table:table-cell office:value-type="string" calcext:value-type="string">
            <text:p>2021-03-29T17:00:00+07:00</text:p>
          </table:table-cell>
          <table:table-cell office:value-type="string" calcext:value-type="string">
            <text:p>Practical - Introduction to Stem Cell <text:s/>- Dr. Nguyễn Thị Hồng Minh-401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8:00:00+07:00</text:p>
          </table:table-cell>
          <table:table-cell office:value-type="string" calcext:value-type="string">
            <text:p>2021-03-30T17:00:00+07:00</text:p>
          </table:table-cell>
          <table:table-cell office:value-type="string" calcext:value-type="string">
            <text:p>Practical -Medicial chemistry- Dr. Nguyễn Quang Huy- G1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8:00:00+07:00</text:p>
          </table:table-cell>
          <table:table-cell office:value-type="string" calcext:value-type="string">
            <text:p>2021-03-31T12:00:00+07:00</text:p>
          </table:table-cell>
          <table:table-cell office:value-type="string" calcext:value-type="string">
            <text:p>Practical -Medicial chemistry- Dr. Nguyễn Quang Huy- G1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3:30:00+07:00</text:p>
          </table:table-cell>
          <table:table-cell office:value-type="string" calcext:value-type="string">
            <text:p>2021-03-31T15:30:00+07:00</text:p>
          </table:table-cell>
          <table:table-cell office:value-type="string" calcext:value-type="string">
            <text:p>Basics on Phytomedicine and Natural Product Drugs - Dr. Lê Hồng Luyế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09:00:00+07:00</text:p>
          </table:table-cell>
          <table:table-cell office:value-type="string" calcext:value-type="string">
            <text:p>2021-04-01T11:00:00+07:00</text:p>
          </table:table-cell>
          <table:table-cell office:value-type="string" calcext:value-type="string">
            <text:p>Final exam - Medicial chemistry 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4:00:00+07:00</text:p>
          </table:table-cell>
          <table:table-cell office:value-type="string" calcext:value-type="string">
            <text:p>2021-04-01T17:00:00+07:00</text:p>
          </table:table-cell>
          <table:table-cell office:value-type="string" calcext:value-type="string">
            <text:p>Online course -Advanced Biochemistry - Prof. Trugnan Germai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8:30:00+07:00</text:p>
          </table:table-cell>
          <table:table-cell office:value-type="string" calcext:value-type="string">
            <text:p>2021-04-02T11:30:00+07:00</text:p>
          </table:table-cell>
          <table:table-cell office:value-type="string" calcext:value-type="string">
            <text:p>Introduction to Stem Cell - Dr. Nguyễn Thị Hồng Minh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14:00:00+07:00</text:p>
          </table:table-cell>
          <table:table-cell office:value-type="string" calcext:value-type="string">
            <text:p>2021-04-02T17:00:00+07:00</text:p>
          </table:table-cell>
          <table:table-cell office:value-type="string" calcext:value-type="string">
            <text:p>Online course-Advanced Biochemistry - Prof. Trugnan Germai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09:00:00+07:00</text:p>
          </table:table-cell>
          <table:table-cell office:value-type="string" calcext:value-type="string">
            <text:p>2021-04-05T11:00:00+07:00</text:p>
          </table:table-cell>
          <table:table-cell office:value-type="string" calcext:value-type="string">
            <text:p>Final exam - Introduction to Stem Cell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4:00:00+07:00</text:p>
          </table:table-cell>
          <table:table-cell office:value-type="string" calcext:value-type="string">
            <text:p>2021-04-05T17:00:00+07:00</text:p>
          </table:table-cell>
          <table:table-cell office:value-type="string" calcext:value-type="string">
            <text:p>Online course-Advanced Biochemistry - Prof. Trugnan Germai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08:00:00+07:00</text:p>
          </table:table-cell>
          <table:table-cell office:value-type="string" calcext:value-type="string">
            <text:p>2021-04-06T17:00:00+07:00</text:p>
          </table:table-cell>
          <table:table-cell office:value-type="string" calcext:value-type="string">
            <text:p>Practical -Medicial chemistry- Dr. Nguyễn Quang Huy- G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08:00:00+07:00</text:p>
          </table:table-cell>
          <table:table-cell office:value-type="string" calcext:value-type="string">
            <text:p>2021-04-07T12:00:00+07:00</text:p>
          </table:table-cell>
          <table:table-cell office:value-type="string" calcext:value-type="string">
            <text:p>Practical -Medicial chemistry- Dr. Nguyễn Quang Huy- G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4:00:00+07:00</text:p>
          </table:table-cell>
          <table:table-cell office:value-type="string" calcext:value-type="string">
            <text:p>2021-04-07T17:00:00+07:00</text:p>
          </table:table-cell>
          <table:table-cell office:value-type="string" calcext:value-type="string">
            <text:p>Online course-Advanced Biochemistry - Prof. Trugnan Germai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09:00:00+07:00</text:p>
          </table:table-cell>
          <table:table-cell office:value-type="string" calcext:value-type="string">
            <text:p>2021-04-08T12:00:00+07:00</text:p>
          </table:table-cell>
          <table:table-cell office:value-type="string" calcext:value-type="string">
            <text:p>Tutorial - Advanced Biochemistry - Dr. Nguyễn Phương Nga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14:00:00+07:00</text:p>
          </table:table-cell>
          <table:table-cell office:value-type="string" calcext:value-type="string">
            <text:p>2021-04-08T16:00:00+07:00</text:p>
          </table:table-cell>
          <table:table-cell office:value-type="string" calcext:value-type="string">
            <text:p>Final exam - Protein Engineering</text:p>
          </table:table-cell>
          <table:table-cell office:value-type="string" calcext:value-type="string">
            <text:p>A21-8-Classroom 801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09:00:00+07:00</text:p>
          </table:table-cell>
          <table:table-cell office:value-type="string" calcext:value-type="string">
            <text:p>2021-04-09T12:00:00+07:00</text:p>
          </table:table-cell>
          <table:table-cell office:value-type="string" calcext:value-type="string">
            <text:p>Tutorial - Advanced Biochemistry - Dr. Nguyễn Phương Nga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4:00:00+07:00</text:p>
          </table:table-cell>
          <table:table-cell office:value-type="string" calcext:value-type="string">
            <text:p>2021-04-09T17:00:00+07:00</text:p>
          </table:table-cell>
          <table:table-cell office:value-type="string" calcext:value-type="string">
            <text:p>Online course-Advanced Biochemistry - Prof. Trugnan Germai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4:00:00+07:00</text:p>
          </table:table-cell>
          <table:table-cell office:value-type="string" calcext:value-type="string">
            <text:p>2021-04-12T17:00:00+07:00</text:p>
          </table:table-cell>
          <table:table-cell office:value-type="string" calcext:value-type="string">
            <text:p>Online course-Advanced Biochemistry - Prof. Trugnan Germai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09:00:00+07:00</text:p>
          </table:table-cell>
          <table:table-cell office:value-type="string" calcext:value-type="string">
            <text:p>2021-04-13T12:00:00+07:00</text:p>
          </table:table-cell>
          <table:table-cell office:value-type="string" calcext:value-type="string">
            <text:p>Tutorial - Advanced Biochemistry - Dr. Nguyễn Phương Nga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14:00:00+07:00</text:p>
          </table:table-cell>
          <table:table-cell office:value-type="string" calcext:value-type="string">
            <text:p>2021-04-14T17:00:00+07:00</text:p>
          </table:table-cell>
          <table:table-cell office:value-type="string" calcext:value-type="string">
            <text:p>Online course-Advanced Biochemistry - Prof. Trugnan Germai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09:00:00+07:00</text:p>
          </table:table-cell>
          <table:table-cell office:value-type="string" calcext:value-type="string">
            <text:p>2021-04-15T12:00:00+07:00</text:p>
          </table:table-cell>
          <table:table-cell office:value-type="string" calcext:value-type="string">
            <text:p>Tutorial - Advanced Biochemistry - Dr. Nguyễn Phương Nga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6T14:00:00+07:00</text:p>
          </table:table-cell>
          <table:table-cell office:value-type="string" calcext:value-type="string">
            <text:p>2021-04-16T17:00:00+07:00</text:p>
          </table:table-cell>
          <table:table-cell office:value-type="string" calcext:value-type="string">
            <text:p>Online course-Advanced Biochemistry - Prof. Trugnan Germai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9T14:00:00+07:00</text:p>
          </table:table-cell>
          <table:table-cell office:value-type="string" calcext:value-type="string">
            <text:p>2021-04-19T17:00:00+07:00</text:p>
          </table:table-cell>
          <table:table-cell office:value-type="string" calcext:value-type="string">
            <text:p>Online course-Advanced Biochemistry - Prof. Trugnan Germai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1T14:00:00+07:00</text:p>
          </table:table-cell>
          <table:table-cell office:value-type="string" calcext:value-type="string">
            <text:p>2021-04-21T17:00:00+07:00</text:p>
          </table:table-cell>
          <table:table-cell office:value-type="string" calcext:value-type="string">
            <text:p>Online course-Advanced Biochemistry - Prof. Trugnan Germai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3T14:00:00+07:00</text:p>
          </table:table-cell>
          <table:table-cell office:value-type="string" calcext:value-type="string">
            <text:p>2021-04-23T17:00:00+07:00</text:p>
          </table:table-cell>
          <table:table-cell office:value-type="string" calcext:value-type="string">
            <text:p>Online course-Advanced Biochemistry - Prof. Trugnan Germai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4-30</text:p>
          </table:table-cell>
          <table:table-cell table:style-name="ce3" office:value-type="string" calcext:value-type="string">
            <text:p>2021-05-04</text:p>
          </table:table-cell>
          <table:table-cell office:value-type="string" calcext:value-type="string">
            <text:p>Public holiday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2 – NANO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8:00:00+07:00</text:p>
          </table:table-cell>
          <table:table-cell office:value-type="string" calcext:value-type="string">
            <text:p>2021-03-29T10:00:00+07:00</text:p>
          </table:table-cell>
          <table:table-cell office:value-type="string" calcext:value-type="string">
            <text:p>Physicochemistry of <text:s/>Interfaces - Dr. Vu Thi Thu - 802 USTH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3:30:00+07:00</text:p>
          </table:table-cell>
          <table:table-cell office:value-type="string" calcext:value-type="string">
            <text:p>2021-03-29T15:30:00+07:00</text:p>
          </table:table-cell>
          <table:table-cell office:value-type="string" calcext:value-type="string">
            <text:p>Fundamentals of Materials Science - Dr. Hoang Thi Hong Cam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8:30:00+07:00</text:p>
          </table:table-cell>
          <table:table-cell office:value-type="string" calcext:value-type="string">
            <text:p>2021-03-30T11:30:00+07:00</text:p>
          </table:table-cell>
          <table:table-cell office:value-type="string" calcext:value-type="string">
            <text:p>FR 2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4:00:00+07:00</text:p>
          </table:table-cell>
          <table:table-cell office:value-type="string" calcext:value-type="string">
            <text:p>2021-03-30T17:00:00+07:00</text:p>
          </table:table-cell>
          <table:table-cell office:value-type="string" calcext:value-type="string">
            <text:p>Introduction of micro-nano technology - Dr. Pham Van Nhat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8:00:00+07:00</text:p>
          </table:table-cell>
          <table:table-cell office:value-type="string" calcext:value-type="string">
            <text:p>2021-03-31T10:00:00+07:00</text:p>
          </table:table-cell>
          <table:table-cell office:value-type="string" calcext:value-type="string">
            <text:p>Physicochemistry of <text:s/>Interfaces - Dr. Vu Thi Thu - 802 USTH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0:15:00+07:00</text:p>
          </table:table-cell>
          <table:table-cell office:value-type="string" calcext:value-type="string">
            <text:p>2021-03-31T12:15:00+07:00</text:p>
          </table:table-cell>
          <table:table-cell office:value-type="string" calcext:value-type="string">
            <text:p>Semiconductor - Dr. Nguyen Thi Thanh Ngan - 802 UST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3:00:00+07:00</text:p>
          </table:table-cell>
          <table:table-cell office:value-type="string" calcext:value-type="string">
            <text:p>2021-03-31T17:00:00+07:00</text:p>
          </table:table-cell>
          <table:table-cell office:value-type="string" calcext:value-type="string">
            <text:p>Labwork - Introduction of micro-nano technology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09:00:00+07:00</text:p>
          </table:table-cell>
          <table:table-cell office:value-type="string" calcext:value-type="string">
            <text:p>2021-04-01T12:00:00+07:00</text:p>
          </table:table-cell>
          <table:table-cell office:value-type="string" calcext:value-type="string">
            <text:p>Magnetism and Magnetic Materials - Dr. Nguyen Luong Lam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3:30:00+07:00</text:p>
          </table:table-cell>
          <table:table-cell office:value-type="string" calcext:value-type="string">
            <text:p>2021-04-01T15:30:00+07:00</text:p>
          </table:table-cell>
          <table:table-cell office:value-type="string" calcext:value-type="string">
            <text:p>Fundamentals of Materials Science - Dr. Hoang Thi Hong Cam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8:00:00+07:00</text:p>
          </table:table-cell>
          <table:table-cell office:value-type="string" calcext:value-type="string">
            <text:p>2021-04-02T10:00:00+07:00</text:p>
          </table:table-cell>
          <table:table-cell office:value-type="string" calcext:value-type="string">
            <text:p>Physicochemistry of <text:s/>Interfaces - Dr. Vu Thi Thu - 802 USTH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13:30:00+07:00</text:p>
          </table:table-cell>
          <table:table-cell office:value-type="string" calcext:value-type="string">
            <text:p>2021-04-02T16:30:00+07:00</text:p>
          </table:table-cell>
          <table:table-cell office:value-type="string" calcext:value-type="string">
            <text:p>FR 2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08:30:00+07:00</text:p>
          </table:table-cell>
          <table:table-cell office:value-type="string" calcext:value-type="string">
            <text:p>2021-04-03T11:30:00+07:00</text:p>
          </table:table-cell>
          <table:table-cell office:value-type="string" calcext:value-type="string">
            <text:p>Materials Design and Simulation - Dr. Thai Minh Qua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13:30:00+07:00</text:p>
          </table:table-cell>
          <table:table-cell office:value-type="string" calcext:value-type="string">
            <text:p>2021-04-03T16:30:00+07:00</text:p>
          </table:table-cell>
          <table:table-cell office:value-type="string" calcext:value-type="string">
            <text:p>Intellectual Property Management 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08:00:00+07:00</text:p>
          </table:table-cell>
          <table:table-cell office:value-type="string" calcext:value-type="string">
            <text:p>2021-04-05T10:00:00+07:00</text:p>
          </table:table-cell>
          <table:table-cell office:value-type="string" calcext:value-type="string">
            <text:p>Physicochemistry of <text:s/>Interfaces - Dr. Vu Thi Thu - 802 USTH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0:15:00+07:00</text:p>
          </table:table-cell>
          <table:table-cell office:value-type="string" calcext:value-type="string">
            <text:p>2021-04-05T12:15:00+07:00</text:p>
          </table:table-cell>
          <table:table-cell office:value-type="string" calcext:value-type="string">
            <text:p>Semiconductor - Dr. Nguyen Thi Thanh Ngan - 802 UST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3:30:00+07:00</text:p>
          </table:table-cell>
          <table:table-cell office:value-type="string" calcext:value-type="string">
            <text:p>2021-04-05T15:30:00+07:00</text:p>
          </table:table-cell>
          <table:table-cell office:value-type="string" calcext:value-type="string">
            <text:p>Fundamentals of Materials Science - Dr. Hoang Thi Hong Cam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08:30:00+07:00</text:p>
          </table:table-cell>
          <table:table-cell office:value-type="string" calcext:value-type="string">
            <text:p>2021-04-06T11:30:00+07:00</text:p>
          </table:table-cell>
          <table:table-cell office:value-type="string" calcext:value-type="string">
            <text:p>FR 2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13:00:00+07:00</text:p>
          </table:table-cell>
          <table:table-cell office:value-type="string" calcext:value-type="string">
            <text:p>2021-04-06T17:00:00+07:00</text:p>
          </table:table-cell>
          <table:table-cell office:value-type="string" calcext:value-type="string">
            <text:p>Labwork - Introduction of micro-nano technology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08:00:00+07:00</text:p>
          </table:table-cell>
          <table:table-cell office:value-type="string" calcext:value-type="string">
            <text:p>2021-04-07T10:00:00+07:00</text:p>
          </table:table-cell>
          <table:table-cell office:value-type="string" calcext:value-type="string">
            <text:p>Physicochemistry of <text:s/>Interfaces - Dr. Vu Thi Thu - 802 USTH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0:15:00+07:00</text:p>
          </table:table-cell>
          <table:table-cell office:value-type="string" calcext:value-type="string">
            <text:p>2021-04-07T12:15:00+07:00</text:p>
          </table:table-cell>
          <table:table-cell office:value-type="string" calcext:value-type="string">
            <text:p>Semiconductor - Dr. Nguyen Thi Thanh Ngan - 802 UST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3:00:00+07:00</text:p>
          </table:table-cell>
          <table:table-cell office:value-type="string" calcext:value-type="string">
            <text:p>2021-04-07T17:00:00+07:00</text:p>
          </table:table-cell>
          <table:table-cell office:value-type="string" calcext:value-type="string">
            <text:p>Labwork - Introduction of micro-nano technology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09:00:00+07:00</text:p>
          </table:table-cell>
          <table:table-cell office:value-type="string" calcext:value-type="string">
            <text:p>2021-04-08T12:00:00+07:00</text:p>
          </table:table-cell>
          <table:table-cell office:value-type="string" calcext:value-type="string">
            <text:p>Magnetism and Magnetic Materials - Dr. Nguyen Luong Lam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13:30:00+07:00</text:p>
          </table:table-cell>
          <table:table-cell office:value-type="string" calcext:value-type="string">
            <text:p>2021-04-08T15:30:00+07:00</text:p>
          </table:table-cell>
          <table:table-cell office:value-type="string" calcext:value-type="string">
            <text:p>Fundamentals of Materials Science - Dr. Hoang Thi Hong Cam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08:00:00+07:00</text:p>
          </table:table-cell>
          <table:table-cell office:value-type="string" calcext:value-type="string">
            <text:p>2021-04-09T10:00:00+07:00</text:p>
          </table:table-cell>
          <table:table-cell office:value-type="string" calcext:value-type="string">
            <text:p>Physicochemistry of <text:s/>Interfaces - Dr. Vu Thi Thu - 802 USTH - backup class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0:15:00+07:00</text:p>
          </table:table-cell>
          <table:table-cell office:value-type="string" calcext:value-type="string">
            <text:p>2021-04-09T12:15:00+07:00</text:p>
          </table:table-cell>
          <table:table-cell office:value-type="string" calcext:value-type="string">
            <text:p>Semiconductor - Dr. Nguyen Thi Thanh Ngan - 802 UST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3:30:00+07:00</text:p>
          </table:table-cell>
          <table:table-cell office:value-type="string" calcext:value-type="string">
            <text:p>2021-04-09T16:30:00+07:00</text:p>
          </table:table-cell>
          <table:table-cell office:value-type="string" calcext:value-type="string">
            <text:p>FR 2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08:30:00+07:00</text:p>
          </table:table-cell>
          <table:table-cell office:value-type="string" calcext:value-type="string">
            <text:p>2021-04-10T11:30:00+07:00</text:p>
          </table:table-cell>
          <table:table-cell office:value-type="string" calcext:value-type="string">
            <text:p>Materials Design and Simulation - Dr. Thai Minh Qua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13:30:00+07:00</text:p>
          </table:table-cell>
          <table:table-cell office:value-type="string" calcext:value-type="string">
            <text:p>2021-04-10T16:30:00+07:00</text:p>
          </table:table-cell>
          <table:table-cell office:value-type="string" calcext:value-type="string">
            <text:p>Intellectual Property Management 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08:00:00+07:00</text:p>
          </table:table-cell>
          <table:table-cell office:value-type="string" calcext:value-type="string">
            <text:p>2021-04-12T10:00:00+07:00</text:p>
          </table:table-cell>
          <table:table-cell office:value-type="string" calcext:value-type="string">
            <text:p>Physicochemistry of <text:s/>Interfaces - Dr. Vu Thi Thu - 802 USTH - backup class</text:p>
          </table:table-cell>
          <table:table-cell office:value-type="string" calcext:value-type="string">
            <text:p>A21-8-Classroom 80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0:15:00+07:00</text:p>
          </table:table-cell>
          <table:table-cell office:value-type="string" calcext:value-type="string">
            <text:p>2021-04-12T12:15:00+07:00</text:p>
          </table:table-cell>
          <table:table-cell office:value-type="string" calcext:value-type="string">
            <text:p>Semiconductor - Dr. Nguyen Thi Thanh Ngan - 802 UST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3 – NANO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 upcoming events found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2 – ICT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8:30:00+07:00</text:p>
          </table:table-cell>
          <table:table-cell office:value-type="string" calcext:value-type="string">
            <text:p>2021-03-29T11:30:00+07:00</text:p>
          </table:table-cell>
          <table:table-cell office:value-type="string" calcext:value-type="string">
            <text:p>FRENCH 2.1 - Class 2.2 CS+ICT (R1504/A28)- Class 2.3 ICT (R1506/A28) Class 2.4 ICT (R1502 /A28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3:30:00+07:00</text:p>
          </table:table-cell>
          <table:table-cell office:value-type="string" calcext:value-type="string">
            <text:p>2021-03-29T16:30:00+07:00</text:p>
          </table:table-cell>
          <table:table-cell office:value-type="string" calcext:value-type="string">
            <text:p>Advanced Programming with Python-Dr Tran Giang Son</text:p>
          </table:table-cell>
          <table:table-cell office:value-type="string" calcext:value-type="string">
            <text:p>A30-1-Auditorium (1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8:30:00+07:00</text:p>
          </table:table-cell>
          <table:table-cell office:value-type="string" calcext:value-type="string">
            <text:p>2021-03-30T11:30:00+07:00</text:p>
          </table:table-cell>
          <table:table-cell office:value-type="string" calcext:value-type="string">
            <text:p>Analysis &amp;Algebraic Structures-Labwork-Dr Doan Nhat Quang</text:p>
          </table:table-cell>
          <table:table-cell office:value-type="string" calcext:value-type="string">
            <text:p>A21-6-Classroom 603 (40), A30-1-Auditorium (1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3:30:00+07:00</text:p>
          </table:table-cell>
          <table:table-cell office:value-type="string" calcext:value-type="string">
            <text:p>2021-03-30T16:30:00+07:00</text:p>
          </table:table-cell>
          <table:table-cell office:value-type="string" calcext:value-type="string">
            <text:p>Intellectual Property Management- Pr. Lê Thị Thu Hiề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8:30:00+07:00</text:p>
          </table:table-cell>
          <table:table-cell office:value-type="string" calcext:value-type="string">
            <text:p>2021-03-31T11:30:00+07:00</text:p>
          </table:table-cell>
          <table:table-cell office:value-type="string" calcext:value-type="string">
            <text:p>LABWORK-G1-Advanced Programming with Python -Dr Tran Giang Son - A21/605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3:30:00+07:00</text:p>
          </table:table-cell>
          <table:table-cell office:value-type="string" calcext:value-type="string">
            <text:p>2021-03-31T16:30:00+07:00</text:p>
          </table:table-cell>
          <table:table-cell office:value-type="string" calcext:value-type="string">
            <text:p>Digital signal processing-A30 Hall- Dr Tran Hoàng Tùng</text:p>
          </table:table-cell>
          <table:table-cell office:value-type="string" calcext:value-type="string">
            <text:p>A30-1-Auditorium (1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08:30:00+07:00</text:p>
          </table:table-cell>
          <table:table-cell office:value-type="string" calcext:value-type="string">
            <text:p>2021-04-01T11:30:00+07:00</text:p>
          </table:table-cell>
          <table:table-cell office:value-type="string" calcext:value-type="string">
            <text:p>Analysis &amp;Algebraic Structures-Dr Doan Nhat Quang</text:p>
          </table:table-cell>
          <table:table-cell office:value-type="string" calcext:value-type="string">
            <text:p>A30-1-Auditorium (1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8:30:00+07:00</text:p>
          </table:table-cell>
          <table:table-cell office:value-type="string" calcext:value-type="string">
            <text:p>2021-04-02T11:30:00+07:00</text:p>
          </table:table-cell>
          <table:table-cell office:value-type="string" calcext:value-type="string">
            <text:p>FRENCH 2.1 - Class 2.2 CS+ICT (R1504/A28)- Class 2.3 ICT (R1506/A28) Class 2.4 ICT (R1502 /A28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08:30:00+07:00</text:p>
          </table:table-cell>
          <table:table-cell office:value-type="string" calcext:value-type="string">
            <text:p>2021-04-05T11:30:00+07:00</text:p>
          </table:table-cell>
          <table:table-cell office:value-type="string" calcext:value-type="string">
            <text:p>FRENCH 2.1 - Class 2.2 CS+ICT (R1504/A28)- Class 2.3 ICT (R1506/A28) Class 2.4 ICT (R1502 /A28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3:30:00+07:00</text:p>
          </table:table-cell>
          <table:table-cell office:value-type="string" calcext:value-type="string">
            <text:p>2021-04-05T16:30:00+07:00</text:p>
          </table:table-cell>
          <table:table-cell office:value-type="string" calcext:value-type="string">
            <text:p>Labwork-G2-Advanced Programming with Python -Dr Tran Giang Son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08:30:00+07:00</text:p>
          </table:table-cell>
          <table:table-cell office:value-type="string" calcext:value-type="string">
            <text:p>2021-04-06T11:30:00+07:00</text:p>
          </table:table-cell>
          <table:table-cell office:value-type="string" calcext:value-type="string">
            <text:p>Digital signal processing-A30 Hall- Dr Tran Hoàng Tùng</text:p>
          </table:table-cell>
          <table:table-cell office:value-type="string" calcext:value-type="string">
            <text:p>A30-1-Auditorium (120), 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13:30:00+07:00</text:p>
          </table:table-cell>
          <table:table-cell office:value-type="string" calcext:value-type="string">
            <text:p>2021-04-06T16:30:00+07:00</text:p>
          </table:table-cell>
          <table:table-cell office:value-type="string" calcext:value-type="string">
            <text:p>Intellectual Property Management- Pr. Lê Thị Thu Hiền - Auditorium/A30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08:30:00+07:00</text:p>
          </table:table-cell>
          <table:table-cell office:value-type="string" calcext:value-type="string">
            <text:p>2021-04-07T11:30:00+07:00</text:p>
          </table:table-cell>
          <table:table-cell office:value-type="string" calcext:value-type="string">
            <text:p>Labwork-G2-Advanced Programming with Python -Dr Tran Giang Son - A21/R503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3:30:00+07:00</text:p>
          </table:table-cell>
          <table:table-cell office:value-type="string" calcext:value-type="string">
            <text:p>2021-04-07T16:30:00+07:00</text:p>
          </table:table-cell>
          <table:table-cell office:value-type="string" calcext:value-type="string">
            <text:p>Analysis &amp;Algebraic Structures-Labwork-Dr Doan Nhat Quang</text:p>
          </table:table-cell>
          <table:table-cell office:value-type="string" calcext:value-type="string">
            <text:p>A21-6-Classroom 603 (40), A30-1-Auditorium (1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08:30:00+07:00</text:p>
          </table:table-cell>
          <table:table-cell office:value-type="string" calcext:value-type="string">
            <text:p>2021-04-08T11:30:00+07:00</text:p>
          </table:table-cell>
          <table:table-cell office:value-type="string" calcext:value-type="string">
            <text:p>Digital signal processing-A30 Hall- Dr Tran Hoàng Tùng</text:p>
          </table:table-cell>
          <table:table-cell office:value-type="string" calcext:value-type="string">
            <text:p>A30-1-Auditorium (120), 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13:30:00+07:00</text:p>
          </table:table-cell>
          <table:table-cell office:value-type="string" calcext:value-type="string">
            <text:p>2021-04-08T16:30:00+07:00</text:p>
          </table:table-cell>
          <table:table-cell office:value-type="string" calcext:value-type="string">
            <text:p>Advanced Programming with Python -Dr Tran Giang Son - A30/Auditorium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08:30:00+07:00</text:p>
          </table:table-cell>
          <table:table-cell office:value-type="string" calcext:value-type="string">
            <text:p>2021-04-09T11:30:00+07:00</text:p>
          </table:table-cell>
          <table:table-cell office:value-type="string" calcext:value-type="string">
            <text:p>FRENCH 2.1 - Class 2.2 CS+ICT (R1504/A28)- Class 2.3 ICT (R1506/A28) Class 2.4 ICT (R1502 /A28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3:30:00+07:00</text:p>
          </table:table-cell>
          <table:table-cell office:value-type="string" calcext:value-type="string">
            <text:p>2021-04-09T16:30:00+07:00</text:p>
          </table:table-cell>
          <table:table-cell office:value-type="string" calcext:value-type="string">
            <text:p>Analysis &amp;Algebraic Structures-Dr Doan Nhat Quang</text:p>
          </table:table-cell>
          <table:table-cell office:value-type="string" calcext:value-type="string">
            <text:p>A30-1-Auditorium (120), A21-6-Classroom 602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08:30:00+07:00</text:p>
          </table:table-cell>
          <table:table-cell office:value-type="string" calcext:value-type="string">
            <text:p>2021-04-12T11:30:00+07:00</text:p>
          </table:table-cell>
          <table:table-cell office:value-type="string" calcext:value-type="string">
            <text:p>FRENCH 2.1 - Class 2.2 CS+ICT (R1504/A28)- Class 2.3 ICT (R1506/A28) Class 2.4 ICT (R1502 /A28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3:30:00+07:00</text:p>
          </table:table-cell>
          <table:table-cell office:value-type="string" calcext:value-type="string">
            <text:p>2021-04-12T16:30:00+07:00</text:p>
          </table:table-cell>
          <table:table-cell office:value-type="string" calcext:value-type="string">
            <text:p>Advanced Programming with Python -Labwork-Dr Tran Giang Son - A30/Auditorium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08:30:00+07:00</text:p>
          </table:table-cell>
          <table:table-cell office:value-type="string" calcext:value-type="string">
            <text:p>2021-04-13T11:30:00+07:00</text:p>
          </table:table-cell>
          <table:table-cell office:value-type="string" calcext:value-type="string">
            <text:p>Analysis &amp;Algebraic Structures-Labwork-Dr Doan Nhat Quang</text:p>
          </table:table-cell>
          <table:table-cell office:value-type="string" calcext:value-type="string">
            <text:p>A30-1-Auditorium (120), A21-6-Classroom 603 (4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08:30:00+07:00</text:p>
          </table:table-cell>
          <table:table-cell office:value-type="string" calcext:value-type="string">
            <text:p>2021-04-14T11:30:00+07:00</text:p>
          </table:table-cell>
          <table:table-cell office:value-type="string" calcext:value-type="string">
            <text:p>Advanced Programming with Python -Dr Tran Giang Son</text:p>
          </table:table-cell>
          <table:table-cell office:value-type="string" calcext:value-type="string">
            <text:p>A30-1-Auditorium (1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13:30:00+07:00</text:p>
          </table:table-cell>
          <table:table-cell office:value-type="string" calcext:value-type="string">
            <text:p>2021-04-14T16:30:00+07:00</text:p>
          </table:table-cell>
          <table:table-cell office:value-type="string" calcext:value-type="string">
            <text:p>Final Exam-Intellectual Property Management- Pr. Lê Thị Thu Hiề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08:30:00+07:00</text:p>
          </table:table-cell>
          <table:table-cell office:value-type="string" calcext:value-type="string">
            <text:p>2021-04-15T11:30:00+07:00</text:p>
          </table:table-cell>
          <table:table-cell office:value-type="string" calcext:value-type="string">
            <text:p>Digital signal processing-A30 Hall- Dr Tran Hoàng Tùng</text:p>
          </table:table-cell>
          <table:table-cell office:value-type="string" calcext:value-type="string">
            <text:p>A21-6-Classroom 602 (50), A30-1-Auditorium (1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6T08:30:00+07:00</text:p>
          </table:table-cell>
          <table:table-cell office:value-type="string" calcext:value-type="string">
            <text:p>2021-04-16T11:30:00+07:00</text:p>
          </table:table-cell>
          <table:table-cell office:value-type="string" calcext:value-type="string">
            <text:p>FRENCH 2.1 - Class 2.2 CS+ICT (R1504/A28)- Class 2.3 ICT (R1506/A28) Class 2.4 ICT (R1502 /A28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6T13:30:00+07:00</text:p>
          </table:table-cell>
          <table:table-cell office:value-type="string" calcext:value-type="string">
            <text:p>2021-04-16T16:30:00+07:00</text:p>
          </table:table-cell>
          <table:table-cell office:value-type="string" calcext:value-type="string">
            <text:p>Analysis &amp;Algebraic Structures-Dr Doan Nhat Quang</text:p>
          </table:table-cell>
          <table:table-cell office:value-type="string" calcext:value-type="string">
            <text:p>A21-8-Classroom 801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9T08:30:00+07:00</text:p>
          </table:table-cell>
          <table:table-cell office:value-type="string" calcext:value-type="string">
            <text:p>2021-04-19T11:30:00+07:00</text:p>
          </table:table-cell>
          <table:table-cell office:value-type="string" calcext:value-type="string">
            <text:p>FRENCH 2.1 - Class 2.2 CS+ICT (R1504/A28)- Class 2.3 ICT (R1506/A28) Class 2.4 ICT (R1502 /A28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9T13:30:00+07:00</text:p>
          </table:table-cell>
          <table:table-cell office:value-type="string" calcext:value-type="string">
            <text:p>2021-04-19T16:30:00+07:00</text:p>
          </table:table-cell>
          <table:table-cell office:value-type="string" calcext:value-type="string">
            <text:p>Advanced Programming with Python -Dr Tran Giang Son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0T08:30:00+07:00</text:p>
          </table:table-cell>
          <table:table-cell office:value-type="string" calcext:value-type="string">
            <text:p>2021-04-20T11:30:00+07:00</text:p>
          </table:table-cell>
          <table:table-cell office:value-type="string" calcext:value-type="string">
            <text:p>Analysis &amp;Algebraic Structures-Dr Doan Nhat Quang</text:p>
          </table:table-cell>
          <table:table-cell office:value-type="string" calcext:value-type="string">
            <text:p>A21-6-Classroom 605 (70), A21-8-Classroom 801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1T13:30:00+07:00</text:p>
          </table:table-cell>
          <table:table-cell office:value-type="string" calcext:value-type="string">
            <text:p>2021-04-21T16:30:00+07:00</text:p>
          </table:table-cell>
          <table:table-cell office:value-type="string" calcext:value-type="string">
            <text:p>Digital signal processing-A30 Hall- Dr Tran Hoàng Tùng</text:p>
          </table:table-cell>
          <table:table-cell office:value-type="string" calcext:value-type="string">
            <text:p>A30-1-Auditorium (1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3 – ICT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8:30:00+07:00</text:p>
          </table:table-cell>
          <table:table-cell office:value-type="string" calcext:value-type="string">
            <text:p>2021-03-29T17:30:00+07:00</text:p>
          </table:table-cell>
          <table:table-cell office:value-type="string" calcext:value-type="string">
            <text:p>PRESENTATION - Computer Graphics - Dr. Nguyen Hoang Ha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9:00:00+07:00</text:p>
          </table:table-cell>
          <table:table-cell office:value-type="string" calcext:value-type="string">
            <text:p>2021-03-30T11:00:00+07:00</text:p>
          </table:table-cell>
          <table:table-cell office:value-type="string" calcext:value-type="string">
            <text:p>FINAL EXAM-Distributed Systems - Dr. Tran Giang Son</text:p>
          </table:table-cell>
          <table:table-cell office:value-type="string" calcext:value-type="string">
            <text:p>2H-8-Hội trường Tầng 8 - 2H (1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3:30:00+07:00</text:p>
          </table:table-cell>
          <table:table-cell office:value-type="string" calcext:value-type="string">
            <text:p>2021-03-30T16:30:00+07:00</text:p>
          </table:table-cell>
          <table:table-cell office:value-type="string" calcext:value-type="string">
            <text:p>Network simulation- Dr Nguyen Minh Huong - 8th floor/Auditorium/2H</text:p>
          </table:table-cell>
          <table:table-cell office:value-type="string" calcext:value-type="string">
            <text:p>A21-6-Classroom 603 (4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3:30:00+07:00</text:p>
          </table:table-cell>
          <table:table-cell office:value-type="string" calcext:value-type="string">
            <text:p>2021-03-31T15:30:00+07:00</text:p>
          </table:table-cell>
          <table:table-cell office:value-type="string" calcext:value-type="string">
            <text:p>Network simulation-R602- Dr Nguyen Minh Huo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3:30:00+07:00</text:p>
          </table:table-cell>
          <table:table-cell office:value-type="string" calcext:value-type="string">
            <text:p>2021-04-01T16:30:00+07:00</text:p>
          </table:table-cell>
          <table:table-cell office:value-type="string" calcext:value-type="string">
            <text:p>FINAL EXAM-MachineLearning II - Dr. Doan Nhat Quang</text:p>
          </table:table-cell>
          <table:table-cell office:value-type="string" calcext:value-type="string">
            <text:p>A30-1-Auditorium (1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13:00:00+07:00</text:p>
          </table:table-cell>
          <table:table-cell office:value-type="string" calcext:value-type="string">
            <text:p>2021-04-02T15:00:00+07:00</text:p>
          </table:table-cell>
          <table:table-cell office:value-type="string" calcext:value-type="string">
            <text:p>Network simulation- LabworkGrp1-R614-Dr Nguyen Minh Huong</text:p>
          </table:table-cell>
          <table:table-cell office:value-type="string" calcext:value-type="string">
            <text:p>A21-6-Classroom 614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15:00:00+07:00</text:p>
          </table:table-cell>
          <table:table-cell office:value-type="string" calcext:value-type="string">
            <text:p>2021-04-02T17:00:00+07:00</text:p>
          </table:table-cell>
          <table:table-cell office:value-type="string" calcext:value-type="string">
            <text:p>Network simulation- LabworkGrp1-Dr Nguyen Minh Huong - R612/A21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13:30:00+07:00</text:p>
          </table:table-cell>
          <table:table-cell office:value-type="string" calcext:value-type="string">
            <text:p>2021-04-03T17:00:00+07:00</text:p>
          </table:table-cell>
          <table:table-cell office:value-type="string" calcext:value-type="string">
            <text:p>B3-ICT- (Course review &amp; Final exam) Natural Language Processing - Dr PQNhatMinh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08:30:00+07:00</text:p>
          </table:table-cell>
          <table:table-cell office:value-type="string" calcext:value-type="string">
            <text:p>2021-04-12T11:30:00+07:00</text:p>
          </table:table-cell>
          <table:table-cell office:value-type="string" calcext:value-type="string">
            <text:p>FINAL EXAM xxx-R605/USTH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2 – SA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9:00:00+07:00</text:p>
          </table:table-cell>
          <table:table-cell office:value-type="string" calcext:value-type="string">
            <text:p>2021-03-29T12:00:00+07:00</text:p>
          </table:table-cell>
          <table:table-cell office:value-type="string" calcext:value-type="string">
            <text:p>Electronics - Dr. Duong Quang Ha</text:p>
          </table:table-cell>
          <table:table-cell office:value-type="string" calcext:value-type="string">
            <text:p>A23-1-Auditorium 1 Floor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3:30:00+07:00</text:p>
          </table:table-cell>
          <table:table-cell office:value-type="string" calcext:value-type="string">
            <text:p>2021-03-29T16:30:00+07:00</text:p>
          </table:table-cell>
          <table:table-cell office:value-type="string" calcext:value-type="string">
            <text:p>French 2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9:00:00+07:00</text:p>
          </table:table-cell>
          <table:table-cell office:value-type="string" calcext:value-type="string">
            <text:p>2021-03-30T12:00:00+07:00</text:p>
          </table:table-cell>
          <table:table-cell office:value-type="string" calcext:value-type="string">
            <text:p>Quantum Mechanics - Assoc.Prof. Nguyen Tran Thuat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3:30:00+07:00</text:p>
          </table:table-cell>
          <table:table-cell office:value-type="string" calcext:value-type="string">
            <text:p>2021-03-30T16:30:00+07:00</text:p>
          </table:table-cell>
          <table:table-cell office:value-type="string" calcext:value-type="string">
            <text:p>Intellectual Property Management - Assoc.Prof. Le Thi Thu Hien</text:p>
          </table:table-cell>
          <table:table-cell office:value-type="string" calcext:value-type="string">
            <text:p>A30 Hall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9:00:00+07:00</text:p>
          </table:table-cell>
          <table:table-cell office:value-type="string" calcext:value-type="string">
            <text:p>2021-03-31T12:00:00+07:00</text:p>
          </table:table-cell>
          <table:table-cell office:value-type="string" calcext:value-type="string">
            <text:p>Solar system and celestial mechanics - Dr. Phan Thanh Hien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4:00:00+07:00</text:p>
          </table:table-cell>
          <table:table-cell office:value-type="string" calcext:value-type="string">
            <text:p>2021-03-31T17:00:00+07:00</text:p>
          </table:table-cell>
          <table:table-cell office:value-type="string" calcext:value-type="string">
            <text:p>Electronics - Dr. Duong Quang Ha</text:p>
          </table:table-cell>
          <table:table-cell office:value-type="string" calcext:value-type="string">
            <text:p>A23-1-Auditorium 1 Floor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09:00:00+07:00</text:p>
          </table:table-cell>
          <table:table-cell office:value-type="string" calcext:value-type="string">
            <text:p>2021-04-01T12:00:00+07:00</text:p>
          </table:table-cell>
          <table:table-cell office:value-type="string" calcext:value-type="string">
            <text:p>Introduction to Earth System - Assoc.Prof. Ngo Duc Thanh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3:30:00+07:00</text:p>
          </table:table-cell>
          <table:table-cell office:value-type="string" calcext:value-type="string">
            <text:p>2021-04-01T16:30:00+07:00</text:p>
          </table:table-cell>
          <table:table-cell office:value-type="string" calcext:value-type="string">
            <text:p>French 2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9:00:00+07:00</text:p>
          </table:table-cell>
          <table:table-cell office:value-type="string" calcext:value-type="string">
            <text:p>2021-04-02T12:00:00+07:00</text:p>
          </table:table-cell>
          <table:table-cell office:value-type="string" calcext:value-type="string">
            <text:p>Electronics - Dr. Duong Quang Ha</text:p>
          </table:table-cell>
          <table:table-cell office:value-type="string" calcext:value-type="string">
            <text:p>A23-1-Auditorium 1 Floor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14:00:00+07:00</text:p>
          </table:table-cell>
          <table:table-cell office:value-type="string" calcext:value-type="string">
            <text:p>2021-04-02T16:00:00+07:00</text:p>
          </table:table-cell>
          <table:table-cell office:value-type="string" calcext:value-type="string">
            <text:p>Final exam: Product design I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18:00:00+07:00</text:p>
          </table:table-cell>
          <table:table-cell office:value-type="string" calcext:value-type="string">
            <text:p>2021-04-02T21:00:00+07:00</text:p>
          </table:table-cell>
          <table:table-cell office:value-type="string" calcext:value-type="string">
            <text:p>Solar system and celestial mechanics - Dr. Phan Thanh Hien</text:p>
          </table:table-cell>
          <table:table-cell office:value-type="string" calcext:value-type="string">
            <text:p>A21-7-Classroom 706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09:00:00+07:00</text:p>
          </table:table-cell>
          <table:table-cell office:value-type="string" calcext:value-type="string">
            <text:p>2021-04-05T12:00:00+07:00</text:p>
          </table:table-cell>
          <table:table-cell office:value-type="string" calcext:value-type="string">
            <text:p>Data analysis and visualisation - Dr. Hoang Duc Thuong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3:30:00+07:00</text:p>
          </table:table-cell>
          <table:table-cell office:value-type="string" calcext:value-type="string">
            <text:p>2021-04-05T16:30:00+07:00</text:p>
          </table:table-cell>
          <table:table-cell office:value-type="string" calcext:value-type="string">
            <text:p>French 2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09:00:00+07:00</text:p>
          </table:table-cell>
          <table:table-cell office:value-type="string" calcext:value-type="string">
            <text:p>2021-04-06T12:00:00+07:00</text:p>
          </table:table-cell>
          <table:table-cell office:value-type="string" calcext:value-type="string">
            <text:p>Quantum Mechanics - Assoc.Prof. Nguyen Tran Thuat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4:30:00+07:00</text:p>
          </table:table-cell>
          <table:table-cell office:value-type="string" calcext:value-type="string">
            <text:p>2021-04-07T17:30:00+07:00</text:p>
          </table:table-cell>
          <table:table-cell office:value-type="string" calcext:value-type="string">
            <text:p>Electronics - Dr. Duong Quang Ha</text:p>
          </table:table-cell>
          <table:table-cell office:value-type="string" calcext:value-type="string">
            <text:p>A23-1-Auditorium 1 Floor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09:00:00+07:00</text:p>
          </table:table-cell>
          <table:table-cell office:value-type="string" calcext:value-type="string">
            <text:p>2021-04-08T12:00:00+07:00</text:p>
          </table:table-cell>
          <table:table-cell office:value-type="string" calcext:value-type="string">
            <text:p>Introduction to Earth System - Assoc.Prof. Ngo Duc Thanh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13:30:00+07:00</text:p>
          </table:table-cell>
          <table:table-cell office:value-type="string" calcext:value-type="string">
            <text:p>2021-04-08T16:30:00+07:00</text:p>
          </table:table-cell>
          <table:table-cell office:value-type="string" calcext:value-type="string">
            <text:p>French 2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4:00:00+07:00</text:p>
          </table:table-cell>
          <table:table-cell office:value-type="string" calcext:value-type="string">
            <text:p>2021-04-09T17:00:00+07:00</text:p>
          </table:table-cell>
          <table:table-cell office:value-type="string" calcext:value-type="string">
            <text:p>Data analysis and visualisation - Dr. Hoang Duc Thuong</text:p>
          </table:table-cell>
          <table:table-cell office:value-type="string" calcext:value-type="string">
            <text:p>A21-7-Classroom 706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09:00:00+07:00</text:p>
          </table:table-cell>
          <table:table-cell office:value-type="string" calcext:value-type="string">
            <text:p>2021-04-12T12:00:00+07:00</text:p>
          </table:table-cell>
          <table:table-cell office:value-type="string" calcext:value-type="string">
            <text:p>Data analysis and visualisation - Dr. Hoang Duc Thuong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3:30:00+07:00</text:p>
          </table:table-cell>
          <table:table-cell office:value-type="string" calcext:value-type="string">
            <text:p>2021-04-12T16:30:00+07:00</text:p>
          </table:table-cell>
          <table:table-cell office:value-type="string" calcext:value-type="string">
            <text:p>French 2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09:00:00+07:00</text:p>
          </table:table-cell>
          <table:table-cell office:value-type="string" calcext:value-type="string">
            <text:p>2021-04-13T12:00:00+07:00</text:p>
          </table:table-cell>
          <table:table-cell office:value-type="string" calcext:value-type="string">
            <text:p>Quantum Mechanics - Assoc.Prof. Nguyen Tran Thuat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09:00:00+07:00</text:p>
          </table:table-cell>
          <table:table-cell office:value-type="string" calcext:value-type="string">
            <text:p>2021-04-14T12:00:00+07:00</text:p>
          </table:table-cell>
          <table:table-cell office:value-type="string" calcext:value-type="string">
            <text:p>Electronics - Dr. Duong Quang Ha</text:p>
          </table:table-cell>
          <table:table-cell office:value-type="string" calcext:value-type="string">
            <text:p>A23-1-Auditorium 1 Floor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15:00:00+07:00</text:p>
          </table:table-cell>
          <table:table-cell office:value-type="string" calcext:value-type="string">
            <text:p>2021-04-14T16:30:00+07:00</text:p>
          </table:table-cell>
          <table:table-cell office:value-type="string" calcext:value-type="string">
            <text:p>Final exam: Intellectual Property Management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09:00:00+07:00</text:p>
          </table:table-cell>
          <table:table-cell office:value-type="string" calcext:value-type="string">
            <text:p>2021-04-15T12:00:00+07:00</text:p>
          </table:table-cell>
          <table:table-cell office:value-type="string" calcext:value-type="string">
            <text:p>Introduction to Earth System - Assoc.Prof. Ngo Duc Thanh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13:30:00+07:00</text:p>
          </table:table-cell>
          <table:table-cell office:value-type="string" calcext:value-type="string">
            <text:p>2021-04-15T16:30:00+07:00</text:p>
          </table:table-cell>
          <table:table-cell office:value-type="string" calcext:value-type="string">
            <text:p>French 2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6T09:00:00+07:00</text:p>
          </table:table-cell>
          <table:table-cell office:value-type="string" calcext:value-type="string">
            <text:p>2021-04-16T11:00:00+07:00</text:p>
          </table:table-cell>
          <table:table-cell office:value-type="string" calcext:value-type="string">
            <text:p>Final Exam: Solar system and celestial mechanics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6T14:00:00+07:00</text:p>
          </table:table-cell>
          <table:table-cell office:value-type="string" calcext:value-type="string">
            <text:p>2021-04-16T17:00:00+07:00</text:p>
          </table:table-cell>
          <table:table-cell office:value-type="string" calcext:value-type="string">
            <text:p>Data analysis and visualisation - Dr. Hoang Duc Thuong</text:p>
          </table:table-cell>
          <table:table-cell office:value-type="string" calcext:value-type="string">
            <text:p>A21-7-Classroom 706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9T09:00:00+07:00</text:p>
          </table:table-cell>
          <table:table-cell office:value-type="string" calcext:value-type="string">
            <text:p>2021-04-19T12:00:00+07:00</text:p>
          </table:table-cell>
          <table:table-cell office:value-type="string" calcext:value-type="string">
            <text:p>Data analysis and visualisation - Dr. Hoang Duc Thuong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9T13:30:00+07:00</text:p>
          </table:table-cell>
          <table:table-cell office:value-type="string" calcext:value-type="string">
            <text:p>2021-04-19T16:30:00+07:00</text:p>
          </table:table-cell>
          <table:table-cell office:value-type="string" calcext:value-type="string">
            <text:p>French 2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0T09:00:00+07:00</text:p>
          </table:table-cell>
          <table:table-cell office:value-type="string" calcext:value-type="string">
            <text:p>2021-04-20T12:00:00+07:00</text:p>
          </table:table-cell>
          <table:table-cell office:value-type="string" calcext:value-type="string">
            <text:p>Quantum Mechanics - Assoc.Prof. Nguyen Tran Thuat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3 - SA: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2021-04-21</text:p>
          </table:table-cell>
          <table:table-cell table:style-name="ce3" office:value-type="string" calcext:value-type="string">
            <text:p>2021-04-22</text:p>
          </table:table-cell>
          <table:table-cell office:value-type="string" calcext:value-type="string">
            <text:p>King Hung holiday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4-30</text:p>
          </table:table-cell>
          <table:table-cell table:style-name="ce3" office:value-type="string" calcext:value-type="string">
            <text:p>2021-05-01</text:p>
          </table:table-cell>
          <table:table-cell office:value-type="string" calcext:value-type="string">
            <text:p>Liberation day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5-03</text:p>
          </table:table-cell>
          <table:table-cell table:style-name="ce3" office:value-type="string" calcext:value-type="string">
            <text:p>2021-05-04</text:p>
          </table:table-cell>
          <table:table-cell office:value-type="string" calcext:value-type="string">
            <text:p>Labor day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2 – ENERGY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9:00:00+07:00</text:p>
          </table:table-cell>
          <table:table-cell office:value-type="string" calcext:value-type="string">
            <text:p>2021-03-29T12:00:00+07:00</text:p>
          </table:table-cell>
          <table:table-cell office:value-type="string" calcext:value-type="string">
            <text:p>Electronics - Hall 1st F/A23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3:30:00+07:00</text:p>
          </table:table-cell>
          <table:table-cell office:value-type="string" calcext:value-type="string">
            <text:p>2021-03-29T16:30:00+07:00</text:p>
          </table:table-cell>
          <table:table-cell office:value-type="string" calcext:value-type="string">
            <text:p>FR 2.2</text:p>
          </table:table-cell>
          <table:table-cell office:value-type="string" calcext:value-type="string">
            <text:p>R1506, Bldg. A28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8:30:00+07:00</text:p>
          </table:table-cell>
          <table:table-cell office:value-type="string" calcext:value-type="string">
            <text:p>2021-03-30T11:30:00+07:00</text:p>
          </table:table-cell>
          <table:table-cell office:value-type="string" calcext:value-type="string">
            <text:p>Electrochemistry</text:p>
          </table:table-cell>
          <table:table-cell office:value-type="string" calcext:value-type="string">
            <text:p>A21-7-Classroom 710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4:00:00+07:00</text:p>
          </table:table-cell>
          <table:table-cell office:value-type="string" calcext:value-type="string">
            <text:p>2021-03-30T17:00:00+07:00</text:p>
          </table:table-cell>
          <table:table-cell office:value-type="string" calcext:value-type="string">
            <text:p>Final exam Heat and mass transfer</text:p>
          </table:table-cell>
          <table:table-cell office:value-type="string" calcext:value-type="string">
            <text:p>A21-7-Classroom 708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4:00:00+07:00</text:p>
          </table:table-cell>
          <table:table-cell office:value-type="string" calcext:value-type="string">
            <text:p>2021-03-31T17:00:00+07:00</text:p>
          </table:table-cell>
          <table:table-cell office:value-type="string" calcext:value-type="string">
            <text:p>Electronics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3:30:00+07:00</text:p>
          </table:table-cell>
          <table:table-cell office:value-type="string" calcext:value-type="string">
            <text:p>2021-04-01T16:30:00+07:00</text:p>
          </table:table-cell>
          <table:table-cell office:value-type="string" calcext:value-type="string">
            <text:p>FR 2.2</text:p>
          </table:table-cell>
          <table:table-cell office:value-type="string" calcext:value-type="string">
            <text:p>R1506, Bldg. A28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9:00:00+07:00</text:p>
          </table:table-cell>
          <table:table-cell office:value-type="string" calcext:value-type="string">
            <text:p>2021-04-02T12:00:00+07:00</text:p>
          </table:table-cell>
          <table:table-cell office:value-type="string" calcext:value-type="string">
            <text:p>Electronics - Hall 1st F/A23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13:30:00+07:00</text:p>
          </table:table-cell>
          <table:table-cell office:value-type="string" calcext:value-type="string">
            <text:p>2021-04-03T16:30:00+07:00</text:p>
          </table:table-cell>
          <table:table-cell office:value-type="string" calcext:value-type="string">
            <text:p>A30 Hall Intellectual Property Management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08:30:00+07:00</text:p>
          </table:table-cell>
          <table:table-cell office:value-type="string" calcext:value-type="string">
            <text:p>2021-04-05T11:30:00+07:00</text:p>
          </table:table-cell>
          <table:table-cell office:value-type="string" calcext:value-type="string">
            <text:p>Signal processing</text:p>
          </table:table-cell>
          <table:table-cell office:value-type="string" calcext:value-type="string">
            <text:p>A21-7-Classroom 714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3:30:00+07:00</text:p>
          </table:table-cell>
          <table:table-cell office:value-type="string" calcext:value-type="string">
            <text:p>2021-04-05T16:30:00+07:00</text:p>
          </table:table-cell>
          <table:table-cell office:value-type="string" calcext:value-type="string">
            <text:p>FR 2.2</text:p>
          </table:table-cell>
          <table:table-cell office:value-type="string" calcext:value-type="string">
            <text:p>R1506, Bldg. A28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08:30:00+07:00</text:p>
          </table:table-cell>
          <table:table-cell office:value-type="string" calcext:value-type="string">
            <text:p>2021-04-06T11:30:00+07:00</text:p>
          </table:table-cell>
          <table:table-cell office:value-type="string" calcext:value-type="string">
            <text:p>Sensors and Analytical Devices</text:p>
          </table:table-cell>
          <table:table-cell office:value-type="string" calcext:value-type="string">
            <text:p>A21-7-Classroom 714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13:00:00+07:00</text:p>
          </table:table-cell>
          <table:table-cell office:value-type="string" calcext:value-type="string">
            <text:p>2021-04-06T17:00:00+07:00</text:p>
          </table:table-cell>
          <table:table-cell office:value-type="string" calcext:value-type="string">
            <text:p>Electric transmission and distribution</text:p>
          </table:table-cell>
          <table:table-cell office:value-type="string" calcext:value-type="string">
            <text:p>A21-7-Classroom 714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4:30:00+07:00</text:p>
          </table:table-cell>
          <table:table-cell office:value-type="string" calcext:value-type="string">
            <text:p>2021-04-07T17:30:00+07:00</text:p>
          </table:table-cell>
          <table:table-cell office:value-type="string" calcext:value-type="string">
            <text:p>Electronics - Hall 1st F/A23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08:30:00+07:00</text:p>
          </table:table-cell>
          <table:table-cell office:value-type="string" calcext:value-type="string">
            <text:p>2021-04-08T11:30:00+07:00</text:p>
          </table:table-cell>
          <table:table-cell office:value-type="string" calcext:value-type="string">
            <text:p>Signal Processing</text:p>
          </table:table-cell>
          <table:table-cell office:value-type="string" calcext:value-type="string">
            <text:p>A21-7-Classroom 714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13:30:00+07:00</text:p>
          </table:table-cell>
          <table:table-cell office:value-type="string" calcext:value-type="string">
            <text:p>2021-04-08T16:30:00+07:00</text:p>
          </table:table-cell>
          <table:table-cell office:value-type="string" calcext:value-type="string">
            <text:p>FR 2.2</text:p>
          </table:table-cell>
          <table:table-cell office:value-type="string" calcext:value-type="string">
            <text:p>R1506, Bldg. A28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13:30:00+07:00</text:p>
          </table:table-cell>
          <table:table-cell office:value-type="string" calcext:value-type="string">
            <text:p>2021-04-10T16:30:00+07:00</text:p>
          </table:table-cell>
          <table:table-cell office:value-type="string" calcext:value-type="string">
            <text:p>A30 Hall Intellectual Property Management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08:30:00+07:00</text:p>
          </table:table-cell>
          <table:table-cell office:value-type="string" calcext:value-type="string">
            <text:p>2021-04-12T11:30:00+07:00</text:p>
          </table:table-cell>
          <table:table-cell office:value-type="string" calcext:value-type="string">
            <text:p>Signal processing</text:p>
          </table:table-cell>
          <table:table-cell office:value-type="string" calcext:value-type="string">
            <text:p>A21-7-Classroom 714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3:30:00+07:00</text:p>
          </table:table-cell>
          <table:table-cell office:value-type="string" calcext:value-type="string">
            <text:p>2021-04-12T16:30:00+07:00</text:p>
          </table:table-cell>
          <table:table-cell office:value-type="string" calcext:value-type="string">
            <text:p>FR 2.2</text:p>
          </table:table-cell>
          <table:table-cell office:value-type="string" calcext:value-type="string">
            <text:p>R1506, Bldg. A28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08:30:00+07:00</text:p>
          </table:table-cell>
          <table:table-cell office:value-type="string" calcext:value-type="string">
            <text:p>2021-04-13T11:30:00+07:00</text:p>
          </table:table-cell>
          <table:table-cell office:value-type="string" calcext:value-type="string">
            <text:p>Sensors and Analytical Devices</text:p>
          </table:table-cell>
          <table:table-cell office:value-type="string" calcext:value-type="string">
            <text:p>A21-7-Classroom 714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13:00:00+07:00</text:p>
          </table:table-cell>
          <table:table-cell office:value-type="string" calcext:value-type="string">
            <text:p>2021-04-13T17:00:00+07:00</text:p>
          </table:table-cell>
          <table:table-cell office:value-type="string" calcext:value-type="string">
            <text:p>Electric transmission and distribution</text:p>
          </table:table-cell>
          <table:table-cell office:value-type="string" calcext:value-type="string">
            <text:p>A21-7-Classroom 714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09:00:00+07:00</text:p>
          </table:table-cell>
          <table:table-cell office:value-type="string" calcext:value-type="string">
            <text:p>2021-04-14T12:00:00+07:00</text:p>
          </table:table-cell>
          <table:table-cell office:value-type="string" calcext:value-type="string">
            <text:p>Electronics - Hall 1st F/A23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15:00:00+07:00</text:p>
          </table:table-cell>
          <table:table-cell office:value-type="string" calcext:value-type="string">
            <text:p>2021-04-14T16:30:00+07:00</text:p>
          </table:table-cell>
          <table:table-cell office:value-type="string" calcext:value-type="string">
            <text:p>A30 Hall Final exam Intellectual Property Management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08:30:00+07:00</text:p>
          </table:table-cell>
          <table:table-cell office:value-type="string" calcext:value-type="string">
            <text:p>2021-04-15T11:30:00+07:00</text:p>
          </table:table-cell>
          <table:table-cell office:value-type="string" calcext:value-type="string">
            <text:p>Signal Processing</text:p>
          </table:table-cell>
          <table:table-cell office:value-type="string" calcext:value-type="string">
            <text:p>A21-7-Classroom 714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13:30:00+07:00</text:p>
          </table:table-cell>
          <table:table-cell office:value-type="string" calcext:value-type="string">
            <text:p>2021-04-15T16:30:00+07:00</text:p>
          </table:table-cell>
          <table:table-cell office:value-type="string" calcext:value-type="string">
            <text:p>FR 2.2</text:p>
          </table:table-cell>
          <table:table-cell office:value-type="string" calcext:value-type="string">
            <text:p>R1506, Bldg. A28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6T13:30:00+07:00</text:p>
          </table:table-cell>
          <table:table-cell office:value-type="string" calcext:value-type="string">
            <text:p>2021-04-16T16:30:00+07:00</text:p>
          </table:table-cell>
          <table:table-cell office:value-type="string" calcext:value-type="string">
            <text:p>Final exam - Electrochemistry</text:p>
          </table:table-cell>
          <table:table-cell office:value-type="string" calcext:value-type="string">
            <text:p>A21-7-Classroom 710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9T08:30:00+07:00</text:p>
          </table:table-cell>
          <table:table-cell office:value-type="string" calcext:value-type="string">
            <text:p>2021-04-19T11:30:00+07:00</text:p>
          </table:table-cell>
          <table:table-cell office:value-type="string" calcext:value-type="string">
            <text:p>Signal processing</text:p>
          </table:table-cell>
          <table:table-cell office:value-type="string" calcext:value-type="string">
            <text:p>A21-7-Classroom 714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9T13:30:00+07:00</text:p>
          </table:table-cell>
          <table:table-cell office:value-type="string" calcext:value-type="string">
            <text:p>2021-04-19T16:30:00+07:00</text:p>
          </table:table-cell>
          <table:table-cell office:value-type="string" calcext:value-type="string">
            <text:p>FR 2.2</text:p>
          </table:table-cell>
          <table:table-cell office:value-type="string" calcext:value-type="string">
            <text:p>R1506, Bldg. A28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0T08:30:00+07:00</text:p>
          </table:table-cell>
          <table:table-cell office:value-type="string" calcext:value-type="string">
            <text:p>2021-04-20T11:30:00+07:00</text:p>
          </table:table-cell>
          <table:table-cell office:value-type="string" calcext:value-type="string">
            <text:p>Sensors and Analytical Devices</text:p>
          </table:table-cell>
          <table:table-cell office:value-type="string" calcext:value-type="string">
            <text:p>A21-7-Classroom 714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0T13:00:00+07:00</text:p>
          </table:table-cell>
          <table:table-cell office:value-type="string" calcext:value-type="string">
            <text:p>2021-04-20T17:00:00+07:00</text:p>
          </table:table-cell>
          <table:table-cell office:value-type="string" calcext:value-type="string">
            <text:p>Electric transmission and distribution</text:p>
          </table:table-cell>
          <table:table-cell office:value-type="string" calcext:value-type="string">
            <text:p>A21-7-Classroom 714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2T08:30:00+07:00</text:p>
          </table:table-cell>
          <table:table-cell office:value-type="string" calcext:value-type="string">
            <text:p>2021-04-22T11:30:00+07:00</text:p>
          </table:table-cell>
          <table:table-cell office:value-type="string" calcext:value-type="string">
            <text:p>Signal Processing</text:p>
          </table:table-cell>
          <table:table-cell office:value-type="string" calcext:value-type="string">
            <text:p>A21-7-Classroom 714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3 - ENERGY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7:00:00+07:00</text:p>
          </table:table-cell>
          <table:table-cell office:value-type="string" calcext:value-type="string">
            <text:p>2021-03-29T12:00:00+07:00</text:p>
          </table:table-cell>
          <table:table-cell office:value-type="string" calcext:value-type="string">
            <text:p>Smart grid technology</text:p>
          </table:table-cell>
          <table:table-cell office:value-type="string" calcext:value-type="string">
            <text:p>A21-7-Classroom 706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9:00:00+07:00</text:p>
          </table:table-cell>
          <table:table-cell office:value-type="string" calcext:value-type="string">
            <text:p>2021-03-31T11:00:00+07:00</text:p>
          </table:table-cell>
          <table:table-cell office:value-type="string" calcext:value-type="string">
            <text:p>Final exam Hydro electric</text:p>
          </table:table-cell>
          <table:table-cell office:value-type="string" calcext:value-type="string">
            <text:p>A21-7-Classroom 714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4:00:00+07:00</text:p>
          </table:table-cell>
          <table:table-cell office:value-type="string" calcext:value-type="string">
            <text:p>2021-03-31T16:00:00+07:00</text:p>
          </table:table-cell>
          <table:table-cell office:value-type="string" calcext:value-type="string">
            <text:p>Final exam Smart grid technology</text:p>
          </table:table-cell>
          <table:table-cell office:value-type="string" calcext:value-type="string">
            <text:p>A21-7-Classroom 708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2-MST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13:30:00+07:00</text:p>
          </table:table-cell>
          <table:table-cell office:value-type="string" calcext:value-type="string">
            <text:p>2021-03-29T16:30:00+07:00</text:p>
          </table:table-cell>
          <table:table-cell office:value-type="string" calcext:value-type="string">
            <text:p>French 2.2 - 1504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3:30:00+07:00</text:p>
          </table:table-cell>
          <table:table-cell office:value-type="string" calcext:value-type="string">
            <text:p>2021-03-30T16:30:00+07:00</text:p>
          </table:table-cell>
          <table:table-cell office:value-type="string" calcext:value-type="string">
            <text:p>Virology - Dr. Nguyễn Thị Thường</text:p>
          </table:table-cell>
          <table:table-cell office:value-type="string" calcext:value-type="string">
            <text:p>A23-1-Auditorium 1 Floor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9:00:00+07:00</text:p>
          </table:table-cell>
          <table:table-cell office:value-type="string" calcext:value-type="string">
            <text:p>2021-03-31T12:00:00+07:00</text:p>
          </table:table-cell>
          <table:table-cell office:value-type="string" calcext:value-type="string">
            <text:p>Human genetic and diseases - Dr. Nguyễn Thùy Dương</text:p>
          </table:table-cell>
          <table:table-cell office:value-type="string" calcext:value-type="string">
            <text:p>A21-7-Classroom 715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4:00:00+07:00</text:p>
          </table:table-cell>
          <table:table-cell office:value-type="string" calcext:value-type="string">
            <text:p>2021-03-31T17:00:00+07:00</text:p>
          </table:table-cell>
          <table:table-cell office:value-type="string" calcext:value-type="string">
            <text:p>Online course - Hematology- Prof. Marine Devine</text:p>
          </table:table-cell>
          <table:table-cell office:value-type="string" calcext:value-type="string">
            <text:p>A21-7-Classroom 71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09:00:00+07:00</text:p>
          </table:table-cell>
          <table:table-cell office:value-type="string" calcext:value-type="string">
            <text:p>2021-04-01T12:00:00+07:00</text:p>
          </table:table-cell>
          <table:table-cell office:value-type="string" calcext:value-type="string">
            <text:p>Bioinformatic - Dr. Trần Thị Thanh Tâm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3:30:00+07:00</text:p>
          </table:table-cell>
          <table:table-cell office:value-type="string" calcext:value-type="string">
            <text:p>2021-04-01T16:30:00+07:00</text:p>
          </table:table-cell>
          <table:table-cell office:value-type="string" calcext:value-type="string">
            <text:p>French 2.2 - 1504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9:00:00+07:00</text:p>
          </table:table-cell>
          <table:table-cell office:value-type="string" calcext:value-type="string">
            <text:p>2021-04-02T12:00:00+07:00</text:p>
          </table:table-cell>
          <table:table-cell office:value-type="string" calcext:value-type="string">
            <text:p>Human genetic and diseases - Dr. Nguyễn Thùy Dương</text:p>
          </table:table-cell>
          <table:table-cell office:value-type="string" calcext:value-type="string">
            <text:p>A21-7-Classroom 715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13:30:00+07:00</text:p>
          </table:table-cell>
          <table:table-cell office:value-type="string" calcext:value-type="string">
            <text:p>2021-04-03T16:30:00+07:00</text:p>
          </table:table-cell>
          <table:table-cell office:value-type="string" calcext:value-type="string">
            <text:p>Intellectual Property Management -Assoc. Prof. Lê Thị Thu Hiền- A30 Hall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3:30:00+07:00</text:p>
          </table:table-cell>
          <table:table-cell office:value-type="string" calcext:value-type="string">
            <text:p>2021-04-05T16:30:00+07:00</text:p>
          </table:table-cell>
          <table:table-cell office:value-type="string" calcext:value-type="string">
            <text:p>French 2.2 - 1504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09:00:00+07:00</text:p>
          </table:table-cell>
          <table:table-cell office:value-type="string" calcext:value-type="string">
            <text:p>2021-04-06T12:00:00+07:00</text:p>
          </table:table-cell>
          <table:table-cell office:value-type="string" calcext:value-type="string">
            <text:p>Bioinformatic - Dr. Trần Thị Thanh Tâm-60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13:30:00+07:00</text:p>
          </table:table-cell>
          <table:table-cell office:value-type="string" calcext:value-type="string">
            <text:p>2021-04-06T16:30:00+07:00</text:p>
          </table:table-cell>
          <table:table-cell office:value-type="string" calcext:value-type="string">
            <text:p>Virology - Dr. Nguyễn Thị Thường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09:00:00+07:00</text:p>
          </table:table-cell>
          <table:table-cell office:value-type="string" calcext:value-type="string">
            <text:p>2021-04-07T12:00:00+07:00</text:p>
          </table:table-cell>
          <table:table-cell office:value-type="string" calcext:value-type="string">
            <text:p>Human genetic and diseases - Dr. Nguyễn Thùy Dương</text:p>
          </table:table-cell>
          <table:table-cell office:value-type="string" calcext:value-type="string">
            <text:p>A21-7-Classroom 715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4:00:00+07:00</text:p>
          </table:table-cell>
          <table:table-cell office:value-type="string" calcext:value-type="string">
            <text:p>2021-04-07T17:00:00+07:00</text:p>
          </table:table-cell>
          <table:table-cell office:value-type="string" calcext:value-type="string">
            <text:p>Online course - Hematology- Prof. Marine Devine</text:p>
          </table:table-cell>
          <table:table-cell office:value-type="string" calcext:value-type="string">
            <text:p>A21-7-Classroom 715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08:30:00+07:00</text:p>
          </table:table-cell>
          <table:table-cell office:value-type="string" calcext:value-type="string">
            <text:p>2021-04-08T11:30:00+07:00</text:p>
          </table:table-cell>
          <table:table-cell office:value-type="string" calcext:value-type="string">
            <text:p>Online course - Bioinformatic - Prof. Chi Ying Hua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13:30:00+07:00</text:p>
          </table:table-cell>
          <table:table-cell office:value-type="string" calcext:value-type="string">
            <text:p>2021-04-08T16:30:00+07:00</text:p>
          </table:table-cell>
          <table:table-cell office:value-type="string" calcext:value-type="string">
            <text:p>French 2.2 - 1504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09:00:00+07:00</text:p>
          </table:table-cell>
          <table:table-cell office:value-type="string" calcext:value-type="string">
            <text:p>2021-04-09T12:00:00+07:00</text:p>
          </table:table-cell>
          <table:table-cell office:value-type="string" calcext:value-type="string">
            <text:p>Human genetic and diseases - Dr. Nguyễn Thùy Dương</text:p>
          </table:table-cell>
          <table:table-cell office:value-type="string" calcext:value-type="string">
            <text:p>A21-7-Classroom 715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4:00:00+07:00</text:p>
          </table:table-cell>
          <table:table-cell office:value-type="string" calcext:value-type="string">
            <text:p>2021-04-09T17:00:00+07:00</text:p>
          </table:table-cell>
          <table:table-cell office:value-type="string" calcext:value-type="string">
            <text:p>Bioinformatic - Dr. Trần Thị Thanh Tâm</text:p>
          </table:table-cell>
          <table:table-cell office:value-type="string" calcext:value-type="string">
            <text:p>A21-8-Classroom 801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13:30:00+07:00</text:p>
          </table:table-cell>
          <table:table-cell office:value-type="string" calcext:value-type="string">
            <text:p>2021-04-10T16:30:00+07:00</text:p>
          </table:table-cell>
          <table:table-cell office:value-type="string" calcext:value-type="string">
            <text:p>Intellectual Property Management -Assoc. Prof. Lê Thị Thu Hiền- A30 Hall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09:00:00+07:00</text:p>
          </table:table-cell>
          <table:table-cell office:value-type="string" calcext:value-type="string">
            <text:p>2021-04-12T10:15:00+07:00</text:p>
          </table:table-cell>
          <table:table-cell office:value-type="string" calcext:value-type="string">
            <text:p>Retake Basic and Advanced Molecular Biology 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3:30:00+07:00</text:p>
          </table:table-cell>
          <table:table-cell office:value-type="string" calcext:value-type="string">
            <text:p>2021-04-12T16:30:00+07:00</text:p>
          </table:table-cell>
          <table:table-cell office:value-type="string" calcext:value-type="string">
            <text:p>French 2.2 - 1504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08:30:00+07:00</text:p>
          </table:table-cell>
          <table:table-cell office:value-type="string" calcext:value-type="string">
            <text:p>2021-04-13T11:30:00+07:00</text:p>
          </table:table-cell>
          <table:table-cell office:value-type="string" calcext:value-type="string">
            <text:p>Animal Cell Biotechnology - Dr. Nguyễn Thị Hồng Minh</text:p>
          </table:table-cell>
          <table:table-cell office:value-type="string" calcext:value-type="string">
            <text:p>A21-8-Classroom 801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13:30:00+07:00</text:p>
          </table:table-cell>
          <table:table-cell office:value-type="string" calcext:value-type="string">
            <text:p>2021-04-13T16:30:00+07:00</text:p>
          </table:table-cell>
          <table:table-cell office:value-type="string" calcext:value-type="string">
            <text:p>Virology - Dr. Nguyễn Thị Thường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08:30:00+07:00</text:p>
          </table:table-cell>
          <table:table-cell office:value-type="string" calcext:value-type="string">
            <text:p>2021-04-14T11:30:00+07:00</text:p>
          </table:table-cell>
          <table:table-cell office:value-type="string" calcext:value-type="string">
            <text:p>Online course - Bioinformatic - Prof. Chi Ying Hua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14:00:00+07:00</text:p>
          </table:table-cell>
          <table:table-cell office:value-type="string" calcext:value-type="string">
            <text:p>2021-04-14T17:00:00+07:00</text:p>
          </table:table-cell>
          <table:table-cell office:value-type="string" calcext:value-type="string">
            <text:p>Final exam - Intellectual Property Management - A30 Hall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08:30:00+07:00</text:p>
          </table:table-cell>
          <table:table-cell office:value-type="string" calcext:value-type="string">
            <text:p>2021-04-15T11:30:00+07:00</text:p>
          </table:table-cell>
          <table:table-cell office:value-type="string" calcext:value-type="string">
            <text:p>Online course - Bioinformatic - Prof. Chi Ying Hua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13:30:00+07:00</text:p>
          </table:table-cell>
          <table:table-cell office:value-type="string" calcext:value-type="string">
            <text:p>2021-04-15T16:30:00+07:00</text:p>
          </table:table-cell>
          <table:table-cell office:value-type="string" calcext:value-type="string">
            <text:p>French 2.2 - 1504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6T09:00:00+07:00</text:p>
          </table:table-cell>
          <table:table-cell office:value-type="string" calcext:value-type="string">
            <text:p>2021-04-16T12:00:00+07:00</text:p>
          </table:table-cell>
          <table:table-cell office:value-type="string" calcext:value-type="string">
            <text:p>Bioinformatic - Dr. Trần Thị Thanh Tâm</text:p>
          </table:table-cell>
          <table:table-cell office:value-type="string" calcext:value-type="string">
            <text:p>A21-8-Classroom 801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9T08:30:00+07:00</text:p>
          </table:table-cell>
          <table:table-cell office:value-type="string" calcext:value-type="string">
            <text:p>2021-04-19T11:30:00+07:00</text:p>
          </table:table-cell>
          <table:table-cell office:value-type="string" calcext:value-type="string">
            <text:p>Online course - Bioinformatic - Prof. Chi Ying Hua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9T13:30:00+07:00</text:p>
          </table:table-cell>
          <table:table-cell office:value-type="string" calcext:value-type="string">
            <text:p>2021-04-19T16:30:00+07:00</text:p>
          </table:table-cell>
          <table:table-cell office:value-type="string" calcext:value-type="string">
            <text:p>French 2.2 - 1504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0T09:00:00+07:00</text:p>
          </table:table-cell>
          <table:table-cell office:value-type="string" calcext:value-type="string">
            <text:p>2021-04-20T11:00:00+07:00</text:p>
          </table:table-cell>
          <table:table-cell office:value-type="string" calcext:value-type="string">
            <text:p>Final exam - Advanced Cell Biology</text:p>
          </table:table-cell>
          <table:table-cell office:value-type="string" calcext:value-type="string">
            <text:p>A21-6-Classroom 603 (4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3-MST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8:00:00+07:00</text:p>
          </table:table-cell>
          <table:table-cell office:value-type="string" calcext:value-type="string">
            <text:p>2021-03-29T17:00:00+07:00</text:p>
          </table:table-cell>
          <table:table-cell office:value-type="string" calcext:value-type="string">
            <text:p>Practical - Introduction to Stem Cell <text:s/>- Dr. Nguyễn Thị Hồng Minh-401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8:30:00+07:00</text:p>
          </table:table-cell>
          <table:table-cell office:value-type="string" calcext:value-type="string">
            <text:p>2021-03-30T11:30:00+07:00</text:p>
          </table:table-cell>
          <table:table-cell office:value-type="string" calcext:value-type="string">
            <text:p>Artificial Intelligence and Deep Learning in Medicine - Dr. Trần Giang Sơn</text:p>
          </table:table-cell>
          <table:table-cell office:value-type="string" calcext:value-type="string">
            <text:p>A21-7-Classroom 71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3:30:00+07:00</text:p>
          </table:table-cell>
          <table:table-cell office:value-type="string" calcext:value-type="string">
            <text:p>2021-03-30T16:30:00+07:00</text:p>
          </table:table-cell>
          <table:table-cell office:value-type="string" calcext:value-type="string">
            <text:p>Artificial Intelligence and Machine Learning - Dr. Nguyễn Cẩm Linh</text:p>
          </table:table-cell>
          <table:table-cell office:value-type="string" calcext:value-type="string">
            <text:p>A21-7-Classroom 710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8:00:00+07:00</text:p>
          </table:table-cell>
          <table:table-cell office:value-type="string" calcext:value-type="string">
            <text:p>2021-03-31T17:00:00+07:00</text:p>
          </table:table-cell>
          <table:table-cell office:value-type="string" calcext:value-type="string">
            <text:p>Practical -Biomem Technology - Dr. Phạm Văn Nhất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08:30:00+07:00</text:p>
          </table:table-cell>
          <table:table-cell office:value-type="string" calcext:value-type="string">
            <text:p>2021-04-01T11:30:00+07:00</text:p>
          </table:table-cell>
          <table:table-cell office:value-type="string" calcext:value-type="string">
            <text:p>Artificial Intelligence and Deep Learning in Medicine - Dr. Trần Giang Sơn</text:p>
          </table:table-cell>
          <table:table-cell office:value-type="string" calcext:value-type="string">
            <text:p>A21-7-Classroom 71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3:30:00+07:00</text:p>
          </table:table-cell>
          <table:table-cell office:value-type="string" calcext:value-type="string">
            <text:p>2021-04-01T16:30:00+07:00</text:p>
          </table:table-cell>
          <table:table-cell office:value-type="string" calcext:value-type="string">
            <text:p>Artificial Intelligence and Machine Learning- Dr. Nguyễn Cẩm Lin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8:00:00+07:00</text:p>
          </table:table-cell>
          <table:table-cell office:value-type="string" calcext:value-type="string">
            <text:p>2021-04-02T17:00:00+07:00</text:p>
          </table:table-cell>
          <table:table-cell office:value-type="string" calcext:value-type="string">
            <text:p>Practical -Biomem Technology - Dr. Phạm Văn Nhất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09:00:00+07:00</text:p>
          </table:table-cell>
          <table:table-cell office:value-type="string" calcext:value-type="string">
            <text:p>2021-04-05T11:00:00+07:00</text:p>
          </table:table-cell>
          <table:table-cell office:value-type="string" calcext:value-type="string">
            <text:p>Final exam - Introduction to Stem Cell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08:30:00+07:00</text:p>
          </table:table-cell>
          <table:table-cell office:value-type="string" calcext:value-type="string">
            <text:p>2021-04-06T11:30:00+07:00</text:p>
          </table:table-cell>
          <table:table-cell office:value-type="string" calcext:value-type="string">
            <text:p>Artificial Intelligence and Deep Learning in Medicine - Dr. Trần Giang Sơn</text:p>
          </table:table-cell>
          <table:table-cell office:value-type="string" calcext:value-type="string">
            <text:p>A21-7-Classroom 71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13:30:00+07:00</text:p>
          </table:table-cell>
          <table:table-cell office:value-type="string" calcext:value-type="string">
            <text:p>2021-04-06T16:30:00+07:00</text:p>
          </table:table-cell>
          <table:table-cell office:value-type="string" calcext:value-type="string">
            <text:p>Biomedical Signal Processing and Modelling - Dr. Nguyễn Công Phương</text:p>
          </table:table-cell>
          <table:table-cell office:value-type="string" calcext:value-type="string">
            <text:p>A21-7-Classroom 71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08:30:00+07:00</text:p>
          </table:table-cell>
          <table:table-cell office:value-type="string" calcext:value-type="string">
            <text:p>2021-04-08T11:30:00+07:00</text:p>
          </table:table-cell>
          <table:table-cell office:value-type="string" calcext:value-type="string">
            <text:p>Artificial Intelligence and Deep Learning in Medicine - Dr. Trần Giang Sơn</text:p>
          </table:table-cell>
          <table:table-cell office:value-type="string" calcext:value-type="string">
            <text:p>A21-7-Classroom 71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3:30:00+07:00</text:p>
          </table:table-cell>
          <table:table-cell office:value-type="string" calcext:value-type="string">
            <text:p>2021-04-09T16:30:00+07:00</text:p>
          </table:table-cell>
          <table:table-cell office:value-type="string" calcext:value-type="string">
            <text:p>Biomedical Signal Processing and Modelling - Dr. Nguyễn Công Phươ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08:30:00+07:00</text:p>
          </table:table-cell>
          <table:table-cell office:value-type="string" calcext:value-type="string">
            <text:p>2021-04-13T11:30:00+07:00</text:p>
          </table:table-cell>
          <table:table-cell office:value-type="string" calcext:value-type="string">
            <text:p>Artificial Intelligence and Deep Learning in Medicine - Dr. Trần Giang Sơn</text:p>
          </table:table-cell>
          <table:table-cell office:value-type="string" calcext:value-type="string">
            <text:p>A21-7-Classroom 715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08:30:00+07:00</text:p>
          </table:table-cell>
          <table:table-cell office:value-type="string" calcext:value-type="string">
            <text:p>2021-04-15T11:30:00+07:00</text:p>
          </table:table-cell>
          <table:table-cell office:value-type="string" calcext:value-type="string">
            <text:p>Artificial Intelligence and Deep Learning in Medicine - Dr. Trần Giang Sơn</text:p>
          </table:table-cell>
          <table:table-cell office:value-type="string" calcext:value-type="string">
            <text:p>A21-7-Classroom 715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4-30</text:p>
          </table:table-cell>
          <table:table-cell table:style-name="ce3" office:value-type="string" calcext:value-type="string">
            <text:p>2021-05-04</text:p>
          </table:table-cell>
          <table:table-cell office:value-type="string" calcext:value-type="string">
            <text:p>Public holiday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2-FST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13:30:00+07:00</text:p>
          </table:table-cell>
          <table:table-cell office:value-type="string" calcext:value-type="string">
            <text:p>2021-03-29T16:30:00+07:00</text:p>
          </table:table-cell>
          <table:table-cell office:value-type="string" calcext:value-type="string">
            <text:p>French 2.2 - 1506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9:00:00+07:00</text:p>
          </table:table-cell>
          <table:table-cell office:value-type="string" calcext:value-type="string">
            <text:p>2021-03-30T11:00:00+07:00</text:p>
          </table:table-cell>
          <table:table-cell office:value-type="string" calcext:value-type="string">
            <text:p>Final exam - Food analytical chemistry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3:30:00+07:00</text:p>
          </table:table-cell>
          <table:table-cell office:value-type="string" calcext:value-type="string">
            <text:p>2021-03-30T16:30:00+07:00</text:p>
          </table:table-cell>
          <table:table-cell office:value-type="string" calcext:value-type="string">
            <text:p>Intellectual Property Management -Assoc. Prof. Lê Thị Thu Hiền- A30 Hall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3:30:00+07:00</text:p>
          </table:table-cell>
          <table:table-cell office:value-type="string" calcext:value-type="string">
            <text:p>2021-04-01T16:30:00+07:00</text:p>
          </table:table-cell>
          <table:table-cell office:value-type="string" calcext:value-type="string">
            <text:p>French 2.2 - 1506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8:30:00+07:00</text:p>
          </table:table-cell>
          <table:table-cell office:value-type="string" calcext:value-type="string">
            <text:p>2021-04-02T11:30:00+07:00</text:p>
          </table:table-cell>
          <table:table-cell office:value-type="string" calcext:value-type="string">
            <text:p>Food chemistry - A/Prof. Nguyễn Tiến Đạt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3:30:00+07:00</text:p>
          </table:table-cell>
          <table:table-cell office:value-type="string" calcext:value-type="string">
            <text:p>2021-04-05T16:30:00+07:00</text:p>
          </table:table-cell>
          <table:table-cell office:value-type="string" calcext:value-type="string">
            <text:p>French 2.2 - 1506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13:30:00+07:00</text:p>
          </table:table-cell>
          <table:table-cell office:value-type="string" calcext:value-type="string">
            <text:p>2021-04-06T16:30:00+07:00</text:p>
          </table:table-cell>
          <table:table-cell office:value-type="string" calcext:value-type="string">
            <text:p>Intellectual Property Management -Assoc. Prof. Lê Thị Thu Hiền- A30 Hall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08:30:00+07:00</text:p>
          </table:table-cell>
          <table:table-cell office:value-type="string" calcext:value-type="string">
            <text:p>2021-04-07T11:30:00+07:00</text:p>
          </table:table-cell>
          <table:table-cell office:value-type="string" calcext:value-type="string">
            <text:p>Food chemistry - A/Prof. Nguyễn Tiến Đạt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13:30:00+07:00</text:p>
          </table:table-cell>
          <table:table-cell office:value-type="string" calcext:value-type="string">
            <text:p>2021-04-08T16:30:00+07:00</text:p>
          </table:table-cell>
          <table:table-cell office:value-type="string" calcext:value-type="string">
            <text:p>French 2.2 - 1506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08:30:00+07:00</text:p>
          </table:table-cell>
          <table:table-cell office:value-type="string" calcext:value-type="string">
            <text:p>2021-04-09T11:30:00+07:00</text:p>
          </table:table-cell>
          <table:table-cell office:value-type="string" calcext:value-type="string">
            <text:p>Food chemistry - A/Prof. Nguyễn Tiến Đạt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3:30:00+07:00</text:p>
          </table:table-cell>
          <table:table-cell office:value-type="string" calcext:value-type="string">
            <text:p>2021-04-12T16:30:00+07:00</text:p>
          </table:table-cell>
          <table:table-cell office:value-type="string" calcext:value-type="string">
            <text:p>French 2.2 - 1506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08:30:00+07:00</text:p>
          </table:table-cell>
          <table:table-cell office:value-type="string" calcext:value-type="string">
            <text:p>2021-04-14T11:30:00+07:00</text:p>
          </table:table-cell>
          <table:table-cell office:value-type="string" calcext:value-type="string">
            <text:p>Food chemistry - A/Prof. Nguyễn Tiến Đạt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14:00:00+07:00</text:p>
          </table:table-cell>
          <table:table-cell office:value-type="string" calcext:value-type="string">
            <text:p>2021-04-14T17:00:00+07:00</text:p>
          </table:table-cell>
          <table:table-cell office:value-type="string" calcext:value-type="string">
            <text:p>Final exam - Intellectual Property Management - A30 Hall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13:30:00+07:00</text:p>
          </table:table-cell>
          <table:table-cell office:value-type="string" calcext:value-type="string">
            <text:p>2021-04-15T16:30:00+07:00</text:p>
          </table:table-cell>
          <table:table-cell office:value-type="string" calcext:value-type="string">
            <text:p>French 2.2 - 1506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6T08:30:00+07:00</text:p>
          </table:table-cell>
          <table:table-cell office:value-type="string" calcext:value-type="string">
            <text:p>2021-04-16T11:30:00+07:00</text:p>
          </table:table-cell>
          <table:table-cell office:value-type="string" calcext:value-type="string">
            <text:p>Food chemistry - A/Prof. Nguyễn Tiến Đạt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9T13:30:00+07:00</text:p>
          </table:table-cell>
          <table:table-cell office:value-type="string" calcext:value-type="string">
            <text:p>2021-04-19T16:30:00+07:00</text:p>
          </table:table-cell>
          <table:table-cell office:value-type="string" calcext:value-type="string">
            <text:p>French 2.2 - 1506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1T08:30:00+07:00</text:p>
          </table:table-cell>
          <table:table-cell office:value-type="string" calcext:value-type="string">
            <text:p>2021-04-21T11:30:00+07:00</text:p>
          </table:table-cell>
          <table:table-cell office:value-type="string" calcext:value-type="string">
            <text:p>Food chemistry - A/Prof. Nguyễn Tiến Đạt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2T13:30:00+07:00</text:p>
          </table:table-cell>
          <table:table-cell office:value-type="string" calcext:value-type="string">
            <text:p>2021-04-22T16:30:00+07:00</text:p>
          </table:table-cell>
          <table:table-cell office:value-type="string" calcext:value-type="string">
            <text:p>French 2.2 - 1506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3T08:30:00+07:00</text:p>
          </table:table-cell>
          <table:table-cell office:value-type="string" calcext:value-type="string">
            <text:p>2021-04-23T11:30:00+07:00</text:p>
          </table:table-cell>
          <table:table-cell office:value-type="string" calcext:value-type="string">
            <text:p>Food chemistry - A/Prof. Nguyễn Tiến Đạt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6T13:30:00+07:00</text:p>
          </table:table-cell>
          <table:table-cell office:value-type="string" calcext:value-type="string">
            <text:p>2021-04-26T16:30:00+07:00</text:p>
          </table:table-cell>
          <table:table-cell office:value-type="string" calcext:value-type="string">
            <text:p>French 2.2 - 1506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8T08:30:00+07:00</text:p>
          </table:table-cell>
          <table:table-cell office:value-type="string" calcext:value-type="string">
            <text:p>2021-04-28T11:30:00+07:00</text:p>
          </table:table-cell>
          <table:table-cell office:value-type="string" calcext:value-type="string">
            <text:p>Food chemistry - A/Prof. Nguyễn Tiến Đạt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9T13:30:00+07:00</text:p>
          </table:table-cell>
          <table:table-cell office:value-type="string" calcext:value-type="string">
            <text:p>2021-04-29T16:30:00+07:00</text:p>
          </table:table-cell>
          <table:table-cell office:value-type="string" calcext:value-type="string">
            <text:p>French 2.2 - 1506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4-30</text:p>
          </table:table-cell>
          <table:table-cell table:style-name="ce3" office:value-type="string" calcext:value-type="string">
            <text:p>2021-05-04</text:p>
          </table:table-cell>
          <table:table-cell office:value-type="string" calcext:value-type="string">
            <text:p>Public holiday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30T08:30:00+07:00</text:p>
          </table:table-cell>
          <table:table-cell office:value-type="string" calcext:value-type="string">
            <text:p>2021-04-30T11:30:00+07:00</text:p>
          </table:table-cell>
          <table:table-cell office:value-type="string" calcext:value-type="string">
            <text:p>Food chemistry - A/Prof. Nguyễn Tiến Đạt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5-03T13:30:00+07:00</text:p>
          </table:table-cell>
          <table:table-cell office:value-type="string" calcext:value-type="string">
            <text:p>2021-05-03T16:30:00+07:00</text:p>
          </table:table-cell>
          <table:table-cell office:value-type="string" calcext:value-type="string">
            <text:p>French 2.2 - 1506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5-05T08:30:00+07:00</text:p>
          </table:table-cell>
          <table:table-cell office:value-type="string" calcext:value-type="string">
            <text:p>2021-05-05T11:30:00+07:00</text:p>
          </table:table-cell>
          <table:table-cell office:value-type="string" calcext:value-type="string">
            <text:p>Food chemistry - A/Prof. Nguyễn Tiến Đạt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5-06T13:30:00+07:00</text:p>
          </table:table-cell>
          <table:table-cell office:value-type="string" calcext:value-type="string">
            <text:p>2021-05-06T16:30:00+07:00</text:p>
          </table:table-cell>
          <table:table-cell office:value-type="string" calcext:value-type="string">
            <text:p>French 2.2 - 1506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5-10T13:30:00+07:00</text:p>
          </table:table-cell>
          <table:table-cell office:value-type="string" calcext:value-type="string">
            <text:p>2021-05-10T16:30:00+07:00</text:p>
          </table:table-cell>
          <table:table-cell office:value-type="string" calcext:value-type="string">
            <text:p>French 2.2 - 1506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5-13T13:30:00+07:00</text:p>
          </table:table-cell>
          <table:table-cell office:value-type="string" calcext:value-type="string">
            <text:p>2021-05-13T16:30:00+07:00</text:p>
          </table:table-cell>
          <table:table-cell office:value-type="string" calcext:value-type="string">
            <text:p>French 2.2 - 1506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5-17T13:30:00+07:00</text:p>
          </table:table-cell>
          <table:table-cell office:value-type="string" calcext:value-type="string">
            <text:p>2021-05-17T16:30:00+07:00</text:p>
          </table:table-cell>
          <table:table-cell office:value-type="string" calcext:value-type="string">
            <text:p>French 2.2 - 1506, A2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3-FST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8:30:00+07:00</text:p>
          </table:table-cell>
          <table:table-cell office:value-type="string" calcext:value-type="string">
            <text:p>2021-03-29T11:30:00+07:00</text:p>
          </table:table-cell>
          <table:table-cell office:value-type="string" calcext:value-type="string">
            <text:p>Cancel-Online course - Food Formulation Technology -Dr. Huỳnh Tiến Đạt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4:00:00+07:00</text:p>
          </table:table-cell>
          <table:table-cell office:value-type="string" calcext:value-type="string">
            <text:p>2021-03-31T16:00:00+07:00</text:p>
          </table:table-cell>
          <table:table-cell office:value-type="string" calcext:value-type="string">
            <text:p>Functional Food - Dr. Lê Thanh Hương</text:p>
          </table:table-cell>
          <table:table-cell office:value-type="string" calcext:value-type="string">
            <text:p>A21-7-Classroom 715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08:30:00+07:00</text:p>
          </table:table-cell>
          <table:table-cell office:value-type="string" calcext:value-type="string">
            <text:p>2021-04-01T11:30:00+07:00</text:p>
          </table:table-cell>
          <table:table-cell office:value-type="string" calcext:value-type="string">
            <text:p>Online course - Food Formulation Technology -Dr. Huỳnh Tiến Đạt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09:00:00+07:00</text:p>
          </table:table-cell>
          <table:table-cell office:value-type="string" calcext:value-type="string">
            <text:p>2021-04-03T11:30:00+07:00</text:p>
          </table:table-cell>
          <table:table-cell office:value-type="string" calcext:value-type="string">
            <text:p>Online course - Seafood technology - A.Prof. Nguyễn Văn Min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14:00:00+07:00</text:p>
          </table:table-cell>
          <table:table-cell office:value-type="string" calcext:value-type="string">
            <text:p>2021-04-03T16:30:00+07:00</text:p>
          </table:table-cell>
          <table:table-cell office:value-type="string" calcext:value-type="string">
            <text:p>Online course - Seafood technology - A.Prof. Nguyễn Văn Min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08:30:00+07:00</text:p>
          </table:table-cell>
          <table:table-cell office:value-type="string" calcext:value-type="string">
            <text:p>2021-04-05T11:30:00+07:00</text:p>
          </table:table-cell>
          <table:table-cell office:value-type="string" calcext:value-type="string">
            <text:p>Online course - Food Formulation Technology -Dr. Huỳnh Tiến Đạt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08:30:00+07:00</text:p>
          </table:table-cell>
          <table:table-cell office:value-type="string" calcext:value-type="string">
            <text:p>2021-04-08T11:30:00+07:00</text:p>
          </table:table-cell>
          <table:table-cell office:value-type="string" calcext:value-type="string">
            <text:p>Online course - Food Formulation Technology -Dr. Huỳnh Tiến Đạt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09:00:00+07:00</text:p>
          </table:table-cell>
          <table:table-cell office:value-type="string" calcext:value-type="string">
            <text:p>2021-04-10T11:30:00+07:00</text:p>
          </table:table-cell>
          <table:table-cell office:value-type="string" calcext:value-type="string">
            <text:p>Online course - Seafood technology - A.Prof. Nguyễn Văn Min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14:00:00+07:00</text:p>
          </table:table-cell>
          <table:table-cell office:value-type="string" calcext:value-type="string">
            <text:p>2021-04-10T16:30:00+07:00</text:p>
          </table:table-cell>
          <table:table-cell office:value-type="string" calcext:value-type="string">
            <text:p>Online course - Seafood technology - A.Prof. Nguyễn Văn Min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08:30:00+07:00</text:p>
          </table:table-cell>
          <table:table-cell office:value-type="string" calcext:value-type="string">
            <text:p>2021-04-12T11:30:00+07:00</text:p>
          </table:table-cell>
          <table:table-cell office:value-type="string" calcext:value-type="string">
            <text:p>Technology of tea, cocoa and coffee - Dr. Nguyễn Văn Tặng</text:p>
          </table:table-cell>
          <table:table-cell office:value-type="string" calcext:value-type="string">
            <text:p>A21-7-Classroom 71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3:30:00+07:00</text:p>
          </table:table-cell>
          <table:table-cell office:value-type="string" calcext:value-type="string">
            <text:p>2021-04-12T16:30:00+07:00</text:p>
          </table:table-cell>
          <table:table-cell office:value-type="string" calcext:value-type="string">
            <text:p>Technology of tea, cocoa and coffee - Dr. Nguyễn Văn Tặng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08:30:00+07:00</text:p>
          </table:table-cell>
          <table:table-cell office:value-type="string" calcext:value-type="string">
            <text:p>2021-04-13T11:30:00+07:00</text:p>
          </table:table-cell>
          <table:table-cell office:value-type="string" calcext:value-type="string">
            <text:p>Technology of tea, cocoa and coffee - Dr. Nguyễn Văn Tặng</text:p>
          </table:table-cell>
          <table:table-cell office:value-type="string" calcext:value-type="string">
            <text:p>A21-7-Classroom 71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13:30:00+07:00</text:p>
          </table:table-cell>
          <table:table-cell office:value-type="string" calcext:value-type="string">
            <text:p>2021-04-13T16:30:00+07:00</text:p>
          </table:table-cell>
          <table:table-cell office:value-type="string" calcext:value-type="string">
            <text:p>Technology of tea, cocoa and coffee - Dr. Nguyễn Văn Tặng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08:30:00+07:00</text:p>
          </table:table-cell>
          <table:table-cell office:value-type="string" calcext:value-type="string">
            <text:p>2021-04-14T11:30:00+07:00</text:p>
          </table:table-cell>
          <table:table-cell office:value-type="string" calcext:value-type="string">
            <text:p>Technology of tea, cocoa and coffee - Dr. Nguyễn Văn Tặng</text:p>
          </table:table-cell>
          <table:table-cell office:value-type="string" calcext:value-type="string">
            <text:p>A21-7-Classroom 71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13:30:00+07:00</text:p>
          </table:table-cell>
          <table:table-cell office:value-type="string" calcext:value-type="string">
            <text:p>2021-04-14T16:30:00+07:00</text:p>
          </table:table-cell>
          <table:table-cell office:value-type="string" calcext:value-type="string">
            <text:p>Technology of tea, cocoa and coffee - Dr. Nguyễn Văn Tặng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08:30:00+07:00</text:p>
          </table:table-cell>
          <table:table-cell office:value-type="string" calcext:value-type="string">
            <text:p>2021-04-15T11:30:00+07:00</text:p>
          </table:table-cell>
          <table:table-cell office:value-type="string" calcext:value-type="string">
            <text:p>Technology of tea, cocoa and coffee - Dr. Nguyễn Văn Tặng</text:p>
          </table:table-cell>
          <table:table-cell office:value-type="string" calcext:value-type="string">
            <text:p>A21-7-Classroom 71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13:30:00+07:00</text:p>
          </table:table-cell>
          <table:table-cell office:value-type="string" calcext:value-type="string">
            <text:p>2021-04-15T16:30:00+07:00</text:p>
          </table:table-cell>
          <table:table-cell office:value-type="string" calcext:value-type="string">
            <text:p>Technology of tea, cocoa and coffee - Dr. Nguyễn Văn Tặng</text:p>
          </table:table-cell>
          <table:table-cell office:value-type="string" calcext:value-type="string">
            <text:p>A21-7-Classroom 715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6T08:30:00+07:00</text:p>
          </table:table-cell>
          <table:table-cell office:value-type="string" calcext:value-type="string">
            <text:p>2021-04-16T11:30:00+07:00</text:p>
          </table:table-cell>
          <table:table-cell office:value-type="string" calcext:value-type="string">
            <text:p>Technology of tea, cocoa and coffee - Dr. Nguyễn Văn Tặng</text:p>
          </table:table-cell>
          <table:table-cell office:value-type="string" calcext:value-type="string">
            <text:p>A21-7-Classroom 712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6T13:30:00+07:00</text:p>
          </table:table-cell>
          <table:table-cell office:value-type="string" calcext:value-type="string">
            <text:p>2021-04-16T16:30:00+07:00</text:p>
          </table:table-cell>
          <table:table-cell office:value-type="string" calcext:value-type="string">
            <text:p>Technology of tea, cocoa and coffee - Dr. Nguyễn Văn Tặng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9T08:30:00+07:00</text:p>
          </table:table-cell>
          <table:table-cell office:value-type="string" calcext:value-type="string">
            <text:p>2021-04-19T11:30:00+07:00</text:p>
          </table:table-cell>
          <table:table-cell office:value-type="string" calcext:value-type="string">
            <text:p>Online course - Food Formulation Technology -Dr. Huỳnh Tiến Đạt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2T08:30:00+07:00</text:p>
          </table:table-cell>
          <table:table-cell office:value-type="string" calcext:value-type="string">
            <text:p>2021-04-22T11:30:00+07:00</text:p>
          </table:table-cell>
          <table:table-cell office:value-type="string" calcext:value-type="string">
            <text:p>Online course - Food Formulation Technology -Dr. Huỳnh Tiến Đạt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4-30</text:p>
          </table:table-cell>
          <table:table-cell table:style-name="ce3" office:value-type="string" calcext:value-type="string">
            <text:p>2021-05-04</text:p>
          </table:table-cell>
          <table:table-cell office:value-type="string" calcext:value-type="string">
            <text:p>Public holiday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1 - AE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9:00:00+07:00</text:p>
          </table:table-cell>
          <table:table-cell office:value-type="string" calcext:value-type="string">
            <text:p>2021-03-29T12:00:00+07:00</text:p>
          </table:table-cell>
          <table:table-cell office:value-type="string" calcext:value-type="string">
            <text:p>Electronics - Dr. Phạm Duy An</text:p>
          </table:table-cell>
          <table:table-cell office:value-type="string" calcext:value-type="string">
            <text:p>2A-3-Classroom 318 (40), Online-10-FLC-Elearning28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3:00:00+07:00</text:p>
          </table:table-cell>
          <table:table-cell office:value-type="string" calcext:value-type="string">
            <text:p>2021-03-29T15:00:00+07:00</text:p>
          </table:table-cell>
          <table:table-cell office:value-type="string" calcext:value-type="string">
            <text:p>Tutor Calculus II - Dr. Lương Thái Hưng</text:p>
          </table:table-cell>
          <table:table-cell office:value-type="string" calcext:value-type="string">
            <text:p>A21-6-Classroom 603 (40)</text:p>
          </table:table-cell>
          <table:table-cell office:value-type="string" calcext:value-type="string">
            <text:p>Học tại trường phòng 603 tòa nhà A21/US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5:00:00+07:00</text:p>
          </table:table-cell>
          <table:table-cell office:value-type="string" calcext:value-type="string">
            <text:p>2021-03-29T16:30:00+07:00</text:p>
          </table:table-cell>
          <table:table-cell office:value-type="string" calcext:value-type="string">
            <text:p>Class BAE2_Basic programming</text:p>
          </table:table-cell>
          <table:table-cell office:value-type="string" calcext:value-type="string">
            <text:p>A21-5-Computer Room 504 (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5:00:00+07:00</text:p>
          </table:table-cell>
          <table:table-cell office:value-type="string" calcext:value-type="string">
            <text:p>2021-03-29T16:30:00+07:00</text:p>
          </table:table-cell>
          <table:table-cell office:value-type="string" calcext:value-type="string">
            <text:p>Class BAE1_Practical programming</text:p>
          </table:table-cell>
          <table:table-cell office:value-type="string" calcext:value-type="string">
            <text:p>A21-5-Computer Room 502 (21)</text:p>
          </table:table-cell>
          <table:table-cell office:value-type="string" calcext:value-type="string">
            <text:p>Học tại trường phòng máy tín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9:00:00+07:00</text:p>
          </table:table-cell>
          <table:table-cell office:value-type="string" calcext:value-type="string">
            <text:p>2021-03-30T12:00:00+07:00</text:p>
          </table:table-cell>
          <table:table-cell office:value-type="string" calcext:value-type="string">
            <text:p>Signal and Image processing - Dr. Nguyễn Công Phương</text:p>
          </table:table-cell>
          <table:table-cell office:value-type="string" calcext:value-type="string">
            <text:p>A21-6-Classroom 601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3:30:00+07:00</text:p>
          </table:table-cell>
          <table:table-cell office:value-type="string" calcext:value-type="string">
            <text:p>2021-03-30T16:30:00+07:00</text:p>
          </table:table-cell>
          <table:table-cell office:value-type="string" calcext:value-type="string">
            <text:p>Technical English for Engineering (Ngoc Thao)</text:p>
          </table:table-cell>
          <table:table-cell office:value-type="string" calcext:value-type="string">
            <text:p>2A-3-Classroom 318 (40), Online-10-FLC-Elearning27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9:00:00+07:00</text:p>
          </table:table-cell>
          <table:table-cell office:value-type="string" calcext:value-type="string">
            <text:p>2021-03-31T12:00:00+07:00</text:p>
          </table:table-cell>
          <table:table-cell office:value-type="string" calcext:value-type="string">
            <text:p>Electronics - Dr. Phạm Duy An</text:p>
          </table:table-cell>
          <table:table-cell office:value-type="string" calcext:value-type="string">
            <text:p>2A-3-Classroom 318 (40), Online-10-FLC-Elearning28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4:00:00+07:00</text:p>
          </table:table-cell>
          <table:table-cell office:value-type="string" calcext:value-type="string">
            <text:p>2021-03-31T17:00:00+07:00</text:p>
          </table:table-cell>
          <table:table-cell office:value-type="string" calcext:value-type="string">
            <text:p>Classical optics &amp; wave optics - Mr. Phạm Thế Linh</text:p>
          </table:table-cell>
          <table:table-cell office:value-type="string" calcext:value-type="string">
            <text:p>2A-3-Classroom 318 (4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08:30:00+07:00</text:p>
          </table:table-cell>
          <table:table-cell office:value-type="string" calcext:value-type="string">
            <text:p>2021-04-01T11:30:00+07:00</text:p>
          </table:table-cell>
          <table:table-cell office:value-type="string" calcext:value-type="string">
            <text:p>Technical English for Engineering (Ngoc Thao)</text:p>
          </table:table-cell>
          <table:table-cell office:value-type="string" calcext:value-type="string">
            <text:p>2A-3-Classroom 318 (40), Online-10-FLC-Elearning28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3:30:00+07:00</text:p>
          </table:table-cell>
          <table:table-cell office:value-type="string" calcext:value-type="string">
            <text:p>2021-04-01T16:30:00+07:00</text:p>
          </table:table-cell>
          <table:table-cell office:value-type="string" calcext:value-type="string">
            <text:p>Basic programming </text:p>
          </table:table-cell>
          <table:table-cell office:value-type="string" calcext:value-type="string">
            <text:p>USTH Auditorium (8th Floor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8:30:00+07:00</text:p>
          </table:table-cell>
          <table:table-cell office:value-type="string" calcext:value-type="string">
            <text:p>2021-04-02T11:30:00+07:00</text:p>
          </table:table-cell>
          <table:table-cell office:value-type="string" calcext:value-type="string">
            <text:p>Technical English for Engineering (Ngoc Thao)</text:p>
          </table:table-cell>
          <table:table-cell office:value-type="string" calcext:value-type="string">
            <text:p>2A-3-Classroom 318 (4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08:30:00+07:00</text:p>
          </table:table-cell>
          <table:table-cell office:value-type="string" calcext:value-type="string">
            <text:p>2021-04-03T16:45:00+07:00</text:p>
          </table:table-cell>
          <table:table-cell office:value-type="string" calcext:value-type="string">
            <text:p>Final exam of Introduction to Informatics - tentative</text:p>
          </table:table-cell>
          <table:table-cell office:value-type="string" calcext:value-type="string">
            <text:p>A21-5-Computer Room 504 (20), A21-5-Computer Room 503 (25), A21-5-Computer Room 502 (21)</text:p>
          </table:table-cell>
          <table:table-cell office:value-type="string" calcext:value-type="string">
            <text:p>Click &lt;a href="https://drive.google.com/file/d/1Ra_bUCrIiT9yanKs2r99NyIketBpbebd/view?usp=sharing"&gt;here&lt;/a&gt; to view the room allocation.&lt;br&gt;Clic&lt;u&gt;&lt;/u&gt;k &lt;a href="https://drive.google.com/file/d/1uYhmqLze2QONDO0-Ep3kHun2L4IcWlnl/view?usp=sharing"&gt;here&lt;/a&gt; to find the seating plan of the A21-Auditorium (from HT1 to HT6)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09:00:00+07:00</text:p>
          </table:table-cell>
          <table:table-cell office:value-type="string" calcext:value-type="string">
            <text:p>2021-04-05T12:00:00+07:00</text:p>
          </table:table-cell>
          <table:table-cell office:value-type="string" calcext:value-type="string">
            <text:p>Electronics - Dr. Phạm Duy An</text:p>
          </table:table-cell>
          <table:table-cell office:value-type="string" calcext:value-type="string">
            <text:p>2A-3-Classroom 318 (40), Online-10-FLC-Elearning28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3:00:00+07:00</text:p>
          </table:table-cell>
          <table:table-cell office:value-type="string" calcext:value-type="string">
            <text:p>2021-04-05T15:00:00+07:00</text:p>
          </table:table-cell>
          <table:table-cell office:value-type="string" calcext:value-type="string">
            <text:p>Tutor Calculus II - Dr. Lương Thái Hưng</text:p>
          </table:table-cell>
          <table:table-cell office:value-type="string" calcext:value-type="string">
            <text:p>A21-6-Classroom 603 (40)</text:p>
          </table:table-cell>
          <table:table-cell office:value-type="string" calcext:value-type="string">
            <text:p>Học tại trường phòng 603 tòa nhà A21/US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5:00:00+07:00</text:p>
          </table:table-cell>
          <table:table-cell office:value-type="string" calcext:value-type="string">
            <text:p>2021-04-05T16:30:00+07:00</text:p>
          </table:table-cell>
          <table:table-cell office:value-type="string" calcext:value-type="string">
            <text:p>Class BAE2_Basic programming</text:p>
          </table:table-cell>
          <table:table-cell office:value-type="string" calcext:value-type="string">
            <text:p>A21-5-Computer Room 504 (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5:00:00+07:00</text:p>
          </table:table-cell>
          <table:table-cell office:value-type="string" calcext:value-type="string">
            <text:p>2021-04-05T16:30:00+07:00</text:p>
          </table:table-cell>
          <table:table-cell office:value-type="string" calcext:value-type="string">
            <text:p>Class BAE1_Practical programming</text:p>
          </table:table-cell>
          <table:table-cell office:value-type="string" calcext:value-type="string">
            <text:p>A21-5-Computer Room 502 (21)</text:p>
          </table:table-cell>
          <table:table-cell office:value-type="string" calcext:value-type="string">
            <text:p>Học tại trường phòng máy tín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09:00:00+07:00</text:p>
          </table:table-cell>
          <table:table-cell office:value-type="string" calcext:value-type="string">
            <text:p>2021-04-06T12:00:00+07:00</text:p>
          </table:table-cell>
          <table:table-cell office:value-type="string" calcext:value-type="string">
            <text:p>Signal and Image processing - Dr. Nguyễn Công Phương</text:p>
          </table:table-cell>
          <table:table-cell office:value-type="string" calcext:value-type="string">
            <text:p>A22-7-Classroom 702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13:30:00+07:00</text:p>
          </table:table-cell>
          <table:table-cell office:value-type="string" calcext:value-type="string">
            <text:p>2021-04-06T16:30:00+07:00</text:p>
          </table:table-cell>
          <table:table-cell office:value-type="string" calcext:value-type="string">
            <text:p>Technical English for Engineering (Ngoc Thao)</text:p>
          </table:table-cell>
          <table:table-cell office:value-type="string" calcext:value-type="string">
            <text:p>2A-3-Classroom 318 (40), Online-10-FLC-Elearning27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09:00:00+07:00</text:p>
          </table:table-cell>
          <table:table-cell office:value-type="string" calcext:value-type="string">
            <text:p>2021-04-07T12:00:00+07:00</text:p>
          </table:table-cell>
          <table:table-cell office:value-type="string" calcext:value-type="string">
            <text:p>Electronics - Dr. Phạm Duy An</text:p>
          </table:table-cell>
          <table:table-cell office:value-type="string" calcext:value-type="string">
            <text:p>2A-3-Classroom 318 (40), Online-10-FLC-Elearning28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4:00:00+07:00</text:p>
          </table:table-cell>
          <table:table-cell office:value-type="string" calcext:value-type="string">
            <text:p>2021-04-07T17:00:00+07:00</text:p>
          </table:table-cell>
          <table:table-cell office:value-type="string" calcext:value-type="string">
            <text:p>Classical optics &amp; wave optics - Mr. Phạm Thế Linh</text:p>
          </table:table-cell>
          <table:table-cell office:value-type="string" calcext:value-type="string">
            <text:p>2A-3-Classroom 318 (4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08:30:00+07:00</text:p>
          </table:table-cell>
          <table:table-cell office:value-type="string" calcext:value-type="string">
            <text:p>2021-04-08T11:30:00+07:00</text:p>
          </table:table-cell>
          <table:table-cell office:value-type="string" calcext:value-type="string">
            <text:p>Technical English for Engineering (Ngoc Thao)</text:p>
          </table:table-cell>
          <table:table-cell office:value-type="string" calcext:value-type="string">
            <text:p>2A-3-Classroom 318 (40), Online-10-FLC-Elearning28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13:30:00+07:00</text:p>
          </table:table-cell>
          <table:table-cell office:value-type="string" calcext:value-type="string">
            <text:p>2021-04-08T16:30:00+07:00</text:p>
          </table:table-cell>
          <table:table-cell office:value-type="string" calcext:value-type="string">
            <text:p>Basic programming </text:p>
          </table:table-cell>
          <table:table-cell office:value-type="string" calcext:value-type="string">
            <text:p>USTH Auditorium (8th Floor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09:00:00+07:00</text:p>
          </table:table-cell>
          <table:table-cell office:value-type="string" calcext:value-type="string">
            <text:p>2021-04-09T12:00:00+07:00</text:p>
          </table:table-cell>
          <table:table-cell office:value-type="string" calcext:value-type="string">
            <text:p>Electricity &amp; Electromagnetism II - Dr. Bùi Văn Tuấn</text:p>
          </table:table-cell>
          <table:table-cell office:value-type="string" calcext:value-type="string">
            <text:p>2A-3-Classroom 318 (40), Online-10-Elearning22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3:30:00+07:00</text:p>
          </table:table-cell>
          <table:table-cell office:value-type="string" calcext:value-type="string">
            <text:p>2021-04-09T16:30:00+07:00</text:p>
          </table:table-cell>
          <table:table-cell office:value-type="string" calcext:value-type="string">
            <text:p>Technical English for Engineering (Ngoc Thao)</text:p>
          </table:table-cell>
          <table:table-cell office:value-type="string" calcext:value-type="string">
            <text:p>2A-3-Classroom 318 (40), Online-10-FLC-Elearning28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021-04-10T08:30:00+07:00</text:p>
          </table:table-cell>
          <table:table-cell office:value-type="string" calcext:value-type="string">
            <text:p>2021-04-10T11:30:00+07:00</text:p>
          </table:table-cell>
          <table:table-cell office:value-type="string" calcext:value-type="string">
            <text:p>Calculus II - Prof. Lê Hải Khôi [Make-up class]</text:p>
          </table:table-cell>
          <table:table-cell office:value-type="string" calcext:value-type="string">
            <text:p>USTH Auditorium (8th Floor)</text:p>
          </table:table-cell>
          <table:table-cell office:value-type="string" calcext:value-type="string">
            <text:p>Meeting ID: 847-282-1109 </text:p>
            <text:p>Passcode: 3009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09:00:00+07:00</text:p>
          </table:table-cell>
          <table:table-cell office:value-type="string" calcext:value-type="string">
            <text:p>2021-04-12T12:00:00+07:00</text:p>
          </table:table-cell>
          <table:table-cell office:value-type="string" calcext:value-type="string">
            <text:p>Electronics - Dr. Phạm Duy An</text:p>
          </table:table-cell>
          <table:table-cell office:value-type="string" calcext:value-type="string">
            <text:p>2A-3-Classroom 318 (40), Online-10-FLC-Elearning28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3:00:00+07:00</text:p>
          </table:table-cell>
          <table:table-cell office:value-type="string" calcext:value-type="string">
            <text:p>2021-04-12T15:00:00+07:00</text:p>
          </table:table-cell>
          <table:table-cell office:value-type="string" calcext:value-type="string">
            <text:p>Tutor Calculus II - Dr. Lương Thái Hưng</text:p>
          </table:table-cell>
          <table:table-cell office:value-type="string" calcext:value-type="string">
            <text:p>A21-6-Classroom 603 (40)</text:p>
          </table:table-cell>
          <table:table-cell office:value-type="string" calcext:value-type="string">
            <text:p>Học tại trường phòng 603 tòa nhà A21/US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5:00:00+07:00</text:p>
          </table:table-cell>
          <table:table-cell office:value-type="string" calcext:value-type="string">
            <text:p>2021-04-12T16:30:00+07:00</text:p>
          </table:table-cell>
          <table:table-cell office:value-type="string" calcext:value-type="string">
            <text:p>Class BAE2_Basic programming</text:p>
          </table:table-cell>
          <table:table-cell office:value-type="string" calcext:value-type="string">
            <text:p>A21-5-Computer Room 504 (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5:00:00+07:00</text:p>
          </table:table-cell>
          <table:table-cell office:value-type="string" calcext:value-type="string">
            <text:p>2021-04-12T16:30:00+07:00</text:p>
          </table:table-cell>
          <table:table-cell office:value-type="string" calcext:value-type="string">
            <text:p>Class BAE1_Practical programming</text:p>
          </table:table-cell>
          <table:table-cell office:value-type="string" calcext:value-type="string">
            <text:p>A21-5-Computer Room 502 (21)</text:p>
          </table:table-cell>
          <table:table-cell office:value-type="string" calcext:value-type="string">
            <text:p>Học tại trường phòng máy tín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09:00:00+07:00</text:p>
          </table:table-cell>
          <table:table-cell office:value-type="string" calcext:value-type="string">
            <text:p>2021-04-13T12:00:00+07:00</text:p>
          </table:table-cell>
          <table:table-cell office:value-type="string" calcext:value-type="string">
            <text:p>Signal and Image processing - Dr. Nguyễn Công Phương</text:p>
          </table:table-cell>
          <table:table-cell office:value-type="string" calcext:value-type="string">
            <text:p>A21-6-Classroom 602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2 - AE: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2021-03-29T07:30:00+07:00</text:p>
          </table:table-cell>
          <table:table-cell office:value-type="string" calcext:value-type="string">
            <text:p>2021-03-29T09:30:00+07:00</text:p>
          </table:table-cell>
          <table:table-cell office:value-type="string" calcext:value-type="string">
            <text:p>Thermal systems - Dr. Fernand Vignau/Dr. Nguyễn Văn Tăng</text:p>
          </table:table-cell>
          <table:table-cell office:value-type="string" calcext:value-type="string">
            <text:p>Online-10-Elearning22-Zoom (300)</text:p>
          </table:table-cell>
          <table:table-cell office:value-type="string" calcext:value-type="string">
            <text:p>Zoom USTH is inviting you to a scheduled Zoom meeting.</text:p>
            <text:p>Topic: B2AE: Thermal systems - Dr. Fernand Vignau/Dr. Nguyễn Văn Tăng</text:p>
            <text:p>Time: This is a recurring meeting Meet anytime</text:p>
            <text:p>Join Zoom Meeting</text:p>
            <text:p>https://zoom.us/j/98526094805?pwd=c1BoenBsd3BWUFlMSW9ta1ZFZmZTQT09</text:p>
            <text:p>Meeting ID: 985 2609 4805</text:p>
            <text:p>Passcode: fernand1</text:p>
            <text:p>One tap mobile</text:p>
            <text:p>+13017158592,,98526094805#,,,,*06065438# US (Washington DC)</text:p>
            <text:p>+13126266799,,98526094805#,,,,*06065438# US (Chicago)</text:p>
            <text:p>Dial by your location</text:p>
            <text:p>        +1 301 715 8592 US (Washington DC)</text:p>
            <text:p>        +1 312 626 6799 US (Chicago)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Meeting ID: 985 2609 4805</text:p>
            <text:p>Passcode: 06065438</text:p>
            <text:p>Find your local number: https://zoom.us/u/adqfKsBKi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3:30:00+07:00</text:p>
          </table:table-cell>
          <table:table-cell office:value-type="string" calcext:value-type="string">
            <text:p>2021-03-29T16:30:00+07:00</text:p>
          </table:table-cell>
          <table:table-cell office:value-type="string" calcext:value-type="string">
            <text:p>French skills 2.2 - FLC</text:p>
          </table:table-cell>
          <table:table-cell office:value-type="string" calcext:value-type="string">
            <text:p>A22-7-Classroom 702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3-30T07:30:00+07:00</text:p>
          </table:table-cell>
          <table:table-cell office:value-type="string" calcext:value-type="string">
            <text:p>2021-03-30T09:30:00+07:00</text:p>
          </table:table-cell>
          <table:table-cell office:value-type="string" calcext:value-type="string">
            <text:p>Thermal systems - Dr. Fernand Vignau/Dr. Nguyễn Văn Tăng</text:p>
          </table:table-cell>
          <table:table-cell office:value-type="string" calcext:value-type="string">
            <text:p>via online, Online-10-Elearning22-Zoom (300)</text:p>
          </table:table-cell>
          <table:table-cell office:value-type="string" calcext:value-type="string">
            <text:p>Zoom USTH is inviting you to a scheduled Zoom meeting.</text:p>
            <text:p>Topic: B2AE: Thermal systems - Dr. Fernand Vignau/Dr. Nguyễn Văn Tăng</text:p>
            <text:p>Time: This is a recurring meeting Meet anytime</text:p>
            <text:p>Join Zoom Meeting</text:p>
            <text:p>https://zoom.us/j/98526094805?pwd=c1BoenBsd3BWUFlMSW9ta1ZFZmZTQT09</text:p>
            <text:p>Meeting ID: 985 2609 4805</text:p>
            <text:p>Passcode: fernand1</text:p>
            <text:p>One tap mobile</text:p>
            <text:p>+13017158592,,98526094805#,,,,*06065438# US (Washington DC)</text:p>
            <text:p>+13126266799,,98526094805#,,,,*06065438# US (Chicago)</text:p>
            <text:p>Dial by your location</text:p>
            <text:p>        +1 301 715 8592 US (Washington DC)</text:p>
            <text:p>        +1 312 626 6799 US (Chicago)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Meeting ID: 985 2609 4805</text:p>
            <text:p>Passcode: 06065438</text:p>
            <text:p>Find your local number: https://zoom.us/u/adqfKsBKiw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3-30T13:30:00+07:00</text:p>
          </table:table-cell>
          <table:table-cell office:value-type="string" calcext:value-type="string">
            <text:p>2021-03-30T15:30:00+07:00</text:p>
          </table:table-cell>
          <table:table-cell office:value-type="string" calcext:value-type="string">
            <text:p>Eletronics systems - Dr. Tristan Dubois/Dr. Duong Quang Ha/Dr. Pham Duy An</text:p>
          </table:table-cell>
          <table:table-cell office:value-type="string" calcext:value-type="string">
            <text:p>via zoom online, Online-10-Elearning22-Zoom (300)</text:p>
          </table:table-cell>
          <table:table-cell office:value-type="string" calcext:value-type="string">
            <text:p>Zoom USTH is inviting you to a scheduled Zoom meeting.</text:p>
            <text:p>Topic: B2AE_Electronics systems: Analog systems &amp; Digital systems_Prof. Franck Cazaurang/Dr. Tristan Dubois/Dr. Dương Quang Hà/Dr. Phạm Duy An</text:p>
            <text:p>Time: This is a recurring meeting Meet anytime</text:p>
            <text:p>Join Zoom Meeting</text:p>
            <text:p>https://zoom.us/j/98791811400?pwd=aEVlcHBiTno1OVZTUG9DZ1JiR3VZZz09</text:p>
            <text:p>Meeting ID: 987 9181 1400</text:p>
            <text:p>Passcode: franck</text:p>
            <text:p>One tap mobile</text:p>
            <text:p>+12532158782,,98791811400#,,,,*840530# US (Tacoma)</text:p>
            <text:p>+13017158592,,98791811400#,,,,*840530# US (Washington DC)</text:p>
            <text:p>Dial by your location</text:p>
            <text:p>        +1 253 215 8782 US (Tacoma)</text:p>
            <text:p>        +1 301 715 8592 US (Washington DC)</text:p>
            <text:p>        +1 312 626 6799 US (Chicago)</text:p>
            <text:p>        +1 346 248 7799 US (Houston)</text:p>
            <text:p>        +1 669 900 6833 US (San Jose)</text:p>
            <text:p>        +1 929 205 6099 US (New York)</text:p>
            <text:p>Meeting ID: 987 9181 1400</text:p>
            <text:p>Passcode: 840530</text:p>
            <text:p>Find your local number: https://zoom.us/u/abzjsMTd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8:30:00+07:00</text:p>
          </table:table-cell>
          <table:table-cell office:value-type="string" calcext:value-type="string">
            <text:p>2021-03-31T11:30:00+07:00</text:p>
          </table:table-cell>
          <table:table-cell office:value-type="string" calcext:value-type="string">
            <text:p>French skills 2.2 - FLC </text:p>
          </table:table-cell>
          <table:table-cell office:value-type="string" calcext:value-type="string">
            <text:p>A22-7-Classroom 702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4:00:00+07:00</text:p>
          </table:table-cell>
          <table:table-cell office:value-type="string" calcext:value-type="string">
            <text:p>2021-03-31T17:00:00+07:00</text:p>
          </table:table-cell>
          <table:table-cell office:value-type="string" calcext:value-type="string">
            <text:p>Aircraft documentation - Dr. Nguyễn Văn Tăng</text:p>
          </table:table-cell>
          <table:table-cell office:value-type="string" calcext:value-type="string">
            <text:p>A21-6-Classroom 601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01T07:30:00+07:00</text:p>
          </table:table-cell>
          <table:table-cell office:value-type="string" calcext:value-type="string">
            <text:p>2021-04-01T09:00:00+07:00</text:p>
          </table:table-cell>
          <table:table-cell office:value-type="string" calcext:value-type="string">
            <text:p>Thermal systems - Dr. Fernand Vignau/Dr. Nguyễn Văn Tăng</text:p>
          </table:table-cell>
          <table:table-cell office:value-type="string" calcext:value-type="string">
            <text:p>via online, Online-10-Elearning22-Zoom (300)</text:p>
          </table:table-cell>
          <table:table-cell office:value-type="string" calcext:value-type="string">
            <text:p>Zoom USTH is inviting you to a scheduled Zoom meeting.</text:p>
            <text:p>Topic: B2AE: Thermal systems - Dr. Fernand Vignau/Dr. Nguyễn Văn Tăng</text:p>
            <text:p>Time: This is a recurring meeting Meet anytime</text:p>
            <text:p>Join Zoom Meeting</text:p>
            <text:p>https://zoom.us/j/98526094805?pwd=c1BoenBsd3BWUFlMSW9ta1ZFZmZTQT09</text:p>
            <text:p>Meeting ID: 985 2609 4805</text:p>
            <text:p>Passcode: fernand1</text:p>
            <text:p>One tap mobile</text:p>
            <text:p>+13017158592,,98526094805#,,,,*06065438# US (Washington DC)</text:p>
            <text:p>+13126266799,,98526094805#,,,,*06065438# US (Chicago)</text:p>
            <text:p>Dial by your location</text:p>
            <text:p>        +1 301 715 8592 US (Washington DC)</text:p>
            <text:p>        +1 312 626 6799 US (Chicago)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Meeting ID: 985 2609 4805</text:p>
            <text:p>Passcode: 06065438</text:p>
            <text:p>Find your local number: https://zoom.us/u/adqfKsBKiw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01T13:30:00+07:00</text:p>
          </table:table-cell>
          <table:table-cell office:value-type="string" calcext:value-type="string">
            <text:p>2021-04-01T15:30:00+07:00</text:p>
          </table:table-cell>
          <table:table-cell office:value-type="string" calcext:value-type="string">
            <text:p>Eletronics systems - Dr. Tristan Dubois/Dr. Duong Quang Ha/Dr. Pham Duy An</text:p>
          </table:table-cell>
          <table:table-cell office:value-type="string" calcext:value-type="string">
            <text:p>via zoom online, Online-10-Elearning22-Zoom (300)</text:p>
          </table:table-cell>
          <table:table-cell office:value-type="string" calcext:value-type="string">
            <text:p>Zoom USTH is inviting you to a scheduled Zoom meeting.</text:p>
            <text:p>Topic: B2AE_Electronics systems: Analog systems &amp; Digital systems_Prof. Franck Cazaurang/Dr. Tristan Dubois/Dr. Dương Quang Hà/Dr. Phạm Duy An</text:p>
            <text:p>Time: This is a recurring meeting Meet anytime</text:p>
            <text:p>Join Zoom Meeting</text:p>
            <text:p>https://zoom.us/j/98791811400?pwd=aEVlcHBiTno1OVZTUG9DZ1JiR3VZZz09</text:p>
            <text:p>Meeting ID: 987 9181 1400</text:p>
            <text:p>Passcode: franck</text:p>
            <text:p>One tap mobile</text:p>
            <text:p>+12532158782,,98791811400#,,,,*840530# US (Tacoma)</text:p>
            <text:p>+13017158592,,98791811400#,,,,*840530# US (Washington DC)</text:p>
            <text:p>Dial by your location</text:p>
            <text:p>        +1 253 215 8782 US (Tacoma)</text:p>
            <text:p>        +1 301 715 8592 US (Washington DC)</text:p>
            <text:p>        +1 312 626 6799 US (Chicago)</text:p>
            <text:p>        +1 346 248 7799 US (Houston)</text:p>
            <text:p>        +1 669 900 6833 US (San Jose)</text:p>
            <text:p>        +1 929 205 6099 US (New York)</text:p>
            <text:p>Meeting ID: 987 9181 1400</text:p>
            <text:p>Passcode: 840530</text:p>
            <text:p>Find your local number: https://zoom.us/u/abzjsMTd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8:00:00+07:00</text:p>
          </table:table-cell>
          <table:table-cell office:value-type="string" calcext:value-type="string">
            <text:p>2021-04-02T12:00:00+07:00</text:p>
          </table:table-cell>
          <table:table-cell office:value-type="string" calcext:value-type="string">
            <text:p>Practical group A1: Analog systems/Digital systems - Dr. Phạm Duy An</text:p>
          </table:table-cell>
          <table:table-cell office:value-type="string" calcext:value-type="string">
            <text:p>Phòng lab 210/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13:00:00+07:00</text:p>
          </table:table-cell>
          <table:table-cell office:value-type="string" calcext:value-type="string">
            <text:p>2021-04-02T17:00:00+07:00</text:p>
          </table:table-cell>
          <table:table-cell office:value-type="string" calcext:value-type="string">
            <text:p>Practical group A2: Analog systems/Digital systems - Dr. Phạm Duy An</text:p>
          </table:table-cell>
          <table:table-cell office:value-type="string" calcext:value-type="string">
            <text:p>Lab 210/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13:30:00+07:00</text:p>
          </table:table-cell>
          <table:table-cell office:value-type="string" calcext:value-type="string">
            <text:p>2021-04-03T16:30:00+07:00</text:p>
          </table:table-cell>
          <table:table-cell office:value-type="string" calcext:value-type="string">
            <text:p>Intellectual property management - Assoc. Prof. Le Thi Thu Hien</text:p>
          </table:table-cell>
          <table:table-cell office:value-type="string" calcext:value-type="string">
            <text:p>Hội trường nhà A30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07:30:00+07:00</text:p>
          </table:table-cell>
          <table:table-cell office:value-type="string" calcext:value-type="string">
            <text:p>2021-04-05T09:30:00+07:00</text:p>
          </table:table-cell>
          <table:table-cell office:value-type="string" calcext:value-type="string">
            <text:p>Thermal systems - Dr. Fernand Vignau/Dr. Nguyen Van Tang</text:p>
          </table:table-cell>
          <table:table-cell office:value-type="string" calcext:value-type="string">
            <text:p>Online-10-Elearning22-Zoom (300)</text:p>
          </table:table-cell>
          <table:table-cell office:value-type="string" calcext:value-type="string">
            <text:p>Zoom USTH is inviting you to a scheduled Zoom meeting.&amp;nbsp;&lt;br&gt;Topic: B2AE: Thermal systems - Dr. Fernand Vignau/Dr. Nguyễn Văn Tăng&amp;nbsp;&lt;br&gt;Time: This is a recurring meeting Meet anytime&amp;nbsp;&lt;br&gt;&lt;br&gt;Join Zoom Meeting&lt;a href="https://zoom.us/j/98526094805?pwd=c1BoenBsd3BWUFlMSW9ta1ZFZmZTQT09"&gt;https://zoom.us/j/98526094805?pwd=c1BoenBsd3BWUFlMSW9ta1ZFZmZTQT09&lt;/a&gt;&amp;nbsp;&lt;br&gt;&lt;br&gt;Meeting ID: 985 2609 4805&amp;nbsp;&lt;br&gt;Passcode: fernand1&amp;nbsp;&lt;br&gt;&lt;br&gt;One tap mobile+13017158592,,98526094805#,,,,*06065438# US (Washington DC)+13126266799,,98526094805#,,,,*06065438# US (Chicago)Dial by your location <text:s text:c="7"/>+1 301 715 8592 US (Washington DC) <text:s text:c="7"/>+1 312 626 6799 US (Chicago) <text:s text:c="7"/>+1 346 248 7799 US (Houston) <text:s text:c="7"/>+1 669 900 6833 US (San Jose) <text:s text:c="7"/>+1 929 205 6099 US (New York) <text:s text:c="7"/>+1 253 215 8782 US (Tacoma)Meeting ID: 985 2609 4805&amp;nbsp;&lt;br&gt;Passcode: 06065438&amp;nbsp;&lt;br&gt;&lt;br&gt;Find your local number: &lt;a href="https://zoom.us/u/adqfKsBKiw" id="ow4275" __is_owner="true"&gt;https://zoom.us/u/adqfKsBKiw&lt;/a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3:30:00+07:00</text:p>
          </table:table-cell>
          <table:table-cell office:value-type="string" calcext:value-type="string">
            <text:p>2021-04-05T16:30:00+07:00</text:p>
          </table:table-cell>
          <table:table-cell office:value-type="string" calcext:value-type="string">
            <text:p>French skills 2.2 - FLC</text:p>
          </table:table-cell>
          <table:table-cell office:value-type="string" calcext:value-type="string">
            <text:p>A22-7-Classroom 702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06T07:30:00+07:00</text:p>
          </table:table-cell>
          <table:table-cell office:value-type="string" calcext:value-type="string">
            <text:p>2021-04-06T09:30:00+07:00</text:p>
          </table:table-cell>
          <table:table-cell office:value-type="string" calcext:value-type="string">
            <text:p>Thermal systems - Mr. Eddy Gamyr/Dr. Nguyen Van Tang</text:p>
          </table:table-cell>
          <table:table-cell office:value-type="string" calcext:value-type="string">
            <text:p>Online-10-Elearning22-Zoom (300)</text:p>
          </table:table-cell>
          <table:table-cell office:value-type="string" calcext:value-type="string">
            <text:p>Zoom USTH is inviting you to a scheduled Zoom meeting.</text:p>
            <text:p>Topic: B2AE_Thermal systems _ Mr. Eddy Gamyr/Dr. Nguyen Van Tang</text:p>
            <text:p>Time: This is a recurring meeting Meet anytime</text:p>
            <text:p>Join Zoom Meeting</text:p>
            <text:p>https://zoom.us/j/99919761500?pwd=U2RRUFlUcWdDRDBCcnNNdEJLK1U4UT09</text:p>
            <text:p>Meeting ID: 999 1976 1500</text:p>
            <text:p>Passcode: 011672</text:p>
            <text:p>One tap mobile</text:p>
            <text:p>+16699006833,,99919761500#,,,,*011672# US (San Jose)</text:p>
            <text:p>+19292056099,,99919761500#,,,,*011672# US (New York)</text:p>
            <text:p>Dial by your location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        +1 346 248 7799 US (Houston)</text:p>
            <text:p>Meeting ID: 999 1976 1500</text:p>
            <text:p>Passcode: 011672</text:p>
            <text:p>Find your local number: https://zoom.us/u/adbqp1Zqbl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06T13:30:00+07:00</text:p>
          </table:table-cell>
          <table:table-cell office:value-type="string" calcext:value-type="string">
            <text:p>2021-04-06T15:30:00+07:00</text:p>
          </table:table-cell>
          <table:table-cell office:value-type="string" calcext:value-type="string">
            <text:p>Eletronics systems - Dr. Tristan Dubois/Dr. Duong Quang Ha/Dr. Pham Duy An</text:p>
          </table:table-cell>
          <table:table-cell office:value-type="string" calcext:value-type="string">
            <text:p>via zoom online, Online-10-Elearning22-Zoom (300)</text:p>
          </table:table-cell>
          <table:table-cell office:value-type="string" calcext:value-type="string">
            <text:p>Zoom USTH is inviting you to a scheduled Zoom meeting.</text:p>
            <text:p>Topic: B2AE_Electronics systems: Analog systems &amp; Digital systems_Prof. Franck Cazaurang/Dr. Tristan Dubois/Dr. Dương Quang Hà/Dr. Phạm Duy An</text:p>
            <text:p>Time: This is a recurring meeting Meet anytime</text:p>
            <text:p>Join Zoom Meeting</text:p>
            <text:p>https://zoom.us/j/98791811400?pwd=aEVlcHBiTno1OVZTUG9DZ1JiR3VZZz09</text:p>
            <text:p>Meeting ID: 987 9181 1400</text:p>
            <text:p>Passcode: franck</text:p>
            <text:p>One tap mobile</text:p>
            <text:p>+12532158782,,98791811400#,,,,*840530# US (Tacoma)</text:p>
            <text:p>+13017158592,,98791811400#,,,,*840530# US (Washington DC)</text:p>
            <text:p>Dial by your location</text:p>
            <text:p>        +1 253 215 8782 US (Tacoma)</text:p>
            <text:p>        +1 301 715 8592 US (Washington DC)</text:p>
            <text:p>        +1 312 626 6799 US (Chicago)</text:p>
            <text:p>        +1 346 248 7799 US (Houston)</text:p>
            <text:p>        +1 669 900 6833 US (San Jose)</text:p>
            <text:p>        +1 929 205 6099 US (New York)</text:p>
            <text:p>Meeting ID: 987 9181 1400</text:p>
            <text:p>Passcode: 840530</text:p>
            <text:p>Find your local number: https://zoom.us/u/abzjsMTdlL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07T07:30:00+07:00</text:p>
          </table:table-cell>
          <table:table-cell office:value-type="string" calcext:value-type="string">
            <text:p>2021-04-07T09:30:00+07:00</text:p>
          </table:table-cell>
          <table:table-cell office:value-type="string" calcext:value-type="string">
            <text:p>Thermal systems - Mr. Eddy Gamyr/Dr. Nguyen Van Tang</text:p>
          </table:table-cell>
          <table:table-cell office:value-type="string" calcext:value-type="string">
            <text:p>Online-10-Elearning22-Zoom (300)</text:p>
          </table:table-cell>
          <table:table-cell office:value-type="string" calcext:value-type="string">
            <text:p>Zoom USTH is inviting you to a scheduled Zoom meeting.</text:p>
            <text:p>Topic: B2AE_Thermal systems _ Mr. Eddy Gamyr/Dr. Nguyen Van Tang</text:p>
            <text:p>Time: This is a recurring meeting Meet anytime</text:p>
            <text:p>Join Zoom Meeting</text:p>
            <text:p>https://zoom.us/j/99919761500?pwd=U2RRUFlUcWdDRDBCcnNNdEJLK1U4UT09</text:p>
            <text:p>Meeting ID: 999 1976 1500</text:p>
            <text:p>Passcode: 011672</text:p>
            <text:p>One tap mobile</text:p>
            <text:p>+16699006833,,99919761500#,,,,*011672# US (San Jose)</text:p>
            <text:p>+19292056099,,99919761500#,,,,*011672# US (New York)</text:p>
            <text:p>Dial by your location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        +1 346 248 7799 US (Houston)</text:p>
            <text:p>Meeting ID: 999 1976 1500</text:p>
            <text:p>Passcode: 011672</text:p>
            <text:p>Find your local number: https://zoom.us/u/adbqp1Zqb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4:00:00+07:00</text:p>
          </table:table-cell>
          <table:table-cell office:value-type="string" calcext:value-type="string">
            <text:p>2021-04-07T17:00:00+07:00</text:p>
          </table:table-cell>
          <table:table-cell office:value-type="string" calcext:value-type="string">
            <text:p>Aircraft documentation - Dr. Nguyễn Văn Tăng</text:p>
          </table:table-cell>
          <table:table-cell office:value-type="string" calcext:value-type="string">
            <text:p>A21-6-Classroom 612 (4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08T07:30:00+07:00</text:p>
          </table:table-cell>
          <table:table-cell office:value-type="string" calcext:value-type="string">
            <text:p>2021-04-08T09:00:00+07:00</text:p>
          </table:table-cell>
          <table:table-cell office:value-type="string" calcext:value-type="string">
            <text:p>Thermal systems - Fernand Vignau</text:p>
          </table:table-cell>
          <table:table-cell office:value-type="string" calcext:value-type="string">
            <text:p>Online-10-Elearning22-Zoom (300)</text:p>
          </table:table-cell>
          <table:table-cell office:value-type="string" calcext:value-type="string">
            <text:p>Zoom USTH is inviting you to a scheduled Zoom meeting.</text:p>
            <text:p>Topic: B2AE: Thermal systems - Dr. Fernand Vignau/Dr. Nguyễn Văn Tăng</text:p>
            <text:p>Time: This is a recurring meeting Meet anytime</text:p>
            <text:p>Join Zoom Meeting</text:p>
            <text:p>https://zoom.us/j/98526094805?pwd=c1BoenBsd3BWUFlMSW9ta1ZFZmZTQT09</text:p>
            <text:p>Meeting ID: 985 2609 4805</text:p>
            <text:p>Passcode: fernand1</text:p>
            <text:p>One tap mobile</text:p>
            <text:p>+13017158592,,98526094805#,,,,*06065438# US (Washington DC)</text:p>
            <text:p>+13126266799,,98526094805#,,,,*06065438# US (Chicago)</text:p>
            <text:p>Dial by your location</text:p>
            <text:p>        +1 301 715 8592 US (Washington DC)</text:p>
            <text:p>        +1 312 626 6799 US (Chicago)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Meeting ID: 985 2609 4805</text:p>
            <text:p>Passcode: 06065438</text:p>
            <text:p>Find your local number: https://zoom.us/u/adqfKsBKiw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08T13:30:00+07:00</text:p>
          </table:table-cell>
          <table:table-cell office:value-type="string" calcext:value-type="string">
            <text:p>2021-04-08T15:30:00+07:00</text:p>
          </table:table-cell>
          <table:table-cell office:value-type="string" calcext:value-type="string">
            <text:p>Eletronics systems - Dr. Tristan Dubois/Dr. Duong Quang Ha/Dr. Pham Duy An</text:p>
          </table:table-cell>
          <table:table-cell office:value-type="string" calcext:value-type="string">
            <text:p>via zoom online, Online-10-Elearning22-Zoom (300)</text:p>
          </table:table-cell>
          <table:table-cell office:value-type="string" calcext:value-type="string">
            <text:p>Zoom USTH is inviting you to a scheduled Zoom meeting.</text:p>
            <text:p>Topic: B2AE_Electronics systems: Analog systems &amp; Digital systems_Prof. Franck Cazaurang/Dr. Tristan Dubois/Dr. Dương Quang Hà/Dr. Phạm Duy An</text:p>
            <text:p>Time: This is a recurring meeting Meet anytime</text:p>
            <text:p>Join Zoom Meeting</text:p>
            <text:p>https://zoom.us/j/98791811400?pwd=aEVlcHBiTno1OVZTUG9DZ1JiR3VZZz09</text:p>
            <text:p>Meeting ID: 987 9181 1400</text:p>
            <text:p>Passcode: franck</text:p>
            <text:p>One tap mobile</text:p>
            <text:p>+12532158782,,98791811400#,,,,*840530# US (Tacoma)</text:p>
            <text:p>+13017158592,,98791811400#,,,,*840530# US (Washington DC)</text:p>
            <text:p>Dial by your location</text:p>
            <text:p>        +1 253 215 8782 US (Tacoma)</text:p>
            <text:p>        +1 301 715 8592 US (Washington DC)</text:p>
            <text:p>        +1 312 626 6799 US (Chicago)</text:p>
            <text:p>        +1 346 248 7799 US (Houston)</text:p>
            <text:p>        +1 669 900 6833 US (San Jose)</text:p>
            <text:p>        +1 929 205 6099 US (New York)</text:p>
            <text:p>Meeting ID: 987 9181 1400</text:p>
            <text:p>Passcode: 840530</text:p>
            <text:p>Find your local number: https://zoom.us/u/abzjsMTd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09:00:00+07:00</text:p>
          </table:table-cell>
          <table:table-cell office:value-type="string" calcext:value-type="string">
            <text:p>2021-04-09T11:00:00+07:00</text:p>
          </table:table-cell>
          <table:table-cell office:value-type="string" calcext:value-type="string">
            <text:p>Final exam of Aerodynamics and flight mechanics (tentative)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4:00:00+07:00</text:p>
          </table:table-cell>
          <table:table-cell office:value-type="string" calcext:value-type="string">
            <text:p>2021-04-09T17:00:00+07:00</text:p>
          </table:table-cell>
          <table:table-cell office:value-type="string" calcext:value-type="string">
            <text:p>Aircraft documentation - Dr. Nguyễn Văn Tăng</text:p>
          </table:table-cell>
          <table:table-cell office:value-type="string" calcext:value-type="string">
            <text:p>A21-7-Classroom 702 (35)</text:p>
          </table:table-cell>
          <table:table-cell office:value-type="string" calcext:value-type="string">
            <text:p>Làm Final exam luôn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13:30:00+07:00</text:p>
          </table:table-cell>
          <table:table-cell office:value-type="string" calcext:value-type="string">
            <text:p>2021-04-10T16:30:00+07:00</text:p>
          </table:table-cell>
          <table:table-cell office:value-type="string" calcext:value-type="string">
            <text:p>Intellectual property management - Assoc. Prof. Le Thi Thu Hie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ội trường nhà A3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12T13:00:00+07:00</text:p>
          </table:table-cell>
          <table:table-cell office:value-type="string" calcext:value-type="string">
            <text:p>2021-04-12T15:00:00+07:00</text:p>
          </table:table-cell>
          <table:table-cell office:value-type="string" calcext:value-type="string">
            <text:p>Instrument systems - avionics - Troubleshooting - Mr. Franck Cazaurang</text:p>
          </table:table-cell>
          <table:table-cell office:value-type="string" calcext:value-type="string">
            <text:p>Online-10-Elearning22-Zoom (300)</text:p>
          </table:table-cell>
          <table:table-cell office:value-type="string" calcext:value-type="string">
            <text:p>Zoom USTH is inviting you to a scheduled Zoom meeting.</text:p>
            <text:p>Topic: B2AE_Electronics systems: Instrument systems, avionics and troubleshooting_Prof. Franck Cazaurang/Dr. Olivier Devos/Dr. Dương Quang Hà/Dr. Phạm Duy An</text:p>
            <text:p>Time: This is a recurring meeting Meet anytime</text:p>
            <text:p>Join Zoom Meeting</text:p>
            <text:p>https://zoom.us/j/92175283877?pwd=V3hvQ1MwR3Z4VGh6bExxRGUxWEZIdz09</text:p>
            <text:p>Meeting ID: 921 7528 3877</text:p>
            <text:p>Passcode: franck2</text:p>
            <text:p>One tap mobile</text:p>
            <text:p>+13017158592,,92175283877#,,,,*5423714# US (Washington DC)</text:p>
            <text:p>+13126266799,,92175283877#,,,,*5423714# US (Chicago)</text:p>
            <text:p>Dial by your location</text:p>
            <text:p>        +1 301 715 8592 US (Washington DC)</text:p>
            <text:p>        +1 312 626 6799 US (Chicago)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Meeting ID: 921 7528 3877</text:p>
            <text:p>Passcode: 5423714</text:p>
            <text:p>Find your local number: https://zoom.us/u/adoMZ7STY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13T07:30:00+07:00</text:p>
          </table:table-cell>
          <table:table-cell office:value-type="string" calcext:value-type="string">
            <text:p>2021-04-13T09:30:00+07:00</text:p>
          </table:table-cell>
          <table:table-cell office:value-type="string" calcext:value-type="string">
            <text:p>Thermal systems - Mr. Eddy Gamyr/Dr. Nguyen Van Tang</text:p>
          </table:table-cell>
          <table:table-cell office:value-type="string" calcext:value-type="string">
            <text:p>Online-10-Elearning22-Zoom (300)</text:p>
          </table:table-cell>
          <table:table-cell office:value-type="string" calcext:value-type="string">
            <text:p>Zoom USTH is inviting you to a scheduled Zoom meeting.</text:p>
            <text:p>Topic: B2AE_Thermal systems _ Mr. Eddy Gamyr/Dr. Nguyen Van Tang</text:p>
            <text:p>Time: This is a recurring meeting Meet anytime</text:p>
            <text:p>Join Zoom Meeting</text:p>
            <text:p>https://zoom.us/j/99919761500?pwd=U2RRUFlUcWdDRDBCcnNNdEJLK1U4UT09</text:p>
            <text:p>Meeting ID: 999 1976 1500</text:p>
            <text:p>Passcode: 011672</text:p>
            <text:p>One tap mobile</text:p>
            <text:p>+16699006833,,99919761500#,,,,*011672# US (San Jose)</text:p>
            <text:p>+19292056099,,99919761500#,,,,*011672# US (New York)</text:p>
            <text:p>Dial by your location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        +1 346 248 7799 US (Houston)</text:p>
            <text:p>Meeting ID: 999 1976 1500</text:p>
            <text:p>Passcode: 011672</text:p>
            <text:p>Find your local number: https://zoom.us/u/adbqp1Zqb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13:00:00+07:00</text:p>
          </table:table-cell>
          <table:table-cell office:value-type="string" calcext:value-type="string">
            <text:p>2021-04-13T17:00:00+07:00</text:p>
          </table:table-cell>
          <table:table-cell office:value-type="string" calcext:value-type="string">
            <text:p>Practical group A3: Analog/Digital systems - Dr. Phạm Duy An</text:p>
          </table:table-cell>
          <table:table-cell office:value-type="string" calcext:value-type="string">
            <text:p>Lab 210/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14T07:30:00+07:00</text:p>
          </table:table-cell>
          <table:table-cell office:value-type="string" calcext:value-type="string">
            <text:p>2021-04-14T09:30:00+07:00</text:p>
          </table:table-cell>
          <table:table-cell office:value-type="string" calcext:value-type="string">
            <text:p>Thermal systems - Mr. Eddy Gamyr/Dr. Nguyen Van Tang</text:p>
          </table:table-cell>
          <table:table-cell office:value-type="string" calcext:value-type="string">
            <text:p>Online-10-Elearning22-Zoom (300)</text:p>
          </table:table-cell>
          <table:table-cell office:value-type="string" calcext:value-type="string">
            <text:p>Zoom USTH is inviting you to a scheduled Zoom meeting.</text:p>
            <text:p>Topic: B2AE_Thermal systems _ Mr. Eddy Gamyr/Dr. Nguyen Van Tang</text:p>
            <text:p>Time: This is a recurring meeting Meet anytime</text:p>
            <text:p>Join Zoom Meeting</text:p>
            <text:p>https://zoom.us/j/99919761500?pwd=U2RRUFlUcWdDRDBCcnNNdEJLK1U4UT09</text:p>
            <text:p>Meeting ID: 999 1976 1500</text:p>
            <text:p>Passcode: 011672</text:p>
            <text:p>One tap mobile</text:p>
            <text:p>+16699006833,,99919761500#,,,,*011672# US (San Jose)</text:p>
            <text:p>+19292056099,,99919761500#,,,,*011672# US (New York)</text:p>
            <text:p>Dial by your location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        +1 346 248 7799 US (Houston)</text:p>
            <text:p>Meeting ID: 999 1976 1500</text:p>
            <text:p>Passcode: 011672</text:p>
            <text:p>Find your local number: https://zoom.us/u/adbqp1Zqb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14:00:00+07:00</text:p>
          </table:table-cell>
          <table:table-cell office:value-type="string" calcext:value-type="string">
            <text:p>2021-04-14T17:00:00+07:00</text:p>
          </table:table-cell>
          <table:table-cell office:value-type="string" calcext:value-type="string">
            <text:p>Final exam of Intellectual Property Management</text:p>
          </table:table-cell>
          <table:table-cell office:value-type="string" calcext:value-type="string">
            <text:p>Hội trường tòa A30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15T13:00:00+07:00</text:p>
          </table:table-cell>
          <table:table-cell office:value-type="string" calcext:value-type="string">
            <text:p>2021-04-15T15:00:00+07:00</text:p>
          </table:table-cell>
          <table:table-cell office:value-type="string" calcext:value-type="string">
            <text:p>Instrument systems - avionics - Troubleshooting - Mr. Franck Cazaurang</text:p>
          </table:table-cell>
          <table:table-cell office:value-type="string" calcext:value-type="string">
            <text:p>Online-10-Elearning22-Zoom (300)</text:p>
          </table:table-cell>
          <table:table-cell office:value-type="string" calcext:value-type="string">
            <text:p>Zoom USTH is inviting you to a scheduled Zoom meeting.</text:p>
            <text:p>Topic: B2AE_Electronics systems: Instrument systems, avionics and troubleshooting_Prof. Franck Cazaurang/Dr. Olivier Devos/Dr. Dương Quang Hà/Dr. Phạm Duy An</text:p>
            <text:p>Time: This is a recurring meeting Meet anytime</text:p>
            <text:p>Join Zoom Meeting</text:p>
            <text:p>https://zoom.us/j/92175283877?pwd=V3hvQ1MwR3Z4VGh6bExxRGUxWEZIdz09</text:p>
            <text:p>Meeting ID: 921 7528 3877</text:p>
            <text:p>Passcode: franck2</text:p>
            <text:p>One tap mobile</text:p>
            <text:p>+13017158592,,92175283877#,,,,*5423714# US (Washington DC)</text:p>
            <text:p>+13126266799,,92175283877#,,,,*5423714# US (Chicago)</text:p>
            <text:p>Dial by your location</text:p>
            <text:p>        +1 301 715 8592 US (Washington DC)</text:p>
            <text:p>        +1 312 626 6799 US (Chicago)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Meeting ID: 921 7528 3877</text:p>
            <text:p>Passcode: 5423714</text:p>
            <text:p>Find your local number: https://zoom.us/u/adoMZ7STY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16T13:00:00+07:00</text:p>
          </table:table-cell>
          <table:table-cell office:value-type="string" calcext:value-type="string">
            <text:p>2021-04-16T15:00:00+07:00</text:p>
          </table:table-cell>
          <table:table-cell office:value-type="string" calcext:value-type="string">
            <text:p>Instrument systems - avionics - Troubleshooting - Mr. Franck Cazaurang</text:p>
          </table:table-cell>
          <table:table-cell office:value-type="string" calcext:value-type="string">
            <text:p>Online-10-Elearning22-Zoom (300)</text:p>
          </table:table-cell>
          <table:table-cell office:value-type="string" calcext:value-type="string">
            <text:p>Zoom USTH is inviting you to a scheduled Zoom meeting.</text:p>
            <text:p>Topic: B2AE_Electronics systems: Instrument systems, avionics and troubleshooting_Prof. Franck Cazaurang/Dr. Olivier Devos/Dr. Dương Quang Hà/Dr. Phạm Duy An</text:p>
            <text:p>Time: This is a recurring meeting Meet anytime</text:p>
            <text:p>Join Zoom Meeting</text:p>
            <text:p>https://zoom.us/j/92175283877?pwd=V3hvQ1MwR3Z4VGh6bExxRGUxWEZIdz09</text:p>
            <text:p>Meeting ID: 921 7528 3877</text:p>
            <text:p>Passcode: franck2</text:p>
            <text:p>One tap mobile</text:p>
            <text:p>+13017158592,,92175283877#,,,,*5423714# US (Washington DC)</text:p>
            <text:p>+13126266799,,92175283877#,,,,*5423714# US (Chicago)</text:p>
            <text:p>Dial by your location</text:p>
            <text:p>        +1 301 715 8592 US (Washington DC)</text:p>
            <text:p>        +1 312 626 6799 US (Chicago)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Meeting ID: 921 7528 3877</text:p>
            <text:p>Passcode: 5423714</text:p>
            <text:p>Find your local number: https://zoom.us/u/adoMZ7STY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19T13:00:00+07:00</text:p>
          </table:table-cell>
          <table:table-cell office:value-type="string" calcext:value-type="string">
            <text:p>2021-04-19T15:00:00+07:00</text:p>
          </table:table-cell>
          <table:table-cell office:value-type="string" calcext:value-type="string">
            <text:p>Instrument systems - avionics - Troubleshooting - Mr. Franck Cazaurang</text:p>
          </table:table-cell>
          <table:table-cell office:value-type="string" calcext:value-type="string">
            <text:p>Online-10-Elearning22-Zoom (300)</text:p>
          </table:table-cell>
          <table:table-cell office:value-type="string" calcext:value-type="string">
            <text:p>Zoom USTH is inviting you to a scheduled Zoom meeting.</text:p>
            <text:p>Topic: B2AE_Electronics systems: Instrument systems, avionics and troubleshooting_Prof. Franck Cazaurang/Dr. Olivier Devos/Dr. Dương Quang Hà/Dr. Phạm Duy An</text:p>
            <text:p>Time: This is a recurring meeting Meet anytime</text:p>
            <text:p>Join Zoom Meeting</text:p>
            <text:p>https://zoom.us/j/92175283877?pwd=V3hvQ1MwR3Z4VGh6bExxRGUxWEZIdz09</text:p>
            <text:p>Meeting ID: 921 7528 3877</text:p>
            <text:p>Passcode: franck2</text:p>
            <text:p>One tap mobile</text:p>
            <text:p>+13017158592,,92175283877#,,,,*5423714# US (Washington DC)</text:p>
            <text:p>+13126266799,,92175283877#,,,,*5423714# US (Chicago)</text:p>
            <text:p>Dial by your location</text:p>
            <text:p>        +1 301 715 8592 US (Washington DC)</text:p>
            <text:p>        +1 312 626 6799 US (Chicago)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Meeting ID: 921 7528 3877</text:p>
            <text:p>Passcode: 5423714</text:p>
            <text:p>Find your local number: https://zoom.us/u/adoMZ7STY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3 - AE: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2021-03-29T13:30:00+07:00</text:p>
          </table:table-cell>
          <table:table-cell office:value-type="string" calcext:value-type="string">
            <text:p>2021-03-29T16:30:00+07:00</text:p>
          </table:table-cell>
          <table:table-cell office:value-type="string" calcext:value-type="string">
            <text:p>Project Management &amp; Quality assurance/Mr. Brochain</text:p>
          </table:table-cell>
          <table:table-cell office:value-type="string" calcext:value-type="string">
            <text:p>via zoom online, Online-10-Elearning23-Zoom (300)</text:p>
          </table:table-cell>
          <table:table-cell office:value-type="string" calcext:value-type="string">
            <text:p>Zoom USTH is inviting you to a scheduled Zoom meeting.</text:p>
            <text:p>Topic: B3AE_Project Management &amp; Quality assurance_Mr. Brochain</text:p>
            <text:p>Time: This is a recurring meeting Meet anytime</text:p>
            <text:p>Join Zoom Meeting</text:p>
            <text:p>https://zoom.us/j/97104667493?pwd=VFNLS3pUVzltRXBxODVXMkJXbUd2QT09</text:p>
            <text:p>Meeting ID: 971 0466 7493</text:p>
            <text:p>Passcode: 595755</text:p>
            <text:p>One tap mobile</text:p>
            <text:p>+13017158592,,97104667493#,,,,*595755# US (Washington DC)</text:p>
            <text:p>+13126266799,,97104667493#,,,,*595755# US (Chicago)</text:p>
            <text:p>Dial by your location</text:p>
            <text:p>        +1 301 715 8592 US (Washington DC)</text:p>
            <text:p>        +1 312 626 6799 US (Chicago)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Meeting ID: 971 0466 7493</text:p>
            <text:p>Passcode: 595755</text:p>
            <text:p>Find your local number: https://zoom.us/u/adhoIAzeKo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3-30T13:30:00+07:00</text:p>
          </table:table-cell>
          <table:table-cell office:value-type="string" calcext:value-type="string">
            <text:p>2021-03-30T16:30:00+07:00</text:p>
          </table:table-cell>
          <table:table-cell office:value-type="string" calcext:value-type="string">
            <text:p>Project Management &amp; Quality assurance/Mr. Brochain</text:p>
          </table:table-cell>
          <table:table-cell office:value-type="string" calcext:value-type="string">
            <text:p>via zoom online, Online-10-Elearning23-Zoom (300)</text:p>
          </table:table-cell>
          <table:table-cell office:value-type="string" calcext:value-type="string">
            <text:p>Zoom USTH is inviting you to a scheduled Zoom meeting.</text:p>
            <text:p>Topic: B3AE_Project Management &amp; Quality assurance_Mr. Brochain</text:p>
            <text:p>Time: This is a recurring meeting Meet anytime</text:p>
            <text:p>Join Zoom Meeting</text:p>
            <text:p>https://zoom.us/j/97104667493?pwd=VFNLS3pUVzltRXBxODVXMkJXbUd2QT09</text:p>
            <text:p>Meeting ID: 971 0466 7493</text:p>
            <text:p>Passcode: 595755</text:p>
            <text:p>One tap mobile</text:p>
            <text:p>+13017158592,,97104667493#,,,,*595755# US (Washington DC)</text:p>
            <text:p>+13126266799,,97104667493#,,,,*595755# US (Chicago)</text:p>
            <text:p>Dial by your location</text:p>
            <text:p>        +1 301 715 8592 US (Washington DC)</text:p>
            <text:p>        +1 312 626 6799 US (Chicago)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Meeting ID: 971 0466 7493</text:p>
            <text:p>Passcode: 595755</text:p>
            <text:p>Find your local number: https://zoom.us/u/adhoIAzeK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4:30:00+07:00</text:p>
          </table:table-cell>
          <table:table-cell office:value-type="string" calcext:value-type="string">
            <text:p>2021-03-31T16:00:00+07:00</text:p>
          </table:table-cell>
          <table:table-cell office:value-type="string" calcext:value-type="string">
            <text:p>Airlines business Economics - Mr. P.&amp; J CLARK</text:p>
          </table:table-cell>
          <table:table-cell office:value-type="string" calcext:value-type="string">
            <text:p>Online-10-Elearning23-Zoom (300)</text:p>
          </table:table-cell>
          <table:table-cell office:value-type="string" calcext:value-type="string">
            <text:p>&lt;p&gt;Topic: USTH welcome briefing&lt;u&gt;&lt;/u&gt;&lt;u&gt;&lt;/u&gt;&lt;/p&gt;&lt;p&gt;Time: Mar 9, 2021 11:00 AM London&lt;u&gt;&lt;/u&gt;&lt;u&gt;&lt;/u&gt;&lt;/p&gt;&lt;p&gt;&lt;u&gt;&lt;/u&gt;&amp;nbsp;&lt;u&gt;&lt;/u&gt;&lt;/p&gt;&lt;p&gt;Join Zoom Meeting&lt;u&gt;&lt;/u&gt;&lt;u&gt;&lt;/u&gt;&lt;/p&gt;&lt;p&gt;&lt;a href="https://us02web.zoom.us/j/86303338527?pwd=NCtiMVlyMW44RnJJcVVGL1AxbUZJQT09"&gt;https://us02web.zoom.us/j/&lt;u&gt;&lt;/u&gt;86303338527?pwd=&lt;u&gt;&lt;/u&gt;NCtiMVlyMW44RnJJcVVGL1AxbUZJQT&lt;u&gt;&lt;/u&gt;09&lt;/a&gt;&lt;u&gt;&lt;/u&gt;&lt;u&gt;&lt;/u&gt;&lt;/p&gt;&lt;p&gt;&lt;u&gt;&lt;/u&gt;&amp;nbsp;&lt;u&gt;&lt;/u&gt;&lt;/p&gt;&lt;p&gt;Meeting ID: 863 0333 8527&lt;u&gt;&lt;/u&gt;&lt;u&gt;&lt;/u&gt;&lt;/p&gt;&lt;p&gt;Passcode: 754856&lt;/p&gt;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01T14:00:00+07:00</text:p>
          </table:table-cell>
          <table:table-cell office:value-type="string" calcext:value-type="string">
            <text:p>2021-04-01T17:00:00+07:00</text:p>
          </table:table-cell>
          <table:table-cell office:value-type="string" calcext:value-type="string">
            <text:p>Flight operation - Mrs. C. Preli</text:p>
          </table:table-cell>
          <table:table-cell office:value-type="string" calcext:value-type="string">
            <text:p>Online-10-Elearning23-Zoom (300)</text:p>
          </table:table-cell>
          <table:table-cell office:value-type="string" calcext:value-type="string">
            <text:p>Zoom USTH is inviting you to a scheduled Zoom meeting.</text:p>
            <text:p>Topic: B3AE_Flight operation_Mrs. Cécile Preli/Dr. Bùi Văn Tuấn</text:p>
            <text:p>Time: This is a recurring meeting Meet anytime</text:p>
            <text:p>Join Zoom Meeting</text:p>
            <text:p>https://zoom.us/j/91995747687?pwd=cE9OY3gyaUNrcGpiUHZLbnFjaU91Zz09</text:p>
            <text:p>Meeting ID: 919 9574 7687</text:p>
            <text:p>Passcode: 327357</text:p>
            <text:p>One tap mobile</text:p>
            <text:p>+13462487799,,91995747687#,,,,*327357# US (Houston)</text:p>
            <text:p>+16699006833,,91995747687#,,,,*327357# US (San Jose)</text:p>
            <text:p>Dial by your location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Meeting ID: 919 9574 7687</text:p>
            <text:p>Passcode: 327357</text:p>
            <text:p>Find your local number: https://zoom.us/u/abkkzz8Bq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02T14:00:00+07:00</text:p>
          </table:table-cell>
          <table:table-cell office:value-type="string" calcext:value-type="string">
            <text:p>2021-04-02T17:00:00+07:00</text:p>
          </table:table-cell>
          <table:table-cell office:value-type="string" calcext:value-type="string">
            <text:p>Flight operation - Mrs. C. Preli</text:p>
          </table:table-cell>
          <table:table-cell office:value-type="string" calcext:value-type="string">
            <text:p>Online-10-Elearning23-Zoom (300)</text:p>
          </table:table-cell>
          <table:table-cell office:value-type="string" calcext:value-type="string">
            <text:p>Zoom USTH is inviting you to a scheduled Zoom meeting.</text:p>
            <text:p>Topic: B3AE_Flight operation_Mrs. Cécile Preli/Dr. Bùi Văn Tuấn</text:p>
            <text:p>Time: This is a recurring meeting Meet anytime</text:p>
            <text:p>Join Zoom Meeting</text:p>
            <text:p>https://zoom.us/j/91995747687?pwd=cE9OY3gyaUNrcGpiUHZLbnFjaU91Zz09</text:p>
            <text:p>Meeting ID: 919 9574 7687</text:p>
            <text:p>Passcode: 327357</text:p>
            <text:p>One tap mobile</text:p>
            <text:p>+13462487799,,91995747687#,,,,*327357# US (Houston)</text:p>
            <text:p>+16699006833,,91995747687#,,,,*327357# US (San Jose)</text:p>
            <text:p>Dial by your location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Meeting ID: 919 9574 7687</text:p>
            <text:p>Passcode: 327357</text:p>
            <text:p>Find your local number: https://zoom.us/u/abkkzz8Bq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05T14:00:00+07:00</text:p>
          </table:table-cell>
          <table:table-cell office:value-type="string" calcext:value-type="string">
            <text:p>2021-04-05T17:00:00+07:00</text:p>
          </table:table-cell>
          <table:table-cell office:value-type="string" calcext:value-type="string">
            <text:p>Flight operation - Mr. C. Preli</text:p>
          </table:table-cell>
          <table:table-cell office:value-type="string" calcext:value-type="string">
            <text:p>Online-10-Elearning23-Zoom (300)</text:p>
          </table:table-cell>
          <table:table-cell office:value-type="string" calcext:value-type="string">
            <text:p>Zoom USTH is inviting you to a scheduled Zoom meeting.</text:p>
            <text:p>Topic: B3AE_Flight operation_Mrs. Cécile Preli/Dr. Bùi Văn Tuấn</text:p>
            <text:p>Time: This is a recurring meeting Meet anytime</text:p>
            <text:p>Join Zoom Meeting</text:p>
            <text:p>https://zoom.us/j/91995747687?pwd=cE9OY3gyaUNrcGpiUHZLbnFjaU91Zz09</text:p>
            <text:p>Meeting ID: 919 9574 7687</text:p>
            <text:p>Passcode: 327357</text:p>
            <text:p>One tap mobile</text:p>
            <text:p>+13462487799,,91995747687#,,,,*327357# US (Houston)</text:p>
            <text:p>+16699006833,,91995747687#,,,,*327357# US (San Jose)</text:p>
            <text:p>Dial by your location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Meeting ID: 919 9574 7687</text:p>
            <text:p>Passcode: 327357</text:p>
            <text:p>Find your local number: https://zoom.us/u/abkkzz8Bq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06T14:00:00+07:00</text:p>
          </table:table-cell>
          <table:table-cell office:value-type="string" calcext:value-type="string">
            <text:p>2021-04-06T17:00:00+07:00</text:p>
          </table:table-cell>
          <table:table-cell office:value-type="string" calcext:value-type="string">
            <text:p>Flight operation - Mr. C. Preli</text:p>
          </table:table-cell>
          <table:table-cell office:value-type="string" calcext:value-type="string">
            <text:p>Online-10-Elearning23-Zoom (300)</text:p>
          </table:table-cell>
          <table:table-cell office:value-type="string" calcext:value-type="string">
            <text:p>Zoom USTH is inviting you to a scheduled Zoom meeting.</text:p>
            <text:p>Topic: B3AE_Flight operation_Mrs. Cécile Preli/Dr. Bùi Văn Tuấn</text:p>
            <text:p>Time: This is a recurring meeting Meet anytime</text:p>
            <text:p>Join Zoom Meeting</text:p>
            <text:p>https://zoom.us/j/91995747687?pwd=cE9OY3gyaUNrcGpiUHZLbnFjaU91Zz09</text:p>
            <text:p>Meeting ID: 919 9574 7687</text:p>
            <text:p>Passcode: 327357</text:p>
            <text:p>One tap mobile</text:p>
            <text:p>+13462487799,,91995747687#,,,,*327357# US (Houston)</text:p>
            <text:p>+16699006833,,91995747687#,,,,*327357# US (San Jose)</text:p>
            <text:p>Dial by your location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Meeting ID: 919 9574 7687</text:p>
            <text:p>Passcode: 327357</text:p>
            <text:p>Find your local number: https://zoom.us/u/abkkzz8Bq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08T14:00:00+07:00</text:p>
          </table:table-cell>
          <table:table-cell office:value-type="string" calcext:value-type="string">
            <text:p>2021-04-08T17:00:00+07:00</text:p>
          </table:table-cell>
          <table:table-cell office:value-type="string" calcext:value-type="string">
            <text:p>Flight operation - Mrs. C. Preli</text:p>
          </table:table-cell>
          <table:table-cell office:value-type="string" calcext:value-type="string">
            <text:p>Online-10-Elearning23-Zoom (300)</text:p>
          </table:table-cell>
          <table:table-cell office:value-type="string" calcext:value-type="string">
            <text:p>Zoom USTH is inviting you to a scheduled Zoom meeting.</text:p>
            <text:p>Topic: B3AE_Flight operation_Mrs. Cécile Preli/Dr. Bùi Văn Tuấn</text:p>
            <text:p>Time: This is a recurring meeting Meet anytime</text:p>
            <text:p>Join Zoom Meeting</text:p>
            <text:p>https://zoom.us/j/91995747687?pwd=cE9OY3gyaUNrcGpiUHZLbnFjaU91Zz09</text:p>
            <text:p>Meeting ID: 919 9574 7687</text:p>
            <text:p>Passcode: 327357</text:p>
            <text:p>One tap mobile</text:p>
            <text:p>+13462487799,,91995747687#,,,,*327357# US (Houston)</text:p>
            <text:p>+16699006833,,91995747687#,,,,*327357# US (San Jose)</text:p>
            <text:p>Dial by your location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Meeting ID: 919 9574 7687</text:p>
            <text:p>Passcode: 327357</text:p>
            <text:p>Find your local number: https://zoom.us/u/abkkzz8Bq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09T14:00:00+07:00</text:p>
          </table:table-cell>
          <table:table-cell office:value-type="string" calcext:value-type="string">
            <text:p>2021-04-09T17:00:00+07:00</text:p>
          </table:table-cell>
          <table:table-cell office:value-type="string" calcext:value-type="string">
            <text:p>Flight operation - Mr. C. Preli</text:p>
          </table:table-cell>
          <table:table-cell office:value-type="string" calcext:value-type="string">
            <text:p>Online-10-Elearning23-Zoom (300)</text:p>
          </table:table-cell>
          <table:table-cell office:value-type="string" calcext:value-type="string">
            <text:p>Zoom USTH is inviting you to a scheduled Zoom meeting.</text:p>
            <text:p>Topic: B3AE_Flight operation_Mrs. Cécile Preli/Dr. Bùi Văn Tuấn</text:p>
            <text:p>Time: This is a recurring meeting Meet anytime</text:p>
            <text:p>Join Zoom Meeting</text:p>
            <text:p>https://zoom.us/j/91995747687?pwd=cE9OY3gyaUNrcGpiUHZLbnFjaU91Zz09</text:p>
            <text:p>Meeting ID: 919 9574 7687</text:p>
            <text:p>Passcode: 327357</text:p>
            <text:p>One tap mobile</text:p>
            <text:p>+13462487799,,91995747687#,,,,*327357# US (Houston)</text:p>
            <text:p>+16699006833,,91995747687#,,,,*327357# US (San Jose)</text:p>
            <text:p>Dial by your location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Meeting ID: 919 9574 7687</text:p>
            <text:p>Passcode: 327357</text:p>
            <text:p>Find your local number: https://zoom.us/u/abkkzz8Bq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12T14:00:00+07:00</text:p>
          </table:table-cell>
          <table:table-cell office:value-type="string" calcext:value-type="string">
            <text:p>2021-04-12T17:00:00+07:00</text:p>
          </table:table-cell>
          <table:table-cell office:value-type="string" calcext:value-type="string">
            <text:p>Flight operation - Mr. C. Preli</text:p>
          </table:table-cell>
          <table:table-cell office:value-type="string" calcext:value-type="string">
            <text:p>Online-10-Elearning23-Zoom (300)</text:p>
          </table:table-cell>
          <table:table-cell office:value-type="string" calcext:value-type="string">
            <text:p>Zoom USTH is inviting you to a scheduled Zoom meeting.</text:p>
            <text:p>Topic: B3AE_Flight operation_Mrs. Cécile Preli/Dr. Bùi Văn Tuấn</text:p>
            <text:p>Time: This is a recurring meeting Meet anytime</text:p>
            <text:p>Join Zoom Meeting</text:p>
            <text:p>https://zoom.us/j/91995747687?pwd=cE9OY3gyaUNrcGpiUHZLbnFjaU91Zz09</text:p>
            <text:p>Meeting ID: 919 9574 7687</text:p>
            <text:p>Passcode: 327357</text:p>
            <text:p>One tap mobile</text:p>
            <text:p>+13462487799,,91995747687#,,,,*327357# US (Houston)</text:p>
            <text:p>+16699006833,,91995747687#,,,,*327357# US (San Jose)</text:p>
            <text:p>Dial by your location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Meeting ID: 919 9574 7687</text:p>
            <text:p>Passcode: 327357</text:p>
            <text:p>Find your local number: https://zoom.us/u/abkkzz8Bq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13T14:00:00+07:00</text:p>
          </table:table-cell>
          <table:table-cell office:value-type="string" calcext:value-type="string">
            <text:p>2021-04-13T17:00:00+07:00</text:p>
          </table:table-cell>
          <table:table-cell office:value-type="string" calcext:value-type="string">
            <text:p>Flight operation - Mr. C. Preli</text:p>
          </table:table-cell>
          <table:table-cell office:value-type="string" calcext:value-type="string">
            <text:p>Online-10-Elearning23-Zoom (300)</text:p>
          </table:table-cell>
          <table:table-cell office:value-type="string" calcext:value-type="string">
            <text:p>Zoom USTH is inviting you to a scheduled Zoom meeting.</text:p>
            <text:p>Topic: B3AE_Flight operation_Mrs. Cécile Preli/Dr. Bùi Văn Tuấn</text:p>
            <text:p>Time: This is a recurring meeting Meet anytime</text:p>
            <text:p>Join Zoom Meeting</text:p>
            <text:p>https://zoom.us/j/91995747687?pwd=cE9OY3gyaUNrcGpiUHZLbnFjaU91Zz09</text:p>
            <text:p>Meeting ID: 919 9574 7687</text:p>
            <text:p>Passcode: 327357</text:p>
            <text:p>One tap mobile</text:p>
            <text:p>+13462487799,,91995747687#,,,,*327357# US (Houston)</text:p>
            <text:p>+16699006833,,91995747687#,,,,*327357# US (San Jose)</text:p>
            <text:p>Dial by your location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Meeting ID: 919 9574 7687</text:p>
            <text:p>Passcode: 327357</text:p>
            <text:p>Find your local number: https://zoom.us/u/abkkzz8Bq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15T14:00:00+07:00</text:p>
          </table:table-cell>
          <table:table-cell office:value-type="string" calcext:value-type="string">
            <text:p>2021-04-15T17:00:00+07:00</text:p>
          </table:table-cell>
          <table:table-cell office:value-type="string" calcext:value-type="string">
            <text:p>Flight operation - Mr. C. Preli</text:p>
          </table:table-cell>
          <table:table-cell office:value-type="string" calcext:value-type="string">
            <text:p>Online-10-Elearning23-Zoom (300)</text:p>
          </table:table-cell>
          <table:table-cell office:value-type="string" calcext:value-type="string">
            <text:p>Zoom USTH is inviting you to a scheduled Zoom meeting.</text:p>
            <text:p>Topic: B3AE_Flight operation_Mrs. Cécile Preli/Dr. Bùi Văn Tuấn</text:p>
            <text:p>Time: This is a recurring meeting Meet anytime</text:p>
            <text:p>Join Zoom Meeting</text:p>
            <text:p>https://zoom.us/j/91995747687?pwd=cE9OY3gyaUNrcGpiUHZLbnFjaU91Zz09</text:p>
            <text:p>Meeting ID: 919 9574 7687</text:p>
            <text:p>Passcode: 327357</text:p>
            <text:p>One tap mobile</text:p>
            <text:p>+13462487799,,91995747687#,,,,*327357# US (Houston)</text:p>
            <text:p>+16699006833,,91995747687#,,,,*327357# US (San Jose)</text:p>
            <text:p>Dial by your location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Meeting ID: 919 9574 7687</text:p>
            <text:p>Passcode: 327357</text:p>
            <text:p>Find your local number: https://zoom.us/u/abkkzz8Bq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16T14:00:00+07:00</text:p>
          </table:table-cell>
          <table:table-cell office:value-type="string" calcext:value-type="string">
            <text:p>2021-04-16T17:00:00+07:00</text:p>
          </table:table-cell>
          <table:table-cell office:value-type="string" calcext:value-type="string">
            <text:p>Flight operation - Mr. C. Preli</text:p>
          </table:table-cell>
          <table:table-cell office:value-type="string" calcext:value-type="string">
            <text:p>Online-10-Elearning23-Zoom (300)</text:p>
          </table:table-cell>
          <table:table-cell office:value-type="string" calcext:value-type="string">
            <text:p>Zoom USTH is inviting you to a scheduled Zoom meeting.</text:p>
            <text:p>Topic: B3AE_Flight operation_Mrs. Cécile Preli/Dr. Bùi Văn Tuấn</text:p>
            <text:p>Time: This is a recurring meeting Meet anytime</text:p>
            <text:p>Join Zoom Meeting</text:p>
            <text:p>https://zoom.us/j/91995747687?pwd=cE9OY3gyaUNrcGpiUHZLbnFjaU91Zz09</text:p>
            <text:p>Meeting ID: 919 9574 7687</text:p>
            <text:p>Passcode: 327357</text:p>
            <text:p>One tap mobile</text:p>
            <text:p>+13462487799,,91995747687#,,,,*327357# US (Houston)</text:p>
            <text:p>+16699006833,,91995747687#,,,,*327357# US (San Jose)</text:p>
            <text:p>Dial by your location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Meeting ID: 919 9574 7687</text:p>
            <text:p>Passcode: 327357</text:p>
            <text:p>Find your local number: https://zoom.us/u/abkkzz8Bq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19T14:00:00+07:00</text:p>
          </table:table-cell>
          <table:table-cell office:value-type="string" calcext:value-type="string">
            <text:p>2021-04-19T17:00:00+07:00</text:p>
          </table:table-cell>
          <table:table-cell office:value-type="string" calcext:value-type="string">
            <text:p>Flight operation - Mr. C. Preli</text:p>
          </table:table-cell>
          <table:table-cell office:value-type="string" calcext:value-type="string">
            <text:p>Online-10-Elearning23-Zoom (300)</text:p>
          </table:table-cell>
          <table:table-cell office:value-type="string" calcext:value-type="string">
            <text:p>Zoom USTH is inviting you to a scheduled Zoom meeting.</text:p>
            <text:p>Topic: B3AE_Flight operation_Mrs. Cécile Preli/Dr. Bùi Văn Tuấn</text:p>
            <text:p>Time: This is a recurring meeting Meet anytime</text:p>
            <text:p>Join Zoom Meeting</text:p>
            <text:p>https://zoom.us/j/91995747687?pwd=cE9OY3gyaUNrcGpiUHZLbnFjaU91Zz09</text:p>
            <text:p>Meeting ID: 919 9574 7687</text:p>
            <text:p>Passcode: 327357</text:p>
            <text:p>One tap mobile</text:p>
            <text:p>+13462487799,,91995747687#,,,,*327357# US (Houston)</text:p>
            <text:p>+16699006833,,91995747687#,,,,*327357# US (San Jose)</text:p>
            <text:p>Dial by your location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Meeting ID: 919 9574 7687</text:p>
            <text:p>Passcode: 327357</text:p>
            <text:p>Find your local number: https://zoom.us/u/abkkzz8Bq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20T14:00:00+07:00</text:p>
          </table:table-cell>
          <table:table-cell office:value-type="string" calcext:value-type="string">
            <text:p>2021-04-20T17:00:00+07:00</text:p>
          </table:table-cell>
          <table:table-cell office:value-type="string" calcext:value-type="string">
            <text:p>Flight operation - Mr. C. Preli</text:p>
          </table:table-cell>
          <table:table-cell office:value-type="string" calcext:value-type="string">
            <text:p>Online-10-Elearning23-Zoom (300)</text:p>
          </table:table-cell>
          <table:table-cell office:value-type="string" calcext:value-type="string">
            <text:p>Zoom USTH is inviting you to a scheduled Zoom meeting.</text:p>
            <text:p>Topic: B3AE_Flight operation_Mrs. Cécile Preli/Dr. Bùi Văn Tuấn</text:p>
            <text:p>Time: This is a recurring meeting Meet anytime</text:p>
            <text:p>Join Zoom Meeting</text:p>
            <text:p>https://zoom.us/j/91995747687?pwd=cE9OY3gyaUNrcGpiUHZLbnFjaU91Zz09</text:p>
            <text:p>Meeting ID: 919 9574 7687</text:p>
            <text:p>Passcode: 327357</text:p>
            <text:p>One tap mobile</text:p>
            <text:p>+13462487799,,91995747687#,,,,*327357# US (Houston)</text:p>
            <text:p>+16699006833,,91995747687#,,,,*327357# US (San Jose)</text:p>
            <text:p>Dial by your location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Meeting ID: 919 9574 7687</text:p>
            <text:p>Passcode: 327357</text:p>
            <text:p>Find your local number: https://zoom.us/u/abkkzz8Bq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1-04-22T14:00:00+07:00</text:p>
          </table:table-cell>
          <table:table-cell office:value-type="string" calcext:value-type="string">
            <text:p>2021-04-22T17:00:00+07:00</text:p>
          </table:table-cell>
          <table:table-cell office:value-type="string" calcext:value-type="string">
            <text:p>Flight operation - Mr. C. Preli</text:p>
          </table:table-cell>
          <table:table-cell office:value-type="string" calcext:value-type="string">
            <text:p>Online-10-Elearning23-Zoom (300)</text:p>
          </table:table-cell>
          <table:table-cell office:value-type="string" calcext:value-type="string">
            <text:p>Zoom USTH is inviting you to a scheduled Zoom meeting.</text:p>
            <text:p>Topic: B3AE_Flight operation_Mrs. Cécile Preli/Dr. Bùi Văn Tuấn</text:p>
            <text:p>Time: This is a recurring meeting Meet anytime</text:p>
            <text:p>Join Zoom Meeting</text:p>
            <text:p>https://zoom.us/j/91995747687?pwd=cE9OY3gyaUNrcGpiUHZLbnFjaU91Zz09</text:p>
            <text:p>Meeting ID: 919 9574 7687</text:p>
            <text:p>Passcode: 327357</text:p>
            <text:p>One tap mobile</text:p>
            <text:p>+13462487799,,91995747687#,,,,*327357# US (Houston)</text:p>
            <text:p>+16699006833,,91995747687#,,,,*327357# US (San Jose)</text:p>
            <text:p>Dial by your location</text:p>
            <text:p>        +1 346 248 7799 US (Houston)</text:p>
            <text:p>        +1 669 900 6833 US (San Jose)</text:p>
            <text:p>        +1 929 205 6099 US (New York)</text:p>
            <text:p>        +1 253 215 8782 US (Tacoma)</text:p>
            <text:p>        +1 301 715 8592 US (Washington DC)</text:p>
            <text:p>        +1 312 626 6799 US (Chicago)</text:p>
            <text:p>Meeting ID: 919 9574 7687</text:p>
            <text:p>Passcode: 327357</text:p>
            <text:p>Find your local number: https://zoom.us/u/abkkzz8Bq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6T09:00:00+07:00</text:p>
          </table:table-cell>
          <table:table-cell office:value-type="string" calcext:value-type="string">
            <text:p>2021-04-26T11:00:00+07:00</text:p>
          </table:table-cell>
          <table:table-cell office:value-type="string" calcext:value-type="string">
            <text:p>Final exam of the course Safety &amp; Human factors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8T09:00:00+07:00</text:p>
          </table:table-cell>
          <table:table-cell office:value-type="string" calcext:value-type="string">
            <text:p>2021-04-28T11:00:00+07:00</text:p>
          </table:table-cell>
          <table:table-cell office:value-type="string" calcext:value-type="string">
            <text:p>Final exam of Regulations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5-04</text:p>
          </table:table-cell>
          <table:table-cell table:style-name="ce3" office:value-type="string" calcext:value-type="string">
            <text:p>2021-05-08</text:p>
          </table:table-cell>
          <table:table-cell office:value-type="string" calcext:value-type="string">
            <text:p>Internship B3_Operation engineeri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5-10</text:p>
          </table:table-cell>
          <table:table-cell table:style-name="ce3" office:value-type="string" calcext:value-type="string">
            <text:p>2021-05-15</text:p>
          </table:table-cell>
          <table:table-cell office:value-type="string" calcext:value-type="string">
            <text:p>Internship B3_Operation engineeri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5-17</text:p>
          </table:table-cell>
          <table:table-cell table:style-name="ce3" office:value-type="string" calcext:value-type="string">
            <text:p>2021-05-22</text:p>
          </table:table-cell>
          <table:table-cell office:value-type="string" calcext:value-type="string">
            <text:p>Internship B3_Operation engineeri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5-24</text:p>
          </table:table-cell>
          <table:table-cell table:style-name="ce3" office:value-type="string" calcext:value-type="string">
            <text:p>2021-05-29</text:p>
          </table:table-cell>
          <table:table-cell office:value-type="string" calcext:value-type="string">
            <text:p>Internship B3_Operation engineeri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5-31</text:p>
          </table:table-cell>
          <table:table-cell table:style-name="ce3" office:value-type="string" calcext:value-type="string">
            <text:p>2021-06-05</text:p>
          </table:table-cell>
          <table:table-cell office:value-type="string" calcext:value-type="string">
            <text:p>Internship B3_Operation engineeri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6-07</text:p>
          </table:table-cell>
          <table:table-cell table:style-name="ce3" office:value-type="string" calcext:value-type="string">
            <text:p>2021-06-12</text:p>
          </table:table-cell>
          <table:table-cell office:value-type="string" calcext:value-type="string">
            <text:p>Internship B3_Operation engineeri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6-14</text:p>
          </table:table-cell>
          <table:table-cell table:style-name="ce3" office:value-type="string" calcext:value-type="string">
            <text:p>2021-06-19</text:p>
          </table:table-cell>
          <table:table-cell office:value-type="string" calcext:value-type="string">
            <text:p>Internship B3_Operation engineeri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6-21</text:p>
          </table:table-cell>
          <table:table-cell table:style-name="ce3" office:value-type="string" calcext:value-type="string">
            <text:p>2021-06-26</text:p>
          </table:table-cell>
          <table:table-cell office:value-type="string" calcext:value-type="string">
            <text:p>Internship B3_Operation engineeri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6-28</text:p>
          </table:table-cell>
          <table:table-cell table:style-name="ce3" office:value-type="string" calcext:value-type="string">
            <text:p>2021-07-03</text:p>
          </table:table-cell>
          <table:table-cell office:value-type="string" calcext:value-type="string">
            <text:p>Internship B3_Operation engineeri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7-05</text:p>
          </table:table-cell>
          <table:table-cell table:style-name="ce3" office:value-type="string" calcext:value-type="string">
            <text:p>2021-07-10</text:p>
          </table:table-cell>
          <table:table-cell office:value-type="string" calcext:value-type="string">
            <text:p>Internship B3_Operation engineeri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7-12</text:p>
          </table:table-cell>
          <table:table-cell table:style-name="ce3" office:value-type="string" calcext:value-type="string">
            <text:p>2021-07-17</text:p>
          </table:table-cell>
          <table:table-cell office:value-type="string" calcext:value-type="string">
            <text:p>Internship B3_Operation engineeri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7-19</text:p>
          </table:table-cell>
          <table:table-cell table:style-name="ce3" office:value-type="string" calcext:value-type="string">
            <text:p>2021-07-24</text:p>
          </table:table-cell>
          <table:table-cell office:value-type="string" calcext:value-type="string">
            <text:p>Internship B3_Operation engineeri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2 - CHEM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8:00:00+07:00</text:p>
          </table:table-cell>
          <table:table-cell office:value-type="string" calcext:value-type="string">
            <text:p>2021-03-29T10:00:00+07:00</text:p>
          </table:table-cell>
          <table:table-cell office:value-type="string" calcext:value-type="string">
            <text:p>Physico -Chemistry of Surfaces and Interfaces - Dr. Vu Thi Thu </text:p>
          </table:table-cell>
          <table:table-cell office:value-type="string" calcext:value-type="string">
            <text:p>802 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0:00:00+07:00</text:p>
          </table:table-cell>
          <table:table-cell office:value-type="string" calcext:value-type="string">
            <text:p>2021-03-29T12:00:00+07:00</text:p>
          </table:table-cell>
          <table:table-cell office:value-type="string" calcext:value-type="string">
            <text:p>Organic Synthesis - Dr. To Hai Tung </text:p>
          </table:table-cell>
          <table:table-cell office:value-type="string" calcext:value-type="string">
            <text:p>A21-7-Classroom 710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4:00:00+07:00</text:p>
          </table:table-cell>
          <table:table-cell office:value-type="string" calcext:value-type="string">
            <text:p>2021-03-29T16:00:00+07:00</text:p>
          </table:table-cell>
          <table:table-cell office:value-type="string" calcext:value-type="string">
            <text:p>Project based II - Dr. Vũ Cẩm Tú</text:p>
          </table:table-cell>
          <table:table-cell office:value-type="string" calcext:value-type="string">
            <text:p>A21-7-Classroom 714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8:30:00+07:00</text:p>
          </table:table-cell>
          <table:table-cell office:value-type="string" calcext:value-type="string">
            <text:p>2021-03-30T11:30:00+07:00</text:p>
          </table:table-cell>
          <table:table-cell office:value-type="string" calcext:value-type="string">
            <text:p>French </text:p>
          </table:table-cell>
          <table:table-cell office:value-type="string" calcext:value-type="string">
            <text:p>1502 GUST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4:00:00+07:00</text:p>
          </table:table-cell>
          <table:table-cell office:value-type="string" calcext:value-type="string">
            <text:p>2021-03-30T16:00:00+07:00</text:p>
          </table:table-cell>
          <table:table-cell office:value-type="string" calcext:value-type="string">
            <text:p>Final exam - Structure Determination - 715 USTH 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8:00:00+07:00</text:p>
          </table:table-cell>
          <table:table-cell office:value-type="string" calcext:value-type="string">
            <text:p>2021-03-31T10:00:00+07:00</text:p>
          </table:table-cell>
          <table:table-cell office:value-type="string" calcext:value-type="string">
            <text:p>Physico -Chemistry of Surfaces and Interfaces - Dr. Vu Thi Thu </text:p>
          </table:table-cell>
          <table:table-cell office:value-type="string" calcext:value-type="string">
            <text:p>802 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0:00:00+07:00</text:p>
          </table:table-cell>
          <table:table-cell office:value-type="string" calcext:value-type="string">
            <text:p>2021-03-31T12:00:00+07:00</text:p>
          </table:table-cell>
          <table:table-cell office:value-type="string" calcext:value-type="string">
            <text:p>Organic Synthesis - Dr. To Hai Tung </text:p>
          </table:table-cell>
          <table:table-cell office:value-type="string" calcext:value-type="string">
            <text:p>A21-7-Classroom 710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4:00:00+07:00</text:p>
          </table:table-cell>
          <table:table-cell office:value-type="string" calcext:value-type="string">
            <text:p>2021-03-31T16:00:00+07:00</text:p>
          </table:table-cell>
          <table:table-cell office:value-type="string" calcext:value-type="string">
            <text:p>Project based II - Dr. Vũ Cẩm Tú</text:p>
          </table:table-cell>
          <table:table-cell office:value-type="string" calcext:value-type="string">
            <text:p>A21-7-Classroom 714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08:00:00+07:00</text:p>
          </table:table-cell>
          <table:table-cell office:value-type="string" calcext:value-type="string">
            <text:p>2021-04-01T17:00:00+07:00</text:p>
          </table:table-cell>
          <table:table-cell office:value-type="string" calcext:value-type="string">
            <text:p>Organic Chemistry Labwork - Dr. Nguyen Duc Anh 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8:00:00+07:00</text:p>
          </table:table-cell>
          <table:table-cell office:value-type="string" calcext:value-type="string">
            <text:p>2021-04-02T10:00:00+07:00</text:p>
          </table:table-cell>
          <table:table-cell office:value-type="string" calcext:value-type="string">
            <text:p>Physico -Chemistry of Surfaces and Interfaces - Dr. Vu Thi Thu </text:p>
          </table:table-cell>
          <table:table-cell office:value-type="string" calcext:value-type="string">
            <text:p>802 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10:15:00+07:00</text:p>
          </table:table-cell>
          <table:table-cell office:value-type="string" calcext:value-type="string">
            <text:p>2021-04-02T12:00:00+07:00</text:p>
          </table:table-cell>
          <table:table-cell office:value-type="string" calcext:value-type="string">
            <text:p>Retake Organic Chemistry - Oral exam </text:p>
          </table:table-cell>
          <table:table-cell office:value-type="string" calcext:value-type="string">
            <text:p>A21-7-Classroom 708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13:30:00+07:00</text:p>
          </table:table-cell>
          <table:table-cell office:value-type="string" calcext:value-type="string">
            <text:p>2021-04-02T16:30:00+07:00</text:p>
          </table:table-cell>
          <table:table-cell office:value-type="string" calcext:value-type="string">
            <text:p>French </text:p>
          </table:table-cell>
          <table:table-cell office:value-type="string" calcext:value-type="string">
            <text:p>1502 GUST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13:30:00+07:00</text:p>
          </table:table-cell>
          <table:table-cell office:value-type="string" calcext:value-type="string">
            <text:p>2021-04-03T16:30:00+07:00</text:p>
          </table:table-cell>
          <table:table-cell office:value-type="string" calcext:value-type="string">
            <text:p>Intellectual Property Management - A. Prof. Le Thi Thu Hien</text:p>
          </table:table-cell>
          <table:table-cell table:number-columns-repeated="2" office:value-type="string" calcext:value-type="string">
            <text:p>A30 H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08:00:00+07:00</text:p>
          </table:table-cell>
          <table:table-cell office:value-type="string" calcext:value-type="string">
            <text:p>2021-04-05T10:00:00+07:00</text:p>
          </table:table-cell>
          <table:table-cell office:value-type="string" calcext:value-type="string">
            <text:p>Physico -Chemistry of Surfaces and Interfaces - Dr. Vu Thi Thu </text:p>
          </table:table-cell>
          <table:table-cell office:value-type="string" calcext:value-type="string">
            <text:p>802 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0:00:00+07:00</text:p>
          </table:table-cell>
          <table:table-cell office:value-type="string" calcext:value-type="string">
            <text:p>2021-04-05T12:00:00+07:00</text:p>
          </table:table-cell>
          <table:table-cell office:value-type="string" calcext:value-type="string">
            <text:p>Organic Synthesis - Dr. To Hai Tung </text:p>
          </table:table-cell>
          <table:table-cell office:value-type="string" calcext:value-type="string">
            <text:p>A21-7-Classroom 710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4:00:00+07:00</text:p>
          </table:table-cell>
          <table:table-cell office:value-type="string" calcext:value-type="string">
            <text:p>2021-04-05T16:00:00+07:00</text:p>
          </table:table-cell>
          <table:table-cell office:value-type="string" calcext:value-type="string">
            <text:p>Project based II - Dr. Vu Cam Tu </text:p>
          </table:table-cell>
          <table:table-cell office:value-type="string" calcext:value-type="string">
            <text:p>A21-7-Classroom 710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08:30:00+07:00</text:p>
          </table:table-cell>
          <table:table-cell office:value-type="string" calcext:value-type="string">
            <text:p>2021-04-06T11:30:00+07:00</text:p>
          </table:table-cell>
          <table:table-cell office:value-type="string" calcext:value-type="string">
            <text:p>French </text:p>
          </table:table-cell>
          <table:table-cell office:value-type="string" calcext:value-type="string">
            <text:p>1502 GUST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14:00:00+07:00</text:p>
          </table:table-cell>
          <table:table-cell office:value-type="string" calcext:value-type="string">
            <text:p>2021-04-06T16:00:00+07:00</text:p>
          </table:table-cell>
          <table:table-cell office:value-type="string" calcext:value-type="string">
            <text:p>Organic Synthesis - Dr. To Hai Tung</text:p>
          </table:table-cell>
          <table:table-cell office:value-type="string" calcext:value-type="string">
            <text:p>A21-7-Classroom 710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08:00:00+07:00</text:p>
          </table:table-cell>
          <table:table-cell office:value-type="string" calcext:value-type="string">
            <text:p>2021-04-07T10:00:00+07:00</text:p>
          </table:table-cell>
          <table:table-cell office:value-type="string" calcext:value-type="string">
            <text:p>Physico -Chemistry of Surfaces and Interfaces - Dr. Vu Thi Thu </text:p>
          </table:table-cell>
          <table:table-cell office:value-type="string" calcext:value-type="string">
            <text:p>802 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0:00:00+07:00</text:p>
          </table:table-cell>
          <table:table-cell office:value-type="string" calcext:value-type="string">
            <text:p>2021-04-07T12:00:00+07:00</text:p>
          </table:table-cell>
          <table:table-cell office:value-type="string" calcext:value-type="string">
            <text:p>Organic Synthesis - Dr. To Hai Tung </text:p>
          </table:table-cell>
          <table:table-cell office:value-type="string" calcext:value-type="string">
            <text:p>A21-7-Classroom 710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4:00:00+07:00</text:p>
          </table:table-cell>
          <table:table-cell office:value-type="string" calcext:value-type="string">
            <text:p>2021-04-07T16:00:00+07:00</text:p>
          </table:table-cell>
          <table:table-cell office:value-type="string" calcext:value-type="string">
            <text:p>Project based II - Dr. Vu Cam Tu </text:p>
          </table:table-cell>
          <table:table-cell office:value-type="string" calcext:value-type="string">
            <text:p>A21-7-Classroom 710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08:00:00+07:00</text:p>
          </table:table-cell>
          <table:table-cell office:value-type="string" calcext:value-type="string">
            <text:p>2021-04-08T17:00:00+07:00</text:p>
          </table:table-cell>
          <table:table-cell office:value-type="string" calcext:value-type="string">
            <text:p>Project based III Labwork - Dr. Vũ Cẩm Tú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08:00:00+07:00</text:p>
          </table:table-cell>
          <table:table-cell office:value-type="string" calcext:value-type="string">
            <text:p>2021-04-09T10:00:00+07:00</text:p>
          </table:table-cell>
          <table:table-cell office:value-type="string" calcext:value-type="string">
            <text:p>Physico -Chemistry of Surfaces and Interfaces - Dr. Vu Thi Thu </text:p>
          </table:table-cell>
          <table:table-cell office:value-type="string" calcext:value-type="string">
            <text:p>802 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0:00:00+07:00</text:p>
          </table:table-cell>
          <table:table-cell office:value-type="string" calcext:value-type="string">
            <text:p>2021-04-09T11:45:00+07:00</text:p>
          </table:table-cell>
          <table:table-cell office:value-type="string" calcext:value-type="string">
            <text:p>Retake - Physical Chemistry II </text:p>
          </table:table-cell>
          <table:table-cell office:value-type="string" calcext:value-type="string">
            <text:p>A21-7-Classroom 708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3:30:00+07:00</text:p>
          </table:table-cell>
          <table:table-cell office:value-type="string" calcext:value-type="string">
            <text:p>2021-04-09T16:30:00+07:00</text:p>
          </table:table-cell>
          <table:table-cell office:value-type="string" calcext:value-type="string">
            <text:p>French </text:p>
          </table:table-cell>
          <table:table-cell office:value-type="string" calcext:value-type="string">
            <text:p>1502 GUST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14:00:00+07:00</text:p>
          </table:table-cell>
          <table:table-cell office:value-type="string" calcext:value-type="string">
            <text:p>2021-04-10T17:00:00+07:00</text:p>
          </table:table-cell>
          <table:table-cell office:value-type="string" calcext:value-type="string">
            <text:p>Intellecture Property Management - Dr. Le Thi Thu Hien - USTH Hall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08:00:00+07:00</text:p>
          </table:table-cell>
          <table:table-cell office:value-type="string" calcext:value-type="string">
            <text:p>2021-04-12T10:00:00+07:00</text:p>
          </table:table-cell>
          <table:table-cell office:value-type="string" calcext:value-type="string">
            <text:p>Physico -Chemistry of Surfaces and Interfaces - Dr. Vu Thi Thu </text:p>
          </table:table-cell>
          <table:table-cell office:value-type="string" calcext:value-type="string">
            <text:p>802 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0:00:00+07:00</text:p>
          </table:table-cell>
          <table:table-cell office:value-type="string" calcext:value-type="string">
            <text:p>2021-04-12T12:00:00+07:00</text:p>
          </table:table-cell>
          <table:table-cell office:value-type="string" calcext:value-type="string">
            <text:p>Organic Synthesis - Dr. To Hai Tung </text:p>
          </table:table-cell>
          <table:table-cell office:value-type="string" calcext:value-type="string">
            <text:p>A21-7-Classroom 706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08:30:00+07:00</text:p>
          </table:table-cell>
          <table:table-cell office:value-type="string" calcext:value-type="string">
            <text:p>2021-04-13T11:30:00+07:00</text:p>
          </table:table-cell>
          <table:table-cell office:value-type="string" calcext:value-type="string">
            <text:p>French </text:p>
          </table:table-cell>
          <table:table-cell office:value-type="string" calcext:value-type="string">
            <text:p>1502 GUST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14:00:00+07:00</text:p>
          </table:table-cell>
          <table:table-cell office:value-type="string" calcext:value-type="string">
            <text:p>2021-04-13T16:00:00+07:00</text:p>
          </table:table-cell>
          <table:table-cell office:value-type="string" calcext:value-type="string">
            <text:p>Project based II - Dr. Vu Cam Tu </text:p>
          </table:table-cell>
          <table:table-cell office:value-type="string" calcext:value-type="string">
            <text:p>A21-7-Classroom 710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2 - CS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8:30:00+07:00</text:p>
          </table:table-cell>
          <table:table-cell office:value-type="string" calcext:value-type="string">
            <text:p>2021-03-29T11:30:00+07:00</text:p>
          </table:table-cell>
          <table:table-cell office:value-type="string" calcext:value-type="string">
            <text:p>FRENCH 2.1 - Class 2.2 CS+ICT (R1504/A28)- Class 2.3 ICT (R1506/A28) Class 2.4 ICT (R1502 /A28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29T13:30:00+07:00</text:p>
          </table:table-cell>
          <table:table-cell office:value-type="string" calcext:value-type="string">
            <text:p>2021-03-29T16:30:00+07:00</text:p>
          </table:table-cell>
          <table:table-cell office:value-type="string" calcext:value-type="string">
            <text:p>Advanced Programming with Python -Dr Tran Giang Son - A30/auditorium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8:30:00+07:00</text:p>
          </table:table-cell>
          <table:table-cell office:value-type="string" calcext:value-type="string">
            <text:p>2021-03-30T11:30:00+07:00</text:p>
          </table:table-cell>
          <table:table-cell office:value-type="string" calcext:value-type="string">
            <text:p>Network simulation- Dr Nguyen Minh Huong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3:30:00+07:00</text:p>
          </table:table-cell>
          <table:table-cell office:value-type="string" calcext:value-type="string">
            <text:p>2021-03-30T16:30:00+07:00</text:p>
          </table:table-cell>
          <table:table-cell office:value-type="string" calcext:value-type="string">
            <text:p>Network simulation- Dr Nguyen Minh Huong - R603/A21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8:30:00+07:00</text:p>
          </table:table-cell>
          <table:table-cell office:value-type="string" calcext:value-type="string">
            <text:p>2021-03-31T11:30:00+07:00</text:p>
          </table:table-cell>
          <table:table-cell office:value-type="string" calcext:value-type="string">
            <text:p>LABWORK-G1-Advanced Programming with Python -Dr Tran Giang Son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3:30:00+07:00</text:p>
          </table:table-cell>
          <table:table-cell office:value-type="string" calcext:value-type="string">
            <text:p>2021-03-31T15:30:00+07:00</text:p>
          </table:table-cell>
          <table:table-cell office:value-type="string" calcext:value-type="string">
            <text:p>Network simulation- R602-Dr Nguyen Minh Huong</text:p>
          </table:table-cell>
          <table:table-cell office:value-type="string" calcext:value-type="string">
            <text:p>A21-6-Classroom 602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8:30:00+07:00</text:p>
          </table:table-cell>
          <table:table-cell office:value-type="string" calcext:value-type="string">
            <text:p>2021-04-02T11:30:00+07:00</text:p>
          </table:table-cell>
          <table:table-cell office:value-type="string" calcext:value-type="string">
            <text:p>FRENCH 2.1 - Class 2.2 CS+ICT (R1504/A28)- Class 2.3 ICT (R1506/A28) Class 2.4 ICT (R1502 /A28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15:00:00+07:00</text:p>
          </table:table-cell>
          <table:table-cell office:value-type="string" calcext:value-type="string">
            <text:p>2021-04-02T17:00:00+07:00</text:p>
          </table:table-cell>
          <table:table-cell office:value-type="string" calcext:value-type="string">
            <text:p>Network simulation- LabworkGrp1-R602-Dr Nguyen Minh Huong</text:p>
          </table:table-cell>
          <table:table-cell office:value-type="string" calcext:value-type="string">
            <text:p>A21-6-Classroom 612 (4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13:30:00+07:00</text:p>
          </table:table-cell>
          <table:table-cell office:value-type="string" calcext:value-type="string">
            <text:p>2021-04-03T16:30:00+07:00</text:p>
          </table:table-cell>
          <table:table-cell office:value-type="string" calcext:value-type="string">
            <text:p>Intellectual Property Management- Pr. Lê Thị Thu Hiền - Auditorium/A30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08:30:00+07:00</text:p>
          </table:table-cell>
          <table:table-cell office:value-type="string" calcext:value-type="string">
            <text:p>2021-04-05T11:30:00+07:00</text:p>
          </table:table-cell>
          <table:table-cell office:value-type="string" calcext:value-type="string">
            <text:p>FRENCH 2.1 - Class 2.2 CS+ICT (R1504/A28)- Class 2.3 ICT (R1506/A28) Class 2.4 ICT (R1502 /A28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3:30:00+07:00</text:p>
          </table:table-cell>
          <table:table-cell office:value-type="string" calcext:value-type="string">
            <text:p>2021-04-05T16:30:00+07:00</text:p>
          </table:table-cell>
          <table:table-cell office:value-type="string" calcext:value-type="string">
            <text:p>Labwork-G2-Advanced Programming with Python -Dr Tran Giang Son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08:30:00+07:00</text:p>
          </table:table-cell>
          <table:table-cell office:value-type="string" calcext:value-type="string">
            <text:p>2021-04-07T11:30:00+07:00</text:p>
          </table:table-cell>
          <table:table-cell office:value-type="string" calcext:value-type="string">
            <text:p>Labwork-G3-Advanced Programming with Python -Dr Tran Giang Son</text:p>
          </table:table-cell>
          <table:table-cell office:value-type="string" calcext:value-type="string">
            <text:p>A21-5-Computer Room 503 (2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13:30:00+07:00</text:p>
          </table:table-cell>
          <table:table-cell office:value-type="string" calcext:value-type="string">
            <text:p>2021-04-08T16:30:00+07:00</text:p>
          </table:table-cell>
          <table:table-cell office:value-type="string" calcext:value-type="string">
            <text:p>Advanced Programming with Python -Dr Tran Giang Son</text:p>
          </table:table-cell>
          <table:table-cell office:value-type="string" calcext:value-type="string">
            <text:p>A30-1-Auditorium (1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08:30:00+07:00</text:p>
          </table:table-cell>
          <table:table-cell office:value-type="string" calcext:value-type="string">
            <text:p>2021-04-09T11:30:00+07:00</text:p>
          </table:table-cell>
          <table:table-cell office:value-type="string" calcext:value-type="string">
            <text:p>FRENCH 2.1 - Class 2.2 CS+ICT (R1504/A28)- Class 2.3 ICT (R1506/A28) Class 2.4 ICT (R1502 /A28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13:30:00+07:00</text:p>
          </table:table-cell>
          <table:table-cell office:value-type="string" calcext:value-type="string">
            <text:p>2021-04-10T16:30:00+07:00</text:p>
          </table:table-cell>
          <table:table-cell office:value-type="string" calcext:value-type="string">
            <text:p>Intellectual Property Management- Pr. Lê Thị Thu Hiền - Auditorium/A30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08:30:00+07:00</text:p>
          </table:table-cell>
          <table:table-cell office:value-type="string" calcext:value-type="string">
            <text:p>2021-04-12T11:30:00+07:00</text:p>
          </table:table-cell>
          <table:table-cell office:value-type="string" calcext:value-type="string">
            <text:p>FRENCH 2.1 - Class 2.2 CS+ICT (R1504/A28)- Class 2.3 ICT (R1506/A28) Class 2.4 ICT (R1502 /A28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3:30:00+07:00</text:p>
          </table:table-cell>
          <table:table-cell office:value-type="string" calcext:value-type="string">
            <text:p>2021-04-12T16:30:00+07:00</text:p>
          </table:table-cell>
          <table:table-cell office:value-type="string" calcext:value-type="string">
            <text:p>Advanced Programming with Python -Dr Tran Giang Son</text:p>
          </table:table-cell>
          <table:table-cell office:value-type="string" calcext:value-type="string">
            <text:p>A30-1-Auditorium (1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08:30:00+07:00</text:p>
          </table:table-cell>
          <table:table-cell office:value-type="string" calcext:value-type="string">
            <text:p>2021-04-14T11:30:00+07:00</text:p>
          </table:table-cell>
          <table:table-cell office:value-type="string" calcext:value-type="string">
            <text:p>Advanced Programming with Python -Dr Tran Giang Son - A30/Auditorium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13:30:00+07:00</text:p>
          </table:table-cell>
          <table:table-cell office:value-type="string" calcext:value-type="string">
            <text:p>2021-04-14T16:30:00+07:00</text:p>
          </table:table-cell>
          <table:table-cell office:value-type="string" calcext:value-type="string">
            <text:p>FINAL EXAM-Intellectual Property Management- Pr. Lê Thị Thu Hiền - Auditorium/A30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6T08:30:00+07:00</text:p>
          </table:table-cell>
          <table:table-cell office:value-type="string" calcext:value-type="string">
            <text:p>2021-04-16T11:30:00+07:00</text:p>
          </table:table-cell>
          <table:table-cell office:value-type="string" calcext:value-type="string">
            <text:p>FRENCH 2.1 - Class 2.2 CS+ICT (R1504/A28)- Class 2.3 ICT (R1506/A28) Class 2.4 ICT (R1502 /A28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9T08:30:00+07:00</text:p>
          </table:table-cell>
          <table:table-cell office:value-type="string" calcext:value-type="string">
            <text:p>2021-04-19T11:30:00+07:00</text:p>
          </table:table-cell>
          <table:table-cell office:value-type="string" calcext:value-type="string">
            <text:p>FRENCH 2.1 - Class 2.2 CS+ICT (R1504/A28)- Class 2.3 ICT (R1506/A28) Class 2.4 ICT (R1502 /A28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9T13:30:00+07:00</text:p>
          </table:table-cell>
          <table:table-cell office:value-type="string" calcext:value-type="string">
            <text:p>2021-04-19T16:30:00+07:00</text:p>
          </table:table-cell>
          <table:table-cell office:value-type="string" calcext:value-type="string">
            <text:p>Advanced Programming with Python -Dr Tran Giang Son</text:p>
          </table:table-cell>
          <table:table-cell office:value-type="string" calcext:value-type="string">
            <text:p>A21-6-Classroom 605 (70), A30-1-Auditorium (12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3T08:30:00+07:00</text:p>
          </table:table-cell>
          <table:table-cell office:value-type="string" calcext:value-type="string">
            <text:p>2021-04-23T11:30:00+07:00</text:p>
          </table:table-cell>
          <table:table-cell office:value-type="string" calcext:value-type="string">
            <text:p>FRENCH 2.1 - Class 2.2 CS+ICT (R1504/A28)- Class 2.3 ICT (R1506/A28) Class 2.4 ICT (R1502 /A28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6T08:30:00+07:00</text:p>
          </table:table-cell>
          <table:table-cell office:value-type="string" calcext:value-type="string">
            <text:p>2021-04-26T11:30:00+07:00</text:p>
          </table:table-cell>
          <table:table-cell office:value-type="string" calcext:value-type="string">
            <text:p>FRENCH 2.1 - Class 2.2 CS+ICT (R1504/A28)- Class 2.3 ICT (R1506/A28) Class 2.4 ICT (R1502 /A28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6T13:30:00+07:00</text:p>
          </table:table-cell>
          <table:table-cell office:value-type="string" calcext:value-type="string">
            <text:p>2021-04-26T16:30:00+07:00</text:p>
          </table:table-cell>
          <table:table-cell office:value-type="string" calcext:value-type="string">
            <text:p>Advanced Programming with Python -Dr Tran Giang Son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7T13:30:00+07:00</text:p>
          </table:table-cell>
          <table:table-cell office:value-type="string" calcext:value-type="string">
            <text:p>2021-04-27T16:30:00+07:00</text:p>
          </table:table-cell>
          <table:table-cell office:value-type="string" calcext:value-type="string">
            <text:p>Mobile Wireless Communication - Dr. Nguyen Minh Huong - A30/Auditorium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8T08:30:00+07:00</text:p>
          </table:table-cell>
          <table:table-cell office:value-type="string" calcext:value-type="string">
            <text:p>2021-04-28T11:30:00+07:00</text:p>
          </table:table-cell>
          <table:table-cell office:value-type="string" calcext:value-type="string">
            <text:p>Advanced Programming with Python -Dr Tran Giang Son</text:p>
          </table:table-cell>
          <table:table-cell office:value-type="string" calcext:value-type="string">
            <text:p>A21-6-Classroom 605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8T13:30:00+07:00</text:p>
          </table:table-cell>
          <table:table-cell office:value-type="string" calcext:value-type="string">
            <text:p>2021-04-28T16:30:00+07:00</text:p>
          </table:table-cell>
          <table:table-cell office:value-type="string" calcext:value-type="string">
            <text:p>Computational theory -A30 Hall Dr Giang Anh Tuấn 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9T13:30:00+07:00</text:p>
          </table:table-cell>
          <table:table-cell office:value-type="string" calcext:value-type="string">
            <text:p>2021-04-29T16:30:00+07:00</text:p>
          </table:table-cell>
          <table:table-cell office:value-type="string" calcext:value-type="string">
            <text:p>Mobile Wireless Communication - Dr. Nguyen Minh Huong - A30/Auditorium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5-03T08:30:00+07:00</text:p>
          </table:table-cell>
          <table:table-cell office:value-type="string" calcext:value-type="string">
            <text:p>2021-05-03T11:30:00+07:00</text:p>
          </table:table-cell>
          <table:table-cell office:value-type="string" calcext:value-type="string">
            <text:p>FRENCH 2.1 - Class 2.2 CS+ICT (R1504/A28)- Class 2.3 ICT (R1506/A28) Class 2.4 ICT (R1502 /A28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helor 3 - CS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14:00:00+07:00</text:p>
          </table:table-cell>
          <table:table-cell office:value-type="string" calcext:value-type="string">
            <text:p>2021-03-29T17:00:00+07:00</text:p>
          </table:table-cell>
          <table:table-cell office:value-type="string" calcext:value-type="string">
            <text:p>Final EXAM Web Security - Dr Hoang Xuan Dau 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8:30:00+07:00</text:p>
          </table:table-cell>
          <table:table-cell office:value-type="string" calcext:value-type="string">
            <text:p>2021-03-30T11:30:00+07:00</text:p>
          </table:table-cell>
          <table:table-cell office:value-type="string" calcext:value-type="string">
            <text:p>Data Integrity and Disaster Recovery Dr Le Anh-Ngoc</text:p>
          </table:table-cell>
          <table:table-cell office:value-type="string" calcext:value-type="string">
            <text:p>A21-7-Classroom 706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08:30:00+07:00</text:p>
          </table:table-cell>
          <table:table-cell office:value-type="string" calcext:value-type="string">
            <text:p>2021-04-03T11:30:00+07:00</text:p>
          </table:table-cell>
          <table:table-cell office:value-type="string" calcext:value-type="string">
            <text:p>Data Integrity and Disaster Recovery Dr Le Anh-Ngoc</text:p>
          </table:table-cell>
          <table:table-cell office:value-type="string" calcext:value-type="string">
            <text:p>A21-7-Classroom 706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08:30:00+07:00</text:p>
          </table:table-cell>
          <table:table-cell office:value-type="string" calcext:value-type="string">
            <text:p>2021-04-10T11:30:00+07:00</text:p>
          </table:table-cell>
          <table:table-cell office:value-type="string" calcext:value-type="string">
            <text:p>FINAL EXAM-Data Integrity and Disaster Recovery Dr Le Anh-Ngoc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ster 1 Bio/Pharma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14:30:00+07:00</text:p>
          </table:table-cell>
          <table:table-cell office:value-type="string" calcext:value-type="string">
            <text:p>2021-03-29T18:00:00+07:00</text:p>
          </table:table-cell>
          <table:table-cell office:value-type="string" calcext:value-type="string">
            <text:p>Online BP24: Biomedical Biotechnology, Prof. Pascal Cohen</text:p>
          </table:table-cell>
          <table:table-cell office:value-type="string" calcext:value-type="string">
            <text:p>https://univ-lyon1.webex.com/join/pascale.cohen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08:45:00+07:00</text:p>
          </table:table-cell>
          <table:table-cell office:value-type="string" calcext:value-type="string">
            <text:p>2021-03-30T11:45:00+07:00</text:p>
          </table:table-cell>
          <table:table-cell office:value-type="string" calcext:value-type="string">
            <text:p>BP25:General oncology, Dr. Nguyen Trang Huyen</text:p>
          </table:table-cell>
          <table:table-cell office:value-type="string" calcext:value-type="string">
            <text:p>2A-3-Classroom 303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4:00:00+07:00</text:p>
          </table:table-cell>
          <table:table-cell office:value-type="string" calcext:value-type="string">
            <text:p>2021-03-30T18:00:00+07:00</text:p>
          </table:table-cell>
          <table:table-cell office:value-type="string" calcext:value-type="string">
            <text:p>Online BP16: Scientific communication, valorization, Project management : Prof. Eric Gontier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4:00:00+07:00</text:p>
          </table:table-cell>
          <table:table-cell office:value-type="string" calcext:value-type="string">
            <text:p>2021-03-31T18:00:00+07:00</text:p>
          </table:table-cell>
          <table:table-cell office:value-type="string" calcext:value-type="string">
            <text:p>Online BP24: Biomedical Biotechnology, Prof. Pascal Cohen</text:p>
          </table:table-cell>
          <table:table-cell office:value-type="string" calcext:value-type="string">
            <text:p>https://univ-lyon1.webex.com/join/pascale.cohen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4:30:00+07:00</text:p>
          </table:table-cell>
          <table:table-cell office:value-type="string" calcext:value-type="string">
            <text:p>2021-04-01T18:00:00+07:00</text:p>
          </table:table-cell>
          <table:table-cell office:value-type="string" calcext:value-type="string">
            <text:p>Online BP24: Biomedical Biotechnology, Prof. Pascal Cohen</text:p>
          </table:table-cell>
          <table:table-cell office:value-type="string" calcext:value-type="string">
            <text:p>https://univ-lyon1.webex.com/join/pascale.cohen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8:45:00+07:00</text:p>
          </table:table-cell>
          <table:table-cell office:value-type="string" calcext:value-type="string">
            <text:p>2021-04-02T11:45:00+07:00</text:p>
          </table:table-cell>
          <table:table-cell office:value-type="string" calcext:value-type="string">
            <text:p>BP25:General oncology, Dr. Nguyen Trang Huyen</text:p>
          </table:table-cell>
          <table:table-cell office:value-type="string" calcext:value-type="string">
            <text:p>2A-3-Classroom 303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14:00:00+07:00</text:p>
          </table:table-cell>
          <table:table-cell office:value-type="string" calcext:value-type="string">
            <text:p>2021-04-02T18:00:00+07:00</text:p>
          </table:table-cell>
          <table:table-cell office:value-type="string" calcext:value-type="string">
            <text:p>Online BP16: Scientific communication, valorization, Project management : Prof. Eric Gontier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08:30:00+07:00</text:p>
          </table:table-cell>
          <table:table-cell office:value-type="string" calcext:value-type="string">
            <text:p>2021-04-03T11:30:00+07:00</text:p>
          </table:table-cell>
          <table:table-cell office:value-type="string" calcext:value-type="string">
            <text:p>S&amp;T Management</text:p>
          </table:table-cell>
          <table:table-cell office:value-type="string" calcext:value-type="string">
            <text:p>602/A21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13:00:00+07:00</text:p>
          </table:table-cell>
          <table:table-cell office:value-type="string" calcext:value-type="string">
            <text:p>2021-04-03T17:00:00+07:00</text:p>
          </table:table-cell>
          <table:table-cell office:value-type="string" calcext:value-type="string">
            <text:p>Frenc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08:30:00+07:00</text:p>
          </table:table-cell>
          <table:table-cell office:value-type="string" calcext:value-type="string">
            <text:p>2021-04-05T17:30:00+07:00</text:p>
          </table:table-cell>
          <table:table-cell office:value-type="string" calcext:value-type="string">
            <text:p>BP24 Biomedical Biotechnology, Dr. Nguyen Quang</text:p>
          </table:table-cell>
          <table:table-cell office:value-type="string" calcext:value-type="string">
            <text:p>LS Lab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09:00:00+07:00</text:p>
          </table:table-cell>
          <table:table-cell office:value-type="string" calcext:value-type="string">
            <text:p>2021-04-05T12:00:00+07:00</text:p>
          </table:table-cell>
          <table:table-cell office:value-type="string" calcext:value-type="string">
            <text:p>BP20: Medical chemistry and drug design,Dr. <text:s/>Nguyen Kieu Oanh</text:p>
          </table:table-cell>
          <table:table-cell office:value-type="string" calcext:value-type="string">
            <text:p>A21-7-Classroom 708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3:30:00+07:00</text:p>
          </table:table-cell>
          <table:table-cell office:value-type="string" calcext:value-type="string">
            <text:p>2021-04-05T16:30:00+07:00</text:p>
          </table:table-cell>
          <table:table-cell office:value-type="string" calcext:value-type="string">
            <text:p>BP20: Medical chemistry and drug design, Dr. <text:s/>Nguyen Kieu Oanh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08:30:00+07:00</text:p>
          </table:table-cell>
          <table:table-cell office:value-type="string" calcext:value-type="string">
            <text:p>2021-04-06T12:00:00+07:00</text:p>
          </table:table-cell>
          <table:table-cell office:value-type="string" calcext:value-type="string">
            <text:p>BP24 Biomedical Biotechnology, Dr. Nguyen Quang</text:p>
          </table:table-cell>
          <table:table-cell office:value-type="string" calcext:value-type="string">
            <text:p>LS Lab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09:00:00+07:00</text:p>
          </table:table-cell>
          <table:table-cell office:value-type="string" calcext:value-type="string">
            <text:p>2021-04-06T12:00:00+07:00</text:p>
          </table:table-cell>
          <table:table-cell office:value-type="string" calcext:value-type="string">
            <text:p>BP20: Medical chemistry and drug design,Dr. <text:s/>Nguyen Kieu Oanh</text:p>
          </table:table-cell>
          <table:table-cell office:value-type="string" calcext:value-type="string">
            <text:p>A21-7-Classroom 708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13:30:00+07:00</text:p>
          </table:table-cell>
          <table:table-cell office:value-type="string" calcext:value-type="string">
            <text:p>2021-04-06T16:30:00+07:00</text:p>
          </table:table-cell>
          <table:table-cell office:value-type="string" calcext:value-type="string">
            <text:p>BP20: Medical chemistry and drug design, Dr. <text:s/>Nguyen Kieu Oanh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15:00:00+07:00</text:p>
          </table:table-cell>
          <table:table-cell office:value-type="string" calcext:value-type="string">
            <text:p>2021-04-06T18:00:00+07:00</text:p>
          </table:table-cell>
          <table:table-cell office:value-type="string" calcext:value-type="string">
            <text:p>Online BP25:General oncology, Prof. Roger Besanco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09:00:00+07:00</text:p>
          </table:table-cell>
          <table:table-cell office:value-type="string" calcext:value-type="string">
            <text:p>2021-04-07T12:00:00+07:00</text:p>
          </table:table-cell>
          <table:table-cell office:value-type="string" calcext:value-type="string">
            <text:p>BP20: Medical chemistry and drug design,Dr. <text:s/>Nguyen Kieu Oanh</text:p>
          </table:table-cell>
          <table:table-cell office:value-type="string" calcext:value-type="string">
            <text:p>A21-7-Classroom 708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3:30:00+07:00</text:p>
          </table:table-cell>
          <table:table-cell office:value-type="string" calcext:value-type="string">
            <text:p>2021-04-07T16:30:00+07:00</text:p>
          </table:table-cell>
          <table:table-cell office:value-type="string" calcext:value-type="string">
            <text:p>BP20: Medical chemistry and drug design, Dr. <text:s/>Nguyen Kieu Oanh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5:00:00+07:00</text:p>
          </table:table-cell>
          <table:table-cell office:value-type="string" calcext:value-type="string">
            <text:p>2021-04-07T18:00:00+07:00</text:p>
          </table:table-cell>
          <table:table-cell office:value-type="string" calcext:value-type="string">
            <text:p>Online BP25:General oncology, Prof. Pascale Cohen</text:p>
          </table:table-cell>
          <table:table-cell office:value-type="string" calcext:value-type="string">
            <text:p>https://univ-lyon1.webex.com/join/pascale.cohen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08:45:00+07:00</text:p>
          </table:table-cell>
          <table:table-cell office:value-type="string" calcext:value-type="string">
            <text:p>2021-04-08T11:45:00+07:00</text:p>
          </table:table-cell>
          <table:table-cell office:value-type="string" calcext:value-type="string">
            <text:p>BP25:General oncology, Dr. Nguyen Trang Huyen</text:p>
          </table:table-cell>
          <table:table-cell office:value-type="string" calcext:value-type="string">
            <text:p>2A-3-Classroom 303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15:00:00+07:00</text:p>
          </table:table-cell>
          <table:table-cell office:value-type="string" calcext:value-type="string">
            <text:p>2021-04-08T18:00:00+07:00</text:p>
          </table:table-cell>
          <table:table-cell office:value-type="string" calcext:value-type="string">
            <text:p>Online BP25:General oncology, Prof. Pascale Cohen</text:p>
          </table:table-cell>
          <table:table-cell office:value-type="string" calcext:value-type="string">
            <text:p>https://univ-lyon1.webex.com/join/pascale.cohen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08:45:00+07:00</text:p>
          </table:table-cell>
          <table:table-cell office:value-type="string" calcext:value-type="string">
            <text:p>2021-04-09T11:45:00+07:00</text:p>
          </table:table-cell>
          <table:table-cell office:value-type="string" calcext:value-type="string">
            <text:p>Final exam BP10, Prof. Pascal Gantet; BP11, Prof. Thanh Ha</text:p>
          </table:table-cell>
          <table:table-cell office:value-type="string" calcext:value-type="string">
            <text:p>A21-8-Classroom 801 (7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3:45:00+07:00</text:p>
          </table:table-cell>
          <table:table-cell office:value-type="string" calcext:value-type="string">
            <text:p>2021-04-09T16:45:00+07:00</text:p>
          </table:table-cell>
          <table:table-cell office:value-type="string" calcext:value-type="string">
            <text:p>BP25:General oncology, Dr. Nguyen Trang Huyen</text:p>
          </table:table-cell>
          <table:table-cell office:value-type="string" calcext:value-type="string">
            <text:p>2A-3-Classroom 303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14:00:00+07:00</text:p>
          </table:table-cell>
          <table:table-cell office:value-type="string" calcext:value-type="string">
            <text:p>2021-04-09T17:00:00+07:00</text:p>
          </table:table-cell>
          <table:table-cell office:value-type="string" calcext:value-type="string">
            <text:p>BP20: Medical chemistry and drug design, Prof. Marie genevieve Dijoux Franc</text:p>
          </table:table-cell>
          <table:table-cell office:value-type="string" calcext:value-type="string">
            <text:p>Online-10-Elearning11-Zoom (30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08:30:00+07:00</text:p>
          </table:table-cell>
          <table:table-cell office:value-type="string" calcext:value-type="string">
            <text:p>2021-04-10T11:30:00+07:00</text:p>
          </table:table-cell>
          <table:table-cell office:value-type="string" calcext:value-type="string">
            <text:p>S&amp;T Management</text:p>
          </table:table-cell>
          <table:table-cell office:value-type="string" calcext:value-type="string">
            <text:p>602/A21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13:00:00+07:00</text:p>
          </table:table-cell>
          <table:table-cell office:value-type="string" calcext:value-type="string">
            <text:p>2021-04-10T17:00:00+07:00</text:p>
          </table:table-cell>
          <table:table-cell office:value-type="string" calcext:value-type="string">
            <text:p>Frenc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1T13:00:00+07:00</text:p>
          </table:table-cell>
          <table:table-cell office:value-type="string" calcext:value-type="string">
            <text:p>2021-04-11T17:00:00+07:00</text:p>
          </table:table-cell>
          <table:table-cell office:value-type="string" calcext:value-type="string">
            <text:p>Frenc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08:45:00+07:00</text:p>
          </table:table-cell>
          <table:table-cell office:value-type="string" calcext:value-type="string">
            <text:p>2021-04-12T11:45:00+07:00</text:p>
          </table:table-cell>
          <table:table-cell office:value-type="string" calcext:value-type="string">
            <text:p>BP25:General oncology, Dr. Nguyen Trang Huyen</text:p>
          </table:table-cell>
          <table:table-cell office:value-type="string" calcext:value-type="string">
            <text:p>2A-3-Classroom 303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09:00:00+07:00</text:p>
          </table:table-cell>
          <table:table-cell office:value-type="string" calcext:value-type="string">
            <text:p>2021-04-12T12:00:00+07:00</text:p>
          </table:table-cell>
          <table:table-cell office:value-type="string" calcext:value-type="string">
            <text:p>BP20: Medical chemistry and drug design,Dr. <text:s/>Nguyen Kieu Oanh</text:p>
          </table:table-cell>
          <table:table-cell office:value-type="string" calcext:value-type="string">
            <text:p>A21-7-Classroom 710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3:30:00+07:00</text:p>
          </table:table-cell>
          <table:table-cell office:value-type="string" calcext:value-type="string">
            <text:p>2021-04-12T16:30:00+07:00</text:p>
          </table:table-cell>
          <table:table-cell office:value-type="string" calcext:value-type="string">
            <text:p>BP20: Medical chemistry and drug design, Dr. <text:s/>Nguyen Kieu Oanh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ster 2 Bio/Pharma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8:00:00+07:00</text:p>
          </table:table-cell>
          <table:table-cell office:value-type="string" calcext:value-type="string">
            <text:p>2021-03-29T12:00:00+07:00</text:p>
          </table:table-cell>
          <table:table-cell office:value-type="string" calcext:value-type="string">
            <text:p>BP308: Expression system and bioreactions, Assoc. Prof. Dr. Phi Quyet Tien</text:p>
          </table:table-cell>
          <table:table-cell office:value-type="string" calcext:value-type="string">
            <text:p>A21-7-Classroom 7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08:45:00+07:00</text:p>
          </table:table-cell>
          <table:table-cell office:value-type="string" calcext:value-type="string">
            <text:p>2021-04-09T10:45:00+07:00</text:p>
          </table:table-cell>
          <table:table-cell office:value-type="string" calcext:value-type="string">
            <text:p>Final exam BP308</text:p>
          </table:table-cell>
          <table:table-cell office:value-type="string" calcext:value-type="string">
            <text:p>A21-Classroom 801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ster 1 Nano/Material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 upcoming events found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ster 2 Nano/Material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 upcoming events found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ster 1 WEO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09:00:00+07:00</text:p>
          </table:table-cell>
          <table:table-cell office:value-type="string" calcext:value-type="string">
            <text:p>2021-03-29T12:00:00+07:00</text:p>
          </table:table-cell>
          <table:table-cell office:value-type="string" calcext:value-type="string">
            <text:p>W54/ Ecological engineering/ Dr Nguyen Thanh Hien</text:p>
          </table:table-cell>
          <table:table-cell office:value-type="string" calcext:value-type="string">
            <text:p>2A-3-Classroom 302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09:00:00+07:00</text:p>
          </table:table-cell>
          <table:table-cell office:value-type="string" calcext:value-type="string">
            <text:p>2021-03-31T12:00:00+07:00</text:p>
          </table:table-cell>
          <table:table-cell office:value-type="string" calcext:value-type="string">
            <text:p>W54/ Ecological engineering/ Dr Nguyen Thanh Hien</text:p>
          </table:table-cell>
          <table:table-cell office:value-type="string" calcext:value-type="string">
            <text:p>2A-3-Classroom 302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4:00:00+07:00</text:p>
          </table:table-cell>
          <table:table-cell office:value-type="string" calcext:value-type="string">
            <text:p>2021-03-31T17:00:00+07:00</text:p>
          </table:table-cell>
          <table:table-cell office:value-type="string" calcext:value-type="string">
            <text:p>W54/ Ecological engineering/ Dr Pham Le Anh</text:p>
          </table:table-cell>
          <table:table-cell office:value-type="string" calcext:value-type="string">
            <text:p>2A-3-Classroom 302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09:00:00+07:00</text:p>
          </table:table-cell>
          <table:table-cell office:value-type="string" calcext:value-type="string">
            <text:p>2021-04-01T11:00:00+07:00</text:p>
          </table:table-cell>
          <table:table-cell office:value-type="string" calcext:value-type="string">
            <text:p>W54/ Ecological engineering/ Dr Nguyen Thanh Hien</text:p>
          </table:table-cell>
          <table:table-cell office:value-type="string" calcext:value-type="string">
            <text:p>2A-3-Classroom 302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09:00:00+07:00</text:p>
          </table:table-cell>
          <table:table-cell office:value-type="string" calcext:value-type="string">
            <text:p>2021-04-02T12:00:00+07:00</text:p>
          </table:table-cell>
          <table:table-cell office:value-type="string" calcext:value-type="string">
            <text:p>W54/ Ecological engineering/ Dr Nguyen Thanh Hien</text:p>
          </table:table-cell>
          <table:table-cell office:value-type="string" calcext:value-type="string">
            <text:p>2A-3-Classroom 304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08:30:00+07:00</text:p>
          </table:table-cell>
          <table:table-cell office:value-type="string" calcext:value-type="string">
            <text:p>2021-04-03T11:30:00+07:00</text:p>
          </table:table-cell>
          <table:table-cell office:value-type="string" calcext:value-type="string">
            <text:p>S&amp;T Management</text:p>
          </table:table-cell>
          <table:table-cell office:value-type="string" calcext:value-type="string">
            <text:p>R612, A21 Blg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13:00:00+07:00</text:p>
          </table:table-cell>
          <table:table-cell office:value-type="string" calcext:value-type="string">
            <text:p>2021-04-03T17:00:00+07:00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Class M1.01: Room 612 (A21 Building)/ <text:s/>Class M1.02: Room 614 (A21 Building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09:00:00+07:00</text:p>
          </table:table-cell>
          <table:table-cell office:value-type="string" calcext:value-type="string">
            <text:p>2021-04-05T12:00:00+07:00</text:p>
          </table:table-cell>
          <table:table-cell office:value-type="string" calcext:value-type="string">
            <text:p>W54/ Ecological engineering/ Dr Nguyen Thanh Hien</text:p>
          </table:table-cell>
          <table:table-cell office:value-type="string" calcext:value-type="string">
            <text:p>2A-3-Classroom 302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4:00:00+07:00</text:p>
          </table:table-cell>
          <table:table-cell office:value-type="string" calcext:value-type="string">
            <text:p>2021-04-05T17:00:00+07:00</text:p>
          </table:table-cell>
          <table:table-cell office:value-type="string" calcext:value-type="string">
            <text:p>W54/ Ecological engineering/ Dr Pham Le Anh</text:p>
          </table:table-cell>
          <table:table-cell office:value-type="string" calcext:value-type="string">
            <text:p>2A-3-Classroom 302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09:00:00+07:00</text:p>
          </table:table-cell>
          <table:table-cell office:value-type="string" calcext:value-type="string">
            <text:p>2021-04-06T12:00:00+07:00</text:p>
          </table:table-cell>
          <table:table-cell office:value-type="string" calcext:value-type="string">
            <text:p>W54/ Ecological engineering/ Dr Nguyen Thanh Hien</text:p>
          </table:table-cell>
          <table:table-cell office:value-type="string" calcext:value-type="string">
            <text:p>2A-3-Classroom 302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14:00:00+07:00</text:p>
          </table:table-cell>
          <table:table-cell office:value-type="string" calcext:value-type="string">
            <text:p>2021-04-06T17:00:00+07:00</text:p>
          </table:table-cell>
          <table:table-cell office:value-type="string" calcext:value-type="string">
            <text:p>W54/ Ecological engineering/ Dr Pham Le Anh</text:p>
          </table:table-cell>
          <table:table-cell office:value-type="string" calcext:value-type="string">
            <text:p>2A-3-Classroom 302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09:00:00+07:00</text:p>
          </table:table-cell>
          <table:table-cell office:value-type="string" calcext:value-type="string">
            <text:p>2021-04-07T12:00:00+07:00</text:p>
          </table:table-cell>
          <table:table-cell office:value-type="string" calcext:value-type="string">
            <text:p>W54/ Ecological engineering/ Dr Nguyen Thanh Hien</text:p>
          </table:table-cell>
          <table:table-cell office:value-type="string" calcext:value-type="string">
            <text:p>2A-3-Classroom 302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4:00:00+07:00</text:p>
          </table:table-cell>
          <table:table-cell office:value-type="string" calcext:value-type="string">
            <text:p>2021-04-07T17:00:00+07:00</text:p>
          </table:table-cell>
          <table:table-cell office:value-type="string" calcext:value-type="string">
            <text:p>W54/ Ecological engineering/ Dr Nguyen Thanh Hien</text:p>
          </table:table-cell>
          <table:table-cell office:value-type="string" calcext:value-type="string">
            <text:p>2A-3-Classroom 302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09:00:00+07:00</text:p>
          </table:table-cell>
          <table:table-cell office:value-type="string" calcext:value-type="string">
            <text:p>2021-04-08T12:00:00+07:00</text:p>
          </table:table-cell>
          <table:table-cell office:value-type="string" calcext:value-type="string">
            <text:p>(Presentation) W54/ Ecological engineering/ Dr Nguyen Thanh Hien</text:p>
          </table:table-cell>
          <table:table-cell office:value-type="string" calcext:value-type="string">
            <text:p>2A-3-Classroom 302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9T09:00:00+07:00</text:p>
          </table:table-cell>
          <table:table-cell office:value-type="string" calcext:value-type="string">
            <text:p>2021-04-09T12:00:00+07:00</text:p>
          </table:table-cell>
          <table:table-cell office:value-type="string" calcext:value-type="string">
            <text:p>W54/ Ecological engineering/ Dr Pham Le Anh &amp; Nguyen Thanh Hien</text:p>
          </table:table-cell>
          <table:table-cell office:value-type="string" calcext:value-type="string">
            <text:p>2A-3-Classroom 303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08:30:00+07:00</text:p>
          </table:table-cell>
          <table:table-cell office:value-type="string" calcext:value-type="string">
            <text:p>2021-04-10T11:30:00+07:00</text:p>
          </table:table-cell>
          <table:table-cell office:value-type="string" calcext:value-type="string">
            <text:p>S&amp;T Management</text:p>
          </table:table-cell>
          <table:table-cell office:value-type="string" calcext:value-type="string">
            <text:p>R612, A21 Blg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13:00:00+07:00</text:p>
          </table:table-cell>
          <table:table-cell office:value-type="string" calcext:value-type="string">
            <text:p>2021-04-10T17:00:00+07:00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Class M1.01: Room 612 (A21 Building)/ <text:s/>Class M1.02: Room 614 (A21 Building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1T13:00:00+07:00</text:p>
          </table:table-cell>
          <table:table-cell office:value-type="string" calcext:value-type="string">
            <text:p>2021-04-11T17:00:00+07:00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Class M1.01: Room 612 (A21 Building)/ <text:s/>Class M1.02: Room 614 (A21 Building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4-12</text:p>
          </table:table-cell>
          <table:table-cell table:style-name="ce3" office:value-type="string" calcext:value-type="string">
            <text:p>2021-04-17</text:p>
          </table:table-cell>
          <table:table-cell office:value-type="string" calcext:value-type="string">
            <text:p>W22/Chemistry of the atmosphere/ Bernard Aumont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3:00:00+07:00</text:p>
          </table:table-cell>
          <table:table-cell office:value-type="string" calcext:value-type="string">
            <text:p>2021-04-12T18:00:00+07:00</text:p>
          </table:table-cell>
          <table:table-cell office:value-type="string" calcext:value-type="string">
            <text:p>(Online) W22/Chemistry of the atmosphere/ Bernard Aumont</text:p>
          </table:table-cell>
          <table:table-cell office:value-type="string" calcext:value-type="string">
            <text:p>A21-7-Classroom 706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13:00:00+07:00</text:p>
          </table:table-cell>
          <table:table-cell office:value-type="string" calcext:value-type="string">
            <text:p>2021-04-13T18:00:00+07:00</text:p>
          </table:table-cell>
          <table:table-cell office:value-type="string" calcext:value-type="string">
            <text:p>(Online) W22/Chemistry of the atmosphere/ Bernard Aumont</text:p>
          </table:table-cell>
          <table:table-cell office:value-type="string" calcext:value-type="string">
            <text:p>A21-7-Classroom 706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13:00:00+07:00</text:p>
          </table:table-cell>
          <table:table-cell office:value-type="string" calcext:value-type="string">
            <text:p>2021-04-14T18:00:00+07:00</text:p>
          </table:table-cell>
          <table:table-cell office:value-type="string" calcext:value-type="string">
            <text:p>(Online) W22/Chemistry of the atmosphere/ Bernard Aumont</text:p>
          </table:table-cell>
          <table:table-cell office:value-type="string" calcext:value-type="string">
            <text:p>A21-7-Classroom 706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13:00:00+07:00</text:p>
          </table:table-cell>
          <table:table-cell office:value-type="string" calcext:value-type="string">
            <text:p>2021-04-15T18:00:00+07:00</text:p>
          </table:table-cell>
          <table:table-cell office:value-type="string" calcext:value-type="string">
            <text:p>(Online) W22/Chemistry of the atmosphere/ Bernard Aumont</text:p>
          </table:table-cell>
          <table:table-cell office:value-type="string" calcext:value-type="string">
            <text:p>A21-7-Classroom 706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6T13:00:00+07:00</text:p>
          </table:table-cell>
          <table:table-cell office:value-type="string" calcext:value-type="string">
            <text:p>2021-04-16T18:00:00+07:00</text:p>
          </table:table-cell>
          <table:table-cell office:value-type="string" calcext:value-type="string">
            <text:p>(Online) W22/Chemistry of the atmosphere/ Bernard Aumont</text:p>
          </table:table-cell>
          <table:table-cell office:value-type="string" calcext:value-type="string">
            <text:p>A21-7-Classroom 708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7T08:30:00+07:00</text:p>
          </table:table-cell>
          <table:table-cell office:value-type="string" calcext:value-type="string">
            <text:p>2021-04-17T11:30:00+07:00</text:p>
          </table:table-cell>
          <table:table-cell office:value-type="string" calcext:value-type="string">
            <text:p>S&amp;T Management</text:p>
          </table:table-cell>
          <table:table-cell office:value-type="string" calcext:value-type="string">
            <text:p>R612, A21 Blg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7T13:00:00+07:00</text:p>
          </table:table-cell>
          <table:table-cell office:value-type="string" calcext:value-type="string">
            <text:p>2021-04-17T17:00:00+07:00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Class M1.01: Room 612 (A21 Building)/ <text:s/>Class M1.02: Room 614 (A21 Building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8T13:00:00+07:00</text:p>
          </table:table-cell>
          <table:table-cell office:value-type="string" calcext:value-type="string">
            <text:p>2021-04-18T17:00:00+07:00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Class M1.01: Room 612 (A21 Building)/ <text:s/>Class M1.02: Room 614 (A21 Building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4T08:30:00+07:00</text:p>
          </table:table-cell>
          <table:table-cell office:value-type="string" calcext:value-type="string">
            <text:p>2021-04-24T11:30:00+07:00</text:p>
          </table:table-cell>
          <table:table-cell office:value-type="string" calcext:value-type="string">
            <text:p>S&amp;T Management</text:p>
          </table:table-cell>
          <table:table-cell office:value-type="string" calcext:value-type="string">
            <text:p>R612, A21 Blg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4T13:00:00+07:00</text:p>
          </table:table-cell>
          <table:table-cell office:value-type="string" calcext:value-type="string">
            <text:p>2021-04-24T17:00:00+07:00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Class M1.01: Room 612 (A21 Building)/ <text:s/>Class M1.02: Room 614 (A21 Building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5T13:00:00+07:00</text:p>
          </table:table-cell>
          <table:table-cell office:value-type="string" calcext:value-type="string">
            <text:p>2021-04-25T17:00:00+07:00</text:p>
          </table:table-cell>
          <table:table-cell office:value-type="string" calcext:value-type="string">
            <text:p>EXAM/ French</text:p>
          </table:table-cell>
          <table:table-cell office:value-type="string" calcext:value-type="string">
            <text:p>Class M1.01: Room 612 (A21 Building)/ <text:s/>Class M1.02: Room 614 (A21 Building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ster 2 WEO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 upcoming events found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STER ICT 2019-2021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15T08:00:00+07:00</text:p>
          </table:table-cell>
          <table:table-cell office:value-type="string" calcext:value-type="string">
            <text:p>2021-08-15T09:00:00+07:00</text:p>
          </table:table-cell>
          <table:table-cell office:value-type="string" calcext:value-type="string">
            <text:p>M2-INTERNSHIP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4T08:30:00+07:00</text:p>
          </table:table-cell>
          <table:table-cell office:value-type="string" calcext:value-type="string">
            <text:p>2021-04-04T11:30:00+07:00</text:p>
          </table:table-cell>
          <table:table-cell office:value-type="string" calcext:value-type="string">
            <text:p>M2 EXAM-Advanced Programming for HPC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1T08:30:00+07:00</text:p>
          </table:table-cell>
          <table:table-cell office:value-type="string" calcext:value-type="string">
            <text:p>2021-04-11T11:30:00+07:00</text:p>
          </table:table-cell>
          <table:table-cell office:value-type="string" calcext:value-type="string">
            <text:p>EXAM MI3.02 Cloud and BigData (Daniel Hagimong + Boris Teabe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8T08:30:00+07:00</text:p>
          </table:table-cell>
          <table:table-cell office:value-type="string" calcext:value-type="string">
            <text:p>2021-04-18T11:30:00+07:00</text:p>
          </table:table-cell>
          <table:table-cell office:value-type="string" calcext:value-type="string">
            <text:p>EXAM M2 Mobile programmi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5T08:30:00+07:00</text:p>
          </table:table-cell>
          <table:table-cell office:value-type="string" calcext:value-type="string">
            <text:p>2021-04-25T11:30:00+07:00</text:p>
          </table:table-cell>
          <table:table-cell office:value-type="string" calcext:value-type="string">
            <text:p>Exam Mobile programming - Dr Tran Trung Chuyen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STER ICT 2020-2022: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2021-03-28</text:p>
          </table:table-cell>
          <table:table-cell table:style-name="ce3" office:value-type="string" calcext:value-type="string">
            <text:p>2021-04-04</text:p>
          </table:table-cell>
          <table:table-cell office:value-type="string" calcext:value-type="string">
            <text:p>M1-Project for MI2.01 System Architecture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08:30:00+07:00</text:p>
          </table:table-cell>
          <table:table-cell office:value-type="string" calcext:value-type="string">
            <text:p>2021-04-03T11:30:00+07:00</text:p>
          </table:table-cell>
          <table:table-cell office:value-type="string" calcext:value-type="string">
            <text:p>S&amp;T Innovation Management -R612/USTH Dr. Phạm Thị Mỹ Hạn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13:00:00+07:00</text:p>
          </table:table-cell>
          <table:table-cell office:value-type="string" calcext:value-type="string">
            <text:p>2021-04-03T17:00:00+07:00</text:p>
          </table:table-cell>
          <table:table-cell office:value-type="string" calcext:value-type="string">
            <text:p>M1-French M1.01 (R612) M1.02 (R614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4T08:30:00+07:00</text:p>
          </table:table-cell>
          <table:table-cell office:value-type="string" calcext:value-type="string">
            <text:p>2021-04-04T11:30:00+07:00</text:p>
          </table:table-cell>
          <table:table-cell office:value-type="string" calcext:value-type="string">
            <text:p>M1-EXAM- Information System (Nghiêm Thị Phương &amp; Nguyễn Hoàng Hà)</text:p>
          </table:table-cell>
          <table:table-cell office:value-type="string" calcext:value-type="string">
            <text:p>A21-6-Classroom 601 (5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5T17:30:00+07:00</text:p>
          </table:table-cell>
          <table:table-cell office:value-type="string" calcext:value-type="string">
            <text:p>2021-04-05T21:45:00+07:00</text:p>
          </table:table-cell>
          <table:table-cell office:value-type="string" calcext:value-type="string">
            <text:p>MI2.02 Security for Data and System-Online- Pr Florent Bruguier (Univ de Montpellier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17:30:00+07:00</text:p>
          </table:table-cell>
          <table:table-cell office:value-type="string" calcext:value-type="string">
            <text:p>2021-04-06T21:45:00+07:00</text:p>
          </table:table-cell>
          <table:table-cell office:value-type="string" calcext:value-type="string">
            <text:p>MI2.02 Security for Data and System- Online-Pr Florent Bruguier (Univ de Montpellier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7:30:00+07:00</text:p>
          </table:table-cell>
          <table:table-cell office:value-type="string" calcext:value-type="string">
            <text:p>2021-04-07T21:45:00+07:00</text:p>
          </table:table-cell>
          <table:table-cell office:value-type="string" calcext:value-type="string">
            <text:p>MI2.02 Security for Data and System-Online- Pr Florent Bruguier (Univ de Montpellier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08:30:00+07:00</text:p>
          </table:table-cell>
          <table:table-cell office:value-type="string" calcext:value-type="string">
            <text:p>2021-04-10T11:30:00+07:00</text:p>
          </table:table-cell>
          <table:table-cell office:value-type="string" calcext:value-type="string">
            <text:p>S&amp;T Innovation Management -R612/USTH Dr. Phạm Thị Mỹ Hạn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13:00:00+07:00</text:p>
          </table:table-cell>
          <table:table-cell office:value-type="string" calcext:value-type="string">
            <text:p>2021-04-10T17:00:00+07:00</text:p>
          </table:table-cell>
          <table:table-cell office:value-type="string" calcext:value-type="string">
            <text:p>M1-French M1.01 (R612) M1.02 (R614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1T08:30:00+07:00</text:p>
          </table:table-cell>
          <table:table-cell office:value-type="string" calcext:value-type="string">
            <text:p>2021-04-11T11:30:00+07:00</text:p>
          </table:table-cell>
          <table:table-cell office:value-type="string" calcext:value-type="string">
            <text:p>M1 EXAM - Data Acquision (Emmanuel Clezio-Gilles Despaux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1T13:00:00+07:00</text:p>
          </table:table-cell>
          <table:table-cell office:value-type="string" calcext:value-type="string">
            <text:p>2021-04-11T17:00:00+07:00</text:p>
          </table:table-cell>
          <table:table-cell office:value-type="string" calcext:value-type="string">
            <text:p>M1-French M1.01 (R612) M1.02 (R614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7:30:00+07:00</text:p>
          </table:table-cell>
          <table:table-cell office:value-type="string" calcext:value-type="string">
            <text:p>2021-04-12T21:30:00+07:00</text:p>
          </table:table-cell>
          <table:table-cell office:value-type="string" calcext:value-type="string">
            <text:p>MI2.02 Security for Data and System-Online- Pr Florent Bruguier (Univ de Montpellier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17:30:00+07:00</text:p>
          </table:table-cell>
          <table:table-cell office:value-type="string" calcext:value-type="string">
            <text:p>2021-04-13T21:30:00+07:00</text:p>
          </table:table-cell>
          <table:table-cell office:value-type="string" calcext:value-type="string">
            <text:p>MI2.02 Security for Data and System-Online- Pr Florent Bruguier (Univ de Montpellier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4T17:30:00+07:00</text:p>
          </table:table-cell>
          <table:table-cell office:value-type="string" calcext:value-type="string">
            <text:p>2021-04-14T21:30:00+07:00</text:p>
          </table:table-cell>
          <table:table-cell office:value-type="string" calcext:value-type="string">
            <text:p>MI2.02 Security for Data and System-Online- Pr Florent Bruguier (Univ de Montpellier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7T08:30:00+07:00</text:p>
          </table:table-cell>
          <table:table-cell office:value-type="string" calcext:value-type="string">
            <text:p>2021-04-17T11:30:00+07:00</text:p>
          </table:table-cell>
          <table:table-cell office:value-type="string" calcext:value-type="string">
            <text:p>S&amp;T Innovation Management -R612/USTH Dr. Phạm Thị Mỹ Hạn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7T13:00:00+07:00</text:p>
          </table:table-cell>
          <table:table-cell office:value-type="string" calcext:value-type="string">
            <text:p>2021-04-17T17:00:00+07:00</text:p>
          </table:table-cell>
          <table:table-cell office:value-type="string" calcext:value-type="string">
            <text:p>M1-French M1.01 (R612) M1.02 (R614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8T08:30:00+07:00</text:p>
          </table:table-cell>
          <table:table-cell office:value-type="string" calcext:value-type="string">
            <text:p>2021-04-18T11:30:00+07:00</text:p>
          </table:table-cell>
          <table:table-cell office:value-type="string" calcext:value-type="string">
            <text:p>EXAM MI1.06 <text:s/>From sensor to user</text:p>
          </table:table-cell>
          <table:table-cell office:value-type="string" calcext:value-type="string">
            <text:p>A21-6-Classroom 603 (40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8T13:00:00+07:00</text:p>
          </table:table-cell>
          <table:table-cell office:value-type="string" calcext:value-type="string">
            <text:p>2021-04-18T17:00:00+07:00</text:p>
          </table:table-cell>
          <table:table-cell office:value-type="string" calcext:value-type="string">
            <text:p>M1-French M1.01 (R612) M1.02 (R614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4T08:30:00+07:00</text:p>
          </table:table-cell>
          <table:table-cell office:value-type="string" calcext:value-type="string">
            <text:p>2021-04-24T11:30:00+07:00</text:p>
          </table:table-cell>
          <table:table-cell office:value-type="string" calcext:value-type="string">
            <text:p>S&amp;T Innovation Management -R612/USTH Dr. Phạm Thị Mỹ Hạn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4T13:00:00+07:00</text:p>
          </table:table-cell>
          <table:table-cell office:value-type="string" calcext:value-type="string">
            <text:p>2021-04-24T17:00:00+07:00</text:p>
          </table:table-cell>
          <table:table-cell office:value-type="string" calcext:value-type="string">
            <text:p>M1-French M1.01 (R612) M1.02 (R614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5T08:30:00+07:00</text:p>
          </table:table-cell>
          <table:table-cell office:value-type="string" calcext:value-type="string">
            <text:p>2021-04-25T11:30:00+07:00</text:p>
          </table:table-cell>
          <table:table-cell office:value-type="string" calcext:value-type="string">
            <text:p>M1-R706-Exam Programming techniques</text:p>
          </table:table-cell>
          <table:table-cell office:value-type="string" calcext:value-type="string">
            <text:p>A21-7-Classroom 706 (15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5T13:00:00+07:00</text:p>
          </table:table-cell>
          <table:table-cell office:value-type="string" calcext:value-type="string">
            <text:p>2021-04-25T17:00:00+07:00</text:p>
          </table:table-cell>
          <table:table-cell office:value-type="string" calcext:value-type="string">
            <text:p>FINAL EXAM/ M1-French M1.01 (R612) M1.02 (R614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6T17:30:00+07:00</text:p>
          </table:table-cell>
          <table:table-cell office:value-type="string" calcext:value-type="string">
            <text:p>2021-04-26T21:45:00+07:00</text:p>
          </table:table-cell>
          <table:table-cell office:value-type="string" calcext:value-type="string">
            <text:p>MI2.02 Security for Data and System-Online- Pr Florent Bruguier (Univ de Montpellier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7T17:30:00+07:00</text:p>
          </table:table-cell>
          <table:table-cell office:value-type="string" calcext:value-type="string">
            <text:p>2021-04-27T21:45:00+07:00</text:p>
          </table:table-cell>
          <table:table-cell office:value-type="string" calcext:value-type="string">
            <text:p>MI2.02 Security for Data and System-Online- Pr Florent Bruguier (Univ de Montpellier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8T17:30:00+07:00</text:p>
          </table:table-cell>
          <table:table-cell office:value-type="string" calcext:value-type="string">
            <text:p>2021-04-28T21:45:00+07:00</text:p>
          </table:table-cell>
          <table:table-cell office:value-type="string" calcext:value-type="string">
            <text:p>MI2.02 Security for Data and System-Online- Pr Florent Bruguier (Univ de Montpellier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9T17:30:00+07:00</text:p>
          </table:table-cell>
          <table:table-cell office:value-type="string" calcext:value-type="string">
            <text:p>2021-04-29T21:45:00+07:00</text:p>
          </table:table-cell>
          <table:table-cell office:value-type="string" calcext:value-type="string">
            <text:p>MI2.02 Security for Data and System-Online- Pr Florent Bruguier (Univ de Montpellier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30T17:30:00+07:00</text:p>
          </table:table-cell>
          <table:table-cell office:value-type="string" calcext:value-type="string">
            <text:p>2021-04-30T21:45:00+07:00</text:p>
          </table:table-cell>
          <table:table-cell office:value-type="string" calcext:value-type="string">
            <text:p>MI2.02 Security for Data and System-Online- Pr Florent Bruguier (Univ de Montpellier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5-01T08:30:00+07:00</text:p>
          </table:table-cell>
          <table:table-cell office:value-type="string" calcext:value-type="string">
            <text:p>2021-05-01T11:30:00+07:00</text:p>
          </table:table-cell>
          <table:table-cell office:value-type="string" calcext:value-type="string">
            <text:p>S&amp;T Innovation Management -R612/USTH Dr. Phạm Thị Mỹ Hạn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5-01T17:30:00+07:00</text:p>
          </table:table-cell>
          <table:table-cell office:value-type="string" calcext:value-type="string">
            <text:p>2021-05-01T21:45:00+07:00</text:p>
          </table:table-cell>
          <table:table-cell office:value-type="string" calcext:value-type="string">
            <text:p>MI2.02 Security for Data and System-Online- Pr Florent Bruguier (Univ de Montpellier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5-03T17:30:00+07:00</text:p>
          </table:table-cell>
          <table:table-cell office:value-type="string" calcext:value-type="string">
            <text:p>2021-05-03T21:45:00+07:00</text:p>
          </table:table-cell>
          <table:table-cell office:value-type="string" calcext:value-type="string">
            <text:p>MI2.03a Advanced modeling techniques -Online-Pr Christine Choppy (Paris 13)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STER ICT 2018-2020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 upcoming events found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ster 1 Space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-03-29T13:30:00+07:00</text:p>
          </table:table-cell>
          <table:table-cell office:value-type="string" calcext:value-type="string">
            <text:p>2021-03-29T17:30:00+07:00</text:p>
          </table:table-cell>
          <table:table-cell office:value-type="string" calcext:value-type="string">
            <text:p><text:s/>Numerical Methods - Stephane Jacquemoud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0T13:30:00+07:00</text:p>
          </table:table-cell>
          <table:table-cell office:value-type="string" calcext:value-type="string">
            <text:p>2021-03-30T17:30:00+07:00</text:p>
          </table:table-cell>
          <table:table-cell office:value-type="string" calcext:value-type="string">
            <text:p><text:s/>Numerical Methods - Stephane Jacquemoud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3-31T13:30:00+07:00</text:p>
          </table:table-cell>
          <table:table-cell office:value-type="string" calcext:value-type="string">
            <text:p>2021-03-31T17:30:00+07:00</text:p>
          </table:table-cell>
          <table:table-cell office:value-type="string" calcext:value-type="string">
            <text:p><text:s/>Numerical Methods - Stephane Jacquemoud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1T13:30:00+07:00</text:p>
          </table:table-cell>
          <table:table-cell office:value-type="string" calcext:value-type="string">
            <text:p>2021-04-01T17:30:00+07:00</text:p>
          </table:table-cell>
          <table:table-cell office:value-type="string" calcext:value-type="string">
            <text:p><text:s/>Numerical Methods - Stephane Jacquemoud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2T13:30:00+07:00</text:p>
          </table:table-cell>
          <table:table-cell office:value-type="string" calcext:value-type="string">
            <text:p>2021-04-02T17:30:00+07:00</text:p>
          </table:table-cell>
          <table:table-cell office:value-type="string" calcext:value-type="string">
            <text:p><text:s/>Numerical Methods - Stephane Jacquemoud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08:30:00+07:00</text:p>
          </table:table-cell>
          <table:table-cell office:value-type="string" calcext:value-type="string">
            <text:p>2021-04-03T11:30:00+07:00</text:p>
          </table:table-cell>
          <table:table-cell office:value-type="string" calcext:value-type="string">
            <text:p>Science and Technology Management - Dr. Pham Thi My Hanh</text:p>
          </table:table-cell>
          <table:table-cell office:value-type="string" calcext:value-type="string">
            <text:p>612/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3T13:00:00+07:00</text:p>
          </table:table-cell>
          <table:table-cell office:value-type="string" calcext:value-type="string">
            <text:p>2021-04-03T17:00:00+07:00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M1 01: 612; M1 02: 614/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6T13:30:00+07:00</text:p>
          </table:table-cell>
          <table:table-cell office:value-type="string" calcext:value-type="string">
            <text:p>2021-04-06T17:30:00+07:00</text:p>
          </table:table-cell>
          <table:table-cell office:value-type="string" calcext:value-type="string">
            <text:p><text:s/>Numerical Methods - Stephane Jacquemoud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7T13:30:00+07:00</text:p>
          </table:table-cell>
          <table:table-cell office:value-type="string" calcext:value-type="string">
            <text:p>2021-04-07T17:30:00+07:00</text:p>
          </table:table-cell>
          <table:table-cell office:value-type="string" calcext:value-type="string">
            <text:p><text:s/>Numerical Methods - Stephane Jacquemoud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08T13:30:00+07:00</text:p>
          </table:table-cell>
          <table:table-cell office:value-type="string" calcext:value-type="string">
            <text:p>2021-04-08T17:30:00+07:00</text:p>
          </table:table-cell>
          <table:table-cell office:value-type="string" calcext:value-type="string">
            <text:p><text:s/>Numerical Methods - Stephane Jacquemoud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08:30:00+07:00</text:p>
          </table:table-cell>
          <table:table-cell office:value-type="string" calcext:value-type="string">
            <text:p>2021-04-10T11:30:00+07:00</text:p>
          </table:table-cell>
          <table:table-cell office:value-type="string" calcext:value-type="string">
            <text:p>Science and Technology Management - Dr. Pham Thi My Hanh</text:p>
          </table:table-cell>
          <table:table-cell office:value-type="string" calcext:value-type="string">
            <text:p>612/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0T13:00:00+07:00</text:p>
          </table:table-cell>
          <table:table-cell office:value-type="string" calcext:value-type="string">
            <text:p>2021-04-10T17:00:00+07:00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M1 01: 612; M1 02: 614/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1T13:00:00+07:00</text:p>
          </table:table-cell>
          <table:table-cell office:value-type="string" calcext:value-type="string">
            <text:p>2021-04-11T17:00:00+07:00</text:p>
          </table:table-cell>
          <table:table-cell office:value-type="string" calcext:value-type="string">
            <text:p>Frenc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2T14:00:00+07:00</text:p>
          </table:table-cell>
          <table:table-cell office:value-type="string" calcext:value-type="string">
            <text:p>2021-04-12T16:00:00+07:00</text:p>
          </table:table-cell>
          <table:table-cell office:value-type="string" calcext:value-type="string">
            <text:p>Final exam: <text:s/>Concepts of Image Processing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3T14:00:00+07:00</text:p>
          </table:table-cell>
          <table:table-cell office:value-type="string" calcext:value-type="string">
            <text:p>2021-04-13T16:00:00+07:00</text:p>
          </table:table-cell>
          <table:table-cell office:value-type="string" calcext:value-type="string">
            <text:p>Final exam: <text:s/>Image Processing applied to remote sensi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5T14:00:00+07:00</text:p>
          </table:table-cell>
          <table:table-cell office:value-type="string" calcext:value-type="string">
            <text:p>2021-04-15T16:00:00+07:00</text:p>
          </table:table-cell>
          <table:table-cell office:value-type="string" calcext:value-type="string">
            <text:p>Final exam: <text:s/>Earth Observation: Methods and Applications I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6T14:00:00+07:00</text:p>
          </table:table-cell>
          <table:table-cell office:value-type="string" calcext:value-type="string">
            <text:p>2021-04-16T16:00:00+07:00</text:p>
          </table:table-cell>
          <table:table-cell office:value-type="string" calcext:value-type="string">
            <text:p><text:s/>Optical, Infrared and Microwave Imaging Systems - Thierry Koleck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7T08:30:00+07:00</text:p>
          </table:table-cell>
          <table:table-cell office:value-type="string" calcext:value-type="string">
            <text:p>2021-04-17T11:30:00+07:00</text:p>
          </table:table-cell>
          <table:table-cell office:value-type="string" calcext:value-type="string">
            <text:p>Science and Technology Management - Dr. Pham Thi My Hanh</text:p>
          </table:table-cell>
          <table:table-cell office:value-type="string" calcext:value-type="string">
            <text:p>612/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7T13:00:00+07:00</text:p>
          </table:table-cell>
          <table:table-cell office:value-type="string" calcext:value-type="string">
            <text:p>2021-04-17T17:00:00+07:00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M1 01: 612; M1 02: 614/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8T13:00:00+07:00</text:p>
          </table:table-cell>
          <table:table-cell office:value-type="string" calcext:value-type="string">
            <text:p>2021-04-18T17:00:00+07:00</text:p>
          </table:table-cell>
          <table:table-cell office:value-type="string" calcext:value-type="string">
            <text:p>Frenc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19T14:00:00+07:00</text:p>
          </table:table-cell>
          <table:table-cell office:value-type="string" calcext:value-type="string">
            <text:p>2021-04-19T16:00:00+07:00</text:p>
          </table:table-cell>
          <table:table-cell office:value-type="string" calcext:value-type="string">
            <text:p><text:s/>Optical, Infrared and Microwave Imaging Systems - Thierry Koleck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0T14:00:00+07:00</text:p>
          </table:table-cell>
          <table:table-cell office:value-type="string" calcext:value-type="string">
            <text:p>2021-04-20T16:00:00+07:00</text:p>
          </table:table-cell>
          <table:table-cell office:value-type="string" calcext:value-type="string">
            <text:p><text:s/>Optical, Infrared and Microwave Imaging Systems - Thierry Koleck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4-21</text:p>
          </table:table-cell>
          <table:table-cell table:style-name="ce3" office:value-type="string" calcext:value-type="string">
            <text:p>2021-04-22</text:p>
          </table:table-cell>
          <table:table-cell office:value-type="string" calcext:value-type="string">
            <text:p>King Hung holiday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2T14:00:00+07:00</text:p>
          </table:table-cell>
          <table:table-cell office:value-type="string" calcext:value-type="string">
            <text:p>2021-04-22T16:00:00+07:00</text:p>
          </table:table-cell>
          <table:table-cell office:value-type="string" calcext:value-type="string">
            <text:p><text:s/>Optical, Infrared and Microwave Imaging Systems - Thierry Koleck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3T14:00:00+07:00</text:p>
          </table:table-cell>
          <table:table-cell office:value-type="string" calcext:value-type="string">
            <text:p>2021-04-23T16:00:00+07:00</text:p>
          </table:table-cell>
          <table:table-cell office:value-type="string" calcext:value-type="string">
            <text:p><text:s/>Exam: Optical, Infrared and Microwave Imaging Systems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4T08:30:00+07:00</text:p>
          </table:table-cell>
          <table:table-cell office:value-type="string" calcext:value-type="string">
            <text:p>2021-04-24T11:30:00+07:00</text:p>
          </table:table-cell>
          <table:table-cell office:value-type="string" calcext:value-type="string">
            <text:p>Science and Technology Management - Dr. Pham Thi My Hanh</text:p>
          </table:table-cell>
          <table:table-cell office:value-type="string" calcext:value-type="string">
            <text:p>612/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4T13:00:00+07:00</text:p>
          </table:table-cell>
          <table:table-cell office:value-type="string" calcext:value-type="string">
            <text:p>2021-04-24T17:00:00+07:00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M1 01: 612; M1 02: 614/US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5T13:00:00+07:00</text:p>
          </table:table-cell>
          <table:table-cell office:value-type="string" calcext:value-type="string">
            <text:p>2021-04-25T17:00:00+07:00</text:p>
          </table:table-cell>
          <table:table-cell office:value-type="string" calcext:value-type="string">
            <text:p>French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6T13:00:00+07:00</text:p>
          </table:table-cell>
          <table:table-cell office:value-type="string" calcext:value-type="string">
            <text:p>2021-04-26T17:00:00+07:00</text:p>
          </table:table-cell>
          <table:table-cell office:value-type="string" calcext:value-type="string">
            <text:p><text:s/>Space Project Management - Laurent Boisnard/Rodolphe Cledassou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1-04-27T13:00:00+07:00</text:p>
          </table:table-cell>
          <table:table-cell office:value-type="string" calcext:value-type="string">
            <text:p>2021-04-27T17:00:00+07:00</text:p>
          </table:table-cell>
          <table:table-cell office:value-type="string" calcext:value-type="string">
            <text:p><text:s/>Space Project Management - Laurent Boisnard/Rodolphe Cledassou</text:p>
          </table:table-cell>
          <table:table-cell office:value-type="string" calcext:value-type="string">
            <text:p>A21-7-Classroom 716 (12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ster 2 Space: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2021-04-21</text:p>
          </table:table-cell>
          <table:table-cell table:style-name="ce3" office:value-type="string" calcext:value-type="string">
            <text:p>2021-04-22</text:p>
          </table:table-cell>
          <table:table-cell office:value-type="string" calcext:value-type="string">
            <text:p>King Hung holiday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4-30</text:p>
          </table:table-cell>
          <table:table-cell table:style-name="ce3" office:value-type="string" calcext:value-type="string">
            <text:p>2021-05-01</text:p>
          </table:table-cell>
          <table:table-cell office:value-type="string" calcext:value-type="string">
            <text:p>Liberation day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21-05-03</text:p>
          </table:table-cell>
          <table:table-cell table:style-name="ce3" office:value-type="string" calcext:value-type="string">
            <text:p>2021-05-04</text:p>
          </table:table-cell>
          <table:table-cell office:value-type="string" calcext:value-type="string">
            <text:p>Labor day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ster 1 Energy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 upcoming events found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ster IATOM 2019 - 2020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 upcoming events found.</text:p>
          </table:table-cell>
          <table:table-cell table:number-columns-repeated="6"/>
        </table:table-row>
        <table:table-row table:style-name="ro1" table:number-rows-repeated="104717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9T03:59:32.680259049</dc:date>
    <meta:editing-duration>PT5M25S</meta:editing-duration>
    <meta:editing-cycles>1</meta:editing-cycles>
    <meta:document-statistic meta:table-count="1" meta:cell-count="6325" meta:object-count="0"/>
    <meta:generator>LibreOffice/6.4.6.2$Linux_X86_64 LibreOffice_project/40$Build-2</meta:generator>
  </office:meta>
</office:document-meta>
</file>